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2283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239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6465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389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2819in"/>
    </style:style>
    <style:style style:name="co17" style:family="table-column">
      <style:table-column-properties fo:break-before="auto" style:column-width="0.85in"/>
    </style:style>
    <style:style style:name="co18" style:family="table-column">
      <style:table-column-properties fo:break-before="auto" style:column-width="0.7646in"/>
    </style:style>
    <style:style style:name="co19" style:family="table-column">
      <style:table-column-properties fo:break-before="auto" style:column-width="0.861in"/>
    </style:style>
    <style:style style:name="co20" style:family="table-column">
      <style:table-column-properties fo:break-before="auto" style:column-width="0.7752in"/>
    </style:style>
    <style:style style:name="co21" style:family="table-column">
      <style:table-column-properties fo:break-before="auto" style:column-width="0.7in"/>
    </style:style>
    <style:style style:name="co22" style:family="table-column">
      <style:table-column-properties fo:break-before="auto" style:column-width="0.7102in"/>
    </style:style>
    <style:style style:name="co23" style:family="table-column">
      <style:table-column-properties fo:break-before="auto" style:column-width="0.4854in"/>
    </style:style>
    <style:style style:name="co24" style:family="table-column">
      <style:table-column-properties fo:break-before="auto" style:column-width="0.3457in"/>
    </style:style>
    <style:style style:name="co25" style:family="table-column">
      <style:table-column-properties fo:break-before="auto" style:column-width="0.4752in"/>
    </style:style>
    <style:style style:name="co26" style:family="table-column">
      <style:table-column-properties fo:break-before="auto" style:column-width="0.6898in"/>
    </style:style>
    <style:style style:name="co27" style:family="table-column">
      <style:table-column-properties fo:break-before="auto" style:column-width="0.6138in"/>
    </style:style>
    <style:style style:name="co28" style:family="table-column">
      <style:table-column-properties fo:break-before="auto" style:column-width="0.4535in"/>
    </style:style>
    <style:style style:name="co29" style:family="table-column">
      <style:table-column-properties fo:break-before="auto" style:column-width="0.5283in"/>
    </style:style>
    <style:style style:name="co3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pmachine15-few-loaders-5-400-interleave0.01-sanitiz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office:value-type="string" calcext:value-type="string">
            <text:p>2021-04-05 15:50:48</text:p>
          </table:table-cell>
          <table:table-cell office:value-type="float" office:value="59674196" calcext:value-type="float">
            <text:p>59674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857792" calcext:value-type="float">
            <text:p>3857792</text:p>
          </table:table-cell>
          <table:table-cell office:value-type="float" office:value="149136" calcext:value-type="float">
            <text:p>149136</text:p>
          </table:table-cell>
          <table:table-cell office:value-type="float" office:value="120624" calcext:value-type="float">
            <text:p>120624</text:p>
          </table:table-cell>
          <table:table-cell office:value-type="float" office:value="28512" calcext:value-type="float">
            <text:p>285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777" calcext:value-type="float">
            <text:p>21777</text:p>
          </table:table-cell>
          <table:table-cell office:value-type="float" office:value="4864" calcext:value-type="float">
            <text:p>4864</text:p>
          </table:table-cell>
          <table:table-cell office:value-type="float" office:value="3850" calcext:value-type="float">
            <text:p>3850</text:p>
          </table:table-cell>
          <table:table-cell office:value-type="float" office:value="512" calcext:value-type="float">
            <text:p>512</text:p>
          </table:table-cell>
          <table:table-cell office:value-type="float" office:value="372" calcext:value-type="float">
            <text:p>372</text:p>
          </table:table-cell>
          <table:table-cell office:value-type="float" office:value="21296" calcext:value-type="float">
            <text:p>2129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836" calcext:value-type="float">
            <text:p>3183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5 15:50:49</text:p>
          </table:table-cell>
          <table:table-cell office:value-type="float" office:value="59305188" calcext:value-type="float">
            <text:p>59305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224672" calcext:value-type="float">
            <text:p>224672</text:p>
          </table:table-cell>
          <table:table-cell office:value-type="float" office:value="187784" calcext:value-type="float">
            <text:p>187784</text:p>
          </table:table-cell>
          <table:table-cell office:value-type="float" office:value="36888" calcext:value-type="float">
            <text:p>36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19" calcext:value-type="float">
            <text:p>1919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568" calcext:value-type="float">
            <text:p>20568</text:p>
          </table:table-cell>
          <table:table-cell office:value-type="float" office:value="15488" calcext:value-type="float">
            <text:p>15488</text:p>
          </table:table-cell>
          <table:table-cell office:value-type="float" office:value="15080" calcext:value-type="float">
            <text:p>15080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1296" calcext:value-type="float">
            <text:p>21296</text:p>
          </table:table-cell>
          <table:table-cell office:value-type="float" office:value="13248" calcext:value-type="float">
            <text:p>1324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08" calcext:value-type="float">
            <text:p>3490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0</text:p>
          </table:table-cell>
          <table:table-cell office:value-type="float" office:value="59057964" calcext:value-type="float">
            <text:p>59057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4212" calcext:value-type="float">
            <text:p>284212</text:p>
          </table:table-cell>
          <table:table-cell office:value-type="float" office:value="247324" calcext:value-type="float">
            <text:p>247324</text:p>
          </table:table-cell>
          <table:table-cell office:value-type="float" office:value="36888" calcext:value-type="float">
            <text:p>36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83" calcext:value-type="float">
            <text:p>118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408" calcext:value-type="float">
            <text:p>20408</text:p>
          </table:table-cell>
          <table:table-cell office:value-type="float" office:value="16256" calcext:value-type="float">
            <text:p>16256</text:p>
          </table:table-cell>
          <table:table-cell office:value-type="float" office:value="15898" calcext:value-type="float">
            <text:p>15898</text:p>
          </table:table-cell>
          <table:table-cell office:value-type="float" office:value="1664" calcext:value-type="float">
            <text:p>1664</text:p>
          </table:table-cell>
          <table:table-cell office:value-type="float" office:value="1572" calcext:value-type="float">
            <text:p>1572</text:p>
          </table:table-cell>
          <table:table-cell office:value-type="float" office:value="21296" calcext:value-type="float">
            <text:p>21296</text:p>
          </table:table-cell>
          <table:table-cell office:value-type="float" office:value="15168" calcext:value-type="float">
            <text:p>1516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08" calcext:value-type="float">
            <text:p>3490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8" calcext:value-type="float">
            <text:p>34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1</text:p>
          </table:table-cell>
          <table:table-cell office:value-type="float" office:value="58993448" calcext:value-type="float">
            <text:p>58993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5884" calcext:value-type="float">
            <text:p>285884</text:p>
          </table:table-cell>
          <table:table-cell office:value-type="float" office:value="248996" calcext:value-type="float">
            <text:p>248996</text:p>
          </table:table-cell>
          <table:table-cell office:value-type="float" office:value="36888" calcext:value-type="float">
            <text:p>36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54" calcext:value-type="float">
            <text:p>2154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265" calcext:value-type="float">
            <text:p>23265</text:p>
          </table:table-cell>
          <table:table-cell office:value-type="float" office:value="16768" calcext:value-type="float">
            <text:p>16768</text:p>
          </table:table-cell>
          <table:table-cell office:value-type="float" office:value="16394" calcext:value-type="float">
            <text:p>16394</text:p>
          </table:table-cell>
          <table:table-cell office:value-type="float" office:value="1664" calcext:value-type="float">
            <text:p>1664</text:p>
          </table:table-cell>
          <table:table-cell office:value-type="float" office:value="1572" calcext:value-type="float">
            <text:p>1572</text:p>
          </table:table-cell>
          <table:table-cell office:value-type="float" office:value="21296" calcext:value-type="float">
            <text:p>21296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08" calcext:value-type="float">
            <text:p>3490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8" calcext:value-type="float">
            <text:p>3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2</text:p>
          </table:table-cell>
          <table:table-cell office:value-type="float" office:value="58968716" calcext:value-type="float">
            <text:p>58968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93408" calcext:value-type="float">
            <text:p>293408</text:p>
          </table:table-cell>
          <table:table-cell office:value-type="float" office:value="256520" calcext:value-type="float">
            <text:p>256520</text:p>
          </table:table-cell>
          <table:table-cell office:value-type="float" office:value="36888" calcext:value-type="float">
            <text:p>36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16" calcext:value-type="float">
            <text:p>3016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69" calcext:value-type="float">
            <text:p>19869</text:p>
          </table:table-cell>
          <table:table-cell office:value-type="float" office:value="17280" calcext:value-type="float">
            <text:p>17280</text:p>
          </table:table-cell>
          <table:table-cell office:value-type="float" office:value="16833" calcext:value-type="float">
            <text:p>16833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1296" calcext:value-type="float">
            <text:p>21296</text:p>
          </table:table-cell>
          <table:table-cell office:value-type="float" office:value="17600" calcext:value-type="float">
            <text:p>176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52" calcext:value-type="float">
            <text:p>3285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3</text:p>
          </table:table-cell>
          <table:table-cell office:value-type="float" office:value="58950448" calcext:value-type="float">
            <text:p>58950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98452" calcext:value-type="float">
            <text:p>298452</text:p>
          </table:table-cell>
          <table:table-cell office:value-type="float" office:value="261460" calcext:value-type="float">
            <text:p>261460</text:p>
          </table:table-cell>
          <table:table-cell office:value-type="float" office:value="36992" calcext:value-type="float">
            <text:p>3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21" calcext:value-type="float">
            <text:p>2521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4" calcext:value-type="float">
            <text:p>8054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40" calcext:value-type="float">
            <text:p>2874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4</text:p>
          </table:table-cell>
          <table:table-cell office:value-type="float" office:value="58983820" calcext:value-type="float">
            <text:p>58983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9536" calcext:value-type="float">
            <text:p>289536</text:p>
          </table:table-cell>
          <table:table-cell office:value-type="float" office:value="252544" calcext:value-type="float">
            <text:p>252544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4" calcext:value-type="float">
            <text:p>8054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2" calcext:value-type="float">
            <text:p>277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5</text:p>
          </table:table-cell>
          <table:table-cell office:value-type="float" office:value="58984252" calcext:value-type="float">
            <text:p>58984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9536" calcext:value-type="float">
            <text:p>289536</text:p>
          </table:table-cell>
          <table:table-cell office:value-type="float" office:value="252544" calcext:value-type="float">
            <text:p>252544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7" calcext:value-type="float">
            <text:p>8057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2" calcext:value-type="float">
            <text:p>277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6</text:p>
          </table:table-cell>
          <table:table-cell office:value-type="float" office:value="58983060" calcext:value-type="float">
            <text:p>58983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9536" calcext:value-type="float">
            <text:p>289536</text:p>
          </table:table-cell>
          <table:table-cell office:value-type="float" office:value="252544" calcext:value-type="float">
            <text:p>252544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9" calcext:value-type="float">
            <text:p>8059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2" calcext:value-type="float">
            <text:p>277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7</text:p>
          </table:table-cell>
          <table:table-cell office:value-type="float" office:value="58982824" calcext:value-type="float">
            <text:p>58982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9536" calcext:value-type="float">
            <text:p>289536</text:p>
          </table:table-cell>
          <table:table-cell office:value-type="float" office:value="252544" calcext:value-type="float">
            <text:p>252544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9" calcext:value-type="float">
            <text:p>8059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2" calcext:value-type="float">
            <text:p>277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8</text:p>
          </table:table-cell>
          <table:table-cell office:value-type="float" office:value="58982572" calcext:value-type="float">
            <text:p>58982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9536" calcext:value-type="float">
            <text:p>289536</text:p>
          </table:table-cell>
          <table:table-cell office:value-type="float" office:value="252544" calcext:value-type="float">
            <text:p>252544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62" calcext:value-type="float">
            <text:p>8062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712" calcext:value-type="float">
            <text:p>277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9</text:p>
          </table:table-cell>
          <table:table-cell office:value-type="float" office:value="58982332" calcext:value-type="float">
            <text:p>58982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9640" calcext:value-type="float">
            <text:p>289640</text:p>
          </table:table-cell>
          <table:table-cell office:value-type="float" office:value="252648" calcext:value-type="float">
            <text:p>252648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62" calcext:value-type="float">
            <text:p>8062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0</text:p>
          </table:table-cell>
          <table:table-cell office:value-type="float" office:value="58982316" calcext:value-type="float">
            <text:p>58982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9640" calcext:value-type="float">
            <text:p>289640</text:p>
          </table:table-cell>
          <table:table-cell office:value-type="float" office:value="252648" calcext:value-type="float">
            <text:p>252648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64" calcext:value-type="float">
            <text:p>8064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1</text:p>
          </table:table-cell>
          <table:table-cell office:value-type="float" office:value="58982264" calcext:value-type="float">
            <text:p>58982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9640" calcext:value-type="float">
            <text:p>289640</text:p>
          </table:table-cell>
          <table:table-cell office:value-type="float" office:value="252648" calcext:value-type="float">
            <text:p>252648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67" calcext:value-type="float">
            <text:p>8067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2</text:p>
          </table:table-cell>
          <table:table-cell office:value-type="float" office:value="58969520" calcext:value-type="float">
            <text:p>58969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89640" calcext:value-type="float">
            <text:p>289640</text:p>
          </table:table-cell>
          <table:table-cell office:value-type="float" office:value="252648" calcext:value-type="float">
            <text:p>252648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67" calcext:value-type="float">
            <text:p>8067</text:p>
          </table:table-cell>
          <table:table-cell office:value-type="float" office:value="17536" calcext:value-type="float">
            <text:p>17536</text:p>
          </table:table-cell>
          <table:table-cell office:value-type="float" office:value="16994" calcext:value-type="float">
            <text:p>1699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228" calcext:value-type="float">
            <text:p>29228</text:p>
          </table:table-cell>
          <table:table-cell office:value-type="float" office:value="18048" calcext:value-type="float">
            <text:p>180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3</text:p>
          </table:table-cell>
          <table:table-cell office:value-type="float" office:value="58666096" calcext:value-type="float">
            <text:p>58666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56556" calcext:value-type="float">
            <text:p>4056556</text:p>
          </table:table-cell>
          <table:table-cell office:value-type="float" office:value="346848" calcext:value-type="float">
            <text:p>346848</text:p>
          </table:table-cell>
          <table:table-cell office:value-type="float" office:value="309856" calcext:value-type="float">
            <text:p>309856</text:p>
          </table:table-cell>
          <table:table-cell office:value-type="float" office:value="36992" calcext:value-type="float">
            <text:p>3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427" calcext:value-type="float">
            <text:p>19427</text:p>
          </table:table-cell>
          <table:table-cell office:value-type="float" office:value="72116" calcext:value-type="float">
            <text:p>72116</text:p>
          </table:table-cell>
          <table:table-cell office:value-type="float" office:value="68476" calcext:value-type="float">
            <text:p>68476</text:p>
          </table:table-cell>
          <table:table-cell office:value-type="float" office:value="6272" calcext:value-type="float">
            <text:p>6272</text:p>
          </table:table-cell>
          <table:table-cell office:value-type="float" office:value="5241" calcext:value-type="float">
            <text:p>5241</text:p>
          </table:table-cell>
          <table:table-cell office:value-type="float" office:value="84568" calcext:value-type="float">
            <text:p>84568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8180" calcext:value-type="float">
            <text:p>8180</text:p>
          </table:table-cell>
          <table:table-cell office:value-type="float" office:value="4716" calcext:value-type="float">
            <text:p>4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4</text:p>
          </table:table-cell>
          <table:table-cell office:value-type="float" office:value="58208944" calcext:value-type="float">
            <text:p>58208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83532" calcext:value-type="float">
            <text:p>4183532</text:p>
          </table:table-cell>
          <table:table-cell office:value-type="float" office:value="474488" calcext:value-type="float">
            <text:p>474488</text:p>
          </table:table-cell>
          <table:table-cell office:value-type="float" office:value="437496" calcext:value-type="float">
            <text:p>437496</text:p>
          </table:table-cell>
          <table:table-cell office:value-type="float" office:value="36992" calcext:value-type="float">
            <text:p>3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43427" calcext:value-type="float">
            <text:p>43427</text:p>
          </table:table-cell>
          <table:table-cell office:value-type="float" office:value="210088" calcext:value-type="float">
            <text:p>210088</text:p>
          </table:table-cell>
          <table:table-cell office:value-type="float" office:value="205833" calcext:value-type="float">
            <text:p>205833</text:p>
          </table:table-cell>
          <table:table-cell office:value-type="float" office:value="16256" calcext:value-type="float">
            <text:p>16256</text:p>
          </table:table-cell>
          <table:table-cell office:value-type="float" office:value="14866" calcext:value-type="float">
            <text:p>14866</text:p>
          </table:table-cell>
          <table:table-cell office:value-type="float" office:value="239000" calcext:value-type="float">
            <text:p>239000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0836" calcext:value-type="float">
            <text:p>20836</text:p>
          </table:table-cell>
          <table:table-cell office:value-type="float" office:value="12656" calcext:value-type="float">
            <text:p>12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5</text:p>
          </table:table-cell>
          <table:table-cell office:value-type="float" office:value="58108584" calcext:value-type="float">
            <text:p>58108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6</text:p>
          </table:table-cell>
          <table:table-cell office:value-type="float" office:value="58107744" calcext:value-type="float">
            <text:p>58107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7</text:p>
          </table:table-cell>
          <table:table-cell office:value-type="float" office:value="58107336" calcext:value-type="float">
            <text:p>58107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8</text:p>
          </table:table-cell>
          <table:table-cell office:value-type="float" office:value="58106764" calcext:value-type="float">
            <text:p>58106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9</text:p>
          </table:table-cell>
          <table:table-cell office:value-type="float" office:value="58106780" calcext:value-type="float">
            <text:p>58106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0</text:p>
          </table:table-cell>
          <table:table-cell office:value-type="float" office:value="58106088" calcext:value-type="float">
            <text:p>58106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1</text:p>
          </table:table-cell>
          <table:table-cell office:value-type="float" office:value="58105840" calcext:value-type="float">
            <text:p>58105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2</text:p>
          </table:table-cell>
          <table:table-cell office:value-type="float" office:value="58105680" calcext:value-type="float">
            <text:p>58105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3</text:p>
          </table:table-cell>
          <table:table-cell office:value-type="float" office:value="58105564" calcext:value-type="float">
            <text:p>58105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4</text:p>
          </table:table-cell>
          <table:table-cell office:value-type="float" office:value="58105460" calcext:value-type="float">
            <text:p>58105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2" calcext:value-type="float">
            <text:p>11642</text:p>
          </table:table-cell>
          <table:table-cell office:value-type="float" office:value="237608" calcext:value-type="float">
            <text:p>237608</text:p>
          </table:table-cell>
          <table:table-cell office:value-type="float" office:value="234237" calcext:value-type="float">
            <text:p>234237</text:p>
          </table:table-cell>
          <table:table-cell office:value-type="float" office:value="18176" calcext:value-type="float">
            <text:p>18176</text:p>
          </table:table-cell>
          <table:table-cell office:value-type="float" office:value="16857" calcext:value-type="float">
            <text:p>1685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5</text:p>
          </table:table-cell>
          <table:table-cell office:value-type="float" office:value="58104432" calcext:value-type="float">
            <text:p>58104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84" calcext:value-type="float">
            <text:p>11284</text:p>
          </table:table-cell>
          <table:table-cell office:value-type="float" office:value="237608" calcext:value-type="float">
            <text:p>237608</text:p>
          </table:table-cell>
          <table:table-cell office:value-type="float" office:value="212514" calcext:value-type="float">
            <text:p>212514</text:p>
          </table:table-cell>
          <table:table-cell office:value-type="float" office:value="18176" calcext:value-type="float">
            <text:p>18176</text:p>
          </table:table-cell>
          <table:table-cell office:value-type="float" office:value="15329" calcext:value-type="float">
            <text:p>15329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65" calcext:value-type="float">
            <text:p>21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16</text:p>
          </table:table-cell>
          <table:table-cell office:value-type="float" office:value="58104888" calcext:value-type="float">
            <text:p>58104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84" calcext:value-type="float">
            <text:p>11284</text:p>
          </table:table-cell>
          <table:table-cell office:value-type="float" office:value="237608" calcext:value-type="float">
            <text:p>237608</text:p>
          </table:table-cell>
          <table:table-cell office:value-type="float" office:value="212514" calcext:value-type="float">
            <text:p>212514</text:p>
          </table:table-cell>
          <table:table-cell office:value-type="float" office:value="18176" calcext:value-type="float">
            <text:p>18176</text:p>
          </table:table-cell>
          <table:table-cell office:value-type="float" office:value="15329" calcext:value-type="float">
            <text:p>15329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65" calcext:value-type="float">
            <text:p>2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7</text:p>
          </table:table-cell>
          <table:table-cell office:value-type="float" office:value="58103864" calcext:value-type="float">
            <text:p>58103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84" calcext:value-type="float">
            <text:p>11284</text:p>
          </table:table-cell>
          <table:table-cell office:value-type="float" office:value="237608" calcext:value-type="float">
            <text:p>237608</text:p>
          </table:table-cell>
          <table:table-cell office:value-type="float" office:value="212514" calcext:value-type="float">
            <text:p>212514</text:p>
          </table:table-cell>
          <table:table-cell office:value-type="float" office:value="18176" calcext:value-type="float">
            <text:p>18176</text:p>
          </table:table-cell>
          <table:table-cell office:value-type="float" office:value="15329" calcext:value-type="float">
            <text:p>15329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65" calcext:value-type="float">
            <text:p>2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8</text:p>
          </table:table-cell>
          <table:table-cell office:value-type="float" office:value="58124720" calcext:value-type="float">
            <text:p>58124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926" calcext:value-type="float">
            <text:p>10926</text:p>
          </table:table-cell>
          <table:table-cell office:value-type="float" office:value="237608" calcext:value-type="float">
            <text:p>237608</text:p>
          </table:table-cell>
          <table:table-cell office:value-type="float" office:value="190790" calcext:value-type="float">
            <text:p>190790</text:p>
          </table:table-cell>
          <table:table-cell office:value-type="float" office:value="18176" calcext:value-type="float">
            <text:p>18176</text:p>
          </table:table-cell>
          <table:table-cell office:value-type="float" office:value="13801" calcext:value-type="float">
            <text:p>13801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65" calcext:value-type="float">
            <text:p>19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19</text:p>
          </table:table-cell>
          <table:table-cell office:value-type="float" office:value="58125492" calcext:value-type="float">
            <text:p>58125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926" calcext:value-type="float">
            <text:p>10926</text:p>
          </table:table-cell>
          <table:table-cell office:value-type="float" office:value="237608" calcext:value-type="float">
            <text:p>237608</text:p>
          </table:table-cell>
          <table:table-cell office:value-type="float" office:value="190790" calcext:value-type="float">
            <text:p>190790</text:p>
          </table:table-cell>
          <table:table-cell office:value-type="float" office:value="18176" calcext:value-type="float">
            <text:p>18176</text:p>
          </table:table-cell>
          <table:table-cell office:value-type="float" office:value="13801" calcext:value-type="float">
            <text:p>13801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65" calcext:value-type="float">
            <text:p>1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0</text:p>
          </table:table-cell>
          <table:table-cell office:value-type="float" office:value="58124512" calcext:value-type="float">
            <text:p>58124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926" calcext:value-type="float">
            <text:p>10926</text:p>
          </table:table-cell>
          <table:table-cell office:value-type="float" office:value="237608" calcext:value-type="float">
            <text:p>237608</text:p>
          </table:table-cell>
          <table:table-cell office:value-type="float" office:value="190790" calcext:value-type="float">
            <text:p>190790</text:p>
          </table:table-cell>
          <table:table-cell office:value-type="float" office:value="18176" calcext:value-type="float">
            <text:p>18176</text:p>
          </table:table-cell>
          <table:table-cell office:value-type="float" office:value="13801" calcext:value-type="float">
            <text:p>13801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65" calcext:value-type="float">
            <text:p>1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1</text:p>
          </table:table-cell>
          <table:table-cell office:value-type="float" office:value="58140816" calcext:value-type="float">
            <text:p>58140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565" calcext:value-type="float">
            <text:p>10565</text:p>
          </table:table-cell>
          <table:table-cell office:value-type="float" office:value="237608" calcext:value-type="float">
            <text:p>237608</text:p>
          </table:table-cell>
          <table:table-cell office:value-type="float" office:value="169067" calcext:value-type="float">
            <text:p>169067</text:p>
          </table:table-cell>
          <table:table-cell office:value-type="float" office:value="18176" calcext:value-type="float">
            <text:p>18176</text:p>
          </table:table-cell>
          <table:table-cell office:value-type="float" office:value="12273" calcext:value-type="float">
            <text:p>12273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65" calcext:value-type="float">
            <text:p>17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22</text:p>
          </table:table-cell>
          <table:table-cell office:value-type="float" office:value="58141216" calcext:value-type="float">
            <text:p>58141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568" calcext:value-type="float">
            <text:p>10568</text:p>
          </table:table-cell>
          <table:table-cell office:value-type="float" office:value="237608" calcext:value-type="float">
            <text:p>237608</text:p>
          </table:table-cell>
          <table:table-cell office:value-type="float" office:value="169067" calcext:value-type="float">
            <text:p>169067</text:p>
          </table:table-cell>
          <table:table-cell office:value-type="float" office:value="18176" calcext:value-type="float">
            <text:p>18176</text:p>
          </table:table-cell>
          <table:table-cell office:value-type="float" office:value="12273" calcext:value-type="float">
            <text:p>12273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65" calcext:value-type="float">
            <text:p>1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3</text:p>
          </table:table-cell>
          <table:table-cell office:value-type="float" office:value="58141108" calcext:value-type="float">
            <text:p>58141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568" calcext:value-type="float">
            <text:p>10568</text:p>
          </table:table-cell>
          <table:table-cell office:value-type="float" office:value="237608" calcext:value-type="float">
            <text:p>237608</text:p>
          </table:table-cell>
          <table:table-cell office:value-type="float" office:value="169067" calcext:value-type="float">
            <text:p>169067</text:p>
          </table:table-cell>
          <table:table-cell office:value-type="float" office:value="18176" calcext:value-type="float">
            <text:p>18176</text:p>
          </table:table-cell>
          <table:table-cell office:value-type="float" office:value="12273" calcext:value-type="float">
            <text:p>12273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65" calcext:value-type="float">
            <text:p>1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4</text:p>
          </table:table-cell>
          <table:table-cell office:value-type="float" office:value="58166916" calcext:value-type="float">
            <text:p>58166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07" calcext:value-type="float">
            <text:p>10207</text:p>
          </table:table-cell>
          <table:table-cell office:value-type="float" office:value="237608" calcext:value-type="float">
            <text:p>237608</text:p>
          </table:table-cell>
          <table:table-cell office:value-type="float" office:value="147343" calcext:value-type="float">
            <text:p>147343</text:p>
          </table:table-cell>
          <table:table-cell office:value-type="float" office:value="18176" calcext:value-type="float">
            <text:p>18176</text:p>
          </table:table-cell>
          <table:table-cell office:value-type="float" office:value="10745" calcext:value-type="float">
            <text:p>10745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65" calcext:value-type="float">
            <text:p>15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25</text:p>
          </table:table-cell>
          <table:table-cell office:value-type="float" office:value="58165704" calcext:value-type="float">
            <text:p>58165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0" calcext:value-type="float">
            <text:p>10210</text:p>
          </table:table-cell>
          <table:table-cell office:value-type="float" office:value="237608" calcext:value-type="float">
            <text:p>237608</text:p>
          </table:table-cell>
          <table:table-cell office:value-type="float" office:value="147343" calcext:value-type="float">
            <text:p>147343</text:p>
          </table:table-cell>
          <table:table-cell office:value-type="float" office:value="18176" calcext:value-type="float">
            <text:p>18176</text:p>
          </table:table-cell>
          <table:table-cell office:value-type="float" office:value="10745" calcext:value-type="float">
            <text:p>10745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65" calcext:value-type="float">
            <text:p>1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6</text:p>
          </table:table-cell>
          <table:table-cell office:value-type="float" office:value="58166296" calcext:value-type="float">
            <text:p>58166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0" calcext:value-type="float">
            <text:p>10210</text:p>
          </table:table-cell>
          <table:table-cell office:value-type="float" office:value="237608" calcext:value-type="float">
            <text:p>237608</text:p>
          </table:table-cell>
          <table:table-cell office:value-type="float" office:value="147343" calcext:value-type="float">
            <text:p>147343</text:p>
          </table:table-cell>
          <table:table-cell office:value-type="float" office:value="18176" calcext:value-type="float">
            <text:p>18176</text:p>
          </table:table-cell>
          <table:table-cell office:value-type="float" office:value="10745" calcext:value-type="float">
            <text:p>10745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65" calcext:value-type="float">
            <text:p>1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7</text:p>
          </table:table-cell>
          <table:table-cell office:value-type="float" office:value="58182736" calcext:value-type="float">
            <text:p>58182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49" calcext:value-type="float">
            <text:p>9849</text:p>
          </table:table-cell>
          <table:table-cell office:value-type="float" office:value="237608" calcext:value-type="float">
            <text:p>237608</text:p>
          </table:table-cell>
          <table:table-cell office:value-type="float" office:value="125620" calcext:value-type="float">
            <text:p>125620</text:p>
          </table:table-cell>
          <table:table-cell office:value-type="float" office:value="18176" calcext:value-type="float">
            <text:p>18176</text:p>
          </table:table-cell>
          <table:table-cell office:value-type="float" office:value="9217" calcext:value-type="float">
            <text:p>921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65" calcext:value-type="float">
            <text:p>13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28</text:p>
          </table:table-cell>
          <table:table-cell office:value-type="float" office:value="58182428" calcext:value-type="float">
            <text:p>58182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52" calcext:value-type="float">
            <text:p>9852</text:p>
          </table:table-cell>
          <table:table-cell office:value-type="float" office:value="237608" calcext:value-type="float">
            <text:p>237608</text:p>
          </table:table-cell>
          <table:table-cell office:value-type="float" office:value="125620" calcext:value-type="float">
            <text:p>125620</text:p>
          </table:table-cell>
          <table:table-cell office:value-type="float" office:value="18176" calcext:value-type="float">
            <text:p>18176</text:p>
          </table:table-cell>
          <table:table-cell office:value-type="float" office:value="9217" calcext:value-type="float">
            <text:p>921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65" calcext:value-type="float">
            <text:p>1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9</text:p>
          </table:table-cell>
          <table:table-cell office:value-type="float" office:value="58181924" calcext:value-type="float">
            <text:p>58181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52" calcext:value-type="float">
            <text:p>9852</text:p>
          </table:table-cell>
          <table:table-cell office:value-type="float" office:value="237608" calcext:value-type="float">
            <text:p>237608</text:p>
          </table:table-cell>
          <table:table-cell office:value-type="float" office:value="125620" calcext:value-type="float">
            <text:p>125620</text:p>
          </table:table-cell>
          <table:table-cell office:value-type="float" office:value="18176" calcext:value-type="float">
            <text:p>18176</text:p>
          </table:table-cell>
          <table:table-cell office:value-type="float" office:value="9217" calcext:value-type="float">
            <text:p>9217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65" calcext:value-type="float">
            <text:p>1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0</text:p>
          </table:table-cell>
          <table:table-cell office:value-type="float" office:value="58206764" calcext:value-type="float">
            <text:p>58206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491" calcext:value-type="float">
            <text:p>9491</text:p>
          </table:table-cell>
          <table:table-cell office:value-type="float" office:value="237608" calcext:value-type="float">
            <text:p>237608</text:p>
          </table:table-cell>
          <table:table-cell office:value-type="float" office:value="103896" calcext:value-type="float">
            <text:p>103896</text:p>
          </table:table-cell>
          <table:table-cell office:value-type="float" office:value="18176" calcext:value-type="float">
            <text:p>18176</text:p>
          </table:table-cell>
          <table:table-cell office:value-type="float" office:value="7688" calcext:value-type="float">
            <text:p>7688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65" calcext:value-type="float">
            <text:p>11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31</text:p>
          </table:table-cell>
          <table:table-cell office:value-type="float" office:value="58206976" calcext:value-type="float">
            <text:p>58206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494" calcext:value-type="float">
            <text:p>9494</text:p>
          </table:table-cell>
          <table:table-cell office:value-type="float" office:value="237608" calcext:value-type="float">
            <text:p>237608</text:p>
          </table:table-cell>
          <table:table-cell office:value-type="float" office:value="103896" calcext:value-type="float">
            <text:p>103896</text:p>
          </table:table-cell>
          <table:table-cell office:value-type="float" office:value="18176" calcext:value-type="float">
            <text:p>18176</text:p>
          </table:table-cell>
          <table:table-cell office:value-type="float" office:value="7688" calcext:value-type="float">
            <text:p>7688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65" calcext:value-type="float">
            <text:p>1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2</text:p>
          </table:table-cell>
          <table:table-cell office:value-type="float" office:value="58206892" calcext:value-type="float">
            <text:p>58206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494" calcext:value-type="float">
            <text:p>9494</text:p>
          </table:table-cell>
          <table:table-cell office:value-type="float" office:value="237608" calcext:value-type="float">
            <text:p>237608</text:p>
          </table:table-cell>
          <table:table-cell office:value-type="float" office:value="103896" calcext:value-type="float">
            <text:p>103896</text:p>
          </table:table-cell>
          <table:table-cell office:value-type="float" office:value="18176" calcext:value-type="float">
            <text:p>18176</text:p>
          </table:table-cell>
          <table:table-cell office:value-type="float" office:value="7688" calcext:value-type="float">
            <text:p>7688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65" calcext:value-type="float">
            <text:p>1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3</text:p>
          </table:table-cell>
          <table:table-cell office:value-type="float" office:value="58223452" calcext:value-type="float">
            <text:p>58223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136" calcext:value-type="float">
            <text:p>9136</text:p>
          </table:table-cell>
          <table:table-cell office:value-type="float" office:value="237608" calcext:value-type="float">
            <text:p>237608</text:p>
          </table:table-cell>
          <table:table-cell office:value-type="float" office:value="82173" calcext:value-type="float">
            <text:p>82173</text:p>
          </table:table-cell>
          <table:table-cell office:value-type="float" office:value="18176" calcext:value-type="float">
            <text:p>18176</text:p>
          </table:table-cell>
          <table:table-cell office:value-type="float" office:value="6160" calcext:value-type="float">
            <text:p>6160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65" calcext:value-type="float">
            <text:p>9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34</text:p>
          </table:table-cell>
          <table:table-cell office:value-type="float" office:value="58223076" calcext:value-type="float">
            <text:p>58223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136" calcext:value-type="float">
            <text:p>9136</text:p>
          </table:table-cell>
          <table:table-cell office:value-type="float" office:value="237608" calcext:value-type="float">
            <text:p>237608</text:p>
          </table:table-cell>
          <table:table-cell office:value-type="float" office:value="82173" calcext:value-type="float">
            <text:p>82173</text:p>
          </table:table-cell>
          <table:table-cell office:value-type="float" office:value="18176" calcext:value-type="float">
            <text:p>18176</text:p>
          </table:table-cell>
          <table:table-cell office:value-type="float" office:value="6160" calcext:value-type="float">
            <text:p>6160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65" calcext:value-type="float">
            <text:p>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5</text:p>
          </table:table-cell>
          <table:table-cell office:value-type="float" office:value="58222280" calcext:value-type="float">
            <text:p>58222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136" calcext:value-type="float">
            <text:p>9136</text:p>
          </table:table-cell>
          <table:table-cell office:value-type="float" office:value="237608" calcext:value-type="float">
            <text:p>237608</text:p>
          </table:table-cell>
          <table:table-cell office:value-type="float" office:value="82173" calcext:value-type="float">
            <text:p>82173</text:p>
          </table:table-cell>
          <table:table-cell office:value-type="float" office:value="18176" calcext:value-type="float">
            <text:p>18176</text:p>
          </table:table-cell>
          <table:table-cell office:value-type="float" office:value="6160" calcext:value-type="float">
            <text:p>6160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65" calcext:value-type="float">
            <text:p>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6</text:p>
          </table:table-cell>
          <table:table-cell office:value-type="float" office:value="58246240" calcext:value-type="float">
            <text:p>58246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775" calcext:value-type="float">
            <text:p>8775</text:p>
          </table:table-cell>
          <table:table-cell office:value-type="float" office:value="237608" calcext:value-type="float">
            <text:p>237608</text:p>
          </table:table-cell>
          <table:table-cell office:value-type="float" office:value="60449" calcext:value-type="float">
            <text:p>60449</text:p>
          </table:table-cell>
          <table:table-cell office:value-type="float" office:value="18176" calcext:value-type="float">
            <text:p>18176</text:p>
          </table:table-cell>
          <table:table-cell office:value-type="float" office:value="4632" calcext:value-type="float">
            <text:p>4632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65" calcext:value-type="float">
            <text:p>7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37</text:p>
          </table:table-cell>
          <table:table-cell office:value-type="float" office:value="58245484" calcext:value-type="float">
            <text:p>58245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778" calcext:value-type="float">
            <text:p>8778</text:p>
          </table:table-cell>
          <table:table-cell office:value-type="float" office:value="237608" calcext:value-type="float">
            <text:p>237608</text:p>
          </table:table-cell>
          <table:table-cell office:value-type="float" office:value="60449" calcext:value-type="float">
            <text:p>60449</text:p>
          </table:table-cell>
          <table:table-cell office:value-type="float" office:value="18176" calcext:value-type="float">
            <text:p>18176</text:p>
          </table:table-cell>
          <table:table-cell office:value-type="float" office:value="4632" calcext:value-type="float">
            <text:p>4632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65" calcext:value-type="float">
            <text:p>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8</text:p>
          </table:table-cell>
          <table:table-cell office:value-type="float" office:value="58245484" calcext:value-type="float">
            <text:p>58245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778" calcext:value-type="float">
            <text:p>8778</text:p>
          </table:table-cell>
          <table:table-cell office:value-type="float" office:value="237608" calcext:value-type="float">
            <text:p>237608</text:p>
          </table:table-cell>
          <table:table-cell office:value-type="float" office:value="60449" calcext:value-type="float">
            <text:p>60449</text:p>
          </table:table-cell>
          <table:table-cell office:value-type="float" office:value="18176" calcext:value-type="float">
            <text:p>18176</text:p>
          </table:table-cell>
          <table:table-cell office:value-type="float" office:value="4632" calcext:value-type="float">
            <text:p>4632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65" calcext:value-type="float">
            <text:p>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9</text:p>
          </table:table-cell>
          <table:table-cell office:value-type="float" office:value="58261604" calcext:value-type="float">
            <text:p>58261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17" calcext:value-type="float">
            <text:p>8417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40</text:p>
          </table:table-cell>
          <table:table-cell office:value-type="float" office:value="58262152" calcext:value-type="float">
            <text:p>58262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1</text:p>
          </table:table-cell>
          <table:table-cell office:value-type="float" office:value="58261644" calcext:value-type="float">
            <text:p>58261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2</text:p>
          </table:table-cell>
          <table:table-cell office:value-type="float" office:value="58261228" calcext:value-type="float">
            <text:p>58261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3</text:p>
          </table:table-cell>
          <table:table-cell office:value-type="float" office:value="58261272" calcext:value-type="float">
            <text:p>5826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4</text:p>
          </table:table-cell>
          <table:table-cell office:value-type="float" office:value="58261504" calcext:value-type="float">
            <text:p>58261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5</text:p>
          </table:table-cell>
          <table:table-cell office:value-type="float" office:value="58261200" calcext:value-type="float">
            <text:p>5826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6</text:p>
          </table:table-cell>
          <table:table-cell office:value-type="float" office:value="58261252" calcext:value-type="float">
            <text:p>58261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7</text:p>
          </table:table-cell>
          <table:table-cell office:value-type="float" office:value="58261416" calcext:value-type="float">
            <text:p>58261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8</text:p>
          </table:table-cell>
          <table:table-cell office:value-type="float" office:value="58261088" calcext:value-type="float">
            <text:p>58261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9</text:p>
          </table:table-cell>
          <table:table-cell office:value-type="float" office:value="58260312" calcext:value-type="float">
            <text:p>58260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0</text:p>
          </table:table-cell>
          <table:table-cell office:value-type="float" office:value="58259960" calcext:value-type="float">
            <text:p>58259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1</text:p>
          </table:table-cell>
          <table:table-cell office:value-type="float" office:value="58261172" calcext:value-type="float">
            <text:p>58261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2</text:p>
          </table:table-cell>
          <table:table-cell office:value-type="float" office:value="58260920" calcext:value-type="float">
            <text:p>58260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3</text:p>
          </table:table-cell>
          <table:table-cell office:value-type="float" office:value="58259908" calcext:value-type="float">
            <text:p>58259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4</text:p>
          </table:table-cell>
          <table:table-cell office:value-type="float" office:value="58259652" calcext:value-type="float">
            <text:p>58259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5</text:p>
          </table:table-cell>
          <table:table-cell office:value-type="float" office:value="58260068" calcext:value-type="float">
            <text:p>58260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6</text:p>
          </table:table-cell>
          <table:table-cell office:value-type="float" office:value="58259376" calcext:value-type="float">
            <text:p>58259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7</text:p>
          </table:table-cell>
          <table:table-cell office:value-type="float" office:value="58259032" calcext:value-type="float">
            <text:p>58259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8</text:p>
          </table:table-cell>
          <table:table-cell office:value-type="float" office:value="58259700" calcext:value-type="float">
            <text:p>58259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9</text:p>
          </table:table-cell>
          <table:table-cell office:value-type="float" office:value="58259800" calcext:value-type="float">
            <text:p>58259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0</text:p>
          </table:table-cell>
          <table:table-cell office:value-type="float" office:value="58259164" calcext:value-type="float">
            <text:p>58259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1</text:p>
          </table:table-cell>
          <table:table-cell office:value-type="float" office:value="58258880" calcext:value-type="float">
            <text:p>58258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2</text:p>
          </table:table-cell>
          <table:table-cell office:value-type="float" office:value="58259000" calcext:value-type="float">
            <text:p>5825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3</text:p>
          </table:table-cell>
          <table:table-cell office:value-type="float" office:value="58258860" calcext:value-type="float">
            <text:p>58258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4</text:p>
          </table:table-cell>
          <table:table-cell office:value-type="float" office:value="58258680" calcext:value-type="float">
            <text:p>58258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5</text:p>
          </table:table-cell>
          <table:table-cell office:value-type="float" office:value="58259044" calcext:value-type="float">
            <text:p>58259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6</text:p>
          </table:table-cell>
          <table:table-cell office:value-type="float" office:value="58258796" calcext:value-type="float">
            <text:p>58258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7</text:p>
          </table:table-cell>
          <table:table-cell office:value-type="float" office:value="58259264" calcext:value-type="float">
            <text:p>58259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8</text:p>
          </table:table-cell>
          <table:table-cell office:value-type="float" office:value="58259932" calcext:value-type="float">
            <text:p>58259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9</text:p>
          </table:table-cell>
          <table:table-cell office:value-type="float" office:value="58258708" calcext:value-type="float">
            <text:p>58258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0</text:p>
          </table:table-cell>
          <table:table-cell office:value-type="float" office:value="58258500" calcext:value-type="float">
            <text:p>58258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1</text:p>
          </table:table-cell>
          <table:table-cell office:value-type="float" office:value="58258704" calcext:value-type="float">
            <text:p>58258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2</text:p>
          </table:table-cell>
          <table:table-cell office:value-type="float" office:value="58259456" calcext:value-type="float">
            <text:p>58259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3</text:p>
          </table:table-cell>
          <table:table-cell office:value-type="float" office:value="58259372" calcext:value-type="float">
            <text:p>58259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4</text:p>
          </table:table-cell>
          <table:table-cell office:value-type="float" office:value="58259380" calcext:value-type="float">
            <text:p>58259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5</text:p>
          </table:table-cell>
          <table:table-cell office:value-type="float" office:value="58260024" calcext:value-type="float">
            <text:p>5826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6</text:p>
          </table:table-cell>
          <table:table-cell office:value-type="float" office:value="58258744" calcext:value-type="float">
            <text:p>58258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7</text:p>
          </table:table-cell>
          <table:table-cell office:value-type="float" office:value="58259520" calcext:value-type="float">
            <text:p>58259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8</text:p>
          </table:table-cell>
          <table:table-cell office:value-type="float" office:value="58260028" calcext:value-type="float">
            <text:p>58260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0" calcext:value-type="float">
            <text:p>8420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9</text:p>
          </table:table-cell>
          <table:table-cell office:value-type="float" office:value="58260024" calcext:value-type="float">
            <text:p>5826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0</text:p>
          </table:table-cell>
          <table:table-cell office:value-type="float" office:value="58260396" calcext:value-type="float">
            <text:p>58260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1</text:p>
          </table:table-cell>
          <table:table-cell office:value-type="float" office:value="58260276" calcext:value-type="float">
            <text:p>58260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2</text:p>
          </table:table-cell>
          <table:table-cell office:value-type="float" office:value="58259940" calcext:value-type="float">
            <text:p>58259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3</text:p>
          </table:table-cell>
          <table:table-cell office:value-type="float" office:value="58260276" calcext:value-type="float">
            <text:p>58260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4</text:p>
          </table:table-cell>
          <table:table-cell office:value-type="float" office:value="58260292" calcext:value-type="float">
            <text:p>58260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5</text:p>
          </table:table-cell>
          <table:table-cell office:value-type="float" office:value="58260780" calcext:value-type="float">
            <text:p>58260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6</text:p>
          </table:table-cell>
          <table:table-cell office:value-type="float" office:value="58261192" calcext:value-type="float">
            <text:p>58261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7</text:p>
          </table:table-cell>
          <table:table-cell office:value-type="float" office:value="58261568" calcext:value-type="float">
            <text:p>58261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8</text:p>
          </table:table-cell>
          <table:table-cell office:value-type="float" office:value="58260872" calcext:value-type="float">
            <text:p>58260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9</text:p>
          </table:table-cell>
          <table:table-cell office:value-type="float" office:value="58260836" calcext:value-type="float">
            <text:p>58260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0</text:p>
          </table:table-cell>
          <table:table-cell office:value-type="float" office:value="58260616" calcext:value-type="float">
            <text:p>58260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1</text:p>
          </table:table-cell>
          <table:table-cell office:value-type="float" office:value="58260644" calcext:value-type="float">
            <text:p>58260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2</text:p>
          </table:table-cell>
          <table:table-cell office:value-type="float" office:value="58260756" calcext:value-type="float">
            <text:p>58260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3</text:p>
          </table:table-cell>
          <table:table-cell office:value-type="float" office:value="58260080" calcext:value-type="float">
            <text:p>58260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4</text:p>
          </table:table-cell>
          <table:table-cell office:value-type="float" office:value="58260376" calcext:value-type="float">
            <text:p>58260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5</text:p>
          </table:table-cell>
          <table:table-cell office:value-type="float" office:value="58259448" calcext:value-type="float">
            <text:p>58259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6</text:p>
          </table:table-cell>
          <table:table-cell office:value-type="float" office:value="58256928" calcext:value-type="float">
            <text:p>58256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7</text:p>
          </table:table-cell>
          <table:table-cell office:value-type="float" office:value="58258152" calcext:value-type="float">
            <text:p>58258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8</text:p>
          </table:table-cell>
          <table:table-cell office:value-type="float" office:value="58258688" calcext:value-type="float">
            <text:p>58258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9</text:p>
          </table:table-cell>
          <table:table-cell office:value-type="float" office:value="58259460" calcext:value-type="float">
            <text:p>582594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0</text:p>
          </table:table-cell>
          <table:table-cell office:value-type="float" office:value="58259712" calcext:value-type="float">
            <text:p>58259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1</text:p>
          </table:table-cell>
          <table:table-cell office:value-type="float" office:value="58259580" calcext:value-type="float">
            <text:p>5825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506844" calcext:value-type="float">
            <text:p>506844</text:p>
          </table:table-cell>
          <table:table-cell office:value-type="float" office:value="469852" calcext:value-type="float">
            <text:p>469852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2" calcext:value-type="float">
            <text:p>8422</text:p>
          </table:table-cell>
          <table:table-cell office:value-type="float" office:value="237608" calcext:value-type="float">
            <text:p>237608</text:p>
          </table:table-cell>
          <table:table-cell office:value-type="float" office:value="38728" calcext:value-type="float">
            <text:p>38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104" calcext:value-type="float">
            <text:p>3104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2</text:p>
          </table:table-cell>
          <table:table-cell office:value-type="float" office:value="58710896" calcext:value-type="float">
            <text:p>58710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37" calcext:value-type="float">
            <text:p>8037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2:43</text:p>
          </table:table-cell>
          <table:table-cell office:value-type="float" office:value="58906560" calcext:value-type="float">
            <text:p>58906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0" calcext:value-type="float">
            <text:p>8040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4</text:p>
          </table:table-cell>
          <table:table-cell office:value-type="float" office:value="58904848" calcext:value-type="float">
            <text:p>58904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0" calcext:value-type="float">
            <text:p>8040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5</text:p>
          </table:table-cell>
          <table:table-cell office:value-type="float" office:value="58905060" calcext:value-type="float">
            <text:p>58905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0" calcext:value-type="float">
            <text:p>8040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6</text:p>
          </table:table-cell>
          <table:table-cell office:value-type="float" office:value="58905660" calcext:value-type="float">
            <text:p>58905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0" calcext:value-type="float">
            <text:p>8040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7</text:p>
          </table:table-cell>
          <table:table-cell office:value-type="float" office:value="58905532" calcext:value-type="float">
            <text:p>58905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0" calcext:value-type="float">
            <text:p>8040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8</text:p>
          </table:table-cell>
          <table:table-cell office:value-type="float" office:value="58906524" calcext:value-type="float">
            <text:p>58906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0" calcext:value-type="float">
            <text:p>8040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9</text:p>
          </table:table-cell>
          <table:table-cell office:value-type="float" office:value="58906652" calcext:value-type="float">
            <text:p>58906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0" calcext:value-type="float">
            <text:p>8040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50</text:p>
          </table:table-cell>
          <table:table-cell office:value-type="float" office:value="58906452" calcext:value-type="float">
            <text:p>58906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0" calcext:value-type="float">
            <text:p>8040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51</text:p>
          </table:table-cell>
          <table:table-cell office:value-type="float" office:value="58906864" calcext:value-type="float">
            <text:p>58906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304748" calcext:value-type="float">
            <text:p>304748</text:p>
          </table:table-cell>
          <table:table-cell office:value-type="float" office:value="267756" calcext:value-type="float">
            <text:p>267756</text:p>
          </table:table-cell>
          <table:table-cell office:value-type="float" office:value="36992" calcext:value-type="float">
            <text:p>36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0" calcext:value-type="float">
            <text:p>8040</text:p>
          </table:table-cell>
          <table:table-cell office:value-type="float" office:value="35328" calcext:value-type="float">
            <text:p>35328</text:p>
          </table:table-cell>
          <table:table-cell office:value-type="float" office:value="17004" calcext:value-type="float">
            <text:p>17004</text:p>
          </table:table-cell>
          <table:table-cell office:value-type="float" office:value="18176" calcext:value-type="float">
            <text:p>18176</text:p>
          </table:table-cell>
          <table:table-cell office:value-type="float" office:value="1576" calcext:value-type="float">
            <text:p>1576</text:p>
          </table:table-cell>
          <table:table-cell office:value-type="float" office:value="396016" calcext:value-type="float">
            <text:p>39601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11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apmachine15-few-loaders-5-400-interleave0.1-sanitized" table:style-name="ta1">
        <table:table-column table:style-name="co30" table:default-cell-style-name="ce1"/>
        <table:table-column table:style-name="co30" table:number-columns-repeated="4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office:value-type="string" calcext:value-type="string">
            <text:p>2021-04-05 15:48:29</text:p>
          </table:table-cell>
          <table:table-cell office:value-type="float" office:value="59672312" calcext:value-type="float">
            <text:p>596723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791228" calcext:value-type="float">
            <text:p>3791228</text:p>
          </table:table-cell>
          <table:table-cell office:value-type="float" office:value="121636" calcext:value-type="float">
            <text:p>121636</text:p>
          </table:table-cell>
          <table:table-cell office:value-type="float" office:value="93008" calcext:value-type="float">
            <text:p>93008</text:p>
          </table:table-cell>
          <table:table-cell office:value-type="float" office:value="28628" calcext:value-type="float">
            <text:p>286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777" calcext:value-type="float">
            <text:p>21777</text:p>
          </table:table-cell>
          <table:table-cell office:value-type="float" office:value="4864" calcext:value-type="float">
            <text:p>4864</text:p>
          </table:table-cell>
          <table:table-cell office:value-type="float" office:value="3833" calcext:value-type="float">
            <text:p>3833</text:p>
          </table:table-cell>
          <table:table-cell office:value-type="float" office:value="512" calcext:value-type="float">
            <text:p>512</text:p>
          </table:table-cell>
          <table:table-cell office:value-type="float" office:value="372" calcext:value-type="float">
            <text:p>372</text:p>
          </table:table-cell>
          <table:table-cell office:value-type="float" office:value="21296" calcext:value-type="float">
            <text:p>21296</text:p>
          </table:table-cell>
          <table:table-cell office:value-type="float" office:value="7552" calcext:value-type="float">
            <text:p>755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808" calcext:value-type="float">
            <text:p>3080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491" calcext:value-type="float">
            <text:p>1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5 15:48:30</text:p>
          </table:table-cell>
          <table:table-cell office:value-type="float" office:value="59312380" calcext:value-type="float">
            <text:p>59312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9180" calcext:value-type="float">
            <text:p>3999180</text:p>
          </table:table-cell>
          <table:table-cell office:value-type="float" office:value="188776" calcext:value-type="float">
            <text:p>188776</text:p>
          </table:table-cell>
          <table:table-cell office:value-type="float" office:value="151752" calcext:value-type="float">
            <text:p>151752</text:p>
          </table:table-cell>
          <table:table-cell office:value-type="float" office:value="37024" calcext:value-type="float">
            <text:p>37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45" calcext:value-type="float">
            <text:p>1945</text:p>
          </table:table-cell>
          <table:table-cell office:value-type="float" office:value="201" calcext:value-type="float">
            <text:p>201</text:p>
          </table:table-cell>
          <table:table-cell office:value-type="float" office:value="35" calcext:value-type="float">
            <text:p>3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938" calcext:value-type="float">
            <text:p>26938</text:p>
          </table:table-cell>
          <table:table-cell office:value-type="float" office:value="15744" calcext:value-type="float">
            <text:p>15744</text:p>
          </table:table-cell>
          <table:table-cell office:value-type="float" office:value="15209" calcext:value-type="float">
            <text:p>15209</text:p>
          </table:table-cell>
          <table:table-cell office:value-type="float" office:value="1664" calcext:value-type="float">
            <text:p>1664</text:p>
          </table:table-cell>
          <table:table-cell office:value-type="float" office:value="1571" calcext:value-type="float">
            <text:p>1571</text:p>
          </table:table-cell>
          <table:table-cell office:value-type="float" office:value="21296" calcext:value-type="float">
            <text:p>21296</text:p>
          </table:table-cell>
          <table:table-cell office:value-type="float" office:value="13568" calcext:value-type="float">
            <text:p>1356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908" calcext:value-type="float">
            <text:p>3490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1</text:p>
          </table:table-cell>
          <table:table-cell office:value-type="float" office:value="59094608" calcext:value-type="float">
            <text:p>59094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42060" calcext:value-type="float">
            <text:p>242060</text:p>
          </table:table-cell>
          <table:table-cell office:value-type="float" office:value="205036" calcext:value-type="float">
            <text:p>205036</text:p>
          </table:table-cell>
          <table:table-cell office:value-type="float" office:value="37024" calcext:value-type="float">
            <text:p>37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34" calcext:value-type="float">
            <text:p>1334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131072" calcext:value-type="float">
            <text:p>131072</text:p>
          </table:table-cell>
          <table:table-cell office:value-type="float" office:value="67878" calcext:value-type="float">
            <text:p>67878</text:p>
          </table:table-cell>
          <table:table-cell office:value-type="float" office:value="16512" calcext:value-type="float">
            <text:p>16512</text:p>
          </table:table-cell>
          <table:table-cell office:value-type="float" office:value="15922" calcext:value-type="float">
            <text:p>15922</text:p>
          </table:table-cell>
          <table:table-cell office:value-type="float" office:value="1664" calcext:value-type="float">
            <text:p>1664</text:p>
          </table:table-cell>
          <table:table-cell office:value-type="float" office:value="1572" calcext:value-type="float">
            <text:p>1572</text:p>
          </table:table-cell>
          <table:table-cell office:value-type="float" office:value="21296" calcext:value-type="float">
            <text:p>21296</text:p>
          </table:table-cell>
          <table:table-cell office:value-type="float" office:value="15104" calcext:value-type="float">
            <text:p>1510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08" calcext:value-type="float">
            <text:p>3490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8" calcext:value-type="float">
            <text:p>34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2</text:p>
          </table:table-cell>
          <table:table-cell office:value-type="float" office:value="59035348" calcext:value-type="float">
            <text:p>59035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45760" calcext:value-type="float">
            <text:p>245760</text:p>
          </table:table-cell>
          <table:table-cell office:value-type="float" office:value="208672" calcext:value-type="float">
            <text:p>208672</text:p>
          </table:table-cell>
          <table:table-cell office:value-type="float" office:value="37088" calcext:value-type="float">
            <text:p>37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63" calcext:value-type="float">
            <text:p>226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992" calcext:value-type="float">
            <text:p>34992</text:p>
          </table:table-cell>
          <table:table-cell office:value-type="float" office:value="17024" calcext:value-type="float">
            <text:p>17024</text:p>
          </table:table-cell>
          <table:table-cell office:value-type="float" office:value="16378" calcext:value-type="float">
            <text:p>16378</text:p>
          </table:table-cell>
          <table:table-cell office:value-type="float" office:value="1664" calcext:value-type="float">
            <text:p>1664</text:p>
          </table:table-cell>
          <table:table-cell office:value-type="float" office:value="1572" calcext:value-type="float">
            <text:p>1572</text:p>
          </table:table-cell>
          <table:table-cell office:value-type="float" office:value="21296" calcext:value-type="float">
            <text:p>21296</text:p>
          </table:table-cell>
          <table:table-cell office:value-type="float" office:value="15936" calcext:value-type="float">
            <text:p>1593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80" calcext:value-type="float">
            <text:p>338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58" calcext:value-type="float">
            <text:p>3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3</text:p>
          </table:table-cell>
          <table:table-cell office:value-type="float" office:value="59009600" calcext:value-type="float">
            <text:p>59009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3880" calcext:value-type="float">
            <text:p>253880</text:p>
          </table:table-cell>
          <table:table-cell office:value-type="float" office:value="216792" calcext:value-type="float">
            <text:p>216792</text:p>
          </table:table-cell>
          <table:table-cell office:value-type="float" office:value="37088" calcext:value-type="float">
            <text:p>37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24" calcext:value-type="float">
            <text:p>312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5568" calcext:value-type="float">
            <text:p>65568</text:p>
          </table:table-cell>
          <table:table-cell office:value-type="float" office:value="17536" calcext:value-type="float">
            <text:p>17536</text:p>
          </table:table-cell>
          <table:table-cell office:value-type="float" office:value="16908" calcext:value-type="float">
            <text:p>16908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1296" calcext:value-type="float">
            <text:p>21296</text:p>
          </table:table-cell>
          <table:table-cell office:value-type="float" office:value="17856" calcext:value-type="float">
            <text:p>1785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24" calcext:value-type="float">
            <text:p>31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4</text:p>
          </table:table-cell>
          <table:table-cell office:value-type="float" office:value="58989084" calcext:value-type="float">
            <text:p>58989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61424" calcext:value-type="float">
            <text:p>261424</text:p>
          </table:table-cell>
          <table:table-cell office:value-type="float" office:value="224296" calcext:value-type="float">
            <text:p>224296</text:p>
          </table:table-cell>
          <table:table-cell office:value-type="float" office:value="37128" calcext:value-type="float">
            <text:p>37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23" calcext:value-type="float">
            <text:p>2123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4" calcext:value-type="float">
            <text:p>8044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96" calcext:value-type="float">
            <text:p>3079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5</text:p>
          </table:table-cell>
          <table:table-cell office:value-type="float" office:value="59027808" calcext:value-type="float">
            <text:p>59027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7180" calcext:value-type="float">
            <text:p>257180</text:p>
          </table:table-cell>
          <table:table-cell office:value-type="float" office:value="220052" calcext:value-type="float">
            <text:p>220052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4" calcext:value-type="float">
            <text:p>8044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6</text:p>
          </table:table-cell>
          <table:table-cell office:value-type="float" office:value="59028272" calcext:value-type="float">
            <text:p>59028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7180" calcext:value-type="float">
            <text:p>257180</text:p>
          </table:table-cell>
          <table:table-cell office:value-type="float" office:value="220052" calcext:value-type="float">
            <text:p>220052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7" calcext:value-type="float">
            <text:p>8047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7</text:p>
          </table:table-cell>
          <table:table-cell office:value-type="float" office:value="59027244" calcext:value-type="float">
            <text:p>59027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7180" calcext:value-type="float">
            <text:p>257180</text:p>
          </table:table-cell>
          <table:table-cell office:value-type="float" office:value="220052" calcext:value-type="float">
            <text:p>220052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9" calcext:value-type="float">
            <text:p>8049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8</text:p>
          </table:table-cell>
          <table:table-cell office:value-type="float" office:value="59026412" calcext:value-type="float">
            <text:p>59026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7180" calcext:value-type="float">
            <text:p>257180</text:p>
          </table:table-cell>
          <table:table-cell office:value-type="float" office:value="220052" calcext:value-type="float">
            <text:p>220052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9" calcext:value-type="float">
            <text:p>8049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9</text:p>
          </table:table-cell>
          <table:table-cell office:value-type="float" office:value="59026772" calcext:value-type="float">
            <text:p>59026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7180" calcext:value-type="float">
            <text:p>257180</text:p>
          </table:table-cell>
          <table:table-cell office:value-type="float" office:value="220052" calcext:value-type="float">
            <text:p>220052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2" calcext:value-type="float">
            <text:p>8052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84" calcext:value-type="float">
            <text:p>266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0</text:p>
          </table:table-cell>
          <table:table-cell office:value-type="float" office:value="59025644" calcext:value-type="float">
            <text:p>59025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7240" calcext:value-type="float">
            <text:p>257240</text:p>
          </table:table-cell>
          <table:table-cell office:value-type="float" office:value="220112" calcext:value-type="float">
            <text:p>220112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4" calcext:value-type="float">
            <text:p>8054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1</text:p>
          </table:table-cell>
          <table:table-cell office:value-type="float" office:value="59025432" calcext:value-type="float">
            <text:p>59025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7240" calcext:value-type="float">
            <text:p>257240</text:p>
          </table:table-cell>
          <table:table-cell office:value-type="float" office:value="220112" calcext:value-type="float">
            <text:p>220112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4" calcext:value-type="float">
            <text:p>8054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2</text:p>
          </table:table-cell>
          <table:table-cell office:value-type="float" office:value="59024744" calcext:value-type="float">
            <text:p>59024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7240" calcext:value-type="float">
            <text:p>257240</text:p>
          </table:table-cell>
          <table:table-cell office:value-type="float" office:value="220112" calcext:value-type="float">
            <text:p>220112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7" calcext:value-type="float">
            <text:p>8057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3</text:p>
          </table:table-cell>
          <table:table-cell office:value-type="float" office:value="58980140" calcext:value-type="float">
            <text:p>58980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1228" calcext:value-type="float">
            <text:p>4001228</text:p>
          </table:table-cell>
          <table:table-cell office:value-type="float" office:value="257240" calcext:value-type="float">
            <text:p>257240</text:p>
          </table:table-cell>
          <table:table-cell office:value-type="float" office:value="220112" calcext:value-type="float">
            <text:p>220112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57" calcext:value-type="float">
            <text:p>8057</text:p>
          </table:table-cell>
          <table:table-cell office:value-type="float" office:value="17792" calcext:value-type="float">
            <text:p>17792</text:p>
          </table:table-cell>
          <table:table-cell office:value-type="float" office:value="17064" calcext:value-type="float">
            <text:p>17064</text:p>
          </table:table-cell>
          <table:table-cell office:value-type="float" office:value="1664" calcext:value-type="float">
            <text:p>1664</text:p>
          </table:table-cell>
          <table:table-cell office:value-type="float" office:value="1575" calcext:value-type="float">
            <text:p>1575</text:p>
          </table:table-cell>
          <table:table-cell office:value-type="float" office:value="29656" calcext:value-type="float">
            <text:p>29656</text:p>
          </table:table-cell>
          <table:table-cell office:value-type="float" office:value="18112" calcext:value-type="float">
            <text:p>181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8" calcext:value-type="float">
            <text:p>2462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4" calcext:value-type="float">
            <text:p>3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4</text:p>
          </table:table-cell>
          <table:table-cell office:value-type="float" office:value="58766088" calcext:value-type="float">
            <text:p>58766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52460" calcext:value-type="float">
            <text:p>4052460</text:p>
          </table:table-cell>
          <table:table-cell office:value-type="float" office:value="310140" calcext:value-type="float">
            <text:p>310140</text:p>
          </table:table-cell>
          <table:table-cell office:value-type="float" office:value="273012" calcext:value-type="float">
            <text:p>273012</text:p>
          </table:table-cell>
          <table:table-cell office:value-type="float" office:value="37128" calcext:value-type="float">
            <text:p>37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7358" calcext:value-type="float">
            <text:p>17358</text:p>
          </table:table-cell>
          <table:table-cell office:value-type="float" office:value="68148" calcext:value-type="float">
            <text:p>68148</text:p>
          </table:table-cell>
          <table:table-cell office:value-type="float" office:value="65884" calcext:value-type="float">
            <text:p>65884</text:p>
          </table:table-cell>
          <table:table-cell office:value-type="float" office:value="5632" calcext:value-type="float">
            <text:p>5632</text:p>
          </table:table-cell>
          <table:table-cell office:value-type="float" office:value="5018" calcext:value-type="float">
            <text:p>5018</text:p>
          </table:table-cell>
          <table:table-cell office:value-type="float" office:value="84568" calcext:value-type="float">
            <text:p>84568</text:p>
          </table:table-cell>
          <table:table-cell office:value-type="float" office:value="18176" calcext:value-type="float">
            <text:p>1817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7900" calcext:value-type="float">
            <text:p>7900</text:p>
          </table:table-cell>
          <table:table-cell office:value-type="float" office:value="4436" calcext:value-type="float">
            <text:p>4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5</text:p>
          </table:table-cell>
          <table:table-cell office:value-type="float" office:value="58450172" calcext:value-type="float">
            <text:p>58450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1244" calcext:value-type="float">
            <text:p>4171244</text:p>
          </table:table-cell>
          <table:table-cell office:value-type="float" office:value="438532" calcext:value-type="float">
            <text:p>438532</text:p>
          </table:table-cell>
          <table:table-cell office:value-type="float" office:value="401404" calcext:value-type="float">
            <text:p>401404</text:p>
          </table:table-cell>
          <table:table-cell office:value-type="float" office:value="37128" calcext:value-type="float">
            <text:p>37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36784" calcext:value-type="float">
            <text:p>36784</text:p>
          </table:table-cell>
          <table:table-cell office:value-type="float" office:value="196560" calcext:value-type="float">
            <text:p>196560</text:p>
          </table:table-cell>
          <table:table-cell office:value-type="float" office:value="192658" calcext:value-type="float">
            <text:p>192658</text:p>
          </table:table-cell>
          <table:table-cell office:value-type="float" office:value="15052" calcext:value-type="float">
            <text:p>15052</text:p>
          </table:table-cell>
          <table:table-cell office:value-type="float" office:value="13933" calcext:value-type="float">
            <text:p>13933</text:p>
          </table:table-cell>
          <table:table-cell office:value-type="float" office:value="236508" calcext:value-type="float">
            <text:p>23650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19614" calcext:value-type="float">
            <text:p>19614</text:p>
          </table:table-cell>
          <table:table-cell office:value-type="float" office:value="11714" calcext:value-type="float">
            <text:p>11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6</text:p>
          </table:table-cell>
          <table:table-cell office:value-type="float" office:value="58346520" calcext:value-type="float">
            <text:p>58346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office:value-type="float" office:value="3851" calcext:value-type="float">
            <text:p>3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7</text:p>
          </table:table-cell>
          <table:table-cell office:value-type="float" office:value="58345584" calcext:value-type="float">
            <text:p>58345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8</text:p>
          </table:table-cell>
          <table:table-cell office:value-type="float" office:value="58339656" calcext:value-type="float">
            <text:p>58339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9</text:p>
          </table:table-cell>
          <table:table-cell office:value-type="float" office:value="58338900" calcext:value-type="float">
            <text:p>58338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0</text:p>
          </table:table-cell>
          <table:table-cell office:value-type="float" office:value="58338900" calcext:value-type="float">
            <text:p>58338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1</text:p>
          </table:table-cell>
          <table:table-cell office:value-type="float" office:value="58339132" calcext:value-type="float">
            <text:p>58339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2</text:p>
          </table:table-cell>
          <table:table-cell office:value-type="float" office:value="58338396" calcext:value-type="float">
            <text:p>58338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3</text:p>
          </table:table-cell>
          <table:table-cell office:value-type="float" office:value="58337924" calcext:value-type="float">
            <text:p>58337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4</text:p>
          </table:table-cell>
          <table:table-cell office:value-type="float" office:value="58336832" calcext:value-type="float">
            <text:p>58336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5</text:p>
          </table:table-cell>
          <table:table-cell office:value-type="float" office:value="58336380" calcext:value-type="float">
            <text:p>58336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49" calcext:value-type="float">
            <text:p>1164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34614" calcext:value-type="float">
            <text:p>234614</text:p>
          </table:table-cell>
          <table:table-cell office:value-type="float" office:value="18124" calcext:value-type="float">
            <text:p>18124</text:p>
          </table:table-cell>
          <table:table-cell office:value-type="float" office:value="16870" calcext:value-type="float">
            <text:p>16870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65" calcext:value-type="float">
            <text:p>2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6</text:p>
          </table:table-cell>
          <table:table-cell office:value-type="float" office:value="58352784" calcext:value-type="float">
            <text:p>58352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89" calcext:value-type="float">
            <text:p>11289</text:p>
          </table:table-cell>
          <table:table-cell office:value-type="float" office:value="239680" calcext:value-type="float">
            <text:p>239680</text:p>
          </table:table-cell>
          <table:table-cell office:value-type="float" office:value="212860" calcext:value-type="float">
            <text:p>212860</text:p>
          </table:table-cell>
          <table:table-cell office:value-type="float" office:value="18124" calcext:value-type="float">
            <text:p>18124</text:p>
          </table:table-cell>
          <table:table-cell office:value-type="float" office:value="15341" calcext:value-type="float">
            <text:p>15341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65" calcext:value-type="float">
            <text:p>21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8:57</text:p>
          </table:table-cell>
          <table:table-cell office:value-type="float" office:value="58352936" calcext:value-type="float">
            <text:p>58352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91" calcext:value-type="float">
            <text:p>11291</text:p>
          </table:table-cell>
          <table:table-cell office:value-type="float" office:value="239680" calcext:value-type="float">
            <text:p>239680</text:p>
          </table:table-cell>
          <table:table-cell office:value-type="float" office:value="212860" calcext:value-type="float">
            <text:p>212860</text:p>
          </table:table-cell>
          <table:table-cell office:value-type="float" office:value="18124" calcext:value-type="float">
            <text:p>18124</text:p>
          </table:table-cell>
          <table:table-cell office:value-type="float" office:value="15341" calcext:value-type="float">
            <text:p>15341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65" calcext:value-type="float">
            <text:p>2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8</text:p>
          </table:table-cell>
          <table:table-cell office:value-type="float" office:value="58305044" calcext:value-type="float">
            <text:p>58305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291" calcext:value-type="float">
            <text:p>11291</text:p>
          </table:table-cell>
          <table:table-cell office:value-type="float" office:value="239680" calcext:value-type="float">
            <text:p>239680</text:p>
          </table:table-cell>
          <table:table-cell office:value-type="float" office:value="212860" calcext:value-type="float">
            <text:p>212860</text:p>
          </table:table-cell>
          <table:table-cell office:value-type="float" office:value="18124" calcext:value-type="float">
            <text:p>18124</text:p>
          </table:table-cell>
          <table:table-cell office:value-type="float" office:value="15341" calcext:value-type="float">
            <text:p>15341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65" calcext:value-type="float">
            <text:p>2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9</text:p>
          </table:table-cell>
          <table:table-cell office:value-type="float" office:value="58219880" calcext:value-type="float">
            <text:p>58219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933" calcext:value-type="float">
            <text:p>10933</text:p>
          </table:table-cell>
          <table:table-cell office:value-type="float" office:value="239680" calcext:value-type="float">
            <text:p>239680</text:p>
          </table:table-cell>
          <table:table-cell office:value-type="float" office:value="191106" calcext:value-type="float">
            <text:p>191106</text:p>
          </table:table-cell>
          <table:table-cell office:value-type="float" office:value="18124" calcext:value-type="float">
            <text:p>18124</text:p>
          </table:table-cell>
          <table:table-cell office:value-type="float" office:value="13811" calcext:value-type="float">
            <text:p>13811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65" calcext:value-type="float">
            <text:p>19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00</text:p>
          </table:table-cell>
          <table:table-cell office:value-type="float" office:value="58157084" calcext:value-type="float">
            <text:p>58157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933" calcext:value-type="float">
            <text:p>10933</text:p>
          </table:table-cell>
          <table:table-cell office:value-type="float" office:value="239680" calcext:value-type="float">
            <text:p>239680</text:p>
          </table:table-cell>
          <table:table-cell office:value-type="float" office:value="191106" calcext:value-type="float">
            <text:p>191106</text:p>
          </table:table-cell>
          <table:table-cell office:value-type="float" office:value="18124" calcext:value-type="float">
            <text:p>18124</text:p>
          </table:table-cell>
          <table:table-cell office:value-type="float" office:value="13811" calcext:value-type="float">
            <text:p>13811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65" calcext:value-type="float">
            <text:p>1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1</text:p>
          </table:table-cell>
          <table:table-cell office:value-type="float" office:value="58157088" calcext:value-type="float">
            <text:p>58157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208" calcext:value-type="float">
            <text:p>486208</text:p>
          </table:table-cell>
          <table:table-cell office:value-type="float" office:value="449080" calcext:value-type="float">
            <text:p>44908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933" calcext:value-type="float">
            <text:p>10933</text:p>
          </table:table-cell>
          <table:table-cell office:value-type="float" office:value="239680" calcext:value-type="float">
            <text:p>239680</text:p>
          </table:table-cell>
          <table:table-cell office:value-type="float" office:value="191107" calcext:value-type="float">
            <text:p>191107</text:p>
          </table:table-cell>
          <table:table-cell office:value-type="float" office:value="18124" calcext:value-type="float">
            <text:p>18124</text:p>
          </table:table-cell>
          <table:table-cell office:value-type="float" office:value="13811" calcext:value-type="float">
            <text:p>13811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65" calcext:value-type="float">
            <text:p>1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2</text:p>
          </table:table-cell>
          <table:table-cell office:value-type="float" office:value="58178856" calcext:value-type="float">
            <text:p>58178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472" calcext:value-type="float">
            <text:p>486472</text:p>
          </table:table-cell>
          <table:table-cell office:value-type="float" office:value="449344" calcext:value-type="float">
            <text:p>449344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572" calcext:value-type="float">
            <text:p>10572</text:p>
          </table:table-cell>
          <table:table-cell office:value-type="float" office:value="239680" calcext:value-type="float">
            <text:p>239680</text:p>
          </table:table-cell>
          <table:table-cell office:value-type="float" office:value="169353" calcext:value-type="float">
            <text:p>169353</text:p>
          </table:table-cell>
          <table:table-cell office:value-type="float" office:value="18124" calcext:value-type="float">
            <text:p>18124</text:p>
          </table:table-cell>
          <table:table-cell office:value-type="float" office:value="12282" calcext:value-type="float">
            <text:p>12282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65" calcext:value-type="float">
            <text:p>17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03</text:p>
          </table:table-cell>
          <table:table-cell office:value-type="float" office:value="58178000" calcext:value-type="float">
            <text:p>5817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472" calcext:value-type="float">
            <text:p>486472</text:p>
          </table:table-cell>
          <table:table-cell office:value-type="float" office:value="449344" calcext:value-type="float">
            <text:p>449344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575" calcext:value-type="float">
            <text:p>10575</text:p>
          </table:table-cell>
          <table:table-cell office:value-type="float" office:value="239680" calcext:value-type="float">
            <text:p>239680</text:p>
          </table:table-cell>
          <table:table-cell office:value-type="float" office:value="169353" calcext:value-type="float">
            <text:p>169353</text:p>
          </table:table-cell>
          <table:table-cell office:value-type="float" office:value="18124" calcext:value-type="float">
            <text:p>18124</text:p>
          </table:table-cell>
          <table:table-cell office:value-type="float" office:value="12282" calcext:value-type="float">
            <text:p>12282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65" calcext:value-type="float">
            <text:p>1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4</text:p>
          </table:table-cell>
          <table:table-cell office:value-type="float" office:value="58177960" calcext:value-type="float">
            <text:p>58177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472" calcext:value-type="float">
            <text:p>486472</text:p>
          </table:table-cell>
          <table:table-cell office:value-type="float" office:value="449344" calcext:value-type="float">
            <text:p>449344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575" calcext:value-type="float">
            <text:p>10575</text:p>
          </table:table-cell>
          <table:table-cell office:value-type="float" office:value="239680" calcext:value-type="float">
            <text:p>239680</text:p>
          </table:table-cell>
          <table:table-cell office:value-type="float" office:value="169353" calcext:value-type="float">
            <text:p>169353</text:p>
          </table:table-cell>
          <table:table-cell office:value-type="float" office:value="18124" calcext:value-type="float">
            <text:p>18124</text:p>
          </table:table-cell>
          <table:table-cell office:value-type="float" office:value="12282" calcext:value-type="float">
            <text:p>12282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65" calcext:value-type="float">
            <text:p>1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5</text:p>
          </table:table-cell>
          <table:table-cell office:value-type="float" office:value="58200508" calcext:value-type="float">
            <text:p>58200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472" calcext:value-type="float">
            <text:p>486472</text:p>
          </table:table-cell>
          <table:table-cell office:value-type="float" office:value="449344" calcext:value-type="float">
            <text:p>449344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4" calcext:value-type="float">
            <text:p>10214</text:p>
          </table:table-cell>
          <table:table-cell office:value-type="float" office:value="239680" calcext:value-type="float">
            <text:p>239680</text:p>
          </table:table-cell>
          <table:table-cell office:value-type="float" office:value="147598" calcext:value-type="float">
            <text:p>147598</text:p>
          </table:table-cell>
          <table:table-cell office:value-type="float" office:value="18124" calcext:value-type="float">
            <text:p>18124</text:p>
          </table:table-cell>
          <table:table-cell office:value-type="float" office:value="10752" calcext:value-type="float">
            <text:p>10752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65" calcext:value-type="float">
            <text:p>15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06</text:p>
          </table:table-cell>
          <table:table-cell office:value-type="float" office:value="58200516" calcext:value-type="float">
            <text:p>58200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472" calcext:value-type="float">
            <text:p>486472</text:p>
          </table:table-cell>
          <table:table-cell office:value-type="float" office:value="449344" calcext:value-type="float">
            <text:p>449344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7" calcext:value-type="float">
            <text:p>10217</text:p>
          </table:table-cell>
          <table:table-cell office:value-type="float" office:value="239680" calcext:value-type="float">
            <text:p>239680</text:p>
          </table:table-cell>
          <table:table-cell office:value-type="float" office:value="147598" calcext:value-type="float">
            <text:p>147598</text:p>
          </table:table-cell>
          <table:table-cell office:value-type="float" office:value="18124" calcext:value-type="float">
            <text:p>18124</text:p>
          </table:table-cell>
          <table:table-cell office:value-type="float" office:value="10752" calcext:value-type="float">
            <text:p>10752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65" calcext:value-type="float">
            <text:p>1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7</text:p>
          </table:table-cell>
          <table:table-cell office:value-type="float" office:value="58202036" calcext:value-type="float">
            <text:p>58202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2204" calcext:value-type="float">
            <text:p>4212204</text:p>
          </table:table-cell>
          <table:table-cell office:value-type="float" office:value="486472" calcext:value-type="float">
            <text:p>486472</text:p>
          </table:table-cell>
          <table:table-cell office:value-type="float" office:value="449344" calcext:value-type="float">
            <text:p>449344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217" calcext:value-type="float">
            <text:p>10217</text:p>
          </table:table-cell>
          <table:table-cell office:value-type="float" office:value="239680" calcext:value-type="float">
            <text:p>239680</text:p>
          </table:table-cell>
          <table:table-cell office:value-type="float" office:value="147598" calcext:value-type="float">
            <text:p>147598</text:p>
          </table:table-cell>
          <table:table-cell office:value-type="float" office:value="18124" calcext:value-type="float">
            <text:p>18124</text:p>
          </table:table-cell>
          <table:table-cell office:value-type="float" office:value="10752" calcext:value-type="float">
            <text:p>10752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65" calcext:value-type="float">
            <text:p>1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8</text:p>
          </table:table-cell>
          <table:table-cell office:value-type="float" office:value="58224980" calcext:value-type="float">
            <text:p>58224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485024" calcext:value-type="float">
            <text:p>485024</text:p>
          </table:table-cell>
          <table:table-cell office:value-type="float" office:value="447896" calcext:value-type="float">
            <text:p>44789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56" calcext:value-type="float">
            <text:p>9856</text:p>
          </table:table-cell>
          <table:table-cell office:value-type="float" office:value="237632" calcext:value-type="float">
            <text:p>237632</text:p>
          </table:table-cell>
          <table:table-cell office:value-type="float" office:value="125844" calcext:value-type="float">
            <text:p>125844</text:p>
          </table:table-cell>
          <table:table-cell office:value-type="float" office:value="18124" calcext:value-type="float">
            <text:p>18124</text:p>
          </table:table-cell>
          <table:table-cell office:value-type="float" office:value="9223" calcext:value-type="float">
            <text:p>9223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65" calcext:value-type="float">
            <text:p>13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09</text:p>
          </table:table-cell>
          <table:table-cell office:value-type="float" office:value="58224476" calcext:value-type="float">
            <text:p>58224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485024" calcext:value-type="float">
            <text:p>485024</text:p>
          </table:table-cell>
          <table:table-cell office:value-type="float" office:value="447896" calcext:value-type="float">
            <text:p>44789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58" calcext:value-type="float">
            <text:p>9858</text:p>
          </table:table-cell>
          <table:table-cell office:value-type="float" office:value="237632" calcext:value-type="float">
            <text:p>237632</text:p>
          </table:table-cell>
          <table:table-cell office:value-type="float" office:value="125844" calcext:value-type="float">
            <text:p>125844</text:p>
          </table:table-cell>
          <table:table-cell office:value-type="float" office:value="18124" calcext:value-type="float">
            <text:p>18124</text:p>
          </table:table-cell>
          <table:table-cell office:value-type="float" office:value="9223" calcext:value-type="float">
            <text:p>9223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65" calcext:value-type="float">
            <text:p>1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0</text:p>
          </table:table-cell>
          <table:table-cell office:value-type="float" office:value="58244364" calcext:value-type="float">
            <text:p>58244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156" calcext:value-type="float">
            <text:p>4210156</text:p>
          </table:table-cell>
          <table:table-cell office:value-type="float" office:value="485024" calcext:value-type="float">
            <text:p>485024</text:p>
          </table:table-cell>
          <table:table-cell office:value-type="float" office:value="447896" calcext:value-type="float">
            <text:p>44789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858" calcext:value-type="float">
            <text:p>9858</text:p>
          </table:table-cell>
          <table:table-cell office:value-type="float" office:value="237632" calcext:value-type="float">
            <text:p>237632</text:p>
          </table:table-cell>
          <table:table-cell office:value-type="float" office:value="125844" calcext:value-type="float">
            <text:p>125844</text:p>
          </table:table-cell>
          <table:table-cell office:value-type="float" office:value="18124" calcext:value-type="float">
            <text:p>18124</text:p>
          </table:table-cell>
          <table:table-cell office:value-type="float" office:value="9223" calcext:value-type="float">
            <text:p>9223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65" calcext:value-type="float">
            <text:p>1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1</text:p>
          </table:table-cell>
          <table:table-cell office:value-type="float" office:value="58287488" calcext:value-type="float">
            <text:p>58287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89676" calcext:value-type="float">
            <text:p>4189676</text:p>
          </table:table-cell>
          <table:table-cell office:value-type="float" office:value="464784" calcext:value-type="float">
            <text:p>464784</text:p>
          </table:table-cell>
          <table:table-cell office:value-type="float" office:value="427656" calcext:value-type="float">
            <text:p>42765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498" calcext:value-type="float">
            <text:p>9498</text:p>
          </table:table-cell>
          <table:table-cell office:value-type="float" office:value="217152" calcext:value-type="float">
            <text:p>217152</text:p>
          </table:table-cell>
          <table:table-cell office:value-type="float" office:value="104090" calcext:value-type="float">
            <text:p>104090</text:p>
          </table:table-cell>
          <table:table-cell office:value-type="float" office:value="18124" calcext:value-type="float">
            <text:p>18124</text:p>
          </table:table-cell>
          <table:table-cell office:value-type="float" office:value="7694" calcext:value-type="float">
            <text:p>7694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65" calcext:value-type="float">
            <text:p>11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12</text:p>
          </table:table-cell>
          <table:table-cell office:value-type="float" office:value="58287488" calcext:value-type="float">
            <text:p>58287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89676" calcext:value-type="float">
            <text:p>4189676</text:p>
          </table:table-cell>
          <table:table-cell office:value-type="float" office:value="464784" calcext:value-type="float">
            <text:p>464784</text:p>
          </table:table-cell>
          <table:table-cell office:value-type="float" office:value="427656" calcext:value-type="float">
            <text:p>42765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500" calcext:value-type="float">
            <text:p>9500</text:p>
          </table:table-cell>
          <table:table-cell office:value-type="float" office:value="217152" calcext:value-type="float">
            <text:p>217152</text:p>
          </table:table-cell>
          <table:table-cell office:value-type="float" office:value="104090" calcext:value-type="float">
            <text:p>104090</text:p>
          </table:table-cell>
          <table:table-cell office:value-type="float" office:value="18124" calcext:value-type="float">
            <text:p>18124</text:p>
          </table:table-cell>
          <table:table-cell office:value-type="float" office:value="7694" calcext:value-type="float">
            <text:p>7694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65" calcext:value-type="float">
            <text:p>1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3</text:p>
          </table:table-cell>
          <table:table-cell office:value-type="float" office:value="58312076" calcext:value-type="float">
            <text:p>58312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89676" calcext:value-type="float">
            <text:p>4189676</text:p>
          </table:table-cell>
          <table:table-cell office:value-type="float" office:value="464784" calcext:value-type="float">
            <text:p>464784</text:p>
          </table:table-cell>
          <table:table-cell office:value-type="float" office:value="427656" calcext:value-type="float">
            <text:p>42765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500" calcext:value-type="float">
            <text:p>9500</text:p>
          </table:table-cell>
          <table:table-cell office:value-type="float" office:value="217152" calcext:value-type="float">
            <text:p>217152</text:p>
          </table:table-cell>
          <table:table-cell office:value-type="float" office:value="104091" calcext:value-type="float">
            <text:p>104091</text:p>
          </table:table-cell>
          <table:table-cell office:value-type="float" office:value="18124" calcext:value-type="float">
            <text:p>18124</text:p>
          </table:table-cell>
          <table:table-cell office:value-type="float" office:value="7694" calcext:value-type="float">
            <text:p>7694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65" calcext:value-type="float">
            <text:p>11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4</text:p>
          </table:table-cell>
          <table:table-cell office:value-type="float" office:value="58351644" calcext:value-type="float">
            <text:p>58351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69196" calcext:value-type="float">
            <text:p>4169196</text:p>
          </table:table-cell>
          <table:table-cell office:value-type="float" office:value="444544" calcext:value-type="float">
            <text:p>444544</text:p>
          </table:table-cell>
          <table:table-cell office:value-type="float" office:value="407416" calcext:value-type="float">
            <text:p>40741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142" calcext:value-type="float">
            <text:p>9142</text:p>
          </table:table-cell>
          <table:table-cell office:value-type="float" office:value="196672" calcext:value-type="float">
            <text:p>196672</text:p>
          </table:table-cell>
          <table:table-cell office:value-type="float" office:value="82336" calcext:value-type="float">
            <text:p>82336</text:p>
          </table:table-cell>
          <table:table-cell office:value-type="float" office:value="18124" calcext:value-type="float">
            <text:p>18124</text:p>
          </table:table-cell>
          <table:table-cell office:value-type="float" office:value="6164" calcext:value-type="float">
            <text:p>6164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65" calcext:value-type="float">
            <text:p>9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15</text:p>
          </table:table-cell>
          <table:table-cell office:value-type="float" office:value="58351248" calcext:value-type="float">
            <text:p>58351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69196" calcext:value-type="float">
            <text:p>4169196</text:p>
          </table:table-cell>
          <table:table-cell office:value-type="float" office:value="444544" calcext:value-type="float">
            <text:p>444544</text:p>
          </table:table-cell>
          <table:table-cell office:value-type="float" office:value="407416" calcext:value-type="float">
            <text:p>40741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142" calcext:value-type="float">
            <text:p>9142</text:p>
          </table:table-cell>
          <table:table-cell office:value-type="float" office:value="196672" calcext:value-type="float">
            <text:p>196672</text:p>
          </table:table-cell>
          <table:table-cell office:value-type="float" office:value="82336" calcext:value-type="float">
            <text:p>82336</text:p>
          </table:table-cell>
          <table:table-cell office:value-type="float" office:value="18124" calcext:value-type="float">
            <text:p>18124</text:p>
          </table:table-cell>
          <table:table-cell office:value-type="float" office:value="6164" calcext:value-type="float">
            <text:p>6164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65" calcext:value-type="float">
            <text:p>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6</text:p>
          </table:table-cell>
          <table:table-cell office:value-type="float" office:value="58369524" calcext:value-type="float">
            <text:p>58369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69196" calcext:value-type="float">
            <text:p>4169196</text:p>
          </table:table-cell>
          <table:table-cell office:value-type="float" office:value="444544" calcext:value-type="float">
            <text:p>444544</text:p>
          </table:table-cell>
          <table:table-cell office:value-type="float" office:value="407416" calcext:value-type="float">
            <text:p>40741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9142" calcext:value-type="float">
            <text:p>9142</text:p>
          </table:table-cell>
          <table:table-cell office:value-type="float" office:value="196672" calcext:value-type="float">
            <text:p>196672</text:p>
          </table:table-cell>
          <table:table-cell office:value-type="float" office:value="82336" calcext:value-type="float">
            <text:p>82336</text:p>
          </table:table-cell>
          <table:table-cell office:value-type="float" office:value="18124" calcext:value-type="float">
            <text:p>18124</text:p>
          </table:table-cell>
          <table:table-cell office:value-type="float" office:value="6164" calcext:value-type="float">
            <text:p>6164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65" calcext:value-type="float">
            <text:p>9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7</text:p>
          </table:table-cell>
          <table:table-cell office:value-type="float" office:value="58405632" calcext:value-type="float">
            <text:p>58405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4860" calcext:value-type="float">
            <text:p>4154860</text:p>
          </table:table-cell>
          <table:table-cell office:value-type="float" office:value="430448" calcext:value-type="float">
            <text:p>430448</text:p>
          </table:table-cell>
          <table:table-cell office:value-type="float" office:value="393320" calcext:value-type="float">
            <text:p>3933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781" calcext:value-type="float">
            <text:p>8781</text:p>
          </table:table-cell>
          <table:table-cell office:value-type="float" office:value="182336" calcext:value-type="float">
            <text:p>182336</text:p>
          </table:table-cell>
          <table:table-cell office:value-type="float" office:value="60582" calcext:value-type="float">
            <text:p>60582</text:p>
          </table:table-cell>
          <table:table-cell office:value-type="float" office:value="18124" calcext:value-type="float">
            <text:p>18124</text:p>
          </table:table-cell>
          <table:table-cell office:value-type="float" office:value="4635" calcext:value-type="float">
            <text:p>4635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65" calcext:value-type="float">
            <text:p>7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18</text:p>
          </table:table-cell>
          <table:table-cell office:value-type="float" office:value="58405972" calcext:value-type="float">
            <text:p>58405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4860" calcext:value-type="float">
            <text:p>4154860</text:p>
          </table:table-cell>
          <table:table-cell office:value-type="float" office:value="430448" calcext:value-type="float">
            <text:p>430448</text:p>
          </table:table-cell>
          <table:table-cell office:value-type="float" office:value="393320" calcext:value-type="float">
            <text:p>3933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784" calcext:value-type="float">
            <text:p>8784</text:p>
          </table:table-cell>
          <table:table-cell office:value-type="float" office:value="182336" calcext:value-type="float">
            <text:p>182336</text:p>
          </table:table-cell>
          <table:table-cell office:value-type="float" office:value="60582" calcext:value-type="float">
            <text:p>60582</text:p>
          </table:table-cell>
          <table:table-cell office:value-type="float" office:value="18124" calcext:value-type="float">
            <text:p>18124</text:p>
          </table:table-cell>
          <table:table-cell office:value-type="float" office:value="4635" calcext:value-type="float">
            <text:p>4635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65" calcext:value-type="float">
            <text:p>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9</text:p>
          </table:table-cell>
          <table:table-cell office:value-type="float" office:value="58422744" calcext:value-type="float">
            <text:p>58422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4860" calcext:value-type="float">
            <text:p>4154860</text:p>
          </table:table-cell>
          <table:table-cell office:value-type="float" office:value="430448" calcext:value-type="float">
            <text:p>430448</text:p>
          </table:table-cell>
          <table:table-cell office:value-type="float" office:value="393320" calcext:value-type="float">
            <text:p>3933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784" calcext:value-type="float">
            <text:p>8784</text:p>
          </table:table-cell>
          <table:table-cell office:value-type="float" office:value="182336" calcext:value-type="float">
            <text:p>182336</text:p>
          </table:table-cell>
          <table:table-cell office:value-type="float" office:value="60582" calcext:value-type="float">
            <text:p>60582</text:p>
          </table:table-cell>
          <table:table-cell office:value-type="float" office:value="18124" calcext:value-type="float">
            <text:p>18124</text:p>
          </table:table-cell>
          <table:table-cell office:value-type="float" office:value="4635" calcext:value-type="float">
            <text:p>4635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65" calcext:value-type="float">
            <text:p>7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0</text:p>
          </table:table-cell>
          <table:table-cell office:value-type="float" office:value="58465864" calcext:value-type="float">
            <text:p>58465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3" calcext:value-type="float">
            <text:p>8423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21</text:p>
          </table:table-cell>
          <table:table-cell office:value-type="float" office:value="58465592" calcext:value-type="float">
            <text:p>58465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2</text:p>
          </table:table-cell>
          <table:table-cell office:value-type="float" office:value="58465496" calcext:value-type="float">
            <text:p>58465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3</text:p>
          </table:table-cell>
          <table:table-cell office:value-type="float" office:value="58465244" calcext:value-type="float">
            <text:p>58465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4</text:p>
          </table:table-cell>
          <table:table-cell office:value-type="float" office:value="58466168" calcext:value-type="float">
            <text:p>58466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5</text:p>
          </table:table-cell>
          <table:table-cell office:value-type="float" office:value="58484032" calcext:value-type="float">
            <text:p>58484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6</text:p>
          </table:table-cell>
          <table:table-cell office:value-type="float" office:value="58483832" calcext:value-type="float">
            <text:p>58483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7</text:p>
          </table:table-cell>
          <table:table-cell office:value-type="float" office:value="58483548" calcext:value-type="float">
            <text:p>58483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8</text:p>
          </table:table-cell>
          <table:table-cell office:value-type="float" office:value="58497848" calcext:value-type="float">
            <text:p>58497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9</text:p>
          </table:table-cell>
          <table:table-cell office:value-type="float" office:value="58498120" calcext:value-type="float">
            <text:p>58498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0</text:p>
          </table:table-cell>
          <table:table-cell office:value-type="float" office:value="58498268" calcext:value-type="float">
            <text:p>58498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1</text:p>
          </table:table-cell>
          <table:table-cell office:value-type="float" office:value="58520336" calcext:value-type="float">
            <text:p>58520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2</text:p>
          </table:table-cell>
          <table:table-cell office:value-type="float" office:value="58520368" calcext:value-type="float">
            <text:p>58520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3</text:p>
          </table:table-cell>
          <table:table-cell office:value-type="float" office:value="58520212" calcext:value-type="float">
            <text:p>58520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4</text:p>
          </table:table-cell>
          <table:table-cell office:value-type="float" office:value="58520188" calcext:value-type="float">
            <text:p>58520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5</text:p>
          </table:table-cell>
          <table:table-cell office:value-type="float" office:value="58538908" calcext:value-type="float">
            <text:p>58538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6</text:p>
          </table:table-cell>
          <table:table-cell office:value-type="float" office:value="58538980" calcext:value-type="float">
            <text:p>58538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7</text:p>
          </table:table-cell>
          <table:table-cell office:value-type="float" office:value="58538668" calcext:value-type="float">
            <text:p>58538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8</text:p>
          </table:table-cell>
          <table:table-cell office:value-type="float" office:value="58538476" calcext:value-type="float">
            <text:p>58538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9</text:p>
          </table:table-cell>
          <table:table-cell office:value-type="float" office:value="58538924" calcext:value-type="float">
            <text:p>58538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0</text:p>
          </table:table-cell>
          <table:table-cell office:value-type="float" office:value="58538608" calcext:value-type="float">
            <text:p>58538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1</text:p>
          </table:table-cell>
          <table:table-cell office:value-type="float" office:value="58538668" calcext:value-type="float">
            <text:p>58538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2</text:p>
          </table:table-cell>
          <table:table-cell office:value-type="float" office:value="58537728" calcext:value-type="float">
            <text:p>58537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3</text:p>
          </table:table-cell>
          <table:table-cell office:value-type="float" office:value="58537064" calcext:value-type="float">
            <text:p>58537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4</text:p>
          </table:table-cell>
          <table:table-cell office:value-type="float" office:value="58537348" calcext:value-type="float">
            <text:p>58537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5</text:p>
          </table:table-cell>
          <table:table-cell office:value-type="float" office:value="58536712" calcext:value-type="float">
            <text:p>58536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6</text:p>
          </table:table-cell>
          <table:table-cell office:value-type="float" office:value="58536088" calcext:value-type="float">
            <text:p>58536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7</text:p>
          </table:table-cell>
          <table:table-cell office:value-type="float" office:value="58536436" calcext:value-type="float">
            <text:p>58536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8</text:p>
          </table:table-cell>
          <table:table-cell office:value-type="float" office:value="58536044" calcext:value-type="float">
            <text:p>58536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9</text:p>
          </table:table-cell>
          <table:table-cell office:value-type="float" office:value="58536080" calcext:value-type="float">
            <text:p>58536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0</text:p>
          </table:table-cell>
          <table:table-cell office:value-type="float" office:value="58536836" calcext:value-type="float">
            <text:p>58536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1</text:p>
          </table:table-cell>
          <table:table-cell office:value-type="float" office:value="58537348" calcext:value-type="float">
            <text:p>58537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2</text:p>
          </table:table-cell>
          <table:table-cell office:value-type="float" office:value="58537852" calcext:value-type="float">
            <text:p>58537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3</text:p>
          </table:table-cell>
          <table:table-cell office:value-type="float" office:value="58538084" calcext:value-type="float">
            <text:p>58538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4</text:p>
          </table:table-cell>
          <table:table-cell office:value-type="float" office:value="58538176" calcext:value-type="float">
            <text:p>58538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5</text:p>
          </table:table-cell>
          <table:table-cell office:value-type="float" office:value="58538144" calcext:value-type="float">
            <text:p>58538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6</text:p>
          </table:table-cell>
          <table:table-cell office:value-type="float" office:value="58537916" calcext:value-type="float">
            <text:p>58537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7</text:p>
          </table:table-cell>
          <table:table-cell office:value-type="float" office:value="58538148" calcext:value-type="float">
            <text:p>58538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8</text:p>
          </table:table-cell>
          <table:table-cell office:value-type="float" office:value="58538264" calcext:value-type="float">
            <text:p>58538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9</text:p>
          </table:table-cell>
          <table:table-cell office:value-type="float" office:value="58537188" calcext:value-type="float">
            <text:p>58537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6" calcext:value-type="float">
            <text:p>8426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0</text:p>
          </table:table-cell>
          <table:table-cell office:value-type="float" office:value="58537788" calcext:value-type="float">
            <text:p>58537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1</text:p>
          </table:table-cell>
          <table:table-cell office:value-type="float" office:value="58537584" calcext:value-type="float">
            <text:p>58537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2</text:p>
          </table:table-cell>
          <table:table-cell office:value-type="float" office:value="58537452" calcext:value-type="float">
            <text:p>58537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3</text:p>
          </table:table-cell>
          <table:table-cell office:value-type="float" office:value="58537200" calcext:value-type="float">
            <text:p>58537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4</text:p>
          </table:table-cell>
          <table:table-cell office:value-type="float" office:value="58537684" calcext:value-type="float">
            <text:p>58537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28" calcext:value-type="float">
            <text:p>38828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5</text:p>
          </table:table-cell>
          <table:table-cell office:value-type="float" office:value="58537956" calcext:value-type="float">
            <text:p>58537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6</text:p>
          </table:table-cell>
          <table:table-cell office:value-type="float" office:value="58537976" calcext:value-type="float">
            <text:p>58537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7</text:p>
          </table:table-cell>
          <table:table-cell office:value-type="float" office:value="58538028" calcext:value-type="float">
            <text:p>58538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8</text:p>
          </table:table-cell>
          <table:table-cell office:value-type="float" office:value="58537152" calcext:value-type="float">
            <text:p>58537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9</text:p>
          </table:table-cell>
          <table:table-cell office:value-type="float" office:value="58537944" calcext:value-type="float">
            <text:p>58537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0</text:p>
          </table:table-cell>
          <table:table-cell office:value-type="float" office:value="58538412" calcext:value-type="float">
            <text:p>58538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1</text:p>
          </table:table-cell>
          <table:table-cell office:value-type="float" office:value="58538916" calcext:value-type="float">
            <text:p>58538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2</text:p>
          </table:table-cell>
          <table:table-cell office:value-type="float" office:value="58538664" calcext:value-type="float">
            <text:p>58538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3</text:p>
          </table:table-cell>
          <table:table-cell office:value-type="float" office:value="58538156" calcext:value-type="float">
            <text:p>58538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4</text:p>
          </table:table-cell>
          <table:table-cell office:value-type="float" office:value="58537200" calcext:value-type="float">
            <text:p>58537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5</text:p>
          </table:table-cell>
          <table:table-cell office:value-type="float" office:value="58536704" calcext:value-type="float">
            <text:p>58536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6</text:p>
          </table:table-cell>
          <table:table-cell office:value-type="float" office:value="58536884" calcext:value-type="float">
            <text:p>58536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7</text:p>
          </table:table-cell>
          <table:table-cell office:value-type="float" office:value="58536956" calcext:value-type="float">
            <text:p>58536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8</text:p>
          </table:table-cell>
          <table:table-cell office:value-type="float" office:value="58535800" calcext:value-type="float">
            <text:p>58535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9</text:p>
          </table:table-cell>
          <table:table-cell office:value-type="float" office:value="58537468" calcext:value-type="float">
            <text:p>58537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0</text:p>
          </table:table-cell>
          <table:table-cell office:value-type="float" office:value="58537976" calcext:value-type="float">
            <text:p>58537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1</text:p>
          </table:table-cell>
          <table:table-cell office:value-type="float" office:value="58537616" calcext:value-type="float">
            <text:p>58537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2</text:p>
          </table:table-cell>
          <table:table-cell office:value-type="float" office:value="58652568" calcext:value-type="float">
            <text:p>58652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2332" calcext:value-type="float">
            <text:p>4132332</text:p>
          </table:table-cell>
          <table:table-cell office:value-type="float" office:value="408264" calcext:value-type="float">
            <text:p>408264</text:p>
          </table:table-cell>
          <table:table-cell office:value-type="float" office:value="371136" calcext:value-type="float">
            <text:p>371136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428" calcext:value-type="float">
            <text:p>8428</text:p>
          </table:table-cell>
          <table:table-cell office:value-type="float" office:value="159912" calcext:value-type="float">
            <text:p>159912</text:p>
          </table:table-cell>
          <table:table-cell office:value-type="float" office:value="38832" calcext:value-type="float">
            <text:p>38832</text:p>
          </table:table-cell>
          <table:table-cell office:value-type="float" office:value="18124" calcext:value-type="float">
            <text:p>18124</text:p>
          </table:table-cell>
          <table:table-cell office:value-type="float" office:value="3106" calcext:value-type="float">
            <text:p>310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65" calcext:value-type="float">
            <text:p>5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3</text:p>
          </table:table-cell>
          <table:table-cell office:value-type="float" office:value="58800492" calcext:value-type="float">
            <text:p>58800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3" calcext:value-type="float">
            <text:p>8043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0:24</text:p>
          </table:table-cell>
          <table:table-cell office:value-type="float" office:value="58800232" calcext:value-type="float">
            <text:p>58800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6" calcext:value-type="float">
            <text:p>8046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5</text:p>
          </table:table-cell>
          <table:table-cell office:value-type="float" office:value="58799892" calcext:value-type="float">
            <text:p>58799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6" calcext:value-type="float">
            <text:p>8046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6</text:p>
          </table:table-cell>
          <table:table-cell office:value-type="float" office:value="58800448" calcext:value-type="float">
            <text:p>58800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6" calcext:value-type="float">
            <text:p>8046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7</text:p>
          </table:table-cell>
          <table:table-cell office:value-type="float" office:value="58800716" calcext:value-type="float">
            <text:p>58800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6" calcext:value-type="float">
            <text:p>8046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8</text:p>
          </table:table-cell>
          <table:table-cell office:value-type="float" office:value="58800372" calcext:value-type="float">
            <text:p>58800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6" calcext:value-type="float">
            <text:p>8046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9</text:p>
          </table:table-cell>
          <table:table-cell office:value-type="float" office:value="58800792" calcext:value-type="float">
            <text:p>58800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6" calcext:value-type="float">
            <text:p>8046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30</text:p>
          </table:table-cell>
          <table:table-cell office:value-type="float" office:value="58800332" calcext:value-type="float">
            <text:p>58800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6" calcext:value-type="float">
            <text:p>8046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31</text:p>
          </table:table-cell>
          <table:table-cell office:value-type="float" office:value="58800332" calcext:value-type="float">
            <text:p>58800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6" calcext:value-type="float">
            <text:p>8046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32</text:p>
          </table:table-cell>
          <table:table-cell office:value-type="float" office:value="59069376" calcext:value-type="float">
            <text:p>59069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7404" calcext:value-type="float">
            <text:p>4007404</text:p>
          </table:table-cell>
          <table:table-cell office:value-type="float" office:value="285248" calcext:value-type="float">
            <text:p>285248</text:p>
          </table:table-cell>
          <table:table-cell office:value-type="float" office:value="248120" calcext:value-type="float">
            <text:p>248120</text:p>
          </table:table-cell>
          <table:table-cell office:value-type="float" office:value="37128" calcext:value-type="float">
            <text:p>37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46" calcext:value-type="float">
            <text:p>8046</text:p>
          </table:table-cell>
          <table:table-cell office:value-type="float" office:value="35276" calcext:value-type="float">
            <text:p>35276</text:p>
          </table:table-cell>
          <table:table-cell office:value-type="float" office:value="17078" calcext:value-type="float">
            <text:p>17078</text:p>
          </table:table-cell>
          <table:table-cell office:value-type="float" office:value="18124" calcext:value-type="float">
            <text:p>18124</text:p>
          </table:table-cell>
          <table:table-cell office:value-type="float" office:value="1576" calcext:value-type="float">
            <text:p>1576</text:p>
          </table:table-cell>
          <table:table-cell office:value-type="float" office:value="399468" calcext:value-type="float">
            <text:p>39946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65" calcext:value-type="float">
            <text:p>3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12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apmachine16-few-loaders-5-400-interleave0.01-sanitized" table:style-name="ta1">
        <table:table-column table:style-name="co30" table:default-cell-style-name="ce1"/>
        <table:table-column table:style-name="co30" table:number-columns-repeated="45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office:value-type="string" calcext:value-type="string">
            <text:p>2021-04-05 15:50:48</text:p>
          </table:table-cell>
          <table:table-cell office:value-type="float" office:value="59631240" calcext:value-type="float">
            <text:p>5963124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1465" calcext:value-type="float">
            <text:p>146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797352" calcext:value-type="float">
            <text:p>3797352</text:p>
          </table:table-cell>
          <table:table-cell office:value-type="float" office:value="104684" calcext:value-type="float">
            <text:p>104684</text:p>
          </table:table-cell>
          <table:table-cell office:value-type="float" office:value="75336" calcext:value-type="float">
            <text:p>75336</text:p>
          </table:table-cell>
          <table:table-cell office:value-type="float" office:value="29348" calcext:value-type="float">
            <text:p>293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56" calcext:value-type="float">
            <text:p>20156</text:p>
          </table:table-cell>
          <table:table-cell office:value-type="float" office:value="3968" calcext:value-type="float">
            <text:p>3968</text:p>
          </table:table-cell>
          <table:table-cell office:value-type="float" office:value="3767" calcext:value-type="float">
            <text:p>3767</text:p>
          </table:table-cell>
          <table:table-cell office:value-type="float" office:value="448" calcext:value-type="float">
            <text:p>448</text:p>
          </table:table-cell>
          <table:table-cell office:value-type="float" office:value="338" calcext:value-type="float">
            <text:p>338</text:p>
          </table:table-cell>
          <table:table-cell office:value-type="float" office:value="21248" calcext:value-type="float">
            <text:p>212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808" calcext:value-type="float">
            <text:p>3080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513" calcext:value-type="float">
            <text:p>1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5 15:50:49</text:p>
          </table:table-cell>
          <table:table-cell office:value-type="float" office:value="59283296" calcext:value-type="float">
            <text:p>5928329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4" calcext:value-type="float">
            <text:p>149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193040" calcext:value-type="float">
            <text:p>193040</text:p>
          </table:table-cell>
          <table:table-cell office:value-type="float" office:value="155392" calcext:value-type="float">
            <text:p>155392</text:p>
          </table:table-cell>
          <table:table-cell office:value-type="float" office:value="37648" calcext:value-type="float">
            <text:p>37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float" office:value="303" calcext:value-type="float">
            <text:p>303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31657" calcext:value-type="float">
            <text:p>31657</text:p>
          </table:table-cell>
          <table:table-cell office:value-type="float" office:value="15296" calcext:value-type="float">
            <text:p>15296</text:p>
          </table:table-cell>
          <table:table-cell office:value-type="float" office:value="15112" calcext:value-type="float">
            <text:p>15112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1248" calcext:value-type="float">
            <text:p>21248</text:p>
          </table:table-cell>
          <table:table-cell office:value-type="float" office:value="14080" calcext:value-type="float">
            <text:p>140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52" calcext:value-type="float">
            <text:p>3695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0</text:p>
          </table:table-cell>
          <table:table-cell office:value-type="float" office:value="59046328" calcext:value-type="float">
            <text:p>5904632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4" calcext:value-type="float">
            <text:p>149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36012" calcext:value-type="float">
            <text:p>236012</text:p>
          </table:table-cell>
          <table:table-cell office:value-type="float" office:value="198364" calcext:value-type="float">
            <text:p>198364</text:p>
          </table:table-cell>
          <table:table-cell office:value-type="float" office:value="37648" calcext:value-type="float">
            <text:p>37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48" calcext:value-type="float">
            <text:p>1848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623" calcext:value-type="float">
            <text:p>32623</text:p>
          </table:table-cell>
          <table:table-cell office:value-type="float" office:value="16000" calcext:value-type="float">
            <text:p>16000</text:p>
          </table:table-cell>
          <table:table-cell office:value-type="float" office:value="15808" calcext:value-type="float">
            <text:p>15808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21248" calcext:value-type="float">
            <text:p>21248</text:p>
          </table:table-cell>
          <table:table-cell office:value-type="float" office:value="15680" calcext:value-type="float">
            <text:p>1568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52" calcext:value-type="float">
            <text:p>3695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1" calcext:value-type="float">
            <text:p>34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1</text:p>
          </table:table-cell>
          <table:table-cell office:value-type="float" office:value="58989320" calcext:value-type="float">
            <text:p>5898932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94" calcext:value-type="float">
            <text:p>149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44252" calcext:value-type="float">
            <text:p>244252</text:p>
          </table:table-cell>
          <table:table-cell office:value-type="float" office:value="206604" calcext:value-type="float">
            <text:p>206604</text:p>
          </table:table-cell>
          <table:table-cell office:value-type="float" office:value="37648" calcext:value-type="float">
            <text:p>37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27" calcext:value-type="float">
            <text:p>2527</text:p>
          </table:table-cell>
          <table:table-cell office:value-type="float" office:value="116" calcext:value-type="float">
            <text:p>116</text:p>
          </table:table-cell>
          <table:table-cell office:value-type="float" office:value="37" calcext:value-type="float">
            <text:p>37</text:p>
          </table:table-cell>
          <table:table-cell office:value-type="float" office:value="131072" calcext:value-type="float">
            <text:p>131072</text:p>
          </table:table-cell>
          <table:table-cell office:value-type="float" office:value="42175" calcext:value-type="float">
            <text:p>42175</text:p>
          </table:table-cell>
          <table:table-cell office:value-type="float" office:value="16512" calcext:value-type="float">
            <text:p>16512</text:p>
          </table:table-cell>
          <table:table-cell office:value-type="float" office:value="16292" calcext:value-type="float">
            <text:p>16292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21248" calcext:value-type="float">
            <text:p>21248</text:p>
          </table:table-cell>
          <table:table-cell office:value-type="float" office:value="16960" calcext:value-type="float">
            <text:p>1696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52" calcext:value-type="float">
            <text:p>3695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1" calcext:value-type="float">
            <text:p>3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2</text:p>
          </table:table-cell>
          <table:table-cell office:value-type="float" office:value="58964292" calcext:value-type="float">
            <text:p>5896429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6" calcext:value-type="float">
            <text:p>14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580" calcext:value-type="float">
            <text:p>250580</text:p>
          </table:table-cell>
          <table:table-cell office:value-type="float" office:value="212872" calcext:value-type="float">
            <text:p>212872</text:p>
          </table:table-cell>
          <table:table-cell office:value-type="float" office:value="37708" calcext:value-type="float">
            <text:p>37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37" calcext:value-type="float">
            <text:p>3337</text:p>
          </table:table-cell>
          <table:table-cell office:value-type="float" office:value="132" calcext:value-type="float">
            <text:p>132</text:p>
          </table:table-cell>
          <table:table-cell office:value-type="float" office:value="36" calcext:value-type="float">
            <text:p>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8687" calcext:value-type="float">
            <text:p>18687</text:p>
          </table:table-cell>
          <table:table-cell office:value-type="float" office:value="16896" calcext:value-type="float">
            <text:p>16896</text:p>
          </table:table-cell>
          <table:table-cell office:value-type="float" office:value="16702" calcext:value-type="float">
            <text:p>16702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1248" calcext:value-type="float">
            <text:p>21248</text:p>
          </table:table-cell>
          <table:table-cell office:value-type="float" office:value="18240" calcext:value-type="float">
            <text:p>1824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924" calcext:value-type="float">
            <text:p>359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3</text:p>
          </table:table-cell>
          <table:table-cell office:value-type="float" office:value="58980904" calcext:value-type="float">
            <text:p>5898090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16" calcext:value-type="float">
            <text:p>250716</text:p>
          </table:table-cell>
          <table:table-cell office:value-type="float" office:value="212856" calcext:value-type="float">
            <text:p>212856</text:p>
          </table:table-cell>
          <table:table-cell office:value-type="float" office:value="37860" calcext:value-type="float">
            <text:p>37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27" calcext:value-type="float">
            <text:p>1427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8" calcext:value-type="float">
            <text:p>8018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40" calcext:value-type="float">
            <text:p>3284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4</text:p>
          </table:table-cell>
          <table:table-cell office:value-type="float" office:value="58983972" calcext:value-type="float">
            <text:p>5898397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04" calcext:value-type="float">
            <text:p>250704</text:p>
          </table:table-cell>
          <table:table-cell office:value-type="float" office:value="212844" calcext:value-type="float">
            <text:p>21284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21" calcext:value-type="float">
            <text:p>8021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5</text:p>
          </table:table-cell>
          <table:table-cell office:value-type="float" office:value="58983532" calcext:value-type="float">
            <text:p>5898353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04" calcext:value-type="float">
            <text:p>250704</text:p>
          </table:table-cell>
          <table:table-cell office:value-type="float" office:value="212844" calcext:value-type="float">
            <text:p>21284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21" calcext:value-type="float">
            <text:p>8021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6</text:p>
          </table:table-cell>
          <table:table-cell office:value-type="float" office:value="58982808" calcext:value-type="float">
            <text:p>5898280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1" calcext:value-type="float">
            <text:p>14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04" calcext:value-type="float">
            <text:p>250704</text:p>
          </table:table-cell>
          <table:table-cell office:value-type="float" office:value="212844" calcext:value-type="float">
            <text:p>21284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24" calcext:value-type="float">
            <text:p>8024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7</text:p>
          </table:table-cell>
          <table:table-cell office:value-type="float" office:value="58982808" calcext:value-type="float">
            <text:p>5898280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1" calcext:value-type="float">
            <text:p>14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04" calcext:value-type="float">
            <text:p>250704</text:p>
          </table:table-cell>
          <table:table-cell office:value-type="float" office:value="212844" calcext:value-type="float">
            <text:p>21284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24" calcext:value-type="float">
            <text:p>8024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8</text:p>
          </table:table-cell>
          <table:table-cell office:value-type="float" office:value="58982304" calcext:value-type="float">
            <text:p>5898230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04" calcext:value-type="float">
            <text:p>250704</text:p>
          </table:table-cell>
          <table:table-cell office:value-type="float" office:value="212844" calcext:value-type="float">
            <text:p>21284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26" calcext:value-type="float">
            <text:p>8026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59</text:p>
          </table:table-cell>
          <table:table-cell office:value-type="float" office:value="58982308" calcext:value-type="float">
            <text:p>5898230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69" calcext:value-type="float">
            <text:p>14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96" calcext:value-type="float">
            <text:p>250796</text:p>
          </table:table-cell>
          <table:table-cell office:value-type="float" office:value="212936" calcext:value-type="float">
            <text:p>21293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29" calcext:value-type="float">
            <text:p>8029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0</text:p>
          </table:table-cell>
          <table:table-cell office:value-type="float" office:value="58982432" calcext:value-type="float">
            <text:p>5898243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69" calcext:value-type="float">
            <text:p>14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96" calcext:value-type="float">
            <text:p>250796</text:p>
          </table:table-cell>
          <table:table-cell office:value-type="float" office:value="212936" calcext:value-type="float">
            <text:p>21293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29" calcext:value-type="float">
            <text:p>8029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1</text:p>
          </table:table-cell>
          <table:table-cell office:value-type="float" office:value="58982560" calcext:value-type="float">
            <text:p>5898256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96" calcext:value-type="float">
            <text:p>250796</text:p>
          </table:table-cell>
          <table:table-cell office:value-type="float" office:value="212936" calcext:value-type="float">
            <text:p>21293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31" calcext:value-type="float">
            <text:p>8031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2</text:p>
          </table:table-cell>
          <table:table-cell office:value-type="float" office:value="58951484" calcext:value-type="float">
            <text:p>5895148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68" calcext:value-type="float">
            <text:p>14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0492" calcext:value-type="float">
            <text:p>4140492</text:p>
          </table:table-cell>
          <table:table-cell office:value-type="float" office:value="250796" calcext:value-type="float">
            <text:p>250796</text:p>
          </table:table-cell>
          <table:table-cell office:value-type="float" office:value="212936" calcext:value-type="float">
            <text:p>21293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31" calcext:value-type="float">
            <text:p>8031</text:p>
          </table:table-cell>
          <table:table-cell office:value-type="float" office:value="17024" calcext:value-type="float">
            <text:p>17024</text:p>
          </table:table-cell>
          <table:table-cell office:value-type="float" office:value="16835" calcext:value-type="float">
            <text:p>16835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416" calcext:value-type="float">
            <text:p>28416</text:p>
          </table:table-cell>
          <table:table-cell office:value-type="float" office:value="18496" calcext:value-type="float">
            <text:p>1849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3</text:p>
          </table:table-cell>
          <table:table-cell office:value-type="float" office:value="58601100" calcext:value-type="float">
            <text:p>586011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26540" calcext:value-type="float">
            <text:p>4226540</text:p>
          </table:table-cell>
          <table:table-cell office:value-type="float" office:value="339944" calcext:value-type="float">
            <text:p>339944</text:p>
          </table:table-cell>
          <table:table-cell office:value-type="float" office:value="302084" calcext:value-type="float">
            <text:p>302084</text:p>
          </table:table-cell>
          <table:table-cell office:value-type="float" office:value="37860" calcext:value-type="float">
            <text:p>37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836" calcext:value-type="float">
            <text:p>20836</text:p>
          </table:table-cell>
          <table:table-cell office:value-type="float" office:value="105920" calcext:value-type="float">
            <text:p>105920</text:p>
          </table:table-cell>
          <table:table-cell office:value-type="float" office:value="104782" calcext:value-type="float">
            <text:p>104782</text:p>
          </table:table-cell>
          <table:table-cell office:value-type="float" office:value="8256" calcext:value-type="float">
            <text:p>8256</text:p>
          </table:table-cell>
          <table:table-cell office:value-type="float" office:value="7847" calcext:value-type="float">
            <text:p>7847</text:p>
          </table:table-cell>
          <table:table-cell office:value-type="float" office:value="136896" calcext:value-type="float">
            <text:p>13689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852" calcext:value-type="float">
            <text:p>33852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11729" calcext:value-type="float">
            <text:p>11729</text:p>
          </table:table-cell>
          <table:table-cell office:value-type="float" office:value="8282" calcext:value-type="float">
            <text:p>8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4</text:p>
          </table:table-cell>
          <table:table-cell office:value-type="float" office:value="58156984" calcext:value-type="float">
            <text:p>581569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36" calcext:value-type="float">
            <text:p>470036</text:p>
          </table:table-cell>
          <table:table-cell office:value-type="float" office:value="432176" calcext:value-type="float">
            <text:p>432176</text:p>
          </table:table-cell>
          <table:table-cell office:value-type="float" office:value="37860" calcext:value-type="float">
            <text:p>37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68" calcext:value-type="float">
            <text:p>11468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52" calcext:value-type="float">
            <text:p>33852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office:value-type="float" office:value="11719" calcext:value-type="float">
            <text:p>1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5</text:p>
          </table:table-cell>
          <table:table-cell office:value-type="float" office:value="58108436" calcext:value-type="float">
            <text:p>5810843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36" calcext:value-type="float">
            <text:p>470036</text:p>
          </table:table-cell>
          <table:table-cell office:value-type="float" office:value="432176" calcext:value-type="float">
            <text:p>43217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70" calcext:value-type="float">
            <text:p>11470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52" calcext:value-type="float">
            <text:p>33852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6</text:p>
          </table:table-cell>
          <table:table-cell office:value-type="float" office:value="58107600" calcext:value-type="float">
            <text:p>581076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4" calcext:value-type="float">
            <text:p>1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36" calcext:value-type="float">
            <text:p>470036</text:p>
          </table:table-cell>
          <table:table-cell office:value-type="float" office:value="432176" calcext:value-type="float">
            <text:p>43217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70" calcext:value-type="float">
            <text:p>11470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52" calcext:value-type="float">
            <text:p>33852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7</text:p>
          </table:table-cell>
          <table:table-cell office:value-type="float" office:value="58106924" calcext:value-type="float">
            <text:p>581069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36" calcext:value-type="float">
            <text:p>470036</text:p>
          </table:table-cell>
          <table:table-cell office:value-type="float" office:value="432176" calcext:value-type="float">
            <text:p>43217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70" calcext:value-type="float">
            <text:p>11470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52" calcext:value-type="float">
            <text:p>33852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8</text:p>
          </table:table-cell>
          <table:table-cell office:value-type="float" office:value="58106624" calcext:value-type="float">
            <text:p>581066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44" calcext:value-type="float">
            <text:p>470044</text:p>
          </table:table-cell>
          <table:table-cell office:value-type="float" office:value="432184" calcext:value-type="float">
            <text:p>4321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70" calcext:value-type="float">
            <text:p>11470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09</text:p>
          </table:table-cell>
          <table:table-cell office:value-type="float" office:value="58106280" calcext:value-type="float">
            <text:p>581062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44" calcext:value-type="float">
            <text:p>470044</text:p>
          </table:table-cell>
          <table:table-cell office:value-type="float" office:value="432184" calcext:value-type="float">
            <text:p>4321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70" calcext:value-type="float">
            <text:p>11470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0</text:p>
          </table:table-cell>
          <table:table-cell office:value-type="float" office:value="58106360" calcext:value-type="float">
            <text:p>5810636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44" calcext:value-type="float">
            <text:p>470044</text:p>
          </table:table-cell>
          <table:table-cell office:value-type="float" office:value="432184" calcext:value-type="float">
            <text:p>4321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70" calcext:value-type="float">
            <text:p>11470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1</text:p>
          </table:table-cell>
          <table:table-cell office:value-type="float" office:value="58105904" calcext:value-type="float">
            <text:p>5810590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44" calcext:value-type="float">
            <text:p>470044</text:p>
          </table:table-cell>
          <table:table-cell office:value-type="float" office:value="432184" calcext:value-type="float">
            <text:p>4321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70" calcext:value-type="float">
            <text:p>11470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2</text:p>
          </table:table-cell>
          <table:table-cell office:value-type="float" office:value="58105460" calcext:value-type="float">
            <text:p>5810546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44" calcext:value-type="float">
            <text:p>470044</text:p>
          </table:table-cell>
          <table:table-cell office:value-type="float" office:value="432184" calcext:value-type="float">
            <text:p>4321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70" calcext:value-type="float">
            <text:p>11470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3</text:p>
          </table:table-cell>
          <table:table-cell office:value-type="float" office:value="58105816" calcext:value-type="float">
            <text:p>581058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0044" calcext:value-type="float">
            <text:p>470044</text:p>
          </table:table-cell>
          <table:table-cell office:value-type="float" office:value="432184" calcext:value-type="float">
            <text:p>4321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470" calcext:value-type="float">
            <text:p>11470</text:p>
          </table:table-cell>
          <table:table-cell office:value-type="float" office:value="229248" calcext:value-type="float">
            <text:p>229248</text:p>
          </table:table-cell>
          <table:table-cell office:value-type="float" office:value="228769" calcext:value-type="float">
            <text:p>228769</text:p>
          </table:table-cell>
          <table:table-cell office:value-type="float" office:value="17024" calcext:value-type="float">
            <text:p>17024</text:p>
          </table:table-cell>
          <table:table-cell office:value-type="float" office:value="16782" calcext:value-type="float">
            <text:p>1678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4</text:p>
          </table:table-cell>
          <table:table-cell office:value-type="float" office:value="58104688" calcext:value-type="float">
            <text:p>581046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1100" calcext:value-type="float">
            <text:p>471100</text:p>
          </table:table-cell>
          <table:table-cell office:value-type="float" office:value="433240" calcext:value-type="float">
            <text:p>43324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11" calcext:value-type="float">
            <text:p>11111</text:p>
          </table:table-cell>
          <table:table-cell office:value-type="float" office:value="229248" calcext:value-type="float">
            <text:p>229248</text:p>
          </table:table-cell>
          <table:table-cell office:value-type="float" office:value="207575" calcext:value-type="float">
            <text:p>207575</text:p>
          </table:table-cell>
          <table:table-cell office:value-type="float" office:value="17024" calcext:value-type="float">
            <text:p>17024</text:p>
          </table:table-cell>
          <table:table-cell office:value-type="float" office:value="15255" calcext:value-type="float">
            <text:p>15255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48" calcext:value-type="float">
            <text:p>21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15</text:p>
          </table:table-cell>
          <table:table-cell office:value-type="float" office:value="58104400" calcext:value-type="float">
            <text:p>581044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5" calcext:value-type="float">
            <text:p>14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1100" calcext:value-type="float">
            <text:p>471100</text:p>
          </table:table-cell>
          <table:table-cell office:value-type="float" office:value="433240" calcext:value-type="float">
            <text:p>43324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14" calcext:value-type="float">
            <text:p>11114</text:p>
          </table:table-cell>
          <table:table-cell office:value-type="float" office:value="229248" calcext:value-type="float">
            <text:p>229248</text:p>
          </table:table-cell>
          <table:table-cell office:value-type="float" office:value="207575" calcext:value-type="float">
            <text:p>207575</text:p>
          </table:table-cell>
          <table:table-cell office:value-type="float" office:value="17024" calcext:value-type="float">
            <text:p>17024</text:p>
          </table:table-cell>
          <table:table-cell office:value-type="float" office:value="15255" calcext:value-type="float">
            <text:p>15255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48" calcext:value-type="float">
            <text:p>2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6</text:p>
          </table:table-cell>
          <table:table-cell office:value-type="float" office:value="58104176" calcext:value-type="float">
            <text:p>5810417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71100" calcext:value-type="float">
            <text:p>471100</text:p>
          </table:table-cell>
          <table:table-cell office:value-type="float" office:value="433240" calcext:value-type="float">
            <text:p>43324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14" calcext:value-type="float">
            <text:p>11114</text:p>
          </table:table-cell>
          <table:table-cell office:value-type="float" office:value="229248" calcext:value-type="float">
            <text:p>229248</text:p>
          </table:table-cell>
          <table:table-cell office:value-type="float" office:value="207575" calcext:value-type="float">
            <text:p>207575</text:p>
          </table:table-cell>
          <table:table-cell office:value-type="float" office:value="17024" calcext:value-type="float">
            <text:p>17024</text:p>
          </table:table-cell>
          <table:table-cell office:value-type="float" office:value="15255" calcext:value-type="float">
            <text:p>15255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48" calcext:value-type="float">
            <text:p>2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7</text:p>
          </table:table-cell>
          <table:table-cell office:value-type="float" office:value="58124488" calcext:value-type="float">
            <text:p>581244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49296" calcext:value-type="float">
            <text:p>449296</text:p>
          </table:table-cell>
          <table:table-cell office:value-type="float" office:value="411436" calcext:value-type="float">
            <text:p>41143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754" calcext:value-type="float">
            <text:p>10754</text:p>
          </table:table-cell>
          <table:table-cell office:value-type="float" office:value="207168" calcext:value-type="float">
            <text:p>207168</text:p>
          </table:table-cell>
          <table:table-cell office:value-type="float" office:value="186384" calcext:value-type="float">
            <text:p>186384</text:p>
          </table:table-cell>
          <table:table-cell office:value-type="float" office:value="17024" calcext:value-type="float">
            <text:p>17024</text:p>
          </table:table-cell>
          <table:table-cell office:value-type="float" office:value="13727" calcext:value-type="float">
            <text:p>13727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48" calcext:value-type="float">
            <text:p>19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18</text:p>
          </table:table-cell>
          <table:table-cell office:value-type="float" office:value="58125044" calcext:value-type="float">
            <text:p>581250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49296" calcext:value-type="float">
            <text:p>449296</text:p>
          </table:table-cell>
          <table:table-cell office:value-type="float" office:value="411436" calcext:value-type="float">
            <text:p>41143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757" calcext:value-type="float">
            <text:p>10757</text:p>
          </table:table-cell>
          <table:table-cell office:value-type="float" office:value="207168" calcext:value-type="float">
            <text:p>207168</text:p>
          </table:table-cell>
          <table:table-cell office:value-type="float" office:value="186384" calcext:value-type="float">
            <text:p>186384</text:p>
          </table:table-cell>
          <table:table-cell office:value-type="float" office:value="17024" calcext:value-type="float">
            <text:p>17024</text:p>
          </table:table-cell>
          <table:table-cell office:value-type="float" office:value="13727" calcext:value-type="float">
            <text:p>13727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48" calcext:value-type="float">
            <text:p>1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19</text:p>
          </table:table-cell>
          <table:table-cell office:value-type="float" office:value="58125240" calcext:value-type="float">
            <text:p>5812524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49296" calcext:value-type="float">
            <text:p>449296</text:p>
          </table:table-cell>
          <table:table-cell office:value-type="float" office:value="411436" calcext:value-type="float">
            <text:p>411436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757" calcext:value-type="float">
            <text:p>10757</text:p>
          </table:table-cell>
          <table:table-cell office:value-type="float" office:value="207168" calcext:value-type="float">
            <text:p>207168</text:p>
          </table:table-cell>
          <table:table-cell office:value-type="float" office:value="186384" calcext:value-type="float">
            <text:p>186384</text:p>
          </table:table-cell>
          <table:table-cell office:value-type="float" office:value="17024" calcext:value-type="float">
            <text:p>17024</text:p>
          </table:table-cell>
          <table:table-cell office:value-type="float" office:value="13727" calcext:value-type="float">
            <text:p>13727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48" calcext:value-type="float">
            <text:p>1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0</text:p>
          </table:table-cell>
          <table:table-cell office:value-type="float" office:value="58141068" calcext:value-type="float">
            <text:p>581410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7" calcext:value-type="float">
            <text:p>14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32160" calcext:value-type="float">
            <text:p>432160</text:p>
          </table:table-cell>
          <table:table-cell office:value-type="float" office:value="394300" calcext:value-type="float">
            <text:p>39430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398" calcext:value-type="float">
            <text:p>10398</text:p>
          </table:table-cell>
          <table:table-cell office:value-type="float" office:value="190016" calcext:value-type="float">
            <text:p>190016</text:p>
          </table:table-cell>
          <table:table-cell office:value-type="float" office:value="165190" calcext:value-type="float">
            <text:p>165190</text:p>
          </table:table-cell>
          <table:table-cell office:value-type="float" office:value="17024" calcext:value-type="float">
            <text:p>17024</text:p>
          </table:table-cell>
          <table:table-cell office:value-type="float" office:value="12200" calcext:value-type="float">
            <text:p>12200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48" calcext:value-type="float">
            <text:p>17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21</text:p>
          </table:table-cell>
          <table:table-cell office:value-type="float" office:value="58141068" calcext:value-type="float">
            <text:p>581410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32160" calcext:value-type="float">
            <text:p>432160</text:p>
          </table:table-cell>
          <table:table-cell office:value-type="float" office:value="394300" calcext:value-type="float">
            <text:p>39430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00" calcext:value-type="float">
            <text:p>10400</text:p>
          </table:table-cell>
          <table:table-cell office:value-type="float" office:value="190016" calcext:value-type="float">
            <text:p>190016</text:p>
          </table:table-cell>
          <table:table-cell office:value-type="float" office:value="165190" calcext:value-type="float">
            <text:p>165190</text:p>
          </table:table-cell>
          <table:table-cell office:value-type="float" office:value="17024" calcext:value-type="float">
            <text:p>17024</text:p>
          </table:table-cell>
          <table:table-cell office:value-type="float" office:value="12200" calcext:value-type="float">
            <text:p>12200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48" calcext:value-type="float">
            <text:p>1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2</text:p>
          </table:table-cell>
          <table:table-cell office:value-type="float" office:value="58141364" calcext:value-type="float">
            <text:p>581413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32160" calcext:value-type="float">
            <text:p>432160</text:p>
          </table:table-cell>
          <table:table-cell office:value-type="float" office:value="394300" calcext:value-type="float">
            <text:p>39430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00" calcext:value-type="float">
            <text:p>10400</text:p>
          </table:table-cell>
          <table:table-cell office:value-type="float" office:value="190016" calcext:value-type="float">
            <text:p>190016</text:p>
          </table:table-cell>
          <table:table-cell office:value-type="float" office:value="165190" calcext:value-type="float">
            <text:p>165190</text:p>
          </table:table-cell>
          <table:table-cell office:value-type="float" office:value="17024" calcext:value-type="float">
            <text:p>17024</text:p>
          </table:table-cell>
          <table:table-cell office:value-type="float" office:value="12200" calcext:value-type="float">
            <text:p>12200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48" calcext:value-type="float">
            <text:p>1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3</text:p>
          </table:table-cell>
          <table:table-cell office:value-type="float" office:value="58166040" calcext:value-type="float">
            <text:p>5816604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06944" calcext:value-type="float">
            <text:p>406944</text:p>
          </table:table-cell>
          <table:table-cell office:value-type="float" office:value="369084" calcext:value-type="float">
            <text:p>3690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041" calcext:value-type="float">
            <text:p>10041</text:p>
          </table:table-cell>
          <table:table-cell office:value-type="float" office:value="164800" calcext:value-type="float">
            <text:p>164800</text:p>
          </table:table-cell>
          <table:table-cell office:value-type="float" office:value="143999" calcext:value-type="float">
            <text:p>143999</text:p>
          </table:table-cell>
          <table:table-cell office:value-type="float" office:value="14144" calcext:value-type="float">
            <text:p>14144</text:p>
          </table:table-cell>
          <table:table-cell office:value-type="float" office:value="10673" calcext:value-type="float">
            <text:p>10673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48" calcext:value-type="float">
            <text:p>15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24</text:p>
          </table:table-cell>
          <table:table-cell office:value-type="float" office:value="58166040" calcext:value-type="float">
            <text:p>5816604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06944" calcext:value-type="float">
            <text:p>406944</text:p>
          </table:table-cell>
          <table:table-cell office:value-type="float" office:value="369084" calcext:value-type="float">
            <text:p>3690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043" calcext:value-type="float">
            <text:p>10043</text:p>
          </table:table-cell>
          <table:table-cell office:value-type="float" office:value="164800" calcext:value-type="float">
            <text:p>164800</text:p>
          </table:table-cell>
          <table:table-cell office:value-type="float" office:value="143999" calcext:value-type="float">
            <text:p>143999</text:p>
          </table:table-cell>
          <table:table-cell office:value-type="float" office:value="14144" calcext:value-type="float">
            <text:p>14144</text:p>
          </table:table-cell>
          <table:table-cell office:value-type="float" office:value="10673" calcext:value-type="float">
            <text:p>10673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48" calcext:value-type="float">
            <text:p>1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5</text:p>
          </table:table-cell>
          <table:table-cell office:value-type="float" office:value="58165912" calcext:value-type="float">
            <text:p>5816591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406944" calcext:value-type="float">
            <text:p>406944</text:p>
          </table:table-cell>
          <table:table-cell office:value-type="float" office:value="369084" calcext:value-type="float">
            <text:p>3690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043" calcext:value-type="float">
            <text:p>10043</text:p>
          </table:table-cell>
          <table:table-cell office:value-type="float" office:value="164800" calcext:value-type="float">
            <text:p>164800</text:p>
          </table:table-cell>
          <table:table-cell office:value-type="float" office:value="143999" calcext:value-type="float">
            <text:p>143999</text:p>
          </table:table-cell>
          <table:table-cell office:value-type="float" office:value="14144" calcext:value-type="float">
            <text:p>14144</text:p>
          </table:table-cell>
          <table:table-cell office:value-type="float" office:value="10673" calcext:value-type="float">
            <text:p>10673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48" calcext:value-type="float">
            <text:p>1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6</text:p>
          </table:table-cell>
          <table:table-cell office:value-type="float" office:value="58182676" calcext:value-type="float">
            <text:p>5818267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90052" calcext:value-type="float">
            <text:p>390052</text:p>
          </table:table-cell>
          <table:table-cell office:value-type="float" office:value="352192" calcext:value-type="float">
            <text:p>35219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9684" calcext:value-type="float">
            <text:p>9684</text:p>
          </table:table-cell>
          <table:table-cell office:value-type="float" office:value="147904" calcext:value-type="float">
            <text:p>147904</text:p>
          </table:table-cell>
          <table:table-cell office:value-type="float" office:value="122805" calcext:value-type="float">
            <text:p>122805</text:p>
          </table:table-cell>
          <table:table-cell office:value-type="float" office:value="14144" calcext:value-type="float">
            <text:p>14144</text:p>
          </table:table-cell>
          <table:table-cell office:value-type="float" office:value="9146" calcext:value-type="float">
            <text:p>9146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48" calcext:value-type="float">
            <text:p>13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27</text:p>
          </table:table-cell>
          <table:table-cell office:value-type="float" office:value="58182816" calcext:value-type="float">
            <text:p>581828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90052" calcext:value-type="float">
            <text:p>390052</text:p>
          </table:table-cell>
          <table:table-cell office:value-type="float" office:value="352192" calcext:value-type="float">
            <text:p>35219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9687" calcext:value-type="float">
            <text:p>9687</text:p>
          </table:table-cell>
          <table:table-cell office:value-type="float" office:value="147904" calcext:value-type="float">
            <text:p>147904</text:p>
          </table:table-cell>
          <table:table-cell office:value-type="float" office:value="122805" calcext:value-type="float">
            <text:p>122805</text:p>
          </table:table-cell>
          <table:table-cell office:value-type="float" office:value="14144" calcext:value-type="float">
            <text:p>14144</text:p>
          </table:table-cell>
          <table:table-cell office:value-type="float" office:value="9146" calcext:value-type="float">
            <text:p>9146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48" calcext:value-type="float">
            <text:p>1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8</text:p>
          </table:table-cell>
          <table:table-cell office:value-type="float" office:value="58182428" calcext:value-type="float">
            <text:p>5818242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90052" calcext:value-type="float">
            <text:p>390052</text:p>
          </table:table-cell>
          <table:table-cell office:value-type="float" office:value="352192" calcext:value-type="float">
            <text:p>35219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9687" calcext:value-type="float">
            <text:p>9687</text:p>
          </table:table-cell>
          <table:table-cell office:value-type="float" office:value="147904" calcext:value-type="float">
            <text:p>147904</text:p>
          </table:table-cell>
          <table:table-cell office:value-type="float" office:value="122805" calcext:value-type="float">
            <text:p>122805</text:p>
          </table:table-cell>
          <table:table-cell office:value-type="float" office:value="14144" calcext:value-type="float">
            <text:p>14144</text:p>
          </table:table-cell>
          <table:table-cell office:value-type="float" office:value="9146" calcext:value-type="float">
            <text:p>9146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48" calcext:value-type="float">
            <text:p>1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29</text:p>
          </table:table-cell>
          <table:table-cell office:value-type="float" office:value="58207124" calcext:value-type="float">
            <text:p>582071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65100" calcext:value-type="float">
            <text:p>365100</text:p>
          </table:table-cell>
          <table:table-cell office:value-type="float" office:value="327240" calcext:value-type="float">
            <text:p>32724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27" calcext:value-type="float">
            <text:p>9327</text:p>
          </table:table-cell>
          <table:table-cell office:value-type="float" office:value="122688" calcext:value-type="float">
            <text:p>122688</text:p>
          </table:table-cell>
          <table:table-cell office:value-type="float" office:value="101614" calcext:value-type="float">
            <text:p>101614</text:p>
          </table:table-cell>
          <table:table-cell office:value-type="float" office:value="11264" calcext:value-type="float">
            <text:p>11264</text:p>
          </table:table-cell>
          <table:table-cell office:value-type="float" office:value="7619" calcext:value-type="float">
            <text:p>7619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48" calcext:value-type="float">
            <text:p>11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30</text:p>
          </table:table-cell>
          <table:table-cell office:value-type="float" office:value="58206872" calcext:value-type="float">
            <text:p>582068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65100" calcext:value-type="float">
            <text:p>365100</text:p>
          </table:table-cell>
          <table:table-cell office:value-type="float" office:value="327240" calcext:value-type="float">
            <text:p>32724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30" calcext:value-type="float">
            <text:p>9330</text:p>
          </table:table-cell>
          <table:table-cell office:value-type="float" office:value="122688" calcext:value-type="float">
            <text:p>122688</text:p>
          </table:table-cell>
          <table:table-cell office:value-type="float" office:value="101614" calcext:value-type="float">
            <text:p>101614</text:p>
          </table:table-cell>
          <table:table-cell office:value-type="float" office:value="11264" calcext:value-type="float">
            <text:p>11264</text:p>
          </table:table-cell>
          <table:table-cell office:value-type="float" office:value="7619" calcext:value-type="float">
            <text:p>7619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48" calcext:value-type="float">
            <text:p>1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1</text:p>
          </table:table-cell>
          <table:table-cell office:value-type="float" office:value="58206880" calcext:value-type="float">
            <text:p>582068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65100" calcext:value-type="float">
            <text:p>365100</text:p>
          </table:table-cell>
          <table:table-cell office:value-type="float" office:value="327240" calcext:value-type="float">
            <text:p>32724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30" calcext:value-type="float">
            <text:p>9330</text:p>
          </table:table-cell>
          <table:table-cell office:value-type="float" office:value="122688" calcext:value-type="float">
            <text:p>122688</text:p>
          </table:table-cell>
          <table:table-cell office:value-type="float" office:value="101614" calcext:value-type="float">
            <text:p>101614</text:p>
          </table:table-cell>
          <table:table-cell office:value-type="float" office:value="11264" calcext:value-type="float">
            <text:p>11264</text:p>
          </table:table-cell>
          <table:table-cell office:value-type="float" office:value="7619" calcext:value-type="float">
            <text:p>7619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48" calcext:value-type="float">
            <text:p>1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2</text:p>
          </table:table-cell>
          <table:table-cell office:value-type="float" office:value="58224380" calcext:value-type="float">
            <text:p>582243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4" calcext:value-type="float">
            <text:p>14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47820" calcext:value-type="float">
            <text:p>347820</text:p>
          </table:table-cell>
          <table:table-cell office:value-type="float" office:value="309960" calcext:value-type="float">
            <text:p>30996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971" calcext:value-type="float">
            <text:p>8971</text:p>
          </table:table-cell>
          <table:table-cell office:value-type="float" office:value="105408" calcext:value-type="float">
            <text:p>105408</text:p>
          </table:table-cell>
          <table:table-cell office:value-type="float" office:value="80420" calcext:value-type="float">
            <text:p>80420</text:p>
          </table:table-cell>
          <table:table-cell office:value-type="float" office:value="11264" calcext:value-type="float">
            <text:p>11264</text:p>
          </table:table-cell>
          <table:table-cell office:value-type="float" office:value="6092" calcext:value-type="float">
            <text:p>609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48" calcext:value-type="float">
            <text:p>9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33</text:p>
          </table:table-cell>
          <table:table-cell office:value-type="float" office:value="58223288" calcext:value-type="float">
            <text:p>582232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4" calcext:value-type="float">
            <text:p>14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47820" calcext:value-type="float">
            <text:p>347820</text:p>
          </table:table-cell>
          <table:table-cell office:value-type="float" office:value="309960" calcext:value-type="float">
            <text:p>30996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973" calcext:value-type="float">
            <text:p>8973</text:p>
          </table:table-cell>
          <table:table-cell office:value-type="float" office:value="105408" calcext:value-type="float">
            <text:p>105408</text:p>
          </table:table-cell>
          <table:table-cell office:value-type="float" office:value="80420" calcext:value-type="float">
            <text:p>80420</text:p>
          </table:table-cell>
          <table:table-cell office:value-type="float" office:value="11264" calcext:value-type="float">
            <text:p>11264</text:p>
          </table:table-cell>
          <table:table-cell office:value-type="float" office:value="6092" calcext:value-type="float">
            <text:p>609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48" calcext:value-type="float">
            <text:p>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4</text:p>
          </table:table-cell>
          <table:table-cell office:value-type="float" office:value="58222108" calcext:value-type="float">
            <text:p>5822210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4" calcext:value-type="float">
            <text:p>14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47820" calcext:value-type="float">
            <text:p>347820</text:p>
          </table:table-cell>
          <table:table-cell office:value-type="float" office:value="309960" calcext:value-type="float">
            <text:p>30996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973" calcext:value-type="float">
            <text:p>8973</text:p>
          </table:table-cell>
          <table:table-cell office:value-type="float" office:value="105408" calcext:value-type="float">
            <text:p>105408</text:p>
          </table:table-cell>
          <table:table-cell office:value-type="float" office:value="80420" calcext:value-type="float">
            <text:p>80420</text:p>
          </table:table-cell>
          <table:table-cell office:value-type="float" office:value="11264" calcext:value-type="float">
            <text:p>11264</text:p>
          </table:table-cell>
          <table:table-cell office:value-type="float" office:value="6092" calcext:value-type="float">
            <text:p>6092</text:p>
          </table:table-cell>
          <table:table-cell office:value-type="float" office:value="382080" calcext:value-type="float">
            <text:p>382080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48" calcext:value-type="float">
            <text:p>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5</text:p>
          </table:table-cell>
          <table:table-cell office:value-type="float" office:value="58246240" calcext:value-type="float">
            <text:p>5824624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22860" calcext:value-type="float">
            <text:p>322860</text:p>
          </table:table-cell>
          <table:table-cell office:value-type="float" office:value="285000" calcext:value-type="float">
            <text:p>28500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14" calcext:value-type="float">
            <text:p>8614</text:p>
          </table:table-cell>
          <table:table-cell office:value-type="float" office:value="80448" calcext:value-type="float">
            <text:p>80448</text:p>
          </table:table-cell>
          <table:table-cell office:value-type="float" office:value="59229" calcext:value-type="float">
            <text:p>59229</text:p>
          </table:table-cell>
          <table:table-cell office:value-type="float" office:value="8384" calcext:value-type="float">
            <text:p>8384</text:p>
          </table:table-cell>
          <table:table-cell office:value-type="float" office:value="4565" calcext:value-type="float">
            <text:p>4565</text:p>
          </table:table-cell>
          <table:table-cell office:value-type="float" office:value="370752" calcext:value-type="float">
            <text:p>370752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48" calcext:value-type="float">
            <text:p>7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36</text:p>
          </table:table-cell>
          <table:table-cell office:value-type="float" office:value="58245988" calcext:value-type="float">
            <text:p>582459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22860" calcext:value-type="float">
            <text:p>322860</text:p>
          </table:table-cell>
          <table:table-cell office:value-type="float" office:value="285000" calcext:value-type="float">
            <text:p>28500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17" calcext:value-type="float">
            <text:p>8617</text:p>
          </table:table-cell>
          <table:table-cell office:value-type="float" office:value="80448" calcext:value-type="float">
            <text:p>80448</text:p>
          </table:table-cell>
          <table:table-cell office:value-type="float" office:value="59229" calcext:value-type="float">
            <text:p>59229</text:p>
          </table:table-cell>
          <table:table-cell office:value-type="float" office:value="8384" calcext:value-type="float">
            <text:p>8384</text:p>
          </table:table-cell>
          <table:table-cell office:value-type="float" office:value="4565" calcext:value-type="float">
            <text:p>4565</text:p>
          </table:table-cell>
          <table:table-cell office:value-type="float" office:value="370752" calcext:value-type="float">
            <text:p>370752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48" calcext:value-type="float">
            <text:p>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7</text:p>
          </table:table-cell>
          <table:table-cell office:value-type="float" office:value="58245484" calcext:value-type="float">
            <text:p>582454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22860" calcext:value-type="float">
            <text:p>322860</text:p>
          </table:table-cell>
          <table:table-cell office:value-type="float" office:value="285000" calcext:value-type="float">
            <text:p>285000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17" calcext:value-type="float">
            <text:p>8617</text:p>
          </table:table-cell>
          <table:table-cell office:value-type="float" office:value="80448" calcext:value-type="float">
            <text:p>80448</text:p>
          </table:table-cell>
          <table:table-cell office:value-type="float" office:value="59229" calcext:value-type="float">
            <text:p>59229</text:p>
          </table:table-cell>
          <table:table-cell office:value-type="float" office:value="8384" calcext:value-type="float">
            <text:p>8384</text:p>
          </table:table-cell>
          <table:table-cell office:value-type="float" office:value="4565" calcext:value-type="float">
            <text:p>4565</text:p>
          </table:table-cell>
          <table:table-cell office:value-type="float" office:value="370752" calcext:value-type="float">
            <text:p>370752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48" calcext:value-type="float">
            <text:p>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38</text:p>
          </table:table-cell>
          <table:table-cell office:value-type="float" office:value="58261700" calcext:value-type="float">
            <text:p>582617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57" calcext:value-type="float">
            <text:p>8257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5" calcext:value-type="float">
            <text:p>38035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1:39</text:p>
          </table:table-cell>
          <table:table-cell office:value-type="float" office:value="58262152" calcext:value-type="float">
            <text:p>5826215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0</text:p>
          </table:table-cell>
          <table:table-cell office:value-type="float" office:value="58261660" calcext:value-type="float">
            <text:p>5826166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1</text:p>
          </table:table-cell>
          <table:table-cell office:value-type="float" office:value="58261408" calcext:value-type="float">
            <text:p>5826140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2</text:p>
          </table:table-cell>
          <table:table-cell office:value-type="float" office:value="58261396" calcext:value-type="float">
            <text:p>5826139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3</text:p>
          </table:table-cell>
          <table:table-cell office:value-type="float" office:value="58261272" calcext:value-type="float">
            <text:p>582612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4</text:p>
          </table:table-cell>
          <table:table-cell office:value-type="float" office:value="58261168" calcext:value-type="float">
            <text:p>582611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5</text:p>
          </table:table-cell>
          <table:table-cell office:value-type="float" office:value="58260972" calcext:value-type="float">
            <text:p>582609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6</text:p>
          </table:table-cell>
          <table:table-cell office:value-type="float" office:value="58261164" calcext:value-type="float">
            <text:p>582611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7</text:p>
          </table:table-cell>
          <table:table-cell office:value-type="float" office:value="58261164" calcext:value-type="float">
            <text:p>582611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8</text:p>
          </table:table-cell>
          <table:table-cell office:value-type="float" office:value="58261188" calcext:value-type="float">
            <text:p>582611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49</text:p>
          </table:table-cell>
          <table:table-cell office:value-type="float" office:value="58259732" calcext:value-type="float">
            <text:p>582597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0</text:p>
          </table:table-cell>
          <table:table-cell office:value-type="float" office:value="58261260" calcext:value-type="float">
            <text:p>5826126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1</text:p>
          </table:table-cell>
          <table:table-cell office:value-type="float" office:value="58261172" calcext:value-type="float">
            <text:p>582611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2</text:p>
          </table:table-cell>
          <table:table-cell office:value-type="float" office:value="58260272" calcext:value-type="float">
            <text:p>582602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3</text:p>
          </table:table-cell>
          <table:table-cell office:value-type="float" office:value="58259788" calcext:value-type="float">
            <text:p>582597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4</text:p>
          </table:table-cell>
          <table:table-cell office:value-type="float" office:value="58260480" calcext:value-type="float">
            <text:p>582604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5</text:p>
          </table:table-cell>
          <table:table-cell office:value-type="float" office:value="58259804" calcext:value-type="float">
            <text:p>5825980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7</text:p>
          </table:table-cell>
          <table:table-cell office:value-type="float" office:value="58259184" calcext:value-type="float">
            <text:p>582591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8</text:p>
          </table:table-cell>
          <table:table-cell office:value-type="float" office:value="58259888" calcext:value-type="float">
            <text:p>582598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2" calcext:value-type="float">
            <text:p>14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1:59</text:p>
          </table:table-cell>
          <table:table-cell office:value-type="float" office:value="58259244" calcext:value-type="float">
            <text:p>582592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0</text:p>
          </table:table-cell>
          <table:table-cell office:value-type="float" office:value="58259872" calcext:value-type="float">
            <text:p>582598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1</text:p>
          </table:table-cell>
          <table:table-cell office:value-type="float" office:value="58258752" calcext:value-type="float">
            <text:p>5825875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2</text:p>
          </table:table-cell>
          <table:table-cell office:value-type="float" office:value="58258968" calcext:value-type="float">
            <text:p>582589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3</text:p>
          </table:table-cell>
          <table:table-cell office:value-type="float" office:value="58258660" calcext:value-type="float">
            <text:p>5825866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4</text:p>
          </table:table-cell>
          <table:table-cell office:value-type="float" office:value="58258660" calcext:value-type="float">
            <text:p>5825866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5</text:p>
          </table:table-cell>
          <table:table-cell office:value-type="float" office:value="58258680" calcext:value-type="float">
            <text:p>582586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6</text:p>
          </table:table-cell>
          <table:table-cell office:value-type="float" office:value="58258796" calcext:value-type="float">
            <text:p>5825879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7</text:p>
          </table:table-cell>
          <table:table-cell office:value-type="float" office:value="58258920" calcext:value-type="float">
            <text:p>5825892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8</text:p>
          </table:table-cell>
          <table:table-cell office:value-type="float" office:value="58259188" calcext:value-type="float">
            <text:p>582591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09</text:p>
          </table:table-cell>
          <table:table-cell office:value-type="float" office:value="58259320" calcext:value-type="float">
            <text:p>5825932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0</text:p>
          </table:table-cell>
          <table:table-cell office:value-type="float" office:value="58258380" calcext:value-type="float">
            <text:p>582583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1</text:p>
          </table:table-cell>
          <table:table-cell office:value-type="float" office:value="58258532" calcext:value-type="float">
            <text:p>582585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2</text:p>
          </table:table-cell>
          <table:table-cell office:value-type="float" office:value="58259204" calcext:value-type="float">
            <text:p>5825920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3</text:p>
          </table:table-cell>
          <table:table-cell office:value-type="float" office:value="58259456" calcext:value-type="float">
            <text:p>5825945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4</text:p>
          </table:table-cell>
          <table:table-cell office:value-type="float" office:value="58259764" calcext:value-type="float">
            <text:p>582597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5</text:p>
          </table:table-cell>
          <table:table-cell office:value-type="float" office:value="58259732" calcext:value-type="float">
            <text:p>582597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6</text:p>
          </table:table-cell>
          <table:table-cell office:value-type="float" office:value="58259516" calcext:value-type="float">
            <text:p>582595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7</text:p>
          </table:table-cell>
          <table:table-cell office:value-type="float" office:value="58259308" calcext:value-type="float">
            <text:p>5825930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8</text:p>
          </table:table-cell>
          <table:table-cell office:value-type="float" office:value="58259772" calcext:value-type="float">
            <text:p>582597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0" calcext:value-type="float">
            <text:p>8260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19</text:p>
          </table:table-cell>
          <table:table-cell office:value-type="float" office:value="58260088" calcext:value-type="float">
            <text:p>582600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0</text:p>
          </table:table-cell>
          <table:table-cell office:value-type="float" office:value="58260024" calcext:value-type="float">
            <text:p>582600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1</text:p>
          </table:table-cell>
          <table:table-cell office:value-type="float" office:value="58260104" calcext:value-type="float">
            <text:p>5826010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2</text:p>
          </table:table-cell>
          <table:table-cell office:value-type="float" office:value="58260308" calcext:value-type="float">
            <text:p>5826030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3</text:p>
          </table:table-cell>
          <table:table-cell office:value-type="float" office:value="58260276" calcext:value-type="float">
            <text:p>5826027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4</text:p>
          </table:table-cell>
          <table:table-cell office:value-type="float" office:value="58260276" calcext:value-type="float">
            <text:p>5826027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5</text:p>
          </table:table-cell>
          <table:table-cell office:value-type="float" office:value="58260780" calcext:value-type="float">
            <text:p>582607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6</text:p>
          </table:table-cell>
          <table:table-cell office:value-type="float" office:value="58261284" calcext:value-type="float">
            <text:p>582612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7</text:p>
          </table:table-cell>
          <table:table-cell office:value-type="float" office:value="58261284" calcext:value-type="float">
            <text:p>582612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8</text:p>
          </table:table-cell>
          <table:table-cell office:value-type="float" office:value="58260956" calcext:value-type="float">
            <text:p>5826095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29</text:p>
          </table:table-cell>
          <table:table-cell office:value-type="float" office:value="58260836" calcext:value-type="float">
            <text:p>5826083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0</text:p>
          </table:table-cell>
          <table:table-cell office:value-type="float" office:value="58260600" calcext:value-type="float">
            <text:p>582606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1</text:p>
          </table:table-cell>
          <table:table-cell office:value-type="float" office:value="58260304" calcext:value-type="float">
            <text:p>5826030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2</text:p>
          </table:table-cell>
          <table:table-cell office:value-type="float" office:value="58260484" calcext:value-type="float">
            <text:p>582604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3</text:p>
          </table:table-cell>
          <table:table-cell office:value-type="float" office:value="58260080" calcext:value-type="float">
            <text:p>582600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4</text:p>
          </table:table-cell>
          <table:table-cell office:value-type="float" office:value="58260080" calcext:value-type="float">
            <text:p>582600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5</text:p>
          </table:table-cell>
          <table:table-cell office:value-type="float" office:value="58259992" calcext:value-type="float">
            <text:p>5825999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6</text:p>
          </table:table-cell>
          <table:table-cell office:value-type="float" office:value="58257148" calcext:value-type="float">
            <text:p>5825714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7</text:p>
          </table:table-cell>
          <table:table-cell office:value-type="float" office:value="58256472" calcext:value-type="float">
            <text:p>582564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8</text:p>
          </table:table-cell>
          <table:table-cell office:value-type="float" office:value="58258504" calcext:value-type="float">
            <text:p>5825850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39</text:p>
          </table:table-cell>
          <table:table-cell office:value-type="float" office:value="58258664" calcext:value-type="float">
            <text:p>582586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0</text:p>
          </table:table-cell>
          <table:table-cell office:value-type="float" office:value="58259712" calcext:value-type="float">
            <text:p>5825971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1</text:p>
          </table:table-cell>
          <table:table-cell office:value-type="float" office:value="58259964" calcext:value-type="float">
            <text:p>582599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1228" calcext:value-type="float">
            <text:p>4341228</text:p>
          </table:table-cell>
          <table:table-cell office:value-type="float" office:value="305644" calcext:value-type="float">
            <text:p>305644</text:p>
          </table:table-cell>
          <table:table-cell office:value-type="float" office:value="267784" calcext:value-type="float">
            <text:p>267784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62" calcext:value-type="float">
            <text:p>8262</text:p>
          </table:table-cell>
          <table:table-cell office:value-type="float" office:value="63232" calcext:value-type="float">
            <text:p>63232</text:p>
          </table:table-cell>
          <table:table-cell office:value-type="float" office:value="38037" calcext:value-type="float">
            <text:p>38037</text:p>
          </table:table-cell>
          <table:table-cell office:value-type="float" office:value="8320" calcext:value-type="float">
            <text:p>8320</text:p>
          </table:table-cell>
          <table:table-cell office:value-type="float" office:value="3038" calcext:value-type="float">
            <text:p>3038</text:p>
          </table:table-cell>
          <table:table-cell office:value-type="float" office:value="306816" calcext:value-type="float">
            <text:p>306816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2</text:p>
          </table:table-cell>
          <table:table-cell office:value-type="float" office:value="58710176" calcext:value-type="float">
            <text:p>5871017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2:43</text:p>
          </table:table-cell>
          <table:table-cell office:value-type="float" office:value="58905420" calcext:value-type="float">
            <text:p>5890542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4</text:p>
          </table:table-cell>
          <table:table-cell office:value-type="float" office:value="58904080" calcext:value-type="float">
            <text:p>5890408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3" calcext:value-type="float">
            <text:p>14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5</text:p>
          </table:table-cell>
          <table:table-cell office:value-type="float" office:value="58904972" calcext:value-type="float">
            <text:p>5890497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6</text:p>
          </table:table-cell>
          <table:table-cell office:value-type="float" office:value="58905012" calcext:value-type="float">
            <text:p>589050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7</text:p>
          </table:table-cell>
          <table:table-cell office:value-type="float" office:value="58905280" calcext:value-type="float">
            <text:p>5890528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3" calcext:value-type="float">
            <text:p>14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8</text:p>
          </table:table-cell>
          <table:table-cell office:value-type="float" office:value="58906824" calcext:value-type="float">
            <text:p>5890682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49</text:p>
          </table:table-cell>
          <table:table-cell office:value-type="float" office:value="58906300" calcext:value-type="float">
            <text:p>5890630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50</text:p>
          </table:table-cell>
          <table:table-cell office:value-type="float" office:value="58906244" calcext:value-type="float">
            <text:p>589062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2:51</text:p>
          </table:table-cell>
          <table:table-cell office:value-type="float" office:value="58906492" calcext:value-type="float">
            <text:p>5890649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44620" calcext:value-type="float">
            <text:p>4144620</text:p>
          </table:table-cell>
          <table:table-cell office:value-type="float" office:value="259492" calcext:value-type="float">
            <text:p>259492</text:p>
          </table:table-cell>
          <table:table-cell office:value-type="float" office:value="221632" calcext:value-type="float">
            <text:p>221632</text:p>
          </table:table-cell>
          <table:table-cell office:value-type="float" office:value="37860" calcext:value-type="float">
            <text:p>378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7882" calcext:value-type="float">
            <text:p>7882</text:p>
          </table:table-cell>
          <table:table-cell office:value-type="float" office:value="17024" calcext:value-type="float">
            <text:p>17024</text:p>
          </table:table-cell>
          <table:table-cell office:value-type="float" office:value="16846" calcext:value-type="float">
            <text:p>1684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768" calcext:value-type="float">
            <text:p>56768</text:p>
          </table:table-cell>
          <table:table-cell office:value-type="float" office:value="18560" calcext:value-type="float">
            <text:p>185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11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sapmachine16-few-loaders-5-400-interleave0.1-sanitized" table:style-name="ta1">
        <table:table-column table:style-name="co30" table:default-cell-style-name="ce1"/>
        <table:table-column table:style-name="co30" table:number-columns-repeated="45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yst-avail</text:p>
          </table:table-cell>
          <table:table-cell office:value-type="string" calcext:value-type="string">
            <text:p>syst-crt</text:p>
          </table:table-cell>
          <table:table-cell office:value-type="string" calcext:value-type="string">
            <text:p>syst-swap</text:p>
          </table:table-cell>
          <table:table-cell office:value-type="string" calcext:value-type="string">
            <text:p>syst-si</text:p>
          </table:table-cell>
          <table:table-cell office:value-type="string" calcext:value-type="string">
            <text:p>syst-so</text:p>
          </table:table-cell>
          <table:table-cell office:value-type="string" calcext:value-type="string">
            <text:p>syst-p</text:p>
          </table:table-cell>
          <table:table-cell office:value-type="string" calcext:value-type="string">
            <text:p>syst-t</text:p>
          </table:table-cell>
          <table:table-cell office:value-type="string" calcext:value-type="string">
            <text:p>syst-pr</text:p>
          </table:table-cell>
          <table:table-cell office:value-type="string" calcext:value-type="string">
            <text:p>syst-pb</text:p>
          </table:table-cell>
          <table:table-cell office:value-type="string" calcext:value-type="string">
            <text:p>syst-cpu-us</text:p>
          </table:table-cell>
          <table:table-cell office:value-type="string" calcext:value-type="string">
            <text:p>syst-cpu-sy</text:p>
          </table:table-cell>
          <table:table-cell office:value-type="string" calcext:value-type="string">
            <text:p>syst-cpu-id</text:p>
          </table:table-cell>
          <table:table-cell office:value-type="string" calcext:value-type="string">
            <text:p>syst-cpu-wa</text:p>
          </table:table-cell>
          <table:table-cell office:value-type="string" calcext:value-type="string">
            <text:p>syst-cpu-st</text:p>
          </table:table-cell>
          <table:table-cell office:value-type="string" calcext:value-type="string">
            <text:p>syst-cpu-gu</text:p>
          </table:table-cell>
          <table:table-cell office:value-type="string" calcext:value-type="string">
            <text:p>proc-virt</text:p>
          </table:table-cell>
          <table:table-cell office:value-type="string" calcext:value-type="string">
            <text:p>proc-rss-all</text:p>
          </table:table-cell>
          <table:table-cell office:value-type="string" calcext:value-type="string">
            <text:p>proc-rss-anon</text:p>
          </table:table-cell>
          <table:table-cell office:value-type="string" calcext:value-type="string">
            <text:p>proc-rss-file</text:p>
          </table:table-cell>
          <table:table-cell office:value-type="string" calcext:value-type="string">
            <text:p>proc-rss-shm</text:p>
          </table:table-cell>
          <table:table-cell office:value-type="string" calcext:value-type="string">
            <text:p>proc-swdo</text:p>
          </table:table-cell>
          <table:table-cell office:value-type="string" calcext:value-type="string">
            <text:p>proc-cpu-us</text:p>
          </table:table-cell>
          <table:table-cell office:value-type="string" calcext:value-type="string">
            <text:p>proc-cpu-sy</text:p>
          </table:table-cell>
          <table:table-cell office:value-type="string" calcext:value-type="string">
            <text:p>proc-io-of</text:p>
          </table:table-cell>
          <table:table-cell office:value-type="string" calcext:value-type="string">
            <text:p>proc-io-rd</text:p>
          </table:table-cell>
          <table:table-cell office:value-type="string" calcext:value-type="string">
            <text:p>proc-io-wr</text:p>
          </table:table-cell>
          <table:table-cell office:value-type="string" calcext:value-type="string">
            <text:p>proc-thr</text:p>
          </table:table-cell>
          <table:table-cell office:value-type="string" calcext:value-type="string">
            <text:p>jvm-heap-comm</text:p>
          </table:table-cell>
          <table:table-cell office:value-type="string" calcext:value-type="string">
            <text:p>jvm-heap-used</text:p>
          </table:table-cell>
          <table:table-cell office:value-type="string" calcext:value-type="string">
            <text:p>jvm-meta-comm</text:p>
          </table:table-cell>
          <table:table-cell office:value-type="string" calcext:value-type="string">
            <text:p>jvm-meta-used</text:p>
          </table:table-cell>
          <table:table-cell office:value-type="string" calcext:value-type="string">
            <text:p>jvm-meta-csc</text:p>
          </table:table-cell>
          <table:table-cell office:value-type="string" calcext:value-type="string">
            <text:p>jvm-meta-csu</text:p>
          </table:table-cell>
          <table:table-cell office:value-type="string" calcext:value-type="string">
            <text:p>jvm-meta-gctr</text:p>
          </table:table-cell>
          <table:table-cell office:value-type="string" calcext:value-type="string">
            <text:p>jvm-code</text:p>
          </table:table-cell>
          <table:table-cell office:value-type="string" calcext:value-type="string">
            <text:p>jvm-mlc</text:p>
          </table:table-cell>
          <table:table-cell office:value-type="string" calcext:value-type="string">
            <text:p>jvm-jthr-num</text:p>
          </table:table-cell>
          <table:table-cell office:value-type="string" calcext:value-type="string">
            <text:p>jvm-jthr-nd</text:p>
          </table:table-cell>
          <table:table-cell office:value-type="string" calcext:value-type="string">
            <text:p>jvm-jthr-cr</text:p>
          </table:table-cell>
          <table:table-cell office:value-type="string" calcext:value-type="string">
            <text:p>jvm-jthr-st</text:p>
          </table:table-cell>
          <table:table-cell office:value-type="string" calcext:value-type="string">
            <text:p>jvm-cldg-num</text:p>
          </table:table-cell>
          <table:table-cell office:value-type="string" calcext:value-type="string">
            <text:p>jvm-cldg-anon</text:p>
          </table:table-cell>
          <table:table-cell office:value-type="string" calcext:value-type="string">
            <text:p>jvm-cls-num</text:p>
          </table:table-cell>
          <table:table-cell office:value-type="string" calcext:value-type="string">
            <text:p>jvm-cls-ld</text:p>
          </table:table-cell>
          <table:table-cell office:value-type="string" calcext:value-type="string">
            <text:p>jvm-cls-uld</text:p>
          </table:table-cell>
        </table:table-row>
        <table:table-row table:style-name="ro1">
          <table:table-cell office:value-type="string" calcext:value-type="string">
            <text:p>2021-04-05 15:48:29</text:p>
          </table:table-cell>
          <table:table-cell office:value-type="float" office:value="59654792" calcext:value-type="float">
            <text:p>5965479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float" office:value="1464" calcext:value-type="float">
            <text:p>146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930480" calcext:value-type="float">
            <text:p>3930480</text:p>
          </table:table-cell>
          <table:table-cell office:value-type="float" office:value="124056" calcext:value-type="float">
            <text:p>124056</text:p>
          </table:table-cell>
          <table:table-cell office:value-type="float" office:value="94504" calcext:value-type="float">
            <text:p>94504</text:p>
          </table:table-cell>
          <table:table-cell office:value-type="float" office:value="29552" calcext:value-type="float">
            <text:p>29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56" calcext:value-type="float">
            <text:p>20156</text:p>
          </table:table-cell>
          <table:table-cell office:value-type="float" office:value="3968" calcext:value-type="float">
            <text:p>3968</text:p>
          </table:table-cell>
          <table:table-cell office:value-type="float" office:value="3759" calcext:value-type="float">
            <text:p>3759</text:p>
          </table:table-cell>
          <table:table-cell office:value-type="float" office:value="448" calcext:value-type="float">
            <text:p>448</text:p>
          </table:table-cell>
          <table:table-cell office:value-type="float" office:value="338" calcext:value-type="float">
            <text:p>338</text:p>
          </table:table-cell>
          <table:table-cell office:value-type="float" office:value="21248" calcext:value-type="float">
            <text:p>212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864" calcext:value-type="float">
            <text:p>3286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513" calcext:value-type="float">
            <text:p>1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5 15:48:30</text:p>
          </table:table-cell>
          <table:table-cell office:value-type="float" office:value="59297260" calcext:value-type="float">
            <text:p>5929726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95" calcext:value-type="float">
            <text:p>149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08840" calcext:value-type="float">
            <text:p>208840</text:p>
          </table:table-cell>
          <table:table-cell office:value-type="float" office:value="171116" calcext:value-type="float">
            <text:p>171116</text:p>
          </table:table-cell>
          <table:table-cell office:value-type="float" office:value="37724" calcext:value-type="float">
            <text:p>37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21" calcext:value-type="float">
            <text:p>1921</text:p>
          </table:table-cell>
          <table:table-cell office:value-type="float" office:value="288" calcext:value-type="float">
            <text:p>288</text:p>
          </table:table-cell>
          <table:table-cell office:value-type="float" office:value="39" calcext:value-type="float">
            <text:p>39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94" calcext:value-type="float">
            <text:p>8694</text:p>
          </table:table-cell>
          <table:table-cell office:value-type="float" office:value="15040" calcext:value-type="float">
            <text:p>15040</text:p>
          </table:table-cell>
          <table:table-cell office:value-type="float" office:value="14874" calcext:value-type="float">
            <text:p>14874</text:p>
          </table:table-cell>
          <table:table-cell office:value-type="float" office:value="1600" calcext:value-type="float">
            <text:p>1600</text:p>
          </table:table-cell>
          <table:table-cell office:value-type="float" office:value="1506" calcext:value-type="float">
            <text:p>1506</text:p>
          </table:table-cell>
          <table:table-cell office:value-type="float" office:value="21248" calcext:value-type="float">
            <text:p>21248</text:p>
          </table:table-cell>
          <table:table-cell office:value-type="float" office:value="13376" calcext:value-type="float">
            <text:p>1337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08" calcext:value-type="float">
            <text:p>3900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39" calcext:value-type="float">
            <text:p>3439</text:p>
          </table:table-cell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1</text:p>
          </table:table-cell>
          <table:table-cell office:value-type="float" office:value="59087596" calcext:value-type="float">
            <text:p>5908759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94" calcext:value-type="float">
            <text:p>149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46044" calcext:value-type="float">
            <text:p>246044</text:p>
          </table:table-cell>
          <table:table-cell office:value-type="float" office:value="208256" calcext:value-type="float">
            <text:p>208256</text:p>
          </table:table-cell>
          <table:table-cell office:value-type="float" office:value="37788" calcext:value-type="float">
            <text:p>3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007" calcext:value-type="float">
            <text:p>35007</text:p>
          </table:table-cell>
          <table:table-cell office:value-type="float" office:value="15936" calcext:value-type="float">
            <text:p>15936</text:p>
          </table:table-cell>
          <table:table-cell office:value-type="float" office:value="15700" calcext:value-type="float">
            <text:p>15700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21248" calcext:value-type="float">
            <text:p>21248</text:p>
          </table:table-cell>
          <table:table-cell office:value-type="float" office:value="15168" calcext:value-type="float">
            <text:p>1516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08" calcext:value-type="float">
            <text:p>3900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1" calcext:value-type="float">
            <text:p>34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2</text:p>
          </table:table-cell>
          <table:table-cell office:value-type="float" office:value="59034340" calcext:value-type="float">
            <text:p>5903434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93" calcext:value-type="float">
            <text:p>149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65344" calcext:value-type="float">
            <text:p>265344</text:p>
          </table:table-cell>
          <table:table-cell office:value-type="float" office:value="227556" calcext:value-type="float">
            <text:p>227556</text:p>
          </table:table-cell>
          <table:table-cell office:value-type="float" office:value="37788" calcext:value-type="float">
            <text:p>3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26" calcext:value-type="float">
            <text:p>2326</text:p>
          </table:table-cell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office:value-type="float" office:value="131072" calcext:value-type="float">
            <text:p>131072</text:p>
          </table:table-cell>
          <table:table-cell office:value-type="float" office:value="76726" calcext:value-type="float">
            <text:p>76726</text:p>
          </table:table-cell>
          <table:table-cell office:value-type="float" office:value="16384" calcext:value-type="float">
            <text:p>16384</text:p>
          </table:table-cell>
          <table:table-cell office:value-type="float" office:value="16196" calcext:value-type="float">
            <text:p>16196</text:p>
          </table:table-cell>
          <table:table-cell office:value-type="float" office:value="1600" calcext:value-type="float">
            <text:p>1600</text:p>
          </table:table-cell>
          <table:table-cell office:value-type="float" office:value="1507" calcext:value-type="float">
            <text:p>1507</text:p>
          </table:table-cell>
          <table:table-cell office:value-type="float" office:value="21248" calcext:value-type="float">
            <text:p>21248</text:p>
          </table:table-cell>
          <table:table-cell office:value-type="float" office:value="16256" calcext:value-type="float">
            <text:p>1625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008" calcext:value-type="float">
            <text:p>3900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1" calcext:value-type="float">
            <text:p>3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3</text:p>
          </table:table-cell>
          <table:table-cell office:value-type="float" office:value="59009064" calcext:value-type="float">
            <text:p>5900906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88" calcext:value-type="float">
            <text:p>148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67588" calcext:value-type="float">
            <text:p>267588</text:p>
          </table:table-cell>
          <table:table-cell office:value-type="float" office:value="229800" calcext:value-type="float">
            <text:p>229800</text:p>
          </table:table-cell>
          <table:table-cell office:value-type="float" office:value="37788" calcext:value-type="float">
            <text:p>3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34" calcext:value-type="float">
            <text:p>3234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237" calcext:value-type="float">
            <text:p>24237</text:p>
          </table:table-cell>
          <table:table-cell office:value-type="float" office:value="16896" calcext:value-type="float">
            <text:p>16896</text:p>
          </table:table-cell>
          <table:table-cell office:value-type="float" office:value="16664" calcext:value-type="float">
            <text:p>16664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1248" calcext:value-type="float">
            <text:p>21248</text:p>
          </table:table-cell>
          <table:table-cell office:value-type="float" office:value="17088" calcext:value-type="float">
            <text:p>1708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980" calcext:value-type="float">
            <text:p>3798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5</text:p>
          </table:table-cell>
          <table:table-cell office:value-type="float" office:value="59027684" calcext:value-type="float">
            <text:p>5902768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2" calcext:value-type="float">
            <text:p>14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148" calcext:value-type="float">
            <text:p>250148</text:p>
          </table:table-cell>
          <table:table-cell office:value-type="float" office:value="212280" calcext:value-type="float">
            <text:p>212280</text:p>
          </table:table-cell>
          <table:table-cell office:value-type="float" office:value="37868" calcext:value-type="float">
            <text:p>37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91" calcext:value-type="float">
            <text:p>2291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6" calcext:value-type="float">
            <text:p>7916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6</text:p>
          </table:table-cell>
          <table:table-cell office:value-type="float" office:value="59027808" calcext:value-type="float">
            <text:p>5902780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1" calcext:value-type="float">
            <text:p>14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148" calcext:value-type="float">
            <text:p>250148</text:p>
          </table:table-cell>
          <table:table-cell office:value-type="float" office:value="212280" calcext:value-type="float">
            <text:p>212280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6" calcext:value-type="float">
            <text:p>7916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7</text:p>
          </table:table-cell>
          <table:table-cell office:value-type="float" office:value="59028272" calcext:value-type="float">
            <text:p>5902827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1" calcext:value-type="float">
            <text:p>14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148" calcext:value-type="float">
            <text:p>250148</text:p>
          </table:table-cell>
          <table:table-cell office:value-type="float" office:value="212280" calcext:value-type="float">
            <text:p>212280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9" calcext:value-type="float">
            <text:p>7919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8</text:p>
          </table:table-cell>
          <table:table-cell office:value-type="float" office:value="59027244" calcext:value-type="float">
            <text:p>590272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1" calcext:value-type="float">
            <text:p>14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148" calcext:value-type="float">
            <text:p>250148</text:p>
          </table:table-cell>
          <table:table-cell office:value-type="float" office:value="212280" calcext:value-type="float">
            <text:p>212280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2" calcext:value-type="float">
            <text:p>7922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39</text:p>
          </table:table-cell>
          <table:table-cell office:value-type="float" office:value="59026140" calcext:value-type="float">
            <text:p>5902614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1" calcext:value-type="float">
            <text:p>14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148" calcext:value-type="float">
            <text:p>250148</text:p>
          </table:table-cell>
          <table:table-cell office:value-type="float" office:value="212280" calcext:value-type="float">
            <text:p>212280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2" calcext:value-type="float">
            <text:p>7922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0</text:p>
          </table:table-cell>
          <table:table-cell office:value-type="float" office:value="59026260" calcext:value-type="float">
            <text:p>5902626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67" calcext:value-type="float">
            <text:p>14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148" calcext:value-type="float">
            <text:p>250148</text:p>
          </table:table-cell>
          <table:table-cell office:value-type="float" office:value="212280" calcext:value-type="float">
            <text:p>212280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4" calcext:value-type="float">
            <text:p>7924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812" calcext:value-type="float">
            <text:p>318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1</text:p>
          </table:table-cell>
          <table:table-cell office:value-type="float" office:value="59025896" calcext:value-type="float">
            <text:p>5902589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66" calcext:value-type="float">
            <text:p>14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288" calcext:value-type="float">
            <text:p>250288</text:p>
          </table:table-cell>
          <table:table-cell office:value-type="float" office:value="212420" calcext:value-type="float">
            <text:p>212420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7" calcext:value-type="float">
            <text:p>7927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2</text:p>
          </table:table-cell>
          <table:table-cell office:value-type="float" office:value="59025528" calcext:value-type="float">
            <text:p>5902552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66" calcext:value-type="float">
            <text:p>14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288" calcext:value-type="float">
            <text:p>250288</text:p>
          </table:table-cell>
          <table:table-cell office:value-type="float" office:value="212420" calcext:value-type="float">
            <text:p>212420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7" calcext:value-type="float">
            <text:p>7927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3</text:p>
          </table:table-cell>
          <table:table-cell office:value-type="float" office:value="59024536" calcext:value-type="float">
            <text:p>5902453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66" calcext:value-type="float">
            <text:p>14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288" calcext:value-type="float">
            <text:p>250288</text:p>
          </table:table-cell>
          <table:table-cell office:value-type="float" office:value="212420" calcext:value-type="float">
            <text:p>212420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9" calcext:value-type="float">
            <text:p>7929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4</text:p>
          </table:table-cell>
          <table:table-cell office:value-type="float" office:value="58970060" calcext:value-type="float">
            <text:p>5897006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65" calcext:value-type="float">
            <text:p>14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3620" calcext:value-type="float">
            <text:p>4273620</text:p>
          </table:table-cell>
          <table:table-cell office:value-type="float" office:value="250288" calcext:value-type="float">
            <text:p>250288</text:p>
          </table:table-cell>
          <table:table-cell office:value-type="float" office:value="212420" calcext:value-type="float">
            <text:p>212420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29" calcext:value-type="float">
            <text:p>7929</text:p>
          </table:table-cell>
          <table:table-cell office:value-type="float" office:value="16960" calcext:value-type="float">
            <text:p>16960</text:p>
          </table:table-cell>
          <table:table-cell office:value-type="float" office:value="16809" calcext:value-type="float">
            <text:p>16809</text:p>
          </table:table-cell>
          <table:table-cell office:value-type="float" office:value="1600" calcext:value-type="float">
            <text:p>1600</text:p>
          </table:table-cell>
          <table:table-cell office:value-type="float" office:value="1510" calcext:value-type="float">
            <text:p>1510</text:p>
          </table:table-cell>
          <table:table-cell office:value-type="float" office:value="28288" calcext:value-type="float">
            <text:p>28288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784" calcext:value-type="float">
            <text:p>30784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7" calcext:value-type="float">
            <text:p>3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5</text:p>
          </table:table-cell>
          <table:table-cell office:value-type="float" office:value="58732320" calcext:value-type="float">
            <text:p>5873232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1" calcext:value-type="float">
            <text:p>14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5092" calcext:value-type="float">
            <text:p>4335092</text:p>
          </table:table-cell>
          <table:table-cell office:value-type="float" office:value="307160" calcext:value-type="float">
            <text:p>307160</text:p>
          </table:table-cell>
          <table:table-cell office:value-type="float" office:value="269292" calcext:value-type="float">
            <text:p>269292</text:p>
          </table:table-cell>
          <table:table-cell office:value-type="float" office:value="37868" calcext:value-type="float">
            <text:p>37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804" calcext:value-type="float">
            <text:p>20804</text:p>
          </table:table-cell>
          <table:table-cell office:value-type="float" office:value="73152" calcext:value-type="float">
            <text:p>73152</text:p>
          </table:table-cell>
          <table:table-cell office:value-type="float" office:value="72267" calcext:value-type="float">
            <text:p>72267</text:p>
          </table:table-cell>
          <table:table-cell office:value-type="float" office:value="5696" calcext:value-type="float">
            <text:p>5696</text:p>
          </table:table-cell>
          <table:table-cell office:value-type="float" office:value="5413" calcext:value-type="float">
            <text:p>5413</text:p>
          </table:table-cell>
          <table:table-cell office:value-type="float" office:value="80320" calcext:value-type="float">
            <text:p>80320</text:p>
          </table:table-cell>
          <table:table-cell office:value-type="float" office:value="17408" calcext:value-type="float">
            <text:p>174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8529" calcext:value-type="float">
            <text:p>8529</text:p>
          </table:table-cell>
          <table:table-cell office:value-type="float" office:value="5082" calcext:value-type="float">
            <text:p>5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6</text:p>
          </table:table-cell>
          <table:table-cell office:value-type="float" office:value="58423748" calcext:value-type="float">
            <text:p>5842374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1" calcext:value-type="float">
            <text:p>14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9780" calcext:value-type="float">
            <text:p>4449780</text:p>
          </table:table-cell>
          <table:table-cell office:value-type="float" office:value="431404" calcext:value-type="float">
            <text:p>431404</text:p>
          </table:table-cell>
          <table:table-cell office:value-type="float" office:value="393536" calcext:value-type="float">
            <text:p>393536</text:p>
          </table:table-cell>
          <table:table-cell office:value-type="float" office:value="37868" calcext:value-type="float">
            <text:p>37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31072" calcext:value-type="float">
            <text:p>131072</text:p>
          </table:table-cell>
          <table:table-cell office:value-type="float" office:value="40162" calcext:value-type="float">
            <text:p>40162</text:p>
          </table:table-cell>
          <table:table-cell office:value-type="float" office:value="195904" calcext:value-type="float">
            <text:p>195904</text:p>
          </table:table-cell>
          <table:table-cell office:value-type="float" office:value="194680" calcext:value-type="float">
            <text:p>194680</text:p>
          </table:table-cell>
          <table:table-cell office:value-type="float" office:value="14912" calcext:value-type="float">
            <text:p>14912</text:p>
          </table:table-cell>
          <table:table-cell office:value-type="float" office:value="14092" calcext:value-type="float">
            <text:p>14092</text:p>
          </table:table-cell>
          <table:table-cell office:value-type="float" office:value="225216" calcext:value-type="float">
            <text:p>2252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24" calcext:value-type="float">
            <text:p>3282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0030" calcext:value-type="float">
            <text:p>20030</text:p>
          </table:table-cell>
          <table:table-cell office:value-type="float" office:value="11501" calcext:value-type="float">
            <text:p>1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7</text:p>
          </table:table-cell>
          <table:table-cell office:value-type="float" office:value="58346308" calcext:value-type="float">
            <text:p>5834630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office:value-type="float" office:value="3418" calcext:value-type="float">
            <text:p>3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8</text:p>
          </table:table-cell>
          <table:table-cell office:value-type="float" office:value="58345968" calcext:value-type="float">
            <text:p>583459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49</text:p>
          </table:table-cell>
          <table:table-cell office:value-type="float" office:value="58339404" calcext:value-type="float">
            <text:p>5833940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0</text:p>
          </table:table-cell>
          <table:table-cell office:value-type="float" office:value="58338900" calcext:value-type="float">
            <text:p>583389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1</text:p>
          </table:table-cell>
          <table:table-cell office:value-type="float" office:value="58338900" calcext:value-type="float">
            <text:p>583389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2</text:p>
          </table:table-cell>
          <table:table-cell office:value-type="float" office:value="58338732" calcext:value-type="float">
            <text:p>583387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3</text:p>
          </table:table-cell>
          <table:table-cell office:value-type="float" office:value="58338164" calcext:value-type="float">
            <text:p>583381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4</text:p>
          </table:table-cell>
          <table:table-cell office:value-type="float" office:value="58337828" calcext:value-type="float">
            <text:p>5833782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5</text:p>
          </table:table-cell>
          <table:table-cell office:value-type="float" office:value="58336832" calcext:value-type="float">
            <text:p>583368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6</text:p>
          </table:table-cell>
          <table:table-cell office:value-type="float" office:value="58336140" calcext:value-type="float">
            <text:p>5833614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73344" calcext:value-type="float">
            <text:p>473344</text:p>
          </table:table-cell>
          <table:table-cell office:value-type="float" office:value="435476" calcext:value-type="float">
            <text:p>43547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513" calcext:value-type="float">
            <text:p>11513</text:p>
          </table:table-cell>
          <table:table-cell office:value-type="float" office:value="231424" calcext:value-type="float">
            <text:p>231424</text:p>
          </table:table-cell>
          <table:table-cell office:value-type="float" office:value="230918" calcext:value-type="float">
            <text:p>230918</text:p>
          </table:table-cell>
          <table:table-cell office:value-type="float" office:value="16832" calcext:value-type="float">
            <text:p>16832</text:p>
          </table:table-cell>
          <table:table-cell office:value-type="float" office:value="16694" calcext:value-type="float">
            <text:p>1669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23448" calcext:value-type="float">
            <text:p>2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7</text:p>
          </table:table-cell>
          <table:table-cell office:value-type="float" office:value="58352784" calcext:value-type="float">
            <text:p>583527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55984" calcext:value-type="float">
            <text:p>455984</text:p>
          </table:table-cell>
          <table:table-cell office:value-type="float" office:value="418116" calcext:value-type="float">
            <text:p>41811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56" calcext:value-type="float">
            <text:p>11156</text:p>
          </table:table-cell>
          <table:table-cell office:value-type="float" office:value="213504" calcext:value-type="float">
            <text:p>213504</text:p>
          </table:table-cell>
          <table:table-cell office:value-type="float" office:value="209507" calcext:value-type="float">
            <text:p>209507</text:p>
          </table:table-cell>
          <table:table-cell office:value-type="float" office:value="16832" calcext:value-type="float">
            <text:p>16832</text:p>
          </table:table-cell>
          <table:table-cell office:value-type="float" office:value="15176" calcext:value-type="float">
            <text:p>15176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48" calcext:value-type="float">
            <text:p>21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8:58</text:p>
          </table:table-cell>
          <table:table-cell office:value-type="float" office:value="58353032" calcext:value-type="float">
            <text:p>583530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55984" calcext:value-type="float">
            <text:p>455984</text:p>
          </table:table-cell>
          <table:table-cell office:value-type="float" office:value="418116" calcext:value-type="float">
            <text:p>41811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56" calcext:value-type="float">
            <text:p>11156</text:p>
          </table:table-cell>
          <table:table-cell office:value-type="float" office:value="213504" calcext:value-type="float">
            <text:p>213504</text:p>
          </table:table-cell>
          <table:table-cell office:value-type="float" office:value="209507" calcext:value-type="float">
            <text:p>209507</text:p>
          </table:table-cell>
          <table:table-cell office:value-type="float" office:value="16832" calcext:value-type="float">
            <text:p>16832</text:p>
          </table:table-cell>
          <table:table-cell office:value-type="float" office:value="15176" calcext:value-type="float">
            <text:p>15176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48" calcext:value-type="float">
            <text:p>2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8:59</text:p>
          </table:table-cell>
          <table:table-cell office:value-type="float" office:value="58292824" calcext:value-type="float">
            <text:p>582928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55984" calcext:value-type="float">
            <text:p>455984</text:p>
          </table:table-cell>
          <table:table-cell office:value-type="float" office:value="418116" calcext:value-type="float">
            <text:p>41811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156" calcext:value-type="float">
            <text:p>11156</text:p>
          </table:table-cell>
          <table:table-cell office:value-type="float" office:value="213504" calcext:value-type="float">
            <text:p>213504</text:p>
          </table:table-cell>
          <table:table-cell office:value-type="float" office:value="209507" calcext:value-type="float">
            <text:p>209507</text:p>
          </table:table-cell>
          <table:table-cell office:value-type="float" office:value="16832" calcext:value-type="float">
            <text:p>16832</text:p>
          </table:table-cell>
          <table:table-cell office:value-type="float" office:value="15176" calcext:value-type="float">
            <text:p>15176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office:value-type="float" office:value="21448" calcext:value-type="float">
            <text:p>2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0</text:p>
          </table:table-cell>
          <table:table-cell office:value-type="float" office:value="58201484" calcext:value-type="float">
            <text:p>582014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33556" calcext:value-type="float">
            <text:p>433556</text:p>
          </table:table-cell>
          <table:table-cell office:value-type="float" office:value="395688" calcext:value-type="float">
            <text:p>39568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799" calcext:value-type="float">
            <text:p>10799</text:p>
          </table:table-cell>
          <table:table-cell office:value-type="float" office:value="190784" calcext:value-type="float">
            <text:p>190784</text:p>
          </table:table-cell>
          <table:table-cell office:value-type="float" office:value="188099" calcext:value-type="float">
            <text:p>188099</text:p>
          </table:table-cell>
          <table:table-cell office:value-type="float" office:value="13952" calcext:value-type="float">
            <text:p>13952</text:p>
          </table:table-cell>
          <table:table-cell office:value-type="float" office:value="13658" calcext:value-type="float">
            <text:p>13658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48" calcext:value-type="float">
            <text:p>19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01</text:p>
          </table:table-cell>
          <table:table-cell office:value-type="float" office:value="58157084" calcext:value-type="float">
            <text:p>581570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33556" calcext:value-type="float">
            <text:p>433556</text:p>
          </table:table-cell>
          <table:table-cell office:value-type="float" office:value="395688" calcext:value-type="float">
            <text:p>39568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799" calcext:value-type="float">
            <text:p>10799</text:p>
          </table:table-cell>
          <table:table-cell office:value-type="float" office:value="190784" calcext:value-type="float">
            <text:p>190784</text:p>
          </table:table-cell>
          <table:table-cell office:value-type="float" office:value="188099" calcext:value-type="float">
            <text:p>188099</text:p>
          </table:table-cell>
          <table:table-cell office:value-type="float" office:value="13952" calcext:value-type="float">
            <text:p>13952</text:p>
          </table:table-cell>
          <table:table-cell office:value-type="float" office:value="13658" calcext:value-type="float">
            <text:p>13658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48" calcext:value-type="float">
            <text:p>1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2</text:p>
          </table:table-cell>
          <table:table-cell office:value-type="float" office:value="58157088" calcext:value-type="float">
            <text:p>581570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4" calcext:value-type="float">
            <text:p>1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33556" calcext:value-type="float">
            <text:p>433556</text:p>
          </table:table-cell>
          <table:table-cell office:value-type="float" office:value="395688" calcext:value-type="float">
            <text:p>39568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799" calcext:value-type="float">
            <text:p>10799</text:p>
          </table:table-cell>
          <table:table-cell office:value-type="float" office:value="190784" calcext:value-type="float">
            <text:p>190784</text:p>
          </table:table-cell>
          <table:table-cell office:value-type="float" office:value="188099" calcext:value-type="float">
            <text:p>188099</text:p>
          </table:table-cell>
          <table:table-cell office:value-type="float" office:value="13952" calcext:value-type="float">
            <text:p>13952</text:p>
          </table:table-cell>
          <table:table-cell office:value-type="float" office:value="13658" calcext:value-type="float">
            <text:p>13658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9448" calcext:value-type="float">
            <text:p>1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3</text:p>
          </table:table-cell>
          <table:table-cell office:value-type="float" office:value="58178612" calcext:value-type="float">
            <text:p>5817861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13536" calcext:value-type="float">
            <text:p>413536</text:p>
          </table:table-cell>
          <table:table-cell office:value-type="float" office:value="375668" calcext:value-type="float">
            <text:p>37566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41" calcext:value-type="float">
            <text:p>10441</text:p>
          </table:table-cell>
          <table:table-cell office:value-type="float" office:value="170752" calcext:value-type="float">
            <text:p>170752</text:p>
          </table:table-cell>
          <table:table-cell office:value-type="float" office:value="166687" calcext:value-type="float">
            <text:p>166687</text:p>
          </table:table-cell>
          <table:table-cell office:value-type="float" office:value="13952" calcext:value-type="float">
            <text:p>13952</text:p>
          </table:table-cell>
          <table:table-cell office:value-type="float" office:value="12139" calcext:value-type="float">
            <text:p>12139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48" calcext:value-type="float">
            <text:p>17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04</text:p>
          </table:table-cell>
          <table:table-cell office:value-type="float" office:value="58178000" calcext:value-type="float">
            <text:p>581780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13536" calcext:value-type="float">
            <text:p>413536</text:p>
          </table:table-cell>
          <table:table-cell office:value-type="float" office:value="375668" calcext:value-type="float">
            <text:p>37566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41" calcext:value-type="float">
            <text:p>10441</text:p>
          </table:table-cell>
          <table:table-cell office:value-type="float" office:value="170752" calcext:value-type="float">
            <text:p>170752</text:p>
          </table:table-cell>
          <table:table-cell office:value-type="float" office:value="166687" calcext:value-type="float">
            <text:p>166687</text:p>
          </table:table-cell>
          <table:table-cell office:value-type="float" office:value="13952" calcext:value-type="float">
            <text:p>13952</text:p>
          </table:table-cell>
          <table:table-cell office:value-type="float" office:value="12139" calcext:value-type="float">
            <text:p>12139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48" calcext:value-type="float">
            <text:p>1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5</text:p>
          </table:table-cell>
          <table:table-cell office:value-type="float" office:value="58177728" calcext:value-type="float">
            <text:p>5817772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413536" calcext:value-type="float">
            <text:p>413536</text:p>
          </table:table-cell>
          <table:table-cell office:value-type="float" office:value="375668" calcext:value-type="float">
            <text:p>37566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441" calcext:value-type="float">
            <text:p>10441</text:p>
          </table:table-cell>
          <table:table-cell office:value-type="float" office:value="170752" calcext:value-type="float">
            <text:p>170752</text:p>
          </table:table-cell>
          <table:table-cell office:value-type="float" office:value="166687" calcext:value-type="float">
            <text:p>166687</text:p>
          </table:table-cell>
          <table:table-cell office:value-type="float" office:value="13952" calcext:value-type="float">
            <text:p>13952</text:p>
          </table:table-cell>
          <table:table-cell office:value-type="float" office:value="12139" calcext:value-type="float">
            <text:p>12139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17448" calcext:value-type="float">
            <text:p>1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6</text:p>
          </table:table-cell>
          <table:table-cell office:value-type="float" office:value="58200508" calcext:value-type="float">
            <text:p>5820050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90660" calcext:value-type="float">
            <text:p>390660</text:p>
          </table:table-cell>
          <table:table-cell office:value-type="float" office:value="352792" calcext:value-type="float">
            <text:p>352792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084" calcext:value-type="float">
            <text:p>10084</text:p>
          </table:table-cell>
          <table:table-cell office:value-type="float" office:value="147840" calcext:value-type="float">
            <text:p>147840</text:p>
          </table:table-cell>
          <table:table-cell office:value-type="float" office:value="145279" calcext:value-type="float">
            <text:p>145279</text:p>
          </table:table-cell>
          <table:table-cell office:value-type="float" office:value="10880" calcext:value-type="float">
            <text:p>10880</text:p>
          </table:table-cell>
          <table:table-cell office:value-type="float" office:value="10621" calcext:value-type="float">
            <text:p>10621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48" calcext:value-type="float">
            <text:p>15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07</text:p>
          </table:table-cell>
          <table:table-cell office:value-type="float" office:value="58200368" calcext:value-type="float">
            <text:p>582003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90660" calcext:value-type="float">
            <text:p>390660</text:p>
          </table:table-cell>
          <table:table-cell office:value-type="float" office:value="352792" calcext:value-type="float">
            <text:p>352792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084" calcext:value-type="float">
            <text:p>10084</text:p>
          </table:table-cell>
          <table:table-cell office:value-type="float" office:value="147840" calcext:value-type="float">
            <text:p>147840</text:p>
          </table:table-cell>
          <table:table-cell office:value-type="float" office:value="145279" calcext:value-type="float">
            <text:p>145279</text:p>
          </table:table-cell>
          <table:table-cell office:value-type="float" office:value="10880" calcext:value-type="float">
            <text:p>10880</text:p>
          </table:table-cell>
          <table:table-cell office:value-type="float" office:value="10621" calcext:value-type="float">
            <text:p>10621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48" calcext:value-type="float">
            <text:p>1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8</text:p>
          </table:table-cell>
          <table:table-cell office:value-type="float" office:value="58203720" calcext:value-type="float">
            <text:p>5820372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90660" calcext:value-type="float">
            <text:p>390660</text:p>
          </table:table-cell>
          <table:table-cell office:value-type="float" office:value="352792" calcext:value-type="float">
            <text:p>352792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084" calcext:value-type="float">
            <text:p>10084</text:p>
          </table:table-cell>
          <table:table-cell office:value-type="float" office:value="147840" calcext:value-type="float">
            <text:p>147840</text:p>
          </table:table-cell>
          <table:table-cell office:value-type="float" office:value="145279" calcext:value-type="float">
            <text:p>145279</text:p>
          </table:table-cell>
          <table:table-cell office:value-type="float" office:value="10880" calcext:value-type="float">
            <text:p>10880</text:p>
          </table:table-cell>
          <table:table-cell office:value-type="float" office:value="10621" calcext:value-type="float">
            <text:p>10621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5448" calcext:value-type="float">
            <text:p>1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09</text:p>
          </table:table-cell>
          <table:table-cell office:value-type="float" office:value="58224744" calcext:value-type="float">
            <text:p>582247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70700" calcext:value-type="float">
            <text:p>370700</text:p>
          </table:table-cell>
          <table:table-cell office:value-type="float" office:value="332832" calcext:value-type="float">
            <text:p>332832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727" calcext:value-type="float">
            <text:p>9727</text:p>
          </table:table-cell>
          <table:table-cell office:value-type="float" office:value="127872" calcext:value-type="float">
            <text:p>127872</text:p>
          </table:table-cell>
          <table:table-cell office:value-type="float" office:value="123868" calcext:value-type="float">
            <text:p>123868</text:p>
          </table:table-cell>
          <table:table-cell office:value-type="float" office:value="10880" calcext:value-type="float">
            <text:p>10880</text:p>
          </table:table-cell>
          <table:table-cell office:value-type="float" office:value="9103" calcext:value-type="float">
            <text:p>9103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48" calcext:value-type="float">
            <text:p>13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10</text:p>
          </table:table-cell>
          <table:table-cell office:value-type="float" office:value="58224476" calcext:value-type="float">
            <text:p>5822447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70700" calcext:value-type="float">
            <text:p>370700</text:p>
          </table:table-cell>
          <table:table-cell office:value-type="float" office:value="332832" calcext:value-type="float">
            <text:p>332832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727" calcext:value-type="float">
            <text:p>9727</text:p>
          </table:table-cell>
          <table:table-cell office:value-type="float" office:value="127872" calcext:value-type="float">
            <text:p>127872</text:p>
          </table:table-cell>
          <table:table-cell office:value-type="float" office:value="123868" calcext:value-type="float">
            <text:p>123868</text:p>
          </table:table-cell>
          <table:table-cell office:value-type="float" office:value="10880" calcext:value-type="float">
            <text:p>10880</text:p>
          </table:table-cell>
          <table:table-cell office:value-type="float" office:value="9103" calcext:value-type="float">
            <text:p>9103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48" calcext:value-type="float">
            <text:p>1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1</text:p>
          </table:table-cell>
          <table:table-cell office:value-type="float" office:value="58244516" calcext:value-type="float">
            <text:p>582445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70700" calcext:value-type="float">
            <text:p>370700</text:p>
          </table:table-cell>
          <table:table-cell office:value-type="float" office:value="332832" calcext:value-type="float">
            <text:p>332832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727" calcext:value-type="float">
            <text:p>9727</text:p>
          </table:table-cell>
          <table:table-cell office:value-type="float" office:value="127872" calcext:value-type="float">
            <text:p>127872</text:p>
          </table:table-cell>
          <table:table-cell office:value-type="float" office:value="123868" calcext:value-type="float">
            <text:p>123868</text:p>
          </table:table-cell>
          <table:table-cell office:value-type="float" office:value="10880" calcext:value-type="float">
            <text:p>10880</text:p>
          </table:table-cell>
          <table:table-cell office:value-type="float" office:value="9103" calcext:value-type="float">
            <text:p>9103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13448" calcext:value-type="float">
            <text:p>1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2</text:p>
          </table:table-cell>
          <table:table-cell office:value-type="float" office:value="58287240" calcext:value-type="float">
            <text:p>5828724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47884" calcext:value-type="float">
            <text:p>347884</text:p>
          </table:table-cell>
          <table:table-cell office:value-type="float" office:value="310016" calcext:value-type="float">
            <text:p>31001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69" calcext:value-type="float">
            <text:p>9369</text:p>
          </table:table-cell>
          <table:table-cell office:value-type="float" office:value="105024" calcext:value-type="float">
            <text:p>105024</text:p>
          </table:table-cell>
          <table:table-cell office:value-type="float" office:value="102460" calcext:value-type="float">
            <text:p>102460</text:p>
          </table:table-cell>
          <table:table-cell office:value-type="float" office:value="7872" calcext:value-type="float">
            <text:p>7872</text:p>
          </table:table-cell>
          <table:table-cell office:value-type="float" office:value="7584" calcext:value-type="float">
            <text:p>758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48" calcext:value-type="float">
            <text:p>11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13</text:p>
          </table:table-cell>
          <table:table-cell office:value-type="float" office:value="58287588" calcext:value-type="float">
            <text:p>582875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47884" calcext:value-type="float">
            <text:p>347884</text:p>
          </table:table-cell>
          <table:table-cell office:value-type="float" office:value="310016" calcext:value-type="float">
            <text:p>31001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69" calcext:value-type="float">
            <text:p>9369</text:p>
          </table:table-cell>
          <table:table-cell office:value-type="float" office:value="105024" calcext:value-type="float">
            <text:p>105024</text:p>
          </table:table-cell>
          <table:table-cell office:value-type="float" office:value="102460" calcext:value-type="float">
            <text:p>102460</text:p>
          </table:table-cell>
          <table:table-cell office:value-type="float" office:value="7872" calcext:value-type="float">
            <text:p>7872</text:p>
          </table:table-cell>
          <table:table-cell office:value-type="float" office:value="7584" calcext:value-type="float">
            <text:p>758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48" calcext:value-type="float">
            <text:p>1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4</text:p>
          </table:table-cell>
          <table:table-cell office:value-type="float" office:value="58311400" calcext:value-type="float">
            <text:p>583114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47884" calcext:value-type="float">
            <text:p>347884</text:p>
          </table:table-cell>
          <table:table-cell office:value-type="float" office:value="310016" calcext:value-type="float">
            <text:p>31001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69" calcext:value-type="float">
            <text:p>9369</text:p>
          </table:table-cell>
          <table:table-cell office:value-type="float" office:value="105024" calcext:value-type="float">
            <text:p>105024</text:p>
          </table:table-cell>
          <table:table-cell office:value-type="float" office:value="102460" calcext:value-type="float">
            <text:p>102460</text:p>
          </table:table-cell>
          <table:table-cell office:value-type="float" office:value="7872" calcext:value-type="float">
            <text:p>7872</text:p>
          </table:table-cell>
          <table:table-cell office:value-type="float" office:value="7584" calcext:value-type="float">
            <text:p>7584</text:p>
          </table:table-cell>
          <table:table-cell office:value-type="float" office:value="385728" calcext:value-type="float">
            <text:p>38572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11448" calcext:value-type="float">
            <text:p>11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5</text:p>
          </table:table-cell>
          <table:table-cell office:value-type="float" office:value="58351644" calcext:value-type="float">
            <text:p>583516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27864" calcext:value-type="float">
            <text:p>327864</text:p>
          </table:table-cell>
          <table:table-cell office:value-type="float" office:value="289996" calcext:value-type="float">
            <text:p>28999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012" calcext:value-type="float">
            <text:p>9012</text:p>
          </table:table-cell>
          <table:table-cell office:value-type="float" office:value="84992" calcext:value-type="float">
            <text:p>84992</text:p>
          </table:table-cell>
          <table:table-cell office:value-type="float" office:value="81048" calcext:value-type="float">
            <text:p>81048</text:p>
          </table:table-cell>
          <table:table-cell office:value-type="float" office:value="7872" calcext:value-type="float">
            <text:p>7872</text:p>
          </table:table-cell>
          <table:table-cell office:value-type="float" office:value="6066" calcext:value-type="float">
            <text:p>6066</text:p>
          </table:table-cell>
          <table:table-cell office:value-type="float" office:value="375488" calcext:value-type="float">
            <text:p>37548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48" calcext:value-type="float">
            <text:p>9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16</text:p>
          </table:table-cell>
          <table:table-cell office:value-type="float" office:value="58351260" calcext:value-type="float">
            <text:p>5835126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27864" calcext:value-type="float">
            <text:p>327864</text:p>
          </table:table-cell>
          <table:table-cell office:value-type="float" office:value="289996" calcext:value-type="float">
            <text:p>28999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012" calcext:value-type="float">
            <text:p>9012</text:p>
          </table:table-cell>
          <table:table-cell office:value-type="float" office:value="84992" calcext:value-type="float">
            <text:p>84992</text:p>
          </table:table-cell>
          <table:table-cell office:value-type="float" office:value="81048" calcext:value-type="float">
            <text:p>81048</text:p>
          </table:table-cell>
          <table:table-cell office:value-type="float" office:value="7872" calcext:value-type="float">
            <text:p>7872</text:p>
          </table:table-cell>
          <table:table-cell office:value-type="float" office:value="6066" calcext:value-type="float">
            <text:p>6066</text:p>
          </table:table-cell>
          <table:table-cell office:value-type="float" office:value="375488" calcext:value-type="float">
            <text:p>37548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48" calcext:value-type="float">
            <text:p>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7</text:p>
          </table:table-cell>
          <table:table-cell office:value-type="float" office:value="58369616" calcext:value-type="float">
            <text:p>583696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27864" calcext:value-type="float">
            <text:p>327864</text:p>
          </table:table-cell>
          <table:table-cell office:value-type="float" office:value="289996" calcext:value-type="float">
            <text:p>28999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012" calcext:value-type="float">
            <text:p>9012</text:p>
          </table:table-cell>
          <table:table-cell office:value-type="float" office:value="84992" calcext:value-type="float">
            <text:p>84992</text:p>
          </table:table-cell>
          <table:table-cell office:value-type="float" office:value="81048" calcext:value-type="float">
            <text:p>81048</text:p>
          </table:table-cell>
          <table:table-cell office:value-type="float" office:value="7872" calcext:value-type="float">
            <text:p>7872</text:p>
          </table:table-cell>
          <table:table-cell office:value-type="float" office:value="6066" calcext:value-type="float">
            <text:p>6066</text:p>
          </table:table-cell>
          <table:table-cell office:value-type="float" office:value="375488" calcext:value-type="float">
            <text:p>375488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9448" calcext:value-type="float">
            <text:p>9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18</text:p>
          </table:table-cell>
          <table:table-cell office:value-type="float" office:value="58405968" calcext:value-type="float">
            <text:p>584059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04984" calcext:value-type="float">
            <text:p>304984</text:p>
          </table:table-cell>
          <table:table-cell office:value-type="float" office:value="267116" calcext:value-type="float">
            <text:p>26711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55" calcext:value-type="float">
            <text:p>8655</text:p>
          </table:table-cell>
          <table:table-cell office:value-type="float" office:value="62080" calcext:value-type="float">
            <text:p>62080</text:p>
          </table:table-cell>
          <table:table-cell office:value-type="float" office:value="59640" calcext:value-type="float">
            <text:p>59640</text:p>
          </table:table-cell>
          <table:table-cell office:value-type="float" office:value="4800" calcext:value-type="float">
            <text:p>4800</text:p>
          </table:table-cell>
          <table:table-cell office:value-type="float" office:value="4548" calcext:value-type="float">
            <text:p>4548</text:p>
          </table:table-cell>
          <table:table-cell office:value-type="float" office:value="308096" calcext:value-type="float">
            <text:p>30809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48" calcext:value-type="float">
            <text:p>7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19</text:p>
          </table:table-cell>
          <table:table-cell office:value-type="float" office:value="58406224" calcext:value-type="float">
            <text:p>584062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04984" calcext:value-type="float">
            <text:p>304984</text:p>
          </table:table-cell>
          <table:table-cell office:value-type="float" office:value="267116" calcext:value-type="float">
            <text:p>26711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55" calcext:value-type="float">
            <text:p>8655</text:p>
          </table:table-cell>
          <table:table-cell office:value-type="float" office:value="62080" calcext:value-type="float">
            <text:p>62080</text:p>
          </table:table-cell>
          <table:table-cell office:value-type="float" office:value="59640" calcext:value-type="float">
            <text:p>59640</text:p>
          </table:table-cell>
          <table:table-cell office:value-type="float" office:value="4800" calcext:value-type="float">
            <text:p>4800</text:p>
          </table:table-cell>
          <table:table-cell office:value-type="float" office:value="4548" calcext:value-type="float">
            <text:p>4548</text:p>
          </table:table-cell>
          <table:table-cell office:value-type="float" office:value="308096" calcext:value-type="float">
            <text:p>30809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48" calcext:value-type="float">
            <text:p>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0</text:p>
          </table:table-cell>
          <table:table-cell office:value-type="float" office:value="58423364" calcext:value-type="float">
            <text:p>584233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304984" calcext:value-type="float">
            <text:p>304984</text:p>
          </table:table-cell>
          <table:table-cell office:value-type="float" office:value="267116" calcext:value-type="float">
            <text:p>26711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655" calcext:value-type="float">
            <text:p>8655</text:p>
          </table:table-cell>
          <table:table-cell office:value-type="float" office:value="62080" calcext:value-type="float">
            <text:p>62080</text:p>
          </table:table-cell>
          <table:table-cell office:value-type="float" office:value="59640" calcext:value-type="float">
            <text:p>59640</text:p>
          </table:table-cell>
          <table:table-cell office:value-type="float" office:value="4800" calcext:value-type="float">
            <text:p>4800</text:p>
          </table:table-cell>
          <table:table-cell office:value-type="float" office:value="4548" calcext:value-type="float">
            <text:p>4548</text:p>
          </table:table-cell>
          <table:table-cell office:value-type="float" office:value="308096" calcext:value-type="float">
            <text:p>30809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7448" calcext:value-type="float">
            <text:p>7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1</text:p>
          </table:table-cell>
          <table:table-cell office:value-type="float" office:value="58465628" calcext:value-type="float">
            <text:p>5846562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49:22</text:p>
          </table:table-cell>
          <table:table-cell office:value-type="float" office:value="58465640" calcext:value-type="float">
            <text:p>5846564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3</text:p>
          </table:table-cell>
          <table:table-cell office:value-type="float" office:value="58465496" calcext:value-type="float">
            <text:p>5846549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4</text:p>
          </table:table-cell>
          <table:table-cell office:value-type="float" office:value="58465496" calcext:value-type="float">
            <text:p>5846549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5</text:p>
          </table:table-cell>
          <table:table-cell office:value-type="float" office:value="58466288" calcext:value-type="float">
            <text:p>584662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6</text:p>
          </table:table-cell>
          <table:table-cell office:value-type="float" office:value="58483780" calcext:value-type="float">
            <text:p>584837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7</text:p>
          </table:table-cell>
          <table:table-cell office:value-type="float" office:value="58483832" calcext:value-type="float">
            <text:p>584838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8</text:p>
          </table:table-cell>
          <table:table-cell office:value-type="float" office:value="58483784" calcext:value-type="float">
            <text:p>584837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29</text:p>
          </table:table-cell>
          <table:table-cell office:value-type="float" office:value="58498100" calcext:value-type="float">
            <text:p>584981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0</text:p>
          </table:table-cell>
          <table:table-cell office:value-type="float" office:value="58498288" calcext:value-type="float">
            <text:p>584982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1</text:p>
          </table:table-cell>
          <table:table-cell office:value-type="float" office:value="58498520" calcext:value-type="float">
            <text:p>5849852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2</text:p>
          </table:table-cell>
          <table:table-cell office:value-type="float" office:value="58520352" calcext:value-type="float">
            <text:p>5852035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3</text:p>
          </table:table-cell>
          <table:table-cell office:value-type="float" office:value="58520028" calcext:value-type="float">
            <text:p>5852002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4</text:p>
          </table:table-cell>
          <table:table-cell office:value-type="float" office:value="58520452" calcext:value-type="float">
            <text:p>5852045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5</text:p>
          </table:table-cell>
          <table:table-cell office:value-type="float" office:value="58538904" calcext:value-type="float">
            <text:p>5853890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6</text:p>
          </table:table-cell>
          <table:table-cell office:value-type="float" office:value="58539160" calcext:value-type="float">
            <text:p>5853916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7</text:p>
          </table:table-cell>
          <table:table-cell office:value-type="float" office:value="58538980" calcext:value-type="float">
            <text:p>585389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8</text:p>
          </table:table-cell>
          <table:table-cell office:value-type="float" office:value="58538672" calcext:value-type="float">
            <text:p>585386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39</text:p>
          </table:table-cell>
          <table:table-cell office:value-type="float" office:value="58538856" calcext:value-type="float">
            <text:p>5853885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0</text:p>
          </table:table-cell>
          <table:table-cell office:value-type="float" office:value="58538672" calcext:value-type="float">
            <text:p>585386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1</text:p>
          </table:table-cell>
          <table:table-cell office:value-type="float" office:value="58538576" calcext:value-type="float">
            <text:p>5853857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2</text:p>
          </table:table-cell>
          <table:table-cell office:value-type="float" office:value="58537988" calcext:value-type="float">
            <text:p>585379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3</text:p>
          </table:table-cell>
          <table:table-cell office:value-type="float" office:value="58537316" calcext:value-type="float">
            <text:p>585373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4</text:p>
          </table:table-cell>
          <table:table-cell office:value-type="float" office:value="58537516" calcext:value-type="float">
            <text:p>585375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5</text:p>
          </table:table-cell>
          <table:table-cell office:value-type="float" office:value="58537112" calcext:value-type="float">
            <text:p>5853711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6</text:p>
          </table:table-cell>
          <table:table-cell office:value-type="float" office:value="58536484" calcext:value-type="float">
            <text:p>585364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7</text:p>
          </table:table-cell>
          <table:table-cell office:value-type="float" office:value="58536344" calcext:value-type="float">
            <text:p>585363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8</text:p>
          </table:table-cell>
          <table:table-cell office:value-type="float" office:value="58535656" calcext:value-type="float">
            <text:p>5853565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49</text:p>
          </table:table-cell>
          <table:table-cell office:value-type="float" office:value="58536420" calcext:value-type="float">
            <text:p>5853642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0</text:p>
          </table:table-cell>
          <table:table-cell office:value-type="float" office:value="58536332" calcext:value-type="float">
            <text:p>5853633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1</text:p>
          </table:table-cell>
          <table:table-cell office:value-type="float" office:value="58537096" calcext:value-type="float">
            <text:p>5853709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2</text:p>
          </table:table-cell>
          <table:table-cell office:value-type="float" office:value="58537600" calcext:value-type="float">
            <text:p>585376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3</text:p>
          </table:table-cell>
          <table:table-cell office:value-type="float" office:value="58538084" calcext:value-type="float">
            <text:p>585380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4</text:p>
          </table:table-cell>
          <table:table-cell office:value-type="float" office:value="58538144" calcext:value-type="float">
            <text:p>585381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5</text:p>
          </table:table-cell>
          <table:table-cell office:value-type="float" office:value="58538192" calcext:value-type="float">
            <text:p>5853819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6</text:p>
          </table:table-cell>
          <table:table-cell office:value-type="float" office:value="58538152" calcext:value-type="float">
            <text:p>5853815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7</text:p>
          </table:table-cell>
          <table:table-cell office:value-type="float" office:value="58537896" calcext:value-type="float">
            <text:p>5853789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8</text:p>
          </table:table-cell>
          <table:table-cell office:value-type="float" office:value="58538136" calcext:value-type="float">
            <text:p>5853813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49:59</text:p>
          </table:table-cell>
          <table:table-cell office:value-type="float" office:value="58537648" calcext:value-type="float">
            <text:p>5853764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87" calcext:value-type="float">
            <text:p>14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297" calcext:value-type="float">
            <text:p>8297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0</text:p>
          </table:table-cell>
          <table:table-cell office:value-type="float" office:value="58537328" calcext:value-type="float">
            <text:p>5853732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1</text:p>
          </table:table-cell>
          <table:table-cell office:value-type="float" office:value="58536956" calcext:value-type="float">
            <text:p>5853695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2</text:p>
          </table:table-cell>
          <table:table-cell office:value-type="float" office:value="58537536" calcext:value-type="float">
            <text:p>5853753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3</text:p>
          </table:table-cell>
          <table:table-cell office:value-type="float" office:value="58536948" calcext:value-type="float">
            <text:p>5853694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4</text:p>
          </table:table-cell>
          <table:table-cell office:value-type="float" office:value="58537224" calcext:value-type="float">
            <text:p>5853722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28" calcext:value-type="float">
            <text:p>38228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5</text:p>
          </table:table-cell>
          <table:table-cell office:value-type="float" office:value="58537704" calcext:value-type="float">
            <text:p>5853770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6</text:p>
          </table:table-cell>
          <table:table-cell office:value-type="float" office:value="58538208" calcext:value-type="float">
            <text:p>5853820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7</text:p>
          </table:table-cell>
          <table:table-cell office:value-type="float" office:value="58538376" calcext:value-type="float">
            <text:p>5853837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8</text:p>
          </table:table-cell>
          <table:table-cell office:value-type="float" office:value="58537572" calcext:value-type="float">
            <text:p>5853757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09</text:p>
          </table:table-cell>
          <table:table-cell office:value-type="float" office:value="58537880" calcext:value-type="float">
            <text:p>5853788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0</text:p>
          </table:table-cell>
          <table:table-cell office:value-type="float" office:value="58537896" calcext:value-type="float">
            <text:p>5853789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1</text:p>
          </table:table-cell>
          <table:table-cell office:value-type="float" office:value="58538412" calcext:value-type="float">
            <text:p>5853841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2</text:p>
          </table:table-cell>
          <table:table-cell office:value-type="float" office:value="58538664" calcext:value-type="float">
            <text:p>585386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3</text:p>
          </table:table-cell>
          <table:table-cell office:value-type="float" office:value="58538664" calcext:value-type="float">
            <text:p>585386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4</text:p>
          </table:table-cell>
          <table:table-cell office:value-type="float" office:value="58537528" calcext:value-type="float">
            <text:p>5853752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5</text:p>
          </table:table-cell>
          <table:table-cell office:value-type="float" office:value="58536956" calcext:value-type="float">
            <text:p>5853695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6</text:p>
          </table:table-cell>
          <table:table-cell office:value-type="float" office:value="58536884" calcext:value-type="float">
            <text:p>5853688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7</text:p>
          </table:table-cell>
          <table:table-cell office:value-type="float" office:value="58536956" calcext:value-type="float">
            <text:p>5853695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8</text:p>
          </table:table-cell>
          <table:table-cell office:value-type="float" office:value="58536192" calcext:value-type="float">
            <text:p>5853619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19</text:p>
          </table:table-cell>
          <table:table-cell office:value-type="float" office:value="58536516" calcext:value-type="float">
            <text:p>585365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0</text:p>
          </table:table-cell>
          <table:table-cell office:value-type="float" office:value="58537720" calcext:value-type="float">
            <text:p>5853772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1</text:p>
          </table:table-cell>
          <table:table-cell office:value-type="float" office:value="58538228" calcext:value-type="float">
            <text:p>5853822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2</text:p>
          </table:table-cell>
          <table:table-cell office:value-type="float" office:value="58537788" calcext:value-type="float">
            <text:p>5853778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3</text:p>
          </table:table-cell>
          <table:table-cell office:value-type="float" office:value="58653456" calcext:value-type="float">
            <text:p>5865345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3580" calcext:value-type="float">
            <text:p>4483580</text:p>
          </table:table-cell>
          <table:table-cell office:value-type="float" office:value="285024" calcext:value-type="float">
            <text:p>285024</text:p>
          </table:table-cell>
          <table:table-cell office:value-type="float" office:value="247156" calcext:value-type="float">
            <text:p>247156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300" calcext:value-type="float">
            <text:p>8300</text:p>
          </table:table-cell>
          <table:table-cell office:value-type="float" office:value="42112" calcext:value-type="float">
            <text:p>42112</text:p>
          </table:table-cell>
          <table:table-cell office:value-type="float" office:value="38234" calcext:value-type="float">
            <text:p>38234</text:p>
          </table:table-cell>
          <table:table-cell office:value-type="float" office:value="4800" calcext:value-type="float">
            <text:p>4800</text:p>
          </table:table-cell>
          <table:table-cell office:value-type="float" office:value="3029" calcext:value-type="float">
            <text:p>3029</text:p>
          </table:table-cell>
          <table:table-cell office:value-type="float" office:value="140416" calcext:value-type="float">
            <text:p>14041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4</text:p>
          </table:table-cell>
          <table:table-cell office:value-type="float" office:value="58800748" calcext:value-type="float">
            <text:p>5880074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1-04-05 15:50:25</text:p>
          </table:table-cell>
          <table:table-cell office:value-type="float" office:value="58800212" calcext:value-type="float">
            <text:p>5880021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6</text:p>
          </table:table-cell>
          <table:table-cell office:value-type="float" office:value="58800220" calcext:value-type="float">
            <text:p>5880022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7</text:p>
          </table:table-cell>
          <table:table-cell office:value-type="float" office:value="58800328" calcext:value-type="float">
            <text:p>5880032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8</text:p>
          </table:table-cell>
          <table:table-cell office:value-type="float" office:value="58800912" calcext:value-type="float">
            <text:p>5880091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29</text:p>
          </table:table-cell>
          <table:table-cell office:value-type="float" office:value="58800336" calcext:value-type="float">
            <text:p>5880033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30</text:p>
          </table:table-cell>
          <table:table-cell office:value-type="float" office:value="58800452" calcext:value-type="float">
            <text:p>5880045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31</text:p>
          </table:table-cell>
          <table:table-cell office:value-type="float" office:value="58800364" calcext:value-type="float">
            <text:p>5880036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6" calcext:value-type="float">
            <text:p>147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32</text:p>
          </table:table-cell>
          <table:table-cell office:value-type="float" office:value="58800268" calcext:value-type="float">
            <text:p>5880026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1-04-05 15:50:33</text:p>
          </table:table-cell>
          <table:table-cell office:value-type="float" office:value="59069032" calcext:value-type="float">
            <text:p>5906903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8780" calcext:value-type="float">
            <text:p>427878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2108" calcext:value-type="float">
            <text:p>222108</text:p>
          </table:table-cell>
          <table:table-cell office:value-type="float" office:value="37868" calcext:value-type="float">
            <text:p>378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1072" calcext:value-type="float">
            <text:p>131072</text:p>
          </table:table-cell>
          <table:table-cell office:value-type="float" office:value="7918" calcext:value-type="float">
            <text:p>7918</text:p>
          </table:table-cell>
          <table:table-cell office:value-type="float" office:value="16960" calcext:value-type="float">
            <text:p>16960</text:p>
          </table:table-cell>
          <table:table-cell office:value-type="float" office:value="16826" calcext:value-type="float">
            <text:p>16826</text:p>
          </table:table-cell>
          <table:table-cell office:value-type="float" office:value="1600" calcext:value-type="float">
            <text:p>1600</text:p>
          </table:table-cell>
          <table:table-cell office:value-type="float" office:value="1511" calcext:value-type="float">
            <text:p>1511</text:p>
          </table:table-cell>
          <table:table-cell office:value-type="float" office:value="56576" calcext:value-type="float">
            <text:p>56576</text:p>
          </table:table-cell>
          <table:table-cell office:value-type="float" office:value="17472" calcext:value-type="float">
            <text:p>174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848" calcext:value-type="float">
            <text:p>338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10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Sheet4" table:style-name="ta1">
        <table:shapes>
          <draw:frame draw:z-index="0" draw:style-name="gr1" draw:text-style-name="P1" svg:width="14.8075in" svg:height="7.4984in" svg:x="5.4417in" svg:y="0.4181in">
            <draw:object draw:notify-on-update-of-ranges="Sheet4.A1:Sheet4.A1 Sheet4.A2:Sheet4.A250 Sheet4.B1:Sheet4.B1 Sheet4.B2:Sheet4.B250 Sheet4.C1:Sheet4.C1 Sheet4.C2:Sheet4.C250 Sheet4.D1:Sheet4.D1 Sheet4.D2:Sheet4.D250 Sheet4.E1:Sheet4.E1 Sheet4.E2:Sheet4.E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0" table:number-columns-repeated="5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JDK-15 committed, med frag</text:p>
          </table:table-cell>
          <table:table-cell office:value-type="string" calcext:value-type="string">
            <text:p>JDK-15 committed, high frag</text:p>
          </table:table-cell>
          <table:table-cell office:value-type="string" calcext:value-type="string">
            <text:p>JDK-16 committed, med frag</text:p>
          </table:table-cell>
          <table:table-cell office:value-type="string" calcext:value-type="string">
            <text:p>JDK-16 committed, high frag</text:p>
          </table:table-cell>
        </table:table-row>
        <table:table-row table:style-name="ro1">
          <table:table-cell table:formula="of:=[$'sapmachine15-few-loaders-5-400-interleave0.01-sanitized'.AC2]" office:value-type="float" office:value="3850" calcext:value-type="float">
            <text:p>3850</text:p>
          </table:table-cell>
          <table:table-cell table:formula="of:=[$'sapmachine15-few-loaders-5-400-interleave0.1-sanitized'.AB2]" office:value-type="float" office:value="4864" calcext:value-type="float">
            <text:p>4864</text:p>
          </table:table-cell>
          <table:table-cell table:formula="of:=[$'sapmachine15-few-loaders-5-400-interleave0.01-sanitized'.AB2]" office:value-type="float" office:value="4864" calcext:value-type="float">
            <text:p>4864</text:p>
          </table:table-cell>
          <table:table-cell table:formula="of:=[$'sapmachine16-few-loaders-5-400-interleave0.1-sanitized'.AF2]" office:value-type="float" office:value="3759" calcext:value-type="float">
            <text:p>3759</text:p>
          </table:table-cell>
          <table:table-cell table:formula="of:=[$'sapmachine16-few-loaders-5-400-interleave0.01-sanitized'.AE2]" office:value-type="float" office:value="3968" calcext:value-type="float">
            <text:p>3968</text:p>
          </table:table-cell>
        </table:table-row>
        <table:table-row table:style-name="ro1">
          <table:table-cell table:formula="of:=[$'sapmachine15-few-loaders-5-400-interleave0.01-sanitized'.AC3]" office:value-type="float" office:value="15080" calcext:value-type="float">
            <text:p>15080</text:p>
          </table:table-cell>
          <table:table-cell table:formula="of:=[$'sapmachine15-few-loaders-5-400-interleave0.1-sanitized'.AB3]" office:value-type="float" office:value="15744" calcext:value-type="float">
            <text:p>15744</text:p>
          </table:table-cell>
          <table:table-cell table:formula="of:=[$'sapmachine15-few-loaders-5-400-interleave0.01-sanitized'.AB3]" office:value-type="float" office:value="15488" calcext:value-type="float">
            <text:p>15488</text:p>
          </table:table-cell>
          <table:table-cell table:formula="of:=[$'sapmachine16-few-loaders-5-400-interleave0.1-sanitized'.AF3]" office:value-type="float" office:value="14874" calcext:value-type="float">
            <text:p>14874</text:p>
          </table:table-cell>
          <table:table-cell table:formula="of:=[$'sapmachine16-few-loaders-5-400-interleave0.01-sanitized'.AE3]" office:value-type="float" office:value="15296" calcext:value-type="float">
            <text:p>15296</text:p>
          </table:table-cell>
        </table:table-row>
        <table:table-row table:style-name="ro1">
          <table:table-cell table:formula="of:=[$'sapmachine15-few-loaders-5-400-interleave0.01-sanitized'.AC4]" office:value-type="float" office:value="15898" calcext:value-type="float">
            <text:p>15898</text:p>
          </table:table-cell>
          <table:table-cell table:formula="of:=[$'sapmachine15-few-loaders-5-400-interleave0.1-sanitized'.AB4]" office:value-type="float" office:value="16512" calcext:value-type="float">
            <text:p>16512</text:p>
          </table:table-cell>
          <table:table-cell table:formula="of:=[$'sapmachine15-few-loaders-5-400-interleave0.01-sanitized'.AB4]" office:value-type="float" office:value="16256" calcext:value-type="float">
            <text:p>16256</text:p>
          </table:table-cell>
          <table:table-cell table:formula="of:=[$'sapmachine16-few-loaders-5-400-interleave0.1-sanitized'.AF4]" office:value-type="float" office:value="15700" calcext:value-type="float">
            <text:p>15700</text:p>
          </table:table-cell>
          <table:table-cell table:formula="of:=[$'sapmachine16-few-loaders-5-400-interleave0.01-sanitized'.AE4]" office:value-type="float" office:value="16000" calcext:value-type="float">
            <text:p>16000</text:p>
          </table:table-cell>
        </table:table-row>
        <table:table-row table:style-name="ro1">
          <table:table-cell table:formula="of:=[$'sapmachine15-few-loaders-5-400-interleave0.01-sanitized'.AC5]" office:value-type="float" office:value="16394" calcext:value-type="float">
            <text:p>16394</text:p>
          </table:table-cell>
          <table:table-cell table:formula="of:=[$'sapmachine15-few-loaders-5-400-interleave0.1-sanitized'.AB5]" office:value-type="float" office:value="17024" calcext:value-type="float">
            <text:p>17024</text:p>
          </table:table-cell>
          <table:table-cell table:formula="of:=[$'sapmachine15-few-loaders-5-400-interleave0.01-sanitized'.AB5]" office:value-type="float" office:value="16768" calcext:value-type="float">
            <text:p>16768</text:p>
          </table:table-cell>
          <table:table-cell table:formula="of:=[$'sapmachine16-few-loaders-5-400-interleave0.1-sanitized'.AF5]" office:value-type="float" office:value="16196" calcext:value-type="float">
            <text:p>16196</text:p>
          </table:table-cell>
          <table:table-cell table:formula="of:=[$'sapmachine16-few-loaders-5-400-interleave0.01-sanitized'.AE5]" office:value-type="float" office:value="16512" calcext:value-type="float">
            <text:p>16512</text:p>
          </table:table-cell>
        </table:table-row>
        <table:table-row table:style-name="ro1">
          <table:table-cell table:formula="of:=[$'sapmachine15-few-loaders-5-400-interleave0.01-sanitized'.AC6]" office:value-type="float" office:value="16833" calcext:value-type="float">
            <text:p>16833</text:p>
          </table:table-cell>
          <table:table-cell table:formula="of:=[$'sapmachine15-few-loaders-5-400-interleave0.1-sanitized'.AB6]" office:value-type="float" office:value="17536" calcext:value-type="float">
            <text:p>17536</text:p>
          </table:table-cell>
          <table:table-cell table:formula="of:=[$'sapmachine15-few-loaders-5-400-interleave0.01-sanitized'.AB6]" office:value-type="float" office:value="17280" calcext:value-type="float">
            <text:p>17280</text:p>
          </table:table-cell>
          <table:table-cell table:formula="of:=[$'sapmachine16-few-loaders-5-400-interleave0.1-sanitized'.AF6]" office:value-type="float" office:value="16664" calcext:value-type="float">
            <text:p>16664</text:p>
          </table:table-cell>
          <table:table-cell table:formula="of:=[$'sapmachine16-few-loaders-5-400-interleave0.01-sanitized'.AE6]" office:value-type="float" office:value="16896" calcext:value-type="float">
            <text:p>16896</text:p>
          </table:table-cell>
        </table:table-row>
        <table:table-row table:style-name="ro1">
          <table:table-cell table:formula="of:=[$'sapmachine15-few-loaders-5-400-interleave0.01-sanitized'.AC7]" office:value-type="float" office:value="16994" calcext:value-type="float">
            <text:p>16994</text:p>
          </table:table-cell>
          <table:table-cell table:formula="of:=[$'sapmachine15-few-loaders-5-400-interleave0.1-sanitized'.AB7]" office:value-type="float" office:value="17792" calcext:value-type="float">
            <text:p>17792</text:p>
          </table:table-cell>
          <table:table-cell table:formula="of:=[$'sapmachine15-few-loaders-5-400-interleave0.01-sanitized'.AB7]" office:value-type="float" office:value="17536" calcext:value-type="float">
            <text:p>17536</text:p>
          </table:table-cell>
          <table:table-cell table:formula="of:=[$'sapmachine16-few-loaders-5-400-interleave0.1-sanitized'.AF7]" office:value-type="float" office:value="16809" calcext:value-type="float">
            <text:p>16809</text:p>
          </table:table-cell>
          <table:table-cell table:formula="of:=[$'sapmachine16-few-loaders-5-400-interleave0.01-sanitized'.AE7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8]" office:value-type="float" office:value="16994" calcext:value-type="float">
            <text:p>16994</text:p>
          </table:table-cell>
          <table:table-cell table:formula="of:=[$'sapmachine15-few-loaders-5-400-interleave0.1-sanitized'.AB8]" office:value-type="float" office:value="17792" calcext:value-type="float">
            <text:p>17792</text:p>
          </table:table-cell>
          <table:table-cell table:formula="of:=[$'sapmachine15-few-loaders-5-400-interleave0.01-sanitized'.AB8]" office:value-type="float" office:value="17536" calcext:value-type="float">
            <text:p>17536</text:p>
          </table:table-cell>
          <table:table-cell table:formula="of:=[$'sapmachine16-few-loaders-5-400-interleave0.1-sanitized'.AF8]" office:value-type="float" office:value="16809" calcext:value-type="float">
            <text:p>16809</text:p>
          </table:table-cell>
          <table:table-cell table:formula="of:=[$'sapmachine16-few-loaders-5-400-interleave0.01-sanitized'.AE8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9]" office:value-type="float" office:value="16994" calcext:value-type="float">
            <text:p>16994</text:p>
          </table:table-cell>
          <table:table-cell table:formula="of:=[$'sapmachine15-few-loaders-5-400-interleave0.1-sanitized'.AB9]" office:value-type="float" office:value="17792" calcext:value-type="float">
            <text:p>17792</text:p>
          </table:table-cell>
          <table:table-cell table:formula="of:=[$'sapmachine15-few-loaders-5-400-interleave0.01-sanitized'.AB9]" office:value-type="float" office:value="17536" calcext:value-type="float">
            <text:p>17536</text:p>
          </table:table-cell>
          <table:table-cell table:formula="of:=[$'sapmachine16-few-loaders-5-400-interleave0.1-sanitized'.AF9]" office:value-type="float" office:value="16809" calcext:value-type="float">
            <text:p>16809</text:p>
          </table:table-cell>
          <table:table-cell table:formula="of:=[$'sapmachine16-few-loaders-5-400-interleave0.01-sanitized'.AE9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10]" office:value-type="float" office:value="16994" calcext:value-type="float">
            <text:p>16994</text:p>
          </table:table-cell>
          <table:table-cell table:formula="of:=[$'sapmachine15-few-loaders-5-400-interleave0.1-sanitized'.AB10]" office:value-type="float" office:value="17792" calcext:value-type="float">
            <text:p>17792</text:p>
          </table:table-cell>
          <table:table-cell table:formula="of:=[$'sapmachine15-few-loaders-5-400-interleave0.01-sanitized'.AB10]" office:value-type="float" office:value="17536" calcext:value-type="float">
            <text:p>17536</text:p>
          </table:table-cell>
          <table:table-cell table:formula="of:=[$'sapmachine16-few-loaders-5-400-interleave0.1-sanitized'.AF10]" office:value-type="float" office:value="16809" calcext:value-type="float">
            <text:p>16809</text:p>
          </table:table-cell>
          <table:table-cell table:formula="of:=[$'sapmachine16-few-loaders-5-400-interleave0.01-sanitized'.AE10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11]" office:value-type="float" office:value="16994" calcext:value-type="float">
            <text:p>16994</text:p>
          </table:table-cell>
          <table:table-cell table:formula="of:=[$'sapmachine15-few-loaders-5-400-interleave0.1-sanitized'.AB11]" office:value-type="float" office:value="17792" calcext:value-type="float">
            <text:p>17792</text:p>
          </table:table-cell>
          <table:table-cell table:formula="of:=[$'sapmachine15-few-loaders-5-400-interleave0.01-sanitized'.AB11]" office:value-type="float" office:value="17536" calcext:value-type="float">
            <text:p>17536</text:p>
          </table:table-cell>
          <table:table-cell table:formula="of:=[$'sapmachine16-few-loaders-5-400-interleave0.1-sanitized'.AF11]" office:value-type="float" office:value="16809" calcext:value-type="float">
            <text:p>16809</text:p>
          </table:table-cell>
          <table:table-cell table:formula="of:=[$'sapmachine16-few-loaders-5-400-interleave0.01-sanitized'.AE11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12]" office:value-type="float" office:value="16994" calcext:value-type="float">
            <text:p>16994</text:p>
          </table:table-cell>
          <table:table-cell table:formula="of:=[$'sapmachine15-few-loaders-5-400-interleave0.1-sanitized'.AB12]" office:value-type="float" office:value="17792" calcext:value-type="float">
            <text:p>17792</text:p>
          </table:table-cell>
          <table:table-cell table:formula="of:=[$'sapmachine15-few-loaders-5-400-interleave0.01-sanitized'.AB12]" office:value-type="float" office:value="17536" calcext:value-type="float">
            <text:p>17536</text:p>
          </table:table-cell>
          <table:table-cell table:formula="of:=[$'sapmachine16-few-loaders-5-400-interleave0.1-sanitized'.AF12]" office:value-type="float" office:value="16809" calcext:value-type="float">
            <text:p>16809</text:p>
          </table:table-cell>
          <table:table-cell table:formula="of:=[$'sapmachine16-few-loaders-5-400-interleave0.01-sanitized'.AE12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13]" office:value-type="float" office:value="16994" calcext:value-type="float">
            <text:p>16994</text:p>
          </table:table-cell>
          <table:table-cell table:formula="of:=[$'sapmachine15-few-loaders-5-400-interleave0.1-sanitized'.AB13]" office:value-type="float" office:value="17792" calcext:value-type="float">
            <text:p>17792</text:p>
          </table:table-cell>
          <table:table-cell table:formula="of:=[$'sapmachine15-few-loaders-5-400-interleave0.01-sanitized'.AB13]" office:value-type="float" office:value="17536" calcext:value-type="float">
            <text:p>17536</text:p>
          </table:table-cell>
          <table:table-cell table:formula="of:=[$'sapmachine16-few-loaders-5-400-interleave0.1-sanitized'.AF13]" office:value-type="float" office:value="16809" calcext:value-type="float">
            <text:p>16809</text:p>
          </table:table-cell>
          <table:table-cell table:formula="of:=[$'sapmachine16-few-loaders-5-400-interleave0.01-sanitized'.AE13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14]" office:value-type="float" office:value="16994" calcext:value-type="float">
            <text:p>16994</text:p>
          </table:table-cell>
          <table:table-cell table:formula="of:=[$'sapmachine15-few-loaders-5-400-interleave0.1-sanitized'.AB14]" office:value-type="float" office:value="17792" calcext:value-type="float">
            <text:p>17792</text:p>
          </table:table-cell>
          <table:table-cell table:formula="of:=[$'sapmachine15-few-loaders-5-400-interleave0.01-sanitized'.AB14]" office:value-type="float" office:value="17536" calcext:value-type="float">
            <text:p>17536</text:p>
          </table:table-cell>
          <table:table-cell table:formula="of:=[$'sapmachine16-few-loaders-5-400-interleave0.1-sanitized'.AF14]" office:value-type="float" office:value="16809" calcext:value-type="float">
            <text:p>16809</text:p>
          </table:table-cell>
          <table:table-cell table:formula="of:=[$'sapmachine16-few-loaders-5-400-interleave0.01-sanitized'.AE14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15]" office:value-type="float" office:value="16994" calcext:value-type="float">
            <text:p>16994</text:p>
          </table:table-cell>
          <table:table-cell table:formula="of:=[$'sapmachine15-few-loaders-5-400-interleave0.1-sanitized'.AB15]" office:value-type="float" office:value="17792" calcext:value-type="float">
            <text:p>17792</text:p>
          </table:table-cell>
          <table:table-cell table:formula="of:=[$'sapmachine15-few-loaders-5-400-interleave0.01-sanitized'.AB15]" office:value-type="float" office:value="17536" calcext:value-type="float">
            <text:p>17536</text:p>
          </table:table-cell>
          <table:table-cell table:formula="of:=[$'sapmachine16-few-loaders-5-400-interleave0.1-sanitized'.AF15]" office:value-type="float" office:value="16809" calcext:value-type="float">
            <text:p>16809</text:p>
          </table:table-cell>
          <table:table-cell table:formula="of:=[$'sapmachine16-few-loaders-5-400-interleave0.01-sanitized'.AE15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16]" office:value-type="float" office:value="16994" calcext:value-type="float">
            <text:p>16994</text:p>
          </table:table-cell>
          <table:table-cell table:formula="of:=[$'sapmachine15-few-loaders-5-400-interleave0.1-sanitized'.AB16]" office:value-type="float" office:value="17792" calcext:value-type="float">
            <text:p>17792</text:p>
          </table:table-cell>
          <table:table-cell table:formula="of:=[$'sapmachine15-few-loaders-5-400-interleave0.01-sanitized'.AB16]" office:value-type="float" office:value="17536" calcext:value-type="float">
            <text:p>17536</text:p>
          </table:table-cell>
          <table:table-cell table:formula="of:=[$'sapmachine16-few-loaders-5-400-interleave0.1-sanitized'.AF16]" office:value-type="float" office:value="16809" calcext:value-type="float">
            <text:p>16809</text:p>
          </table:table-cell>
          <table:table-cell table:formula="of:=[$'sapmachine16-few-loaders-5-400-interleave0.01-sanitized'.AE16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17]" office:value-type="float" office:value="68476" calcext:value-type="float">
            <text:p>68476</text:p>
          </table:table-cell>
          <table:table-cell table:formula="of:=[$'sapmachine15-few-loaders-5-400-interleave0.1-sanitized'.AB17]" office:value-type="float" office:value="68148" calcext:value-type="float">
            <text:p>68148</text:p>
          </table:table-cell>
          <table:table-cell table:formula="of:=[$'sapmachine15-few-loaders-5-400-interleave0.01-sanitized'.AB17]" office:value-type="float" office:value="72116" calcext:value-type="float">
            <text:p>72116</text:p>
          </table:table-cell>
          <table:table-cell table:formula="of:=[$'sapmachine16-few-loaders-5-400-interleave0.1-sanitized'.AF17]" office:value-type="float" office:value="72267" calcext:value-type="float">
            <text:p>72267</text:p>
          </table:table-cell>
          <table:table-cell table:formula="of:=[$'sapmachine16-few-loaders-5-400-interleave0.01-sanitized'.AE17]" office:value-type="float" office:value="105920" calcext:value-type="float">
            <text:p>105920</text:p>
          </table:table-cell>
        </table:table-row>
        <table:table-row table:style-name="ro1">
          <table:table-cell table:formula="of:=[$'sapmachine15-few-loaders-5-400-interleave0.01-sanitized'.AC18]" office:value-type="float" office:value="205833" calcext:value-type="float">
            <text:p>205833</text:p>
          </table:table-cell>
          <table:table-cell table:formula="of:=[$'sapmachine15-few-loaders-5-400-interleave0.1-sanitized'.AB18]" office:value-type="float" office:value="196560" calcext:value-type="float">
            <text:p>196560</text:p>
          </table:table-cell>
          <table:table-cell table:formula="of:=[$'sapmachine15-few-loaders-5-400-interleave0.01-sanitized'.AB18]" office:value-type="float" office:value="210088" calcext:value-type="float">
            <text:p>210088</text:p>
          </table:table-cell>
          <table:table-cell table:formula="of:=[$'sapmachine16-few-loaders-5-400-interleave0.1-sanitized'.AF18]" office:value-type="float" office:value="194680" calcext:value-type="float">
            <text:p>194680</text:p>
          </table:table-cell>
          <table:table-cell table:formula="of:=[$'sapmachine16-few-loaders-5-400-interleave0.01-sanitized'.AE18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5-few-loaders-5-400-interleave0.01-sanitized'.AC19]" office:value-type="float" office:value="234237" calcext:value-type="float">
            <text:p>234237</text:p>
          </table:table-cell>
          <table:table-cell table:formula="of:=[$'sapmachine15-few-loaders-5-400-interleave0.1-sanitized'.AB19]" office:value-type="float" office:value="239680" calcext:value-type="float">
            <text:p>239680</text:p>
          </table:table-cell>
          <table:table-cell table:formula="of:=[$'sapmachine15-few-loaders-5-400-interleave0.01-sanitized'.AB19]" office:value-type="float" office:value="237608" calcext:value-type="float">
            <text:p>237608</text:p>
          </table:table-cell>
          <table:table-cell table:formula="of:=[$'sapmachine16-few-loaders-5-400-interleave0.1-sanitized'.AF19]" office:value-type="float" office:value="230918" calcext:value-type="float">
            <text:p>230918</text:p>
          </table:table-cell>
          <table:table-cell table:formula="of:=[$'sapmachine16-few-loaders-5-400-interleave0.01-sanitized'.AE19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5-few-loaders-5-400-interleave0.01-sanitized'.AC20]" office:value-type="float" office:value="234237" calcext:value-type="float">
            <text:p>234237</text:p>
          </table:table-cell>
          <table:table-cell table:formula="of:=[$'sapmachine15-few-loaders-5-400-interleave0.1-sanitized'.AB20]" office:value-type="float" office:value="239680" calcext:value-type="float">
            <text:p>239680</text:p>
          </table:table-cell>
          <table:table-cell table:formula="of:=[$'sapmachine15-few-loaders-5-400-interleave0.01-sanitized'.AB20]" office:value-type="float" office:value="237608" calcext:value-type="float">
            <text:p>237608</text:p>
          </table:table-cell>
          <table:table-cell table:formula="of:=[$'sapmachine16-few-loaders-5-400-interleave0.1-sanitized'.AF20]" office:value-type="float" office:value="230918" calcext:value-type="float">
            <text:p>230918</text:p>
          </table:table-cell>
          <table:table-cell table:formula="of:=[$'sapmachine16-few-loaders-5-400-interleave0.01-sanitized'.AE20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5-few-loaders-5-400-interleave0.01-sanitized'.AC21]" office:value-type="float" office:value="234237" calcext:value-type="float">
            <text:p>234237</text:p>
          </table:table-cell>
          <table:table-cell table:formula="of:=[$'sapmachine15-few-loaders-5-400-interleave0.1-sanitized'.AB21]" office:value-type="float" office:value="239680" calcext:value-type="float">
            <text:p>239680</text:p>
          </table:table-cell>
          <table:table-cell table:formula="of:=[$'sapmachine15-few-loaders-5-400-interleave0.01-sanitized'.AB21]" office:value-type="float" office:value="237608" calcext:value-type="float">
            <text:p>237608</text:p>
          </table:table-cell>
          <table:table-cell table:formula="of:=[$'sapmachine16-few-loaders-5-400-interleave0.1-sanitized'.AF21]" office:value-type="float" office:value="230918" calcext:value-type="float">
            <text:p>230918</text:p>
          </table:table-cell>
          <table:table-cell table:formula="of:=[$'sapmachine16-few-loaders-5-400-interleave0.01-sanitized'.AE21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5-few-loaders-5-400-interleave0.01-sanitized'.AC22]" office:value-type="float" office:value="234237" calcext:value-type="float">
            <text:p>234237</text:p>
          </table:table-cell>
          <table:table-cell table:formula="of:=[$'sapmachine15-few-loaders-5-400-interleave0.1-sanitized'.AB22]" office:value-type="float" office:value="239680" calcext:value-type="float">
            <text:p>239680</text:p>
          </table:table-cell>
          <table:table-cell table:formula="of:=[$'sapmachine15-few-loaders-5-400-interleave0.01-sanitized'.AB22]" office:value-type="float" office:value="237608" calcext:value-type="float">
            <text:p>237608</text:p>
          </table:table-cell>
          <table:table-cell table:formula="of:=[$'sapmachine16-few-loaders-5-400-interleave0.1-sanitized'.AF22]" office:value-type="float" office:value="230918" calcext:value-type="float">
            <text:p>230918</text:p>
          </table:table-cell>
          <table:table-cell table:formula="of:=[$'sapmachine16-few-loaders-5-400-interleave0.01-sanitized'.AE22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5-few-loaders-5-400-interleave0.01-sanitized'.AC23]" office:value-type="float" office:value="234237" calcext:value-type="float">
            <text:p>234237</text:p>
          </table:table-cell>
          <table:table-cell table:formula="of:=[$'sapmachine15-few-loaders-5-400-interleave0.1-sanitized'.AB23]" office:value-type="float" office:value="239680" calcext:value-type="float">
            <text:p>239680</text:p>
          </table:table-cell>
          <table:table-cell table:formula="of:=[$'sapmachine15-few-loaders-5-400-interleave0.01-sanitized'.AB23]" office:value-type="float" office:value="237608" calcext:value-type="float">
            <text:p>237608</text:p>
          </table:table-cell>
          <table:table-cell table:formula="of:=[$'sapmachine16-few-loaders-5-400-interleave0.1-sanitized'.AF23]" office:value-type="float" office:value="230918" calcext:value-type="float">
            <text:p>230918</text:p>
          </table:table-cell>
          <table:table-cell table:formula="of:=[$'sapmachine16-few-loaders-5-400-interleave0.01-sanitized'.AE23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5-few-loaders-5-400-interleave0.01-sanitized'.AC24]" office:value-type="float" office:value="234237" calcext:value-type="float">
            <text:p>234237</text:p>
          </table:table-cell>
          <table:table-cell table:formula="of:=[$'sapmachine15-few-loaders-5-400-interleave0.1-sanitized'.AB24]" office:value-type="float" office:value="239680" calcext:value-type="float">
            <text:p>239680</text:p>
          </table:table-cell>
          <table:table-cell table:formula="of:=[$'sapmachine15-few-loaders-5-400-interleave0.01-sanitized'.AB24]" office:value-type="float" office:value="237608" calcext:value-type="float">
            <text:p>237608</text:p>
          </table:table-cell>
          <table:table-cell table:formula="of:=[$'sapmachine16-few-loaders-5-400-interleave0.1-sanitized'.AF24]" office:value-type="float" office:value="230918" calcext:value-type="float">
            <text:p>230918</text:p>
          </table:table-cell>
          <table:table-cell table:formula="of:=[$'sapmachine16-few-loaders-5-400-interleave0.01-sanitized'.AE24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5-few-loaders-5-400-interleave0.01-sanitized'.AC25]" office:value-type="float" office:value="234237" calcext:value-type="float">
            <text:p>234237</text:p>
          </table:table-cell>
          <table:table-cell table:formula="of:=[$'sapmachine15-few-loaders-5-400-interleave0.1-sanitized'.AB25]" office:value-type="float" office:value="239680" calcext:value-type="float">
            <text:p>239680</text:p>
          </table:table-cell>
          <table:table-cell table:formula="of:=[$'sapmachine15-few-loaders-5-400-interleave0.01-sanitized'.AB25]" office:value-type="float" office:value="237608" calcext:value-type="float">
            <text:p>237608</text:p>
          </table:table-cell>
          <table:table-cell table:formula="of:=[$'sapmachine16-few-loaders-5-400-interleave0.1-sanitized'.AF25]" office:value-type="float" office:value="230918" calcext:value-type="float">
            <text:p>230918</text:p>
          </table:table-cell>
          <table:table-cell table:formula="of:=[$'sapmachine16-few-loaders-5-400-interleave0.01-sanitized'.AE25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5-few-loaders-5-400-interleave0.01-sanitized'.AC26]" office:value-type="float" office:value="234237" calcext:value-type="float">
            <text:p>234237</text:p>
          </table:table-cell>
          <table:table-cell table:formula="of:=[$'sapmachine15-few-loaders-5-400-interleave0.1-sanitized'.AB26]" office:value-type="float" office:value="239680" calcext:value-type="float">
            <text:p>239680</text:p>
          </table:table-cell>
          <table:table-cell table:formula="of:=[$'sapmachine15-few-loaders-5-400-interleave0.01-sanitized'.AB26]" office:value-type="float" office:value="237608" calcext:value-type="float">
            <text:p>237608</text:p>
          </table:table-cell>
          <table:table-cell table:formula="of:=[$'sapmachine16-few-loaders-5-400-interleave0.1-sanitized'.AF26]" office:value-type="float" office:value="230918" calcext:value-type="float">
            <text:p>230918</text:p>
          </table:table-cell>
          <table:table-cell table:formula="of:=[$'sapmachine16-few-loaders-5-400-interleave0.01-sanitized'.AE26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5-few-loaders-5-400-interleave0.01-sanitized'.AC27]" office:value-type="float" office:value="234237" calcext:value-type="float">
            <text:p>234237</text:p>
          </table:table-cell>
          <table:table-cell table:formula="of:=[$'sapmachine15-few-loaders-5-400-interleave0.1-sanitized'.AB27]" office:value-type="float" office:value="239680" calcext:value-type="float">
            <text:p>239680</text:p>
          </table:table-cell>
          <table:table-cell table:formula="of:=[$'sapmachine15-few-loaders-5-400-interleave0.01-sanitized'.AB27]" office:value-type="float" office:value="237608" calcext:value-type="float">
            <text:p>237608</text:p>
          </table:table-cell>
          <table:table-cell table:formula="of:=[$'sapmachine16-few-loaders-5-400-interleave0.1-sanitized'.AF27]" office:value-type="float" office:value="230918" calcext:value-type="float">
            <text:p>230918</text:p>
          </table:table-cell>
          <table:table-cell table:formula="of:=[$'sapmachine16-few-loaders-5-400-interleave0.01-sanitized'.AE27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5-few-loaders-5-400-interleave0.01-sanitized'.AC28]" office:value-type="float" office:value="234237" calcext:value-type="float">
            <text:p>234237</text:p>
          </table:table-cell>
          <table:table-cell table:formula="of:=[$'sapmachine15-few-loaders-5-400-interleave0.1-sanitized'.AB28]" office:value-type="float" office:value="239680" calcext:value-type="float">
            <text:p>239680</text:p>
          </table:table-cell>
          <table:table-cell table:formula="of:=[$'sapmachine15-few-loaders-5-400-interleave0.01-sanitized'.AB28]" office:value-type="float" office:value="237608" calcext:value-type="float">
            <text:p>237608</text:p>
          </table:table-cell>
          <table:table-cell table:formula="of:=[$'sapmachine16-few-loaders-5-400-interleave0.1-sanitized'.AF28]" office:value-type="float" office:value="230918" calcext:value-type="float">
            <text:p>230918</text:p>
          </table:table-cell>
          <table:table-cell table:formula="of:=[$'sapmachine16-few-loaders-5-400-interleave0.01-sanitized'.AE28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5-few-loaders-5-400-interleave0.01-sanitized'.AC29]" office:value-type="float" office:value="212514" calcext:value-type="float">
            <text:p>212514</text:p>
          </table:table-cell>
          <table:table-cell table:formula="of:=[$'sapmachine15-few-loaders-5-400-interleave0.1-sanitized'.AB29]" office:value-type="float" office:value="239680" calcext:value-type="float">
            <text:p>239680</text:p>
          </table:table-cell>
          <table:table-cell table:formula="of:=[$'sapmachine15-few-loaders-5-400-interleave0.01-sanitized'.AB29]" office:value-type="float" office:value="237608" calcext:value-type="float">
            <text:p>237608</text:p>
          </table:table-cell>
          <table:table-cell table:formula="of:=[$'sapmachine16-few-loaders-5-400-interleave0.1-sanitized'.AF29]" office:value-type="float" office:value="209507" calcext:value-type="float">
            <text:p>209507</text:p>
          </table:table-cell>
          <table:table-cell table:formula="of:=[$'sapmachine16-few-loaders-5-400-interleave0.01-sanitized'.AE29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5-few-loaders-5-400-interleave0.01-sanitized'.AC30]" office:value-type="float" office:value="212514" calcext:value-type="float">
            <text:p>212514</text:p>
          </table:table-cell>
          <table:table-cell table:formula="of:=[$'sapmachine15-few-loaders-5-400-interleave0.1-sanitized'.AB30]" office:value-type="float" office:value="239680" calcext:value-type="float">
            <text:p>239680</text:p>
          </table:table-cell>
          <table:table-cell table:formula="of:=[$'sapmachine15-few-loaders-5-400-interleave0.01-sanitized'.AB30]" office:value-type="float" office:value="237608" calcext:value-type="float">
            <text:p>237608</text:p>
          </table:table-cell>
          <table:table-cell table:formula="of:=[$'sapmachine16-few-loaders-5-400-interleave0.1-sanitized'.AF30]" office:value-type="float" office:value="209507" calcext:value-type="float">
            <text:p>209507</text:p>
          </table:table-cell>
          <table:table-cell table:formula="of:=[$'sapmachine16-few-loaders-5-400-interleave0.01-sanitized'.AE30]" office:value-type="float" office:value="229248" calcext:value-type="float">
            <text:p>229248</text:p>
          </table:table-cell>
        </table:table-row>
        <table:table-row table:style-name="ro1">
          <table:table-cell table:formula="of:=[$'sapmachine15-few-loaders-5-400-interleave0.01-sanitized'.AC31]" office:value-type="float" office:value="212514" calcext:value-type="float">
            <text:p>212514</text:p>
          </table:table-cell>
          <table:table-cell table:formula="of:=[$'sapmachine15-few-loaders-5-400-interleave0.1-sanitized'.AB31]" office:value-type="float" office:value="239680" calcext:value-type="float">
            <text:p>239680</text:p>
          </table:table-cell>
          <table:table-cell table:formula="of:=[$'sapmachine15-few-loaders-5-400-interleave0.01-sanitized'.AB31]" office:value-type="float" office:value="237608" calcext:value-type="float">
            <text:p>237608</text:p>
          </table:table-cell>
          <table:table-cell table:formula="of:=[$'sapmachine16-few-loaders-5-400-interleave0.1-sanitized'.AF31]" office:value-type="float" office:value="209507" calcext:value-type="float">
            <text:p>209507</text:p>
          </table:table-cell>
          <table:table-cell table:formula="of:=[$'sapmachine16-few-loaders-5-400-interleave0.01-sanitized'.AE31]" office:value-type="float" office:value="207168" calcext:value-type="float">
            <text:p>207168</text:p>
          </table:table-cell>
        </table:table-row>
        <table:table-row table:style-name="ro1">
          <table:table-cell table:formula="of:=[$'sapmachine15-few-loaders-5-400-interleave0.01-sanitized'.AC32]" office:value-type="float" office:value="190790" calcext:value-type="float">
            <text:p>190790</text:p>
          </table:table-cell>
          <table:table-cell table:formula="of:=[$'sapmachine15-few-loaders-5-400-interleave0.1-sanitized'.AB32]" office:value-type="float" office:value="239680" calcext:value-type="float">
            <text:p>239680</text:p>
          </table:table-cell>
          <table:table-cell table:formula="of:=[$'sapmachine15-few-loaders-5-400-interleave0.01-sanitized'.AB32]" office:value-type="float" office:value="237608" calcext:value-type="float">
            <text:p>237608</text:p>
          </table:table-cell>
          <table:table-cell table:formula="of:=[$'sapmachine16-few-loaders-5-400-interleave0.1-sanitized'.AF32]" office:value-type="float" office:value="188099" calcext:value-type="float">
            <text:p>188099</text:p>
          </table:table-cell>
          <table:table-cell table:formula="of:=[$'sapmachine16-few-loaders-5-400-interleave0.01-sanitized'.AE32]" office:value-type="float" office:value="207168" calcext:value-type="float">
            <text:p>207168</text:p>
          </table:table-cell>
        </table:table-row>
        <table:table-row table:style-name="ro1">
          <table:table-cell table:formula="of:=[$'sapmachine15-few-loaders-5-400-interleave0.01-sanitized'.AC33]" office:value-type="float" office:value="190790" calcext:value-type="float">
            <text:p>190790</text:p>
          </table:table-cell>
          <table:table-cell table:formula="of:=[$'sapmachine15-few-loaders-5-400-interleave0.1-sanitized'.AB33]" office:value-type="float" office:value="239680" calcext:value-type="float">
            <text:p>239680</text:p>
          </table:table-cell>
          <table:table-cell table:formula="of:=[$'sapmachine15-few-loaders-5-400-interleave0.01-sanitized'.AB33]" office:value-type="float" office:value="237608" calcext:value-type="float">
            <text:p>237608</text:p>
          </table:table-cell>
          <table:table-cell table:formula="of:=[$'sapmachine16-few-loaders-5-400-interleave0.1-sanitized'.AF33]" office:value-type="float" office:value="188099" calcext:value-type="float">
            <text:p>188099</text:p>
          </table:table-cell>
          <table:table-cell table:formula="of:=[$'sapmachine16-few-loaders-5-400-interleave0.01-sanitized'.AE33]" office:value-type="float" office:value="207168" calcext:value-type="float">
            <text:p>207168</text:p>
          </table:table-cell>
        </table:table-row>
        <table:table-row table:style-name="ro1">
          <table:table-cell table:formula="of:=[$'sapmachine15-few-loaders-5-400-interleave0.01-sanitized'.AC34]" office:value-type="float" office:value="190790" calcext:value-type="float">
            <text:p>190790</text:p>
          </table:table-cell>
          <table:table-cell table:formula="of:=[$'sapmachine15-few-loaders-5-400-interleave0.1-sanitized'.AB34]" office:value-type="float" office:value="239680" calcext:value-type="float">
            <text:p>239680</text:p>
          </table:table-cell>
          <table:table-cell table:formula="of:=[$'sapmachine15-few-loaders-5-400-interleave0.01-sanitized'.AB34]" office:value-type="float" office:value="237608" calcext:value-type="float">
            <text:p>237608</text:p>
          </table:table-cell>
          <table:table-cell table:formula="of:=[$'sapmachine16-few-loaders-5-400-interleave0.1-sanitized'.AF34]" office:value-type="float" office:value="188099" calcext:value-type="float">
            <text:p>188099</text:p>
          </table:table-cell>
          <table:table-cell table:formula="of:=[$'sapmachine16-few-loaders-5-400-interleave0.01-sanitized'.AE34]" office:value-type="float" office:value="190016" calcext:value-type="float">
            <text:p>190016</text:p>
          </table:table-cell>
        </table:table-row>
        <table:table-row table:style-name="ro1">
          <table:table-cell table:formula="of:=[$'sapmachine15-few-loaders-5-400-interleave0.01-sanitized'.AC35]" office:value-type="float" office:value="169067" calcext:value-type="float">
            <text:p>169067</text:p>
          </table:table-cell>
          <table:table-cell table:formula="of:=[$'sapmachine15-few-loaders-5-400-interleave0.1-sanitized'.AB35]" office:value-type="float" office:value="239680" calcext:value-type="float">
            <text:p>239680</text:p>
          </table:table-cell>
          <table:table-cell table:formula="of:=[$'sapmachine15-few-loaders-5-400-interleave0.01-sanitized'.AB35]" office:value-type="float" office:value="237608" calcext:value-type="float">
            <text:p>237608</text:p>
          </table:table-cell>
          <table:table-cell table:formula="of:=[$'sapmachine16-few-loaders-5-400-interleave0.1-sanitized'.AF35]" office:value-type="float" office:value="166687" calcext:value-type="float">
            <text:p>166687</text:p>
          </table:table-cell>
          <table:table-cell table:formula="of:=[$'sapmachine16-few-loaders-5-400-interleave0.01-sanitized'.AE35]" office:value-type="float" office:value="190016" calcext:value-type="float">
            <text:p>190016</text:p>
          </table:table-cell>
        </table:table-row>
        <table:table-row table:style-name="ro1">
          <table:table-cell table:formula="of:=[$'sapmachine15-few-loaders-5-400-interleave0.01-sanitized'.AC36]" office:value-type="float" office:value="169067" calcext:value-type="float">
            <text:p>169067</text:p>
          </table:table-cell>
          <table:table-cell table:formula="of:=[$'sapmachine15-few-loaders-5-400-interleave0.1-sanitized'.AB36]" office:value-type="float" office:value="239680" calcext:value-type="float">
            <text:p>239680</text:p>
          </table:table-cell>
          <table:table-cell table:formula="of:=[$'sapmachine15-few-loaders-5-400-interleave0.01-sanitized'.AB36]" office:value-type="float" office:value="237608" calcext:value-type="float">
            <text:p>237608</text:p>
          </table:table-cell>
          <table:table-cell table:formula="of:=[$'sapmachine16-few-loaders-5-400-interleave0.1-sanitized'.AF36]" office:value-type="float" office:value="166687" calcext:value-type="float">
            <text:p>166687</text:p>
          </table:table-cell>
          <table:table-cell table:formula="of:=[$'sapmachine16-few-loaders-5-400-interleave0.01-sanitized'.AE36]" office:value-type="float" office:value="190016" calcext:value-type="float">
            <text:p>190016</text:p>
          </table:table-cell>
        </table:table-row>
        <table:table-row table:style-name="ro1">
          <table:table-cell table:formula="of:=[$'sapmachine15-few-loaders-5-400-interleave0.01-sanitized'.AC37]" office:value-type="float" office:value="169067" calcext:value-type="float">
            <text:p>169067</text:p>
          </table:table-cell>
          <table:table-cell table:formula="of:=[$'sapmachine15-few-loaders-5-400-interleave0.1-sanitized'.AB37]" office:value-type="float" office:value="239680" calcext:value-type="float">
            <text:p>239680</text:p>
          </table:table-cell>
          <table:table-cell table:formula="of:=[$'sapmachine15-few-loaders-5-400-interleave0.01-sanitized'.AB37]" office:value-type="float" office:value="237608" calcext:value-type="float">
            <text:p>237608</text:p>
          </table:table-cell>
          <table:table-cell table:formula="of:=[$'sapmachine16-few-loaders-5-400-interleave0.1-sanitized'.AF37]" office:value-type="float" office:value="166687" calcext:value-type="float">
            <text:p>166687</text:p>
          </table:table-cell>
          <table:table-cell table:formula="of:=[$'sapmachine16-few-loaders-5-400-interleave0.01-sanitized'.AE37]" office:value-type="float" office:value="164800" calcext:value-type="float">
            <text:p>164800</text:p>
          </table:table-cell>
        </table:table-row>
        <table:table-row table:style-name="ro1">
          <table:table-cell table:formula="of:=[$'sapmachine15-few-loaders-5-400-interleave0.01-sanitized'.AC38]" office:value-type="float" office:value="147343" calcext:value-type="float">
            <text:p>147343</text:p>
          </table:table-cell>
          <table:table-cell table:formula="of:=[$'sapmachine15-few-loaders-5-400-interleave0.1-sanitized'.AB38]" office:value-type="float" office:value="239680" calcext:value-type="float">
            <text:p>239680</text:p>
          </table:table-cell>
          <table:table-cell table:formula="of:=[$'sapmachine15-few-loaders-5-400-interleave0.01-sanitized'.AB38]" office:value-type="float" office:value="237608" calcext:value-type="float">
            <text:p>237608</text:p>
          </table:table-cell>
          <table:table-cell table:formula="of:=[$'sapmachine16-few-loaders-5-400-interleave0.1-sanitized'.AF38]" office:value-type="float" office:value="145279" calcext:value-type="float">
            <text:p>145279</text:p>
          </table:table-cell>
          <table:table-cell table:formula="of:=[$'sapmachine16-few-loaders-5-400-interleave0.01-sanitized'.AE38]" office:value-type="float" office:value="164800" calcext:value-type="float">
            <text:p>164800</text:p>
          </table:table-cell>
        </table:table-row>
        <table:table-row table:style-name="ro1">
          <table:table-cell table:formula="of:=[$'sapmachine15-few-loaders-5-400-interleave0.01-sanitized'.AC39]" office:value-type="float" office:value="147343" calcext:value-type="float">
            <text:p>147343</text:p>
          </table:table-cell>
          <table:table-cell table:formula="of:=[$'sapmachine15-few-loaders-5-400-interleave0.1-sanitized'.AB39]" office:value-type="float" office:value="239680" calcext:value-type="float">
            <text:p>239680</text:p>
          </table:table-cell>
          <table:table-cell table:formula="of:=[$'sapmachine15-few-loaders-5-400-interleave0.01-sanitized'.AB39]" office:value-type="float" office:value="237608" calcext:value-type="float">
            <text:p>237608</text:p>
          </table:table-cell>
          <table:table-cell table:formula="of:=[$'sapmachine16-few-loaders-5-400-interleave0.1-sanitized'.AF39]" office:value-type="float" office:value="145279" calcext:value-type="float">
            <text:p>145279</text:p>
          </table:table-cell>
          <table:table-cell table:formula="of:=[$'sapmachine16-few-loaders-5-400-interleave0.01-sanitized'.AE39]" office:value-type="float" office:value="164800" calcext:value-type="float">
            <text:p>164800</text:p>
          </table:table-cell>
        </table:table-row>
        <table:table-row table:style-name="ro1">
          <table:table-cell table:formula="of:=[$'sapmachine15-few-loaders-5-400-interleave0.01-sanitized'.AC40]" office:value-type="float" office:value="147343" calcext:value-type="float">
            <text:p>147343</text:p>
          </table:table-cell>
          <table:table-cell table:formula="of:=[$'sapmachine15-few-loaders-5-400-interleave0.1-sanitized'.AB40]" office:value-type="float" office:value="239680" calcext:value-type="float">
            <text:p>239680</text:p>
          </table:table-cell>
          <table:table-cell table:formula="of:=[$'sapmachine15-few-loaders-5-400-interleave0.01-sanitized'.AB40]" office:value-type="float" office:value="237608" calcext:value-type="float">
            <text:p>237608</text:p>
          </table:table-cell>
          <table:table-cell table:formula="of:=[$'sapmachine16-few-loaders-5-400-interleave0.1-sanitized'.AF40]" office:value-type="float" office:value="145279" calcext:value-type="float">
            <text:p>145279</text:p>
          </table:table-cell>
          <table:table-cell table:formula="of:=[$'sapmachine16-few-loaders-5-400-interleave0.01-sanitized'.AE40]" office:value-type="float" office:value="147904" calcext:value-type="float">
            <text:p>147904</text:p>
          </table:table-cell>
        </table:table-row>
        <table:table-row table:style-name="ro1">
          <table:table-cell table:formula="of:=[$'sapmachine15-few-loaders-5-400-interleave0.01-sanitized'.AC41]" office:value-type="float" office:value="125620" calcext:value-type="float">
            <text:p>125620</text:p>
          </table:table-cell>
          <table:table-cell table:formula="of:=[$'sapmachine15-few-loaders-5-400-interleave0.1-sanitized'.AB41]" office:value-type="float" office:value="237632" calcext:value-type="float">
            <text:p>237632</text:p>
          </table:table-cell>
          <table:table-cell table:formula="of:=[$'sapmachine15-few-loaders-5-400-interleave0.01-sanitized'.AB41]" office:value-type="float" office:value="237608" calcext:value-type="float">
            <text:p>237608</text:p>
          </table:table-cell>
          <table:table-cell table:formula="of:=[$'sapmachine16-few-loaders-5-400-interleave0.1-sanitized'.AF41]" office:value-type="float" office:value="123868" calcext:value-type="float">
            <text:p>123868</text:p>
          </table:table-cell>
          <table:table-cell table:formula="of:=[$'sapmachine16-few-loaders-5-400-interleave0.01-sanitized'.AE41]" office:value-type="float" office:value="147904" calcext:value-type="float">
            <text:p>147904</text:p>
          </table:table-cell>
        </table:table-row>
        <table:table-row table:style-name="ro1">
          <table:table-cell table:formula="of:=[$'sapmachine15-few-loaders-5-400-interleave0.01-sanitized'.AC42]" office:value-type="float" office:value="125620" calcext:value-type="float">
            <text:p>125620</text:p>
          </table:table-cell>
          <table:table-cell table:formula="of:=[$'sapmachine15-few-loaders-5-400-interleave0.1-sanitized'.AB42]" office:value-type="float" office:value="237632" calcext:value-type="float">
            <text:p>237632</text:p>
          </table:table-cell>
          <table:table-cell table:formula="of:=[$'sapmachine15-few-loaders-5-400-interleave0.01-sanitized'.AB42]" office:value-type="float" office:value="237608" calcext:value-type="float">
            <text:p>237608</text:p>
          </table:table-cell>
          <table:table-cell table:formula="of:=[$'sapmachine16-few-loaders-5-400-interleave0.1-sanitized'.AF42]" office:value-type="float" office:value="123868" calcext:value-type="float">
            <text:p>123868</text:p>
          </table:table-cell>
          <table:table-cell table:formula="of:=[$'sapmachine16-few-loaders-5-400-interleave0.01-sanitized'.AE42]" office:value-type="float" office:value="147904" calcext:value-type="float">
            <text:p>147904</text:p>
          </table:table-cell>
        </table:table-row>
        <table:table-row table:style-name="ro1">
          <table:table-cell table:formula="of:=[$'sapmachine15-few-loaders-5-400-interleave0.01-sanitized'.AC43]" office:value-type="float" office:value="125620" calcext:value-type="float">
            <text:p>125620</text:p>
          </table:table-cell>
          <table:table-cell table:formula="of:=[$'sapmachine15-few-loaders-5-400-interleave0.1-sanitized'.AB43]" office:value-type="float" office:value="237632" calcext:value-type="float">
            <text:p>237632</text:p>
          </table:table-cell>
          <table:table-cell table:formula="of:=[$'sapmachine15-few-loaders-5-400-interleave0.01-sanitized'.AB43]" office:value-type="float" office:value="237608" calcext:value-type="float">
            <text:p>237608</text:p>
          </table:table-cell>
          <table:table-cell table:formula="of:=[$'sapmachine16-few-loaders-5-400-interleave0.1-sanitized'.AF43]" office:value-type="float" office:value="123868" calcext:value-type="float">
            <text:p>123868</text:p>
          </table:table-cell>
          <table:table-cell table:formula="of:=[$'sapmachine16-few-loaders-5-400-interleave0.01-sanitized'.AE43]" office:value-type="float" office:value="122688" calcext:value-type="float">
            <text:p>122688</text:p>
          </table:table-cell>
        </table:table-row>
        <table:table-row table:style-name="ro1">
          <table:table-cell table:formula="of:=[$'sapmachine15-few-loaders-5-400-interleave0.01-sanitized'.AC44]" office:value-type="float" office:value="103896" calcext:value-type="float">
            <text:p>103896</text:p>
          </table:table-cell>
          <table:table-cell table:formula="of:=[$'sapmachine15-few-loaders-5-400-interleave0.1-sanitized'.AB44]" office:value-type="float" office:value="217152" calcext:value-type="float">
            <text:p>217152</text:p>
          </table:table-cell>
          <table:table-cell table:formula="of:=[$'sapmachine15-few-loaders-5-400-interleave0.01-sanitized'.AB44]" office:value-type="float" office:value="237608" calcext:value-type="float">
            <text:p>237608</text:p>
          </table:table-cell>
          <table:table-cell table:formula="of:=[$'sapmachine16-few-loaders-5-400-interleave0.1-sanitized'.AF44]" office:value-type="float" office:value="102460" calcext:value-type="float">
            <text:p>102460</text:p>
          </table:table-cell>
          <table:table-cell table:formula="of:=[$'sapmachine16-few-loaders-5-400-interleave0.01-sanitized'.AE44]" office:value-type="float" office:value="122688" calcext:value-type="float">
            <text:p>122688</text:p>
          </table:table-cell>
        </table:table-row>
        <table:table-row table:style-name="ro1">
          <table:table-cell table:formula="of:=[$'sapmachine15-few-loaders-5-400-interleave0.01-sanitized'.AC45]" office:value-type="float" office:value="103896" calcext:value-type="float">
            <text:p>103896</text:p>
          </table:table-cell>
          <table:table-cell table:formula="of:=[$'sapmachine15-few-loaders-5-400-interleave0.1-sanitized'.AB45]" office:value-type="float" office:value="217152" calcext:value-type="float">
            <text:p>217152</text:p>
          </table:table-cell>
          <table:table-cell table:formula="of:=[$'sapmachine15-few-loaders-5-400-interleave0.01-sanitized'.AB45]" office:value-type="float" office:value="237608" calcext:value-type="float">
            <text:p>237608</text:p>
          </table:table-cell>
          <table:table-cell table:formula="of:=[$'sapmachine16-few-loaders-5-400-interleave0.1-sanitized'.AF45]" office:value-type="float" office:value="102460" calcext:value-type="float">
            <text:p>102460</text:p>
          </table:table-cell>
          <table:table-cell table:formula="of:=[$'sapmachine16-few-loaders-5-400-interleave0.01-sanitized'.AE45]" office:value-type="float" office:value="122688" calcext:value-type="float">
            <text:p>122688</text:p>
          </table:table-cell>
        </table:table-row>
        <table:table-row table:style-name="ro1">
          <table:table-cell table:formula="of:=[$'sapmachine15-few-loaders-5-400-interleave0.01-sanitized'.AC46]" office:value-type="float" office:value="103896" calcext:value-type="float">
            <text:p>103896</text:p>
          </table:table-cell>
          <table:table-cell table:formula="of:=[$'sapmachine15-few-loaders-5-400-interleave0.1-sanitized'.AB46]" office:value-type="float" office:value="217152" calcext:value-type="float">
            <text:p>217152</text:p>
          </table:table-cell>
          <table:table-cell table:formula="of:=[$'sapmachine15-few-loaders-5-400-interleave0.01-sanitized'.AB46]" office:value-type="float" office:value="237608" calcext:value-type="float">
            <text:p>237608</text:p>
          </table:table-cell>
          <table:table-cell table:formula="of:=[$'sapmachine16-few-loaders-5-400-interleave0.1-sanitized'.AF46]" office:value-type="float" office:value="102460" calcext:value-type="float">
            <text:p>102460</text:p>
          </table:table-cell>
          <table:table-cell table:formula="of:=[$'sapmachine16-few-loaders-5-400-interleave0.01-sanitized'.AE46]" office:value-type="float" office:value="105408" calcext:value-type="float">
            <text:p>105408</text:p>
          </table:table-cell>
        </table:table-row>
        <table:table-row table:style-name="ro1">
          <table:table-cell table:formula="of:=[$'sapmachine15-few-loaders-5-400-interleave0.01-sanitized'.AC47]" office:value-type="float" office:value="82173" calcext:value-type="float">
            <text:p>82173</text:p>
          </table:table-cell>
          <table:table-cell table:formula="of:=[$'sapmachine15-few-loaders-5-400-interleave0.1-sanitized'.AB47]" office:value-type="float" office:value="196672" calcext:value-type="float">
            <text:p>196672</text:p>
          </table:table-cell>
          <table:table-cell table:formula="of:=[$'sapmachine15-few-loaders-5-400-interleave0.01-sanitized'.AB47]" office:value-type="float" office:value="237608" calcext:value-type="float">
            <text:p>237608</text:p>
          </table:table-cell>
          <table:table-cell table:formula="of:=[$'sapmachine16-few-loaders-5-400-interleave0.1-sanitized'.AF47]" office:value-type="float" office:value="81048" calcext:value-type="float">
            <text:p>81048</text:p>
          </table:table-cell>
          <table:table-cell table:formula="of:=[$'sapmachine16-few-loaders-5-400-interleave0.01-sanitized'.AE47]" office:value-type="float" office:value="105408" calcext:value-type="float">
            <text:p>105408</text:p>
          </table:table-cell>
        </table:table-row>
        <table:table-row table:style-name="ro1">
          <table:table-cell table:formula="of:=[$'sapmachine15-few-loaders-5-400-interleave0.01-sanitized'.AC48]" office:value-type="float" office:value="82173" calcext:value-type="float">
            <text:p>82173</text:p>
          </table:table-cell>
          <table:table-cell table:formula="of:=[$'sapmachine15-few-loaders-5-400-interleave0.1-sanitized'.AB48]" office:value-type="float" office:value="196672" calcext:value-type="float">
            <text:p>196672</text:p>
          </table:table-cell>
          <table:table-cell table:formula="of:=[$'sapmachine15-few-loaders-5-400-interleave0.01-sanitized'.AB48]" office:value-type="float" office:value="237608" calcext:value-type="float">
            <text:p>237608</text:p>
          </table:table-cell>
          <table:table-cell table:formula="of:=[$'sapmachine16-few-loaders-5-400-interleave0.1-sanitized'.AF48]" office:value-type="float" office:value="81048" calcext:value-type="float">
            <text:p>81048</text:p>
          </table:table-cell>
          <table:table-cell table:formula="of:=[$'sapmachine16-few-loaders-5-400-interleave0.01-sanitized'.AE48]" office:value-type="float" office:value="105408" calcext:value-type="float">
            <text:p>105408</text:p>
          </table:table-cell>
        </table:table-row>
        <table:table-row table:style-name="ro1">
          <table:table-cell table:formula="of:=[$'sapmachine15-few-loaders-5-400-interleave0.01-sanitized'.AC49]" office:value-type="float" office:value="82173" calcext:value-type="float">
            <text:p>82173</text:p>
          </table:table-cell>
          <table:table-cell table:formula="of:=[$'sapmachine15-few-loaders-5-400-interleave0.1-sanitized'.AB49]" office:value-type="float" office:value="196672" calcext:value-type="float">
            <text:p>196672</text:p>
          </table:table-cell>
          <table:table-cell table:formula="of:=[$'sapmachine15-few-loaders-5-400-interleave0.01-sanitized'.AB49]" office:value-type="float" office:value="237608" calcext:value-type="float">
            <text:p>237608</text:p>
          </table:table-cell>
          <table:table-cell table:formula="of:=[$'sapmachine16-few-loaders-5-400-interleave0.1-sanitized'.AF49]" office:value-type="float" office:value="81048" calcext:value-type="float">
            <text:p>81048</text:p>
          </table:table-cell>
          <table:table-cell table:formula="of:=[$'sapmachine16-few-loaders-5-400-interleave0.01-sanitized'.AE49]" office:value-type="float" office:value="80448" calcext:value-type="float">
            <text:p>80448</text:p>
          </table:table-cell>
        </table:table-row>
        <table:table-row table:style-name="ro1">
          <table:table-cell table:formula="of:=[$'sapmachine15-few-loaders-5-400-interleave0.01-sanitized'.AC50]" office:value-type="float" office:value="60449" calcext:value-type="float">
            <text:p>60449</text:p>
          </table:table-cell>
          <table:table-cell table:formula="of:=[$'sapmachine15-few-loaders-5-400-interleave0.1-sanitized'.AB50]" office:value-type="float" office:value="182336" calcext:value-type="float">
            <text:p>182336</text:p>
          </table:table-cell>
          <table:table-cell table:formula="of:=[$'sapmachine15-few-loaders-5-400-interleave0.01-sanitized'.AB50]" office:value-type="float" office:value="237608" calcext:value-type="float">
            <text:p>237608</text:p>
          </table:table-cell>
          <table:table-cell table:formula="of:=[$'sapmachine16-few-loaders-5-400-interleave0.1-sanitized'.AF50]" office:value-type="float" office:value="59640" calcext:value-type="float">
            <text:p>59640</text:p>
          </table:table-cell>
          <table:table-cell table:formula="of:=[$'sapmachine16-few-loaders-5-400-interleave0.01-sanitized'.AE50]" office:value-type="float" office:value="80448" calcext:value-type="float">
            <text:p>80448</text:p>
          </table:table-cell>
        </table:table-row>
        <table:table-row table:style-name="ro1">
          <table:table-cell table:formula="of:=[$'sapmachine15-few-loaders-5-400-interleave0.01-sanitized'.AC51]" office:value-type="float" office:value="60449" calcext:value-type="float">
            <text:p>60449</text:p>
          </table:table-cell>
          <table:table-cell table:formula="of:=[$'sapmachine15-few-loaders-5-400-interleave0.1-sanitized'.AB51]" office:value-type="float" office:value="182336" calcext:value-type="float">
            <text:p>182336</text:p>
          </table:table-cell>
          <table:table-cell table:formula="of:=[$'sapmachine15-few-loaders-5-400-interleave0.01-sanitized'.AB51]" office:value-type="float" office:value="237608" calcext:value-type="float">
            <text:p>237608</text:p>
          </table:table-cell>
          <table:table-cell table:formula="of:=[$'sapmachine16-few-loaders-5-400-interleave0.1-sanitized'.AF51]" office:value-type="float" office:value="59640" calcext:value-type="float">
            <text:p>59640</text:p>
          </table:table-cell>
          <table:table-cell table:formula="of:=[$'sapmachine16-few-loaders-5-400-interleave0.01-sanitized'.AE51]" office:value-type="float" office:value="80448" calcext:value-type="float">
            <text:p>80448</text:p>
          </table:table-cell>
        </table:table-row>
        <table:table-row table:style-name="ro1">
          <table:table-cell table:formula="of:=[$'sapmachine15-few-loaders-5-400-interleave0.01-sanitized'.AC52]" office:value-type="float" office:value="60449" calcext:value-type="float">
            <text:p>60449</text:p>
          </table:table-cell>
          <table:table-cell table:formula="of:=[$'sapmachine15-few-loaders-5-400-interleave0.1-sanitized'.AB52]" office:value-type="float" office:value="182336" calcext:value-type="float">
            <text:p>182336</text:p>
          </table:table-cell>
          <table:table-cell table:formula="of:=[$'sapmachine15-few-loaders-5-400-interleave0.01-sanitized'.AB52]" office:value-type="float" office:value="237608" calcext:value-type="float">
            <text:p>237608</text:p>
          </table:table-cell>
          <table:table-cell table:formula="of:=[$'sapmachine16-few-loaders-5-400-interleave0.1-sanitized'.AF52]" office:value-type="float" office:value="59640" calcext:value-type="float">
            <text:p>59640</text:p>
          </table:table-cell>
          <table:table-cell table:formula="of:=[$'sapmachine16-few-loaders-5-400-interleave0.01-sanitized'.AE52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53]" office:value-type="float" office:value="38728" calcext:value-type="float">
            <text:p>38728</text:p>
          </table:table-cell>
          <table:table-cell table:formula="of:=[$'sapmachine15-few-loaders-5-400-interleave0.1-sanitized'.AB53]" office:value-type="float" office:value="159912" calcext:value-type="float">
            <text:p>159912</text:p>
          </table:table-cell>
          <table:table-cell table:formula="of:=[$'sapmachine15-few-loaders-5-400-interleave0.01-sanitized'.AB53]" office:value-type="float" office:value="237608" calcext:value-type="float">
            <text:p>237608</text:p>
          </table:table-cell>
          <table:table-cell table:formula="of:=[$'sapmachine16-few-loaders-5-400-interleave0.1-sanitized'.AF53]" office:value-type="float" office:value="38228" calcext:value-type="float">
            <text:p>38228</text:p>
          </table:table-cell>
          <table:table-cell table:formula="of:=[$'sapmachine16-few-loaders-5-400-interleave0.01-sanitized'.AE53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54]" office:value-type="float" office:value="38728" calcext:value-type="float">
            <text:p>38728</text:p>
          </table:table-cell>
          <table:table-cell table:formula="of:=[$'sapmachine15-few-loaders-5-400-interleave0.1-sanitized'.AB54]" office:value-type="float" office:value="159912" calcext:value-type="float">
            <text:p>159912</text:p>
          </table:table-cell>
          <table:table-cell table:formula="of:=[$'sapmachine15-few-loaders-5-400-interleave0.01-sanitized'.AB54]" office:value-type="float" office:value="237608" calcext:value-type="float">
            <text:p>237608</text:p>
          </table:table-cell>
          <table:table-cell table:formula="of:=[$'sapmachine16-few-loaders-5-400-interleave0.1-sanitized'.AF54]" office:value-type="float" office:value="38228" calcext:value-type="float">
            <text:p>38228</text:p>
          </table:table-cell>
          <table:table-cell table:formula="of:=[$'sapmachine16-few-loaders-5-400-interleave0.01-sanitized'.AE54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55]" office:value-type="float" office:value="38728" calcext:value-type="float">
            <text:p>38728</text:p>
          </table:table-cell>
          <table:table-cell table:formula="of:=[$'sapmachine15-few-loaders-5-400-interleave0.1-sanitized'.AB55]" office:value-type="float" office:value="159912" calcext:value-type="float">
            <text:p>159912</text:p>
          </table:table-cell>
          <table:table-cell table:formula="of:=[$'sapmachine15-few-loaders-5-400-interleave0.01-sanitized'.AB55]" office:value-type="float" office:value="237608" calcext:value-type="float">
            <text:p>237608</text:p>
          </table:table-cell>
          <table:table-cell table:formula="of:=[$'sapmachine16-few-loaders-5-400-interleave0.1-sanitized'.AF55]" office:value-type="float" office:value="38228" calcext:value-type="float">
            <text:p>38228</text:p>
          </table:table-cell>
          <table:table-cell table:formula="of:=[$'sapmachine16-few-loaders-5-400-interleave0.01-sanitized'.AE55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56]" office:value-type="float" office:value="38728" calcext:value-type="float">
            <text:p>38728</text:p>
          </table:table-cell>
          <table:table-cell table:formula="of:=[$'sapmachine15-few-loaders-5-400-interleave0.1-sanitized'.AB56]" office:value-type="float" office:value="159912" calcext:value-type="float">
            <text:p>159912</text:p>
          </table:table-cell>
          <table:table-cell table:formula="of:=[$'sapmachine15-few-loaders-5-400-interleave0.01-sanitized'.AB56]" office:value-type="float" office:value="237608" calcext:value-type="float">
            <text:p>237608</text:p>
          </table:table-cell>
          <table:table-cell table:formula="of:=[$'sapmachine16-few-loaders-5-400-interleave0.1-sanitized'.AF56]" office:value-type="float" office:value="38228" calcext:value-type="float">
            <text:p>38228</text:p>
          </table:table-cell>
          <table:table-cell table:formula="of:=[$'sapmachine16-few-loaders-5-400-interleave0.01-sanitized'.AE56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57]" office:value-type="float" office:value="38728" calcext:value-type="float">
            <text:p>38728</text:p>
          </table:table-cell>
          <table:table-cell table:formula="of:=[$'sapmachine15-few-loaders-5-400-interleave0.1-sanitized'.AB57]" office:value-type="float" office:value="159912" calcext:value-type="float">
            <text:p>159912</text:p>
          </table:table-cell>
          <table:table-cell table:formula="of:=[$'sapmachine15-few-loaders-5-400-interleave0.01-sanitized'.AB57]" office:value-type="float" office:value="237608" calcext:value-type="float">
            <text:p>237608</text:p>
          </table:table-cell>
          <table:table-cell table:formula="of:=[$'sapmachine16-few-loaders-5-400-interleave0.1-sanitized'.AF57]" office:value-type="float" office:value="38228" calcext:value-type="float">
            <text:p>38228</text:p>
          </table:table-cell>
          <table:table-cell table:formula="of:=[$'sapmachine16-few-loaders-5-400-interleave0.01-sanitized'.AE57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58]" office:value-type="float" office:value="38728" calcext:value-type="float">
            <text:p>38728</text:p>
          </table:table-cell>
          <table:table-cell table:formula="of:=[$'sapmachine15-few-loaders-5-400-interleave0.1-sanitized'.AB58]" office:value-type="float" office:value="159912" calcext:value-type="float">
            <text:p>159912</text:p>
          </table:table-cell>
          <table:table-cell table:formula="of:=[$'sapmachine15-few-loaders-5-400-interleave0.01-sanitized'.AB58]" office:value-type="float" office:value="237608" calcext:value-type="float">
            <text:p>237608</text:p>
          </table:table-cell>
          <table:table-cell table:formula="of:=[$'sapmachine16-few-loaders-5-400-interleave0.1-sanitized'.AF58]" office:value-type="float" office:value="38228" calcext:value-type="float">
            <text:p>38228</text:p>
          </table:table-cell>
          <table:table-cell table:formula="of:=[$'sapmachine16-few-loaders-5-400-interleave0.01-sanitized'.AE58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59]" office:value-type="float" office:value="38728" calcext:value-type="float">
            <text:p>38728</text:p>
          </table:table-cell>
          <table:table-cell table:formula="of:=[$'sapmachine15-few-loaders-5-400-interleave0.1-sanitized'.AB59]" office:value-type="float" office:value="159912" calcext:value-type="float">
            <text:p>159912</text:p>
          </table:table-cell>
          <table:table-cell table:formula="of:=[$'sapmachine15-few-loaders-5-400-interleave0.01-sanitized'.AB59]" office:value-type="float" office:value="237608" calcext:value-type="float">
            <text:p>237608</text:p>
          </table:table-cell>
          <table:table-cell table:formula="of:=[$'sapmachine16-few-loaders-5-400-interleave0.1-sanitized'.AF59]" office:value-type="float" office:value="38228" calcext:value-type="float">
            <text:p>38228</text:p>
          </table:table-cell>
          <table:table-cell table:formula="of:=[$'sapmachine16-few-loaders-5-400-interleave0.01-sanitized'.AE59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60]" office:value-type="float" office:value="38728" calcext:value-type="float">
            <text:p>38728</text:p>
          </table:table-cell>
          <table:table-cell table:formula="of:=[$'sapmachine15-few-loaders-5-400-interleave0.1-sanitized'.AB60]" office:value-type="float" office:value="159912" calcext:value-type="float">
            <text:p>159912</text:p>
          </table:table-cell>
          <table:table-cell table:formula="of:=[$'sapmachine15-few-loaders-5-400-interleave0.01-sanitized'.AB60]" office:value-type="float" office:value="237608" calcext:value-type="float">
            <text:p>237608</text:p>
          </table:table-cell>
          <table:table-cell table:formula="of:=[$'sapmachine16-few-loaders-5-400-interleave0.1-sanitized'.AF60]" office:value-type="float" office:value="38228" calcext:value-type="float">
            <text:p>38228</text:p>
          </table:table-cell>
          <table:table-cell table:formula="of:=[$'sapmachine16-few-loaders-5-400-interleave0.01-sanitized'.AE60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61]" office:value-type="float" office:value="38728" calcext:value-type="float">
            <text:p>38728</text:p>
          </table:table-cell>
          <table:table-cell table:formula="of:=[$'sapmachine15-few-loaders-5-400-interleave0.1-sanitized'.AB61]" office:value-type="float" office:value="159912" calcext:value-type="float">
            <text:p>159912</text:p>
          </table:table-cell>
          <table:table-cell table:formula="of:=[$'sapmachine15-few-loaders-5-400-interleave0.01-sanitized'.AB61]" office:value-type="float" office:value="237608" calcext:value-type="float">
            <text:p>237608</text:p>
          </table:table-cell>
          <table:table-cell table:formula="of:=[$'sapmachine16-few-loaders-5-400-interleave0.1-sanitized'.AF61]" office:value-type="float" office:value="38228" calcext:value-type="float">
            <text:p>38228</text:p>
          </table:table-cell>
          <table:table-cell table:formula="of:=[$'sapmachine16-few-loaders-5-400-interleave0.01-sanitized'.AE61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62]" office:value-type="float" office:value="38728" calcext:value-type="float">
            <text:p>38728</text:p>
          </table:table-cell>
          <table:table-cell table:formula="of:=[$'sapmachine15-few-loaders-5-400-interleave0.1-sanitized'.AB62]" office:value-type="float" office:value="159912" calcext:value-type="float">
            <text:p>159912</text:p>
          </table:table-cell>
          <table:table-cell table:formula="of:=[$'sapmachine15-few-loaders-5-400-interleave0.01-sanitized'.AB62]" office:value-type="float" office:value="237608" calcext:value-type="float">
            <text:p>237608</text:p>
          </table:table-cell>
          <table:table-cell table:formula="of:=[$'sapmachine16-few-loaders-5-400-interleave0.1-sanitized'.AF62]" office:value-type="float" office:value="38228" calcext:value-type="float">
            <text:p>38228</text:p>
          </table:table-cell>
          <table:table-cell table:formula="of:=[$'sapmachine16-few-loaders-5-400-interleave0.01-sanitized'.AE62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63]" office:value-type="float" office:value="38728" calcext:value-type="float">
            <text:p>38728</text:p>
          </table:table-cell>
          <table:table-cell table:formula="of:=[$'sapmachine15-few-loaders-5-400-interleave0.1-sanitized'.AB63]" office:value-type="float" office:value="159912" calcext:value-type="float">
            <text:p>159912</text:p>
          </table:table-cell>
          <table:table-cell table:formula="of:=[$'sapmachine15-few-loaders-5-400-interleave0.01-sanitized'.AB63]" office:value-type="float" office:value="237608" calcext:value-type="float">
            <text:p>237608</text:p>
          </table:table-cell>
          <table:table-cell table:formula="of:=[$'sapmachine16-few-loaders-5-400-interleave0.1-sanitized'.AF63]" office:value-type="float" office:value="38228" calcext:value-type="float">
            <text:p>38228</text:p>
          </table:table-cell>
          <table:table-cell table:formula="of:=[$'sapmachine16-few-loaders-5-400-interleave0.01-sanitized'.AE63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64]" office:value-type="float" office:value="38728" calcext:value-type="float">
            <text:p>38728</text:p>
          </table:table-cell>
          <table:table-cell table:formula="of:=[$'sapmachine15-few-loaders-5-400-interleave0.1-sanitized'.AB64]" office:value-type="float" office:value="159912" calcext:value-type="float">
            <text:p>159912</text:p>
          </table:table-cell>
          <table:table-cell table:formula="of:=[$'sapmachine15-few-loaders-5-400-interleave0.01-sanitized'.AB64]" office:value-type="float" office:value="237608" calcext:value-type="float">
            <text:p>237608</text:p>
          </table:table-cell>
          <table:table-cell table:formula="of:=[$'sapmachine16-few-loaders-5-400-interleave0.1-sanitized'.AF64]" office:value-type="float" office:value="38228" calcext:value-type="float">
            <text:p>38228</text:p>
          </table:table-cell>
          <table:table-cell table:formula="of:=[$'sapmachine16-few-loaders-5-400-interleave0.01-sanitized'.AE64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65]" office:value-type="float" office:value="38728" calcext:value-type="float">
            <text:p>38728</text:p>
          </table:table-cell>
          <table:table-cell table:formula="of:=[$'sapmachine15-few-loaders-5-400-interleave0.1-sanitized'.AB65]" office:value-type="float" office:value="159912" calcext:value-type="float">
            <text:p>159912</text:p>
          </table:table-cell>
          <table:table-cell table:formula="of:=[$'sapmachine15-few-loaders-5-400-interleave0.01-sanitized'.AB65]" office:value-type="float" office:value="237608" calcext:value-type="float">
            <text:p>237608</text:p>
          </table:table-cell>
          <table:table-cell table:formula="of:=[$'sapmachine16-few-loaders-5-400-interleave0.1-sanitized'.AF65]" office:value-type="float" office:value="38228" calcext:value-type="float">
            <text:p>38228</text:p>
          </table:table-cell>
          <table:table-cell table:formula="of:=[$'sapmachine16-few-loaders-5-400-interleave0.01-sanitized'.AE65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66]" office:value-type="float" office:value="38728" calcext:value-type="float">
            <text:p>38728</text:p>
          </table:table-cell>
          <table:table-cell table:formula="of:=[$'sapmachine15-few-loaders-5-400-interleave0.1-sanitized'.AB66]" office:value-type="float" office:value="159912" calcext:value-type="float">
            <text:p>159912</text:p>
          </table:table-cell>
          <table:table-cell table:formula="of:=[$'sapmachine15-few-loaders-5-400-interleave0.01-sanitized'.AB66]" office:value-type="float" office:value="237608" calcext:value-type="float">
            <text:p>237608</text:p>
          </table:table-cell>
          <table:table-cell table:formula="of:=[$'sapmachine16-few-loaders-5-400-interleave0.1-sanitized'.AF66]" office:value-type="float" office:value="38228" calcext:value-type="float">
            <text:p>38228</text:p>
          </table:table-cell>
          <table:table-cell table:formula="of:=[$'sapmachine16-few-loaders-5-400-interleave0.01-sanitized'.AE66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67]" office:value-type="float" office:value="38728" calcext:value-type="float">
            <text:p>38728</text:p>
          </table:table-cell>
          <table:table-cell table:formula="of:=[$'sapmachine15-few-loaders-5-400-interleave0.1-sanitized'.AB67]" office:value-type="float" office:value="159912" calcext:value-type="float">
            <text:p>159912</text:p>
          </table:table-cell>
          <table:table-cell table:formula="of:=[$'sapmachine15-few-loaders-5-400-interleave0.01-sanitized'.AB67]" office:value-type="float" office:value="237608" calcext:value-type="float">
            <text:p>237608</text:p>
          </table:table-cell>
          <table:table-cell table:formula="of:=[$'sapmachine16-few-loaders-5-400-interleave0.1-sanitized'.AF67]" office:value-type="float" office:value="38228" calcext:value-type="float">
            <text:p>38228</text:p>
          </table:table-cell>
          <table:table-cell table:formula="of:=[$'sapmachine16-few-loaders-5-400-interleave0.01-sanitized'.AE67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68]" office:value-type="float" office:value="38728" calcext:value-type="float">
            <text:p>38728</text:p>
          </table:table-cell>
          <table:table-cell table:formula="of:=[$'sapmachine15-few-loaders-5-400-interleave0.1-sanitized'.AB68]" office:value-type="float" office:value="159912" calcext:value-type="float">
            <text:p>159912</text:p>
          </table:table-cell>
          <table:table-cell table:formula="of:=[$'sapmachine15-few-loaders-5-400-interleave0.01-sanitized'.AB68]" office:value-type="float" office:value="237608" calcext:value-type="float">
            <text:p>237608</text:p>
          </table:table-cell>
          <table:table-cell table:formula="of:=[$'sapmachine16-few-loaders-5-400-interleave0.1-sanitized'.AF68]" office:value-type="float" office:value="38228" calcext:value-type="float">
            <text:p>38228</text:p>
          </table:table-cell>
          <table:table-cell table:formula="of:=[$'sapmachine16-few-loaders-5-400-interleave0.01-sanitized'.AE68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69]" office:value-type="float" office:value="38728" calcext:value-type="float">
            <text:p>38728</text:p>
          </table:table-cell>
          <table:table-cell table:formula="of:=[$'sapmachine15-few-loaders-5-400-interleave0.1-sanitized'.AB69]" office:value-type="float" office:value="159912" calcext:value-type="float">
            <text:p>159912</text:p>
          </table:table-cell>
          <table:table-cell table:formula="of:=[$'sapmachine15-few-loaders-5-400-interleave0.01-sanitized'.AB69]" office:value-type="float" office:value="237608" calcext:value-type="float">
            <text:p>237608</text:p>
          </table:table-cell>
          <table:table-cell table:formula="of:=[$'sapmachine16-few-loaders-5-400-interleave0.1-sanitized'.AF69]" office:value-type="float" office:value="38228" calcext:value-type="float">
            <text:p>38228</text:p>
          </table:table-cell>
          <table:table-cell table:formula="of:=[$'sapmachine16-few-loaders-5-400-interleave0.01-sanitized'.AE69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70]" office:value-type="float" office:value="38728" calcext:value-type="float">
            <text:p>38728</text:p>
          </table:table-cell>
          <table:table-cell table:formula="of:=[$'sapmachine15-few-loaders-5-400-interleave0.1-sanitized'.AB70]" office:value-type="float" office:value="159912" calcext:value-type="float">
            <text:p>159912</text:p>
          </table:table-cell>
          <table:table-cell table:formula="of:=[$'sapmachine15-few-loaders-5-400-interleave0.01-sanitized'.AB70]" office:value-type="float" office:value="237608" calcext:value-type="float">
            <text:p>237608</text:p>
          </table:table-cell>
          <table:table-cell table:formula="of:=[$'sapmachine16-few-loaders-5-400-interleave0.1-sanitized'.AF70]" office:value-type="float" office:value="38228" calcext:value-type="float">
            <text:p>38228</text:p>
          </table:table-cell>
          <table:table-cell table:formula="of:=[$'sapmachine16-few-loaders-5-400-interleave0.01-sanitized'.AE70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71]" office:value-type="float" office:value="38728" calcext:value-type="float">
            <text:p>38728</text:p>
          </table:table-cell>
          <table:table-cell table:formula="of:=[$'sapmachine15-few-loaders-5-400-interleave0.1-sanitized'.AB71]" office:value-type="float" office:value="159912" calcext:value-type="float">
            <text:p>159912</text:p>
          </table:table-cell>
          <table:table-cell table:formula="of:=[$'sapmachine15-few-loaders-5-400-interleave0.01-sanitized'.AB71]" office:value-type="float" office:value="237608" calcext:value-type="float">
            <text:p>237608</text:p>
          </table:table-cell>
          <table:table-cell table:formula="of:=[$'sapmachine16-few-loaders-5-400-interleave0.1-sanitized'.AF71]" office:value-type="float" office:value="38228" calcext:value-type="float">
            <text:p>38228</text:p>
          </table:table-cell>
          <table:table-cell table:formula="of:=[$'sapmachine16-few-loaders-5-400-interleave0.01-sanitized'.AE71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72]" office:value-type="float" office:value="38728" calcext:value-type="float">
            <text:p>38728</text:p>
          </table:table-cell>
          <table:table-cell table:formula="of:=[$'sapmachine15-few-loaders-5-400-interleave0.1-sanitized'.AB72]" office:value-type="float" office:value="159912" calcext:value-type="float">
            <text:p>159912</text:p>
          </table:table-cell>
          <table:table-cell table:formula="of:=[$'sapmachine15-few-loaders-5-400-interleave0.01-sanitized'.AB72]" office:value-type="float" office:value="237608" calcext:value-type="float">
            <text:p>237608</text:p>
          </table:table-cell>
          <table:table-cell table:formula="of:=[$'sapmachine16-few-loaders-5-400-interleave0.1-sanitized'.AF72]" office:value-type="float" office:value="38228" calcext:value-type="float">
            <text:p>38228</text:p>
          </table:table-cell>
          <table:table-cell table:formula="of:=[$'sapmachine16-few-loaders-5-400-interleave0.01-sanitized'.AE72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73]" office:value-type="float" office:value="38728" calcext:value-type="float">
            <text:p>38728</text:p>
          </table:table-cell>
          <table:table-cell table:formula="of:=[$'sapmachine15-few-loaders-5-400-interleave0.1-sanitized'.AB73]" office:value-type="float" office:value="159912" calcext:value-type="float">
            <text:p>159912</text:p>
          </table:table-cell>
          <table:table-cell table:formula="of:=[$'sapmachine15-few-loaders-5-400-interleave0.01-sanitized'.AB73]" office:value-type="float" office:value="237608" calcext:value-type="float">
            <text:p>237608</text:p>
          </table:table-cell>
          <table:table-cell table:formula="of:=[$'sapmachine16-few-loaders-5-400-interleave0.1-sanitized'.AF73]" office:value-type="float" office:value="38228" calcext:value-type="float">
            <text:p>38228</text:p>
          </table:table-cell>
          <table:table-cell table:formula="of:=[$'sapmachine16-few-loaders-5-400-interleave0.01-sanitized'.AE73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74]" office:value-type="float" office:value="38728" calcext:value-type="float">
            <text:p>38728</text:p>
          </table:table-cell>
          <table:table-cell table:formula="of:=[$'sapmachine15-few-loaders-5-400-interleave0.1-sanitized'.AB74]" office:value-type="float" office:value="159912" calcext:value-type="float">
            <text:p>159912</text:p>
          </table:table-cell>
          <table:table-cell table:formula="of:=[$'sapmachine15-few-loaders-5-400-interleave0.01-sanitized'.AB74]" office:value-type="float" office:value="237608" calcext:value-type="float">
            <text:p>237608</text:p>
          </table:table-cell>
          <table:table-cell table:formula="of:=[$'sapmachine16-few-loaders-5-400-interleave0.1-sanitized'.AF74]" office:value-type="float" office:value="38228" calcext:value-type="float">
            <text:p>38228</text:p>
          </table:table-cell>
          <table:table-cell table:formula="of:=[$'sapmachine16-few-loaders-5-400-interleave0.01-sanitized'.AE74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75]" office:value-type="float" office:value="38728" calcext:value-type="float">
            <text:p>38728</text:p>
          </table:table-cell>
          <table:table-cell table:formula="of:=[$'sapmachine15-few-loaders-5-400-interleave0.1-sanitized'.AB75]" office:value-type="float" office:value="159912" calcext:value-type="float">
            <text:p>159912</text:p>
          </table:table-cell>
          <table:table-cell table:formula="of:=[$'sapmachine15-few-loaders-5-400-interleave0.01-sanitized'.AB75]" office:value-type="float" office:value="237608" calcext:value-type="float">
            <text:p>237608</text:p>
          </table:table-cell>
          <table:table-cell table:formula="of:=[$'sapmachine16-few-loaders-5-400-interleave0.1-sanitized'.AF75]" office:value-type="float" office:value="38228" calcext:value-type="float">
            <text:p>38228</text:p>
          </table:table-cell>
          <table:table-cell table:formula="of:=[$'sapmachine16-few-loaders-5-400-interleave0.01-sanitized'.AE75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76]" office:value-type="float" office:value="38728" calcext:value-type="float">
            <text:p>38728</text:p>
          </table:table-cell>
          <table:table-cell table:formula="of:=[$'sapmachine15-few-loaders-5-400-interleave0.1-sanitized'.AB76]" office:value-type="float" office:value="159912" calcext:value-type="float">
            <text:p>159912</text:p>
          </table:table-cell>
          <table:table-cell table:formula="of:=[$'sapmachine15-few-loaders-5-400-interleave0.01-sanitized'.AB76]" office:value-type="float" office:value="237608" calcext:value-type="float">
            <text:p>237608</text:p>
          </table:table-cell>
          <table:table-cell table:formula="of:=[$'sapmachine16-few-loaders-5-400-interleave0.1-sanitized'.AF76]" office:value-type="float" office:value="38228" calcext:value-type="float">
            <text:p>38228</text:p>
          </table:table-cell>
          <table:table-cell table:formula="of:=[$'sapmachine16-few-loaders-5-400-interleave0.01-sanitized'.AE76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77]" office:value-type="float" office:value="38728" calcext:value-type="float">
            <text:p>38728</text:p>
          </table:table-cell>
          <table:table-cell table:formula="of:=[$'sapmachine15-few-loaders-5-400-interleave0.1-sanitized'.AB77]" office:value-type="float" office:value="159912" calcext:value-type="float">
            <text:p>159912</text:p>
          </table:table-cell>
          <table:table-cell table:formula="of:=[$'sapmachine15-few-loaders-5-400-interleave0.01-sanitized'.AB77]" office:value-type="float" office:value="237608" calcext:value-type="float">
            <text:p>237608</text:p>
          </table:table-cell>
          <table:table-cell table:formula="of:=[$'sapmachine16-few-loaders-5-400-interleave0.1-sanitized'.AF77]" office:value-type="float" office:value="38228" calcext:value-type="float">
            <text:p>38228</text:p>
          </table:table-cell>
          <table:table-cell table:formula="of:=[$'sapmachine16-few-loaders-5-400-interleave0.01-sanitized'.AE77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78]" office:value-type="float" office:value="38728" calcext:value-type="float">
            <text:p>38728</text:p>
          </table:table-cell>
          <table:table-cell table:formula="of:=[$'sapmachine15-few-loaders-5-400-interleave0.1-sanitized'.AB78]" office:value-type="float" office:value="159912" calcext:value-type="float">
            <text:p>159912</text:p>
          </table:table-cell>
          <table:table-cell table:formula="of:=[$'sapmachine15-few-loaders-5-400-interleave0.01-sanitized'.AB78]" office:value-type="float" office:value="237608" calcext:value-type="float">
            <text:p>237608</text:p>
          </table:table-cell>
          <table:table-cell table:formula="of:=[$'sapmachine16-few-loaders-5-400-interleave0.1-sanitized'.AF78]" office:value-type="float" office:value="38228" calcext:value-type="float">
            <text:p>38228</text:p>
          </table:table-cell>
          <table:table-cell table:formula="of:=[$'sapmachine16-few-loaders-5-400-interleave0.01-sanitized'.AE78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79]" office:value-type="float" office:value="38728" calcext:value-type="float">
            <text:p>38728</text:p>
          </table:table-cell>
          <table:table-cell table:formula="of:=[$'sapmachine15-few-loaders-5-400-interleave0.1-sanitized'.AB79]" office:value-type="float" office:value="159912" calcext:value-type="float">
            <text:p>159912</text:p>
          </table:table-cell>
          <table:table-cell table:formula="of:=[$'sapmachine15-few-loaders-5-400-interleave0.01-sanitized'.AB79]" office:value-type="float" office:value="237608" calcext:value-type="float">
            <text:p>237608</text:p>
          </table:table-cell>
          <table:table-cell table:formula="of:=[$'sapmachine16-few-loaders-5-400-interleave0.1-sanitized'.AF79]" office:value-type="float" office:value="38228" calcext:value-type="float">
            <text:p>38228</text:p>
          </table:table-cell>
          <table:table-cell table:formula="of:=[$'sapmachine16-few-loaders-5-400-interleave0.01-sanitized'.AE79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80]" office:value-type="float" office:value="38728" calcext:value-type="float">
            <text:p>38728</text:p>
          </table:table-cell>
          <table:table-cell table:formula="of:=[$'sapmachine15-few-loaders-5-400-interleave0.1-sanitized'.AB80]" office:value-type="float" office:value="159912" calcext:value-type="float">
            <text:p>159912</text:p>
          </table:table-cell>
          <table:table-cell table:formula="of:=[$'sapmachine15-few-loaders-5-400-interleave0.01-sanitized'.AB80]" office:value-type="float" office:value="237608" calcext:value-type="float">
            <text:p>237608</text:p>
          </table:table-cell>
          <table:table-cell table:formula="of:=[$'sapmachine16-few-loaders-5-400-interleave0.1-sanitized'.AF80]" office:value-type="float" office:value="38228" calcext:value-type="float">
            <text:p>38228</text:p>
          </table:table-cell>
          <table:table-cell table:formula="of:=[$'sapmachine16-few-loaders-5-400-interleave0.01-sanitized'.AE80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81]" office:value-type="float" office:value="38728" calcext:value-type="float">
            <text:p>38728</text:p>
          </table:table-cell>
          <table:table-cell table:formula="of:=[$'sapmachine15-few-loaders-5-400-interleave0.1-sanitized'.AB81]" office:value-type="float" office:value="159912" calcext:value-type="float">
            <text:p>159912</text:p>
          </table:table-cell>
          <table:table-cell table:formula="of:=[$'sapmachine15-few-loaders-5-400-interleave0.01-sanitized'.AB81]" office:value-type="float" office:value="237608" calcext:value-type="float">
            <text:p>237608</text:p>
          </table:table-cell>
          <table:table-cell table:formula="of:=[$'sapmachine16-few-loaders-5-400-interleave0.1-sanitized'.AF81]" office:value-type="float" office:value="38228" calcext:value-type="float">
            <text:p>38228</text:p>
          </table:table-cell>
          <table:table-cell table:formula="of:=[$'sapmachine16-few-loaders-5-400-interleave0.01-sanitized'.AE81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82]" office:value-type="float" office:value="38728" calcext:value-type="float">
            <text:p>38728</text:p>
          </table:table-cell>
          <table:table-cell table:formula="of:=[$'sapmachine15-few-loaders-5-400-interleave0.1-sanitized'.AB82]" office:value-type="float" office:value="159912" calcext:value-type="float">
            <text:p>159912</text:p>
          </table:table-cell>
          <table:table-cell table:formula="of:=[$'sapmachine15-few-loaders-5-400-interleave0.01-sanitized'.AB82]" office:value-type="float" office:value="237608" calcext:value-type="float">
            <text:p>237608</text:p>
          </table:table-cell>
          <table:table-cell table:formula="of:=[$'sapmachine16-few-loaders-5-400-interleave0.1-sanitized'.AF82]" office:value-type="float" office:value="38228" calcext:value-type="float">
            <text:p>38228</text:p>
          </table:table-cell>
          <table:table-cell table:formula="of:=[$'sapmachine16-few-loaders-5-400-interleave0.01-sanitized'.AE82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83]" office:value-type="float" office:value="38728" calcext:value-type="float">
            <text:p>38728</text:p>
          </table:table-cell>
          <table:table-cell table:formula="of:=[$'sapmachine15-few-loaders-5-400-interleave0.1-sanitized'.AB83]" office:value-type="float" office:value="159912" calcext:value-type="float">
            <text:p>159912</text:p>
          </table:table-cell>
          <table:table-cell table:formula="of:=[$'sapmachine15-few-loaders-5-400-interleave0.01-sanitized'.AB83]" office:value-type="float" office:value="237608" calcext:value-type="float">
            <text:p>237608</text:p>
          </table:table-cell>
          <table:table-cell table:formula="of:=[$'sapmachine16-few-loaders-5-400-interleave0.1-sanitized'.AF83]" office:value-type="float" office:value="38228" calcext:value-type="float">
            <text:p>38228</text:p>
          </table:table-cell>
          <table:table-cell table:formula="of:=[$'sapmachine16-few-loaders-5-400-interleave0.01-sanitized'.AE83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84]" office:value-type="float" office:value="38728" calcext:value-type="float">
            <text:p>38728</text:p>
          </table:table-cell>
          <table:table-cell table:formula="of:=[$'sapmachine15-few-loaders-5-400-interleave0.1-sanitized'.AB84]" office:value-type="float" office:value="159912" calcext:value-type="float">
            <text:p>159912</text:p>
          </table:table-cell>
          <table:table-cell table:formula="of:=[$'sapmachine15-few-loaders-5-400-interleave0.01-sanitized'.AB84]" office:value-type="float" office:value="237608" calcext:value-type="float">
            <text:p>237608</text:p>
          </table:table-cell>
          <table:table-cell table:formula="of:=[$'sapmachine16-few-loaders-5-400-interleave0.1-sanitized'.AF84]" office:value-type="float" office:value="38228" calcext:value-type="float">
            <text:p>38228</text:p>
          </table:table-cell>
          <table:table-cell table:formula="of:=[$'sapmachine16-few-loaders-5-400-interleave0.01-sanitized'.AE84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85]" office:value-type="float" office:value="38728" calcext:value-type="float">
            <text:p>38728</text:p>
          </table:table-cell>
          <table:table-cell table:formula="of:=[$'sapmachine15-few-loaders-5-400-interleave0.1-sanitized'.AB85]" office:value-type="float" office:value="159912" calcext:value-type="float">
            <text:p>159912</text:p>
          </table:table-cell>
          <table:table-cell table:formula="of:=[$'sapmachine15-few-loaders-5-400-interleave0.01-sanitized'.AB85]" office:value-type="float" office:value="237608" calcext:value-type="float">
            <text:p>237608</text:p>
          </table:table-cell>
          <table:table-cell table:formula="of:=[$'sapmachine16-few-loaders-5-400-interleave0.1-sanitized'.AF85]" office:value-type="float" office:value="38228" calcext:value-type="float">
            <text:p>38228</text:p>
          </table:table-cell>
          <table:table-cell table:formula="of:=[$'sapmachine16-few-loaders-5-400-interleave0.01-sanitized'.AE85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86]" office:value-type="float" office:value="38728" calcext:value-type="float">
            <text:p>38728</text:p>
          </table:table-cell>
          <table:table-cell table:formula="of:=[$'sapmachine15-few-loaders-5-400-interleave0.1-sanitized'.AB86]" office:value-type="float" office:value="159912" calcext:value-type="float">
            <text:p>159912</text:p>
          </table:table-cell>
          <table:table-cell table:formula="of:=[$'sapmachine15-few-loaders-5-400-interleave0.01-sanitized'.AB86]" office:value-type="float" office:value="237608" calcext:value-type="float">
            <text:p>237608</text:p>
          </table:table-cell>
          <table:table-cell table:formula="of:=[$'sapmachine16-few-loaders-5-400-interleave0.1-sanitized'.AF86]" office:value-type="float" office:value="38228" calcext:value-type="float">
            <text:p>38228</text:p>
          </table:table-cell>
          <table:table-cell table:formula="of:=[$'sapmachine16-few-loaders-5-400-interleave0.01-sanitized'.AE86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87]" office:value-type="float" office:value="38728" calcext:value-type="float">
            <text:p>38728</text:p>
          </table:table-cell>
          <table:table-cell table:formula="of:=[$'sapmachine15-few-loaders-5-400-interleave0.1-sanitized'.AB87]" office:value-type="float" office:value="159912" calcext:value-type="float">
            <text:p>159912</text:p>
          </table:table-cell>
          <table:table-cell table:formula="of:=[$'sapmachine15-few-loaders-5-400-interleave0.01-sanitized'.AB87]" office:value-type="float" office:value="237608" calcext:value-type="float">
            <text:p>237608</text:p>
          </table:table-cell>
          <table:table-cell table:formula="of:=[$'sapmachine16-few-loaders-5-400-interleave0.1-sanitized'.AF87]" office:value-type="float" office:value="38228" calcext:value-type="float">
            <text:p>38228</text:p>
          </table:table-cell>
          <table:table-cell table:formula="of:=[$'sapmachine16-few-loaders-5-400-interleave0.01-sanitized'.AE87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88]" office:value-type="float" office:value="38728" calcext:value-type="float">
            <text:p>38728</text:p>
          </table:table-cell>
          <table:table-cell table:formula="of:=[$'sapmachine15-few-loaders-5-400-interleave0.1-sanitized'.AB88]" office:value-type="float" office:value="159912" calcext:value-type="float">
            <text:p>159912</text:p>
          </table:table-cell>
          <table:table-cell table:formula="of:=[$'sapmachine15-few-loaders-5-400-interleave0.01-sanitized'.AB88]" office:value-type="float" office:value="237608" calcext:value-type="float">
            <text:p>237608</text:p>
          </table:table-cell>
          <table:table-cell table:formula="of:=[$'sapmachine16-few-loaders-5-400-interleave0.1-sanitized'.AF88]" office:value-type="float" office:value="38228" calcext:value-type="float">
            <text:p>38228</text:p>
          </table:table-cell>
          <table:table-cell table:formula="of:=[$'sapmachine16-few-loaders-5-400-interleave0.01-sanitized'.AE88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89]" office:value-type="float" office:value="38728" calcext:value-type="float">
            <text:p>38728</text:p>
          </table:table-cell>
          <table:table-cell table:formula="of:=[$'sapmachine15-few-loaders-5-400-interleave0.1-sanitized'.AB89]" office:value-type="float" office:value="159912" calcext:value-type="float">
            <text:p>159912</text:p>
          </table:table-cell>
          <table:table-cell table:formula="of:=[$'sapmachine15-few-loaders-5-400-interleave0.01-sanitized'.AB89]" office:value-type="float" office:value="237608" calcext:value-type="float">
            <text:p>237608</text:p>
          </table:table-cell>
          <table:table-cell table:formula="of:=[$'sapmachine16-few-loaders-5-400-interleave0.1-sanitized'.AF89]" office:value-type="float" office:value="38228" calcext:value-type="float">
            <text:p>38228</text:p>
          </table:table-cell>
          <table:table-cell table:formula="of:=[$'sapmachine16-few-loaders-5-400-interleave0.01-sanitized'.AE89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90]" office:value-type="float" office:value="38728" calcext:value-type="float">
            <text:p>38728</text:p>
          </table:table-cell>
          <table:table-cell table:formula="of:=[$'sapmachine15-few-loaders-5-400-interleave0.1-sanitized'.AB90]" office:value-type="float" office:value="159912" calcext:value-type="float">
            <text:p>159912</text:p>
          </table:table-cell>
          <table:table-cell table:formula="of:=[$'sapmachine15-few-loaders-5-400-interleave0.01-sanitized'.AB90]" office:value-type="float" office:value="237608" calcext:value-type="float">
            <text:p>237608</text:p>
          </table:table-cell>
          <table:table-cell table:formula="of:=[$'sapmachine16-few-loaders-5-400-interleave0.1-sanitized'.AF90]" office:value-type="float" office:value="38228" calcext:value-type="float">
            <text:p>38228</text:p>
          </table:table-cell>
          <table:table-cell table:formula="of:=[$'sapmachine16-few-loaders-5-400-interleave0.01-sanitized'.AE90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91]" office:value-type="float" office:value="38728" calcext:value-type="float">
            <text:p>38728</text:p>
          </table:table-cell>
          <table:table-cell table:formula="of:=[$'sapmachine15-few-loaders-5-400-interleave0.1-sanitized'.AB91]" office:value-type="float" office:value="159912" calcext:value-type="float">
            <text:p>159912</text:p>
          </table:table-cell>
          <table:table-cell table:formula="of:=[$'sapmachine15-few-loaders-5-400-interleave0.01-sanitized'.AB91]" office:value-type="float" office:value="237608" calcext:value-type="float">
            <text:p>237608</text:p>
          </table:table-cell>
          <table:table-cell table:formula="of:=[$'sapmachine16-few-loaders-5-400-interleave0.1-sanitized'.AF91]" office:value-type="float" office:value="38228" calcext:value-type="float">
            <text:p>38228</text:p>
          </table:table-cell>
          <table:table-cell table:formula="of:=[$'sapmachine16-few-loaders-5-400-interleave0.01-sanitized'.AE91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92]" office:value-type="float" office:value="38728" calcext:value-type="float">
            <text:p>38728</text:p>
          </table:table-cell>
          <table:table-cell table:formula="of:=[$'sapmachine15-few-loaders-5-400-interleave0.1-sanitized'.AB92]" office:value-type="float" office:value="159912" calcext:value-type="float">
            <text:p>159912</text:p>
          </table:table-cell>
          <table:table-cell table:formula="of:=[$'sapmachine15-few-loaders-5-400-interleave0.01-sanitized'.AB92]" office:value-type="float" office:value="237608" calcext:value-type="float">
            <text:p>237608</text:p>
          </table:table-cell>
          <table:table-cell table:formula="of:=[$'sapmachine16-few-loaders-5-400-interleave0.1-sanitized'.AF92]" office:value-type="float" office:value="38228" calcext:value-type="float">
            <text:p>38228</text:p>
          </table:table-cell>
          <table:table-cell table:formula="of:=[$'sapmachine16-few-loaders-5-400-interleave0.01-sanitized'.AE92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93]" office:value-type="float" office:value="38728" calcext:value-type="float">
            <text:p>38728</text:p>
          </table:table-cell>
          <table:table-cell table:formula="of:=[$'sapmachine15-few-loaders-5-400-interleave0.1-sanitized'.AB93]" office:value-type="float" office:value="159912" calcext:value-type="float">
            <text:p>159912</text:p>
          </table:table-cell>
          <table:table-cell table:formula="of:=[$'sapmachine15-few-loaders-5-400-interleave0.01-sanitized'.AB93]" office:value-type="float" office:value="237608" calcext:value-type="float">
            <text:p>237608</text:p>
          </table:table-cell>
          <table:table-cell table:formula="of:=[$'sapmachine16-few-loaders-5-400-interleave0.1-sanitized'.AF93]" office:value-type="float" office:value="38228" calcext:value-type="float">
            <text:p>38228</text:p>
          </table:table-cell>
          <table:table-cell table:formula="of:=[$'sapmachine16-few-loaders-5-400-interleave0.01-sanitized'.AE93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94]" office:value-type="float" office:value="38728" calcext:value-type="float">
            <text:p>38728</text:p>
          </table:table-cell>
          <table:table-cell table:formula="of:=[$'sapmachine15-few-loaders-5-400-interleave0.1-sanitized'.AB94]" office:value-type="float" office:value="159912" calcext:value-type="float">
            <text:p>159912</text:p>
          </table:table-cell>
          <table:table-cell table:formula="of:=[$'sapmachine15-few-loaders-5-400-interleave0.01-sanitized'.AB94]" office:value-type="float" office:value="237608" calcext:value-type="float">
            <text:p>237608</text:p>
          </table:table-cell>
          <table:table-cell table:formula="of:=[$'sapmachine16-few-loaders-5-400-interleave0.1-sanitized'.AF94]" office:value-type="float" office:value="38228" calcext:value-type="float">
            <text:p>38228</text:p>
          </table:table-cell>
          <table:table-cell table:formula="of:=[$'sapmachine16-few-loaders-5-400-interleave0.01-sanitized'.AE94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95]" office:value-type="float" office:value="38728" calcext:value-type="float">
            <text:p>38728</text:p>
          </table:table-cell>
          <table:table-cell table:formula="of:=[$'sapmachine15-few-loaders-5-400-interleave0.1-sanitized'.AB95]" office:value-type="float" office:value="159912" calcext:value-type="float">
            <text:p>159912</text:p>
          </table:table-cell>
          <table:table-cell table:formula="of:=[$'sapmachine15-few-loaders-5-400-interleave0.01-sanitized'.AB95]" office:value-type="float" office:value="237608" calcext:value-type="float">
            <text:p>237608</text:p>
          </table:table-cell>
          <table:table-cell table:formula="of:=[$'sapmachine16-few-loaders-5-400-interleave0.1-sanitized'.AF95]" office:value-type="float" office:value="38228" calcext:value-type="float">
            <text:p>38228</text:p>
          </table:table-cell>
          <table:table-cell table:formula="of:=[$'sapmachine16-few-loaders-5-400-interleave0.01-sanitized'.AE95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96]" office:value-type="float" office:value="38728" calcext:value-type="float">
            <text:p>38728</text:p>
          </table:table-cell>
          <table:table-cell table:formula="of:=[$'sapmachine15-few-loaders-5-400-interleave0.1-sanitized'.AB96]" office:value-type="float" office:value="159912" calcext:value-type="float">
            <text:p>159912</text:p>
          </table:table-cell>
          <table:table-cell table:formula="of:=[$'sapmachine15-few-loaders-5-400-interleave0.01-sanitized'.AB96]" office:value-type="float" office:value="237608" calcext:value-type="float">
            <text:p>237608</text:p>
          </table:table-cell>
          <table:table-cell table:formula="of:=[$'sapmachine16-few-loaders-5-400-interleave0.1-sanitized'.AF96]" office:value-type="float" office:value="38228" calcext:value-type="float">
            <text:p>38228</text:p>
          </table:table-cell>
          <table:table-cell table:formula="of:=[$'sapmachine16-few-loaders-5-400-interleave0.01-sanitized'.AE96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97]" office:value-type="float" office:value="38728" calcext:value-type="float">
            <text:p>38728</text:p>
          </table:table-cell>
          <table:table-cell table:formula="of:=[$'sapmachine15-few-loaders-5-400-interleave0.1-sanitized'.AB97]" office:value-type="float" office:value="159912" calcext:value-type="float">
            <text:p>159912</text:p>
          </table:table-cell>
          <table:table-cell table:formula="of:=[$'sapmachine15-few-loaders-5-400-interleave0.01-sanitized'.AB97]" office:value-type="float" office:value="237608" calcext:value-type="float">
            <text:p>237608</text:p>
          </table:table-cell>
          <table:table-cell table:formula="of:=[$'sapmachine16-few-loaders-5-400-interleave0.1-sanitized'.AF97]" office:value-type="float" office:value="38234" calcext:value-type="float">
            <text:p>38234</text:p>
          </table:table-cell>
          <table:table-cell table:formula="of:=[$'sapmachine16-few-loaders-5-400-interleave0.01-sanitized'.AE97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98]" office:value-type="float" office:value="38728" calcext:value-type="float">
            <text:p>38728</text:p>
          </table:table-cell>
          <table:table-cell table:formula="of:=[$'sapmachine15-few-loaders-5-400-interleave0.1-sanitized'.AB98]" office:value-type="float" office:value="159912" calcext:value-type="float">
            <text:p>159912</text:p>
          </table:table-cell>
          <table:table-cell table:formula="of:=[$'sapmachine15-few-loaders-5-400-interleave0.01-sanitized'.AB98]" office:value-type="float" office:value="237608" calcext:value-type="float">
            <text:p>237608</text:p>
          </table:table-cell>
          <table:table-cell table:formula="of:=[$'sapmachine16-few-loaders-5-400-interleave0.1-sanitized'.AF98]" office:value-type="float" office:value="38234" calcext:value-type="float">
            <text:p>38234</text:p>
          </table:table-cell>
          <table:table-cell table:formula="of:=[$'sapmachine16-few-loaders-5-400-interleave0.01-sanitized'.AE98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99]" office:value-type="float" office:value="38728" calcext:value-type="float">
            <text:p>38728</text:p>
          </table:table-cell>
          <table:table-cell table:formula="of:=[$'sapmachine15-few-loaders-5-400-interleave0.1-sanitized'.AB99]" office:value-type="float" office:value="159912" calcext:value-type="float">
            <text:p>159912</text:p>
          </table:table-cell>
          <table:table-cell table:formula="of:=[$'sapmachine15-few-loaders-5-400-interleave0.01-sanitized'.AB99]" office:value-type="float" office:value="237608" calcext:value-type="float">
            <text:p>237608</text:p>
          </table:table-cell>
          <table:table-cell table:formula="of:=[$'sapmachine16-few-loaders-5-400-interleave0.1-sanitized'.AF99]" office:value-type="float" office:value="38234" calcext:value-type="float">
            <text:p>38234</text:p>
          </table:table-cell>
          <table:table-cell table:formula="of:=[$'sapmachine16-few-loaders-5-400-interleave0.01-sanitized'.AE99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100]" office:value-type="float" office:value="38728" calcext:value-type="float">
            <text:p>38728</text:p>
          </table:table-cell>
          <table:table-cell table:formula="of:=[$'sapmachine15-few-loaders-5-400-interleave0.1-sanitized'.AB100]" office:value-type="float" office:value="159912" calcext:value-type="float">
            <text:p>159912</text:p>
          </table:table-cell>
          <table:table-cell table:formula="of:=[$'sapmachine15-few-loaders-5-400-interleave0.01-sanitized'.AB100]" office:value-type="float" office:value="237608" calcext:value-type="float">
            <text:p>237608</text:p>
          </table:table-cell>
          <table:table-cell table:formula="of:=[$'sapmachine16-few-loaders-5-400-interleave0.1-sanitized'.AF100]" office:value-type="float" office:value="38234" calcext:value-type="float">
            <text:p>38234</text:p>
          </table:table-cell>
          <table:table-cell table:formula="of:=[$'sapmachine16-few-loaders-5-400-interleave0.01-sanitized'.AE100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101]" office:value-type="float" office:value="38728" calcext:value-type="float">
            <text:p>38728</text:p>
          </table:table-cell>
          <table:table-cell table:formula="of:=[$'sapmachine15-few-loaders-5-400-interleave0.1-sanitized'.AB101]" office:value-type="float" office:value="159912" calcext:value-type="float">
            <text:p>159912</text:p>
          </table:table-cell>
          <table:table-cell table:formula="of:=[$'sapmachine15-few-loaders-5-400-interleave0.01-sanitized'.AB101]" office:value-type="float" office:value="237608" calcext:value-type="float">
            <text:p>237608</text:p>
          </table:table-cell>
          <table:table-cell table:formula="of:=[$'sapmachine16-few-loaders-5-400-interleave0.1-sanitized'.AF101]" office:value-type="float" office:value="38234" calcext:value-type="float">
            <text:p>38234</text:p>
          </table:table-cell>
          <table:table-cell table:formula="of:=[$'sapmachine16-few-loaders-5-400-interleave0.01-sanitized'.AE101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102]" office:value-type="float" office:value="38728" calcext:value-type="float">
            <text:p>38728</text:p>
          </table:table-cell>
          <table:table-cell table:formula="of:=[$'sapmachine15-few-loaders-5-400-interleave0.1-sanitized'.AB102]" office:value-type="float" office:value="159912" calcext:value-type="float">
            <text:p>159912</text:p>
          </table:table-cell>
          <table:table-cell table:formula="of:=[$'sapmachine15-few-loaders-5-400-interleave0.01-sanitized'.AB102]" office:value-type="float" office:value="237608" calcext:value-type="float">
            <text:p>237608</text:p>
          </table:table-cell>
          <table:table-cell table:formula="of:=[$'sapmachine16-few-loaders-5-400-interleave0.1-sanitized'.AF102]" office:value-type="float" office:value="38234" calcext:value-type="float">
            <text:p>38234</text:p>
          </table:table-cell>
          <table:table-cell table:formula="of:=[$'sapmachine16-few-loaders-5-400-interleave0.01-sanitized'.AE102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103]" office:value-type="float" office:value="38728" calcext:value-type="float">
            <text:p>38728</text:p>
          </table:table-cell>
          <table:table-cell table:formula="of:=[$'sapmachine15-few-loaders-5-400-interleave0.1-sanitized'.AB103]" office:value-type="float" office:value="159912" calcext:value-type="float">
            <text:p>159912</text:p>
          </table:table-cell>
          <table:table-cell table:formula="of:=[$'sapmachine15-few-loaders-5-400-interleave0.01-sanitized'.AB103]" office:value-type="float" office:value="237608" calcext:value-type="float">
            <text:p>237608</text:p>
          </table:table-cell>
          <table:table-cell table:formula="of:=[$'sapmachine16-few-loaders-5-400-interleave0.1-sanitized'.AF103]" office:value-type="float" office:value="38234" calcext:value-type="float">
            <text:p>38234</text:p>
          </table:table-cell>
          <table:table-cell table:formula="of:=[$'sapmachine16-few-loaders-5-400-interleave0.01-sanitized'.AE103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104]" office:value-type="float" office:value="38728" calcext:value-type="float">
            <text:p>38728</text:p>
          </table:table-cell>
          <table:table-cell table:formula="of:=[$'sapmachine15-few-loaders-5-400-interleave0.1-sanitized'.AB104]" office:value-type="float" office:value="159912" calcext:value-type="float">
            <text:p>159912</text:p>
          </table:table-cell>
          <table:table-cell table:formula="of:=[$'sapmachine15-few-loaders-5-400-interleave0.01-sanitized'.AB104]" office:value-type="float" office:value="237608" calcext:value-type="float">
            <text:p>237608</text:p>
          </table:table-cell>
          <table:table-cell table:formula="of:=[$'sapmachine16-few-loaders-5-400-interleave0.1-sanitized'.AF104]" office:value-type="float" office:value="38234" calcext:value-type="float">
            <text:p>38234</text:p>
          </table:table-cell>
          <table:table-cell table:formula="of:=[$'sapmachine16-few-loaders-5-400-interleave0.01-sanitized'.AE104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105]" office:value-type="float" office:value="38728" calcext:value-type="float">
            <text:p>38728</text:p>
          </table:table-cell>
          <table:table-cell table:formula="of:=[$'sapmachine15-few-loaders-5-400-interleave0.1-sanitized'.AB105]" office:value-type="float" office:value="159912" calcext:value-type="float">
            <text:p>159912</text:p>
          </table:table-cell>
          <table:table-cell table:formula="of:=[$'sapmachine15-few-loaders-5-400-interleave0.01-sanitized'.AB105]" office:value-type="float" office:value="237608" calcext:value-type="float">
            <text:p>237608</text:p>
          </table:table-cell>
          <table:table-cell table:formula="of:=[$'sapmachine16-few-loaders-5-400-interleave0.1-sanitized'.AF105]" office:value-type="float" office:value="38234" calcext:value-type="float">
            <text:p>38234</text:p>
          </table:table-cell>
          <table:table-cell table:formula="of:=[$'sapmachine16-few-loaders-5-400-interleave0.01-sanitized'.AE105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106]" office:value-type="float" office:value="38728" calcext:value-type="float">
            <text:p>38728</text:p>
          </table:table-cell>
          <table:table-cell table:formula="of:=[$'sapmachine15-few-loaders-5-400-interleave0.1-sanitized'.AB106]" office:value-type="float" office:value="159912" calcext:value-type="float">
            <text:p>159912</text:p>
          </table:table-cell>
          <table:table-cell table:formula="of:=[$'sapmachine15-few-loaders-5-400-interleave0.01-sanitized'.AB106]" office:value-type="float" office:value="237608" calcext:value-type="float">
            <text:p>237608</text:p>
          </table:table-cell>
          <table:table-cell table:formula="of:=[$'sapmachine16-few-loaders-5-400-interleave0.1-sanitized'.AF106]" office:value-type="float" office:value="38234" calcext:value-type="float">
            <text:p>38234</text:p>
          </table:table-cell>
          <table:table-cell table:formula="of:=[$'sapmachine16-few-loaders-5-400-interleave0.01-sanitized'.AE106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107]" office:value-type="float" office:value="38728" calcext:value-type="float">
            <text:p>38728</text:p>
          </table:table-cell>
          <table:table-cell table:formula="of:=[$'sapmachine15-few-loaders-5-400-interleave0.1-sanitized'.AB107]" office:value-type="float" office:value="159912" calcext:value-type="float">
            <text:p>159912</text:p>
          </table:table-cell>
          <table:table-cell table:formula="of:=[$'sapmachine15-few-loaders-5-400-interleave0.01-sanitized'.AB107]" office:value-type="float" office:value="237608" calcext:value-type="float">
            <text:p>237608</text:p>
          </table:table-cell>
          <table:table-cell table:formula="of:=[$'sapmachine16-few-loaders-5-400-interleave0.1-sanitized'.AF107]" office:value-type="float" office:value="38234" calcext:value-type="float">
            <text:p>38234</text:p>
          </table:table-cell>
          <table:table-cell table:formula="of:=[$'sapmachine16-few-loaders-5-400-interleave0.01-sanitized'.AE107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108]" office:value-type="float" office:value="38728" calcext:value-type="float">
            <text:p>38728</text:p>
          </table:table-cell>
          <table:table-cell table:formula="of:=[$'sapmachine15-few-loaders-5-400-interleave0.1-sanitized'.AB108]" office:value-type="float" office:value="159912" calcext:value-type="float">
            <text:p>159912</text:p>
          </table:table-cell>
          <table:table-cell table:formula="of:=[$'sapmachine15-few-loaders-5-400-interleave0.01-sanitized'.AB108]" office:value-type="float" office:value="237608" calcext:value-type="float">
            <text:p>237608</text:p>
          </table:table-cell>
          <table:table-cell table:formula="of:=[$'sapmachine16-few-loaders-5-400-interleave0.1-sanitized'.AF108]" office:value-type="float" office:value="38234" calcext:value-type="float">
            <text:p>38234</text:p>
          </table:table-cell>
          <table:table-cell table:formula="of:=[$'sapmachine16-few-loaders-5-400-interleave0.01-sanitized'.AE108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109]" office:value-type="float" office:value="38728" calcext:value-type="float">
            <text:p>38728</text:p>
          </table:table-cell>
          <table:table-cell table:formula="of:=[$'sapmachine15-few-loaders-5-400-interleave0.1-sanitized'.AB109]" office:value-type="float" office:value="159912" calcext:value-type="float">
            <text:p>159912</text:p>
          </table:table-cell>
          <table:table-cell table:formula="of:=[$'sapmachine15-few-loaders-5-400-interleave0.01-sanitized'.AB109]" office:value-type="float" office:value="237608" calcext:value-type="float">
            <text:p>237608</text:p>
          </table:table-cell>
          <table:table-cell table:formula="of:=[$'sapmachine16-few-loaders-5-400-interleave0.1-sanitized'.AF109]" office:value-type="float" office:value="38234" calcext:value-type="float">
            <text:p>38234</text:p>
          </table:table-cell>
          <table:table-cell table:formula="of:=[$'sapmachine16-few-loaders-5-400-interleave0.01-sanitized'.AE109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110]" office:value-type="float" office:value="38728" calcext:value-type="float">
            <text:p>38728</text:p>
          </table:table-cell>
          <table:table-cell table:formula="of:=[$'sapmachine15-few-loaders-5-400-interleave0.1-sanitized'.AB110]" office:value-type="float" office:value="159912" calcext:value-type="float">
            <text:p>159912</text:p>
          </table:table-cell>
          <table:table-cell table:formula="of:=[$'sapmachine15-few-loaders-5-400-interleave0.01-sanitized'.AB110]" office:value-type="float" office:value="237608" calcext:value-type="float">
            <text:p>237608</text:p>
          </table:table-cell>
          <table:table-cell table:formula="of:=[$'sapmachine16-few-loaders-5-400-interleave0.1-sanitized'.AF110]" office:value-type="float" office:value="38234" calcext:value-type="float">
            <text:p>38234</text:p>
          </table:table-cell>
          <table:table-cell table:formula="of:=[$'sapmachine16-few-loaders-5-400-interleave0.01-sanitized'.AE110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111]" office:value-type="float" office:value="38728" calcext:value-type="float">
            <text:p>38728</text:p>
          </table:table-cell>
          <table:table-cell table:formula="of:=[$'sapmachine15-few-loaders-5-400-interleave0.1-sanitized'.AB111]" office:value-type="float" office:value="159912" calcext:value-type="float">
            <text:p>159912</text:p>
          </table:table-cell>
          <table:table-cell table:formula="of:=[$'sapmachine15-few-loaders-5-400-interleave0.01-sanitized'.AB111]" office:value-type="float" office:value="237608" calcext:value-type="float">
            <text:p>237608</text:p>
          </table:table-cell>
          <table:table-cell table:formula="of:=[$'sapmachine16-few-loaders-5-400-interleave0.1-sanitized'.AF111]" office:value-type="float" office:value="38234" calcext:value-type="float">
            <text:p>38234</text:p>
          </table:table-cell>
          <table:table-cell table:formula="of:=[$'sapmachine16-few-loaders-5-400-interleave0.01-sanitized'.AE111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112]" office:value-type="float" office:value="38728" calcext:value-type="float">
            <text:p>38728</text:p>
          </table:table-cell>
          <table:table-cell table:formula="of:=[$'sapmachine15-few-loaders-5-400-interleave0.1-sanitized'.AB112]" office:value-type="float" office:value="159912" calcext:value-type="float">
            <text:p>159912</text:p>
          </table:table-cell>
          <table:table-cell table:formula="of:=[$'sapmachine15-few-loaders-5-400-interleave0.01-sanitized'.AB112]" office:value-type="float" office:value="237608" calcext:value-type="float">
            <text:p>237608</text:p>
          </table:table-cell>
          <table:table-cell table:formula="of:=[$'sapmachine16-few-loaders-5-400-interleave0.1-sanitized'.AF112]" office:value-type="float" office:value="38234" calcext:value-type="float">
            <text:p>38234</text:p>
          </table:table-cell>
          <table:table-cell table:formula="of:=[$'sapmachine16-few-loaders-5-400-interleave0.01-sanitized'.AE112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113]" office:value-type="float" office:value="38728" calcext:value-type="float">
            <text:p>38728</text:p>
          </table:table-cell>
          <table:table-cell table:formula="of:=[$'sapmachine15-few-loaders-5-400-interleave0.1-sanitized'.AB113]" office:value-type="float" office:value="159912" calcext:value-type="float">
            <text:p>159912</text:p>
          </table:table-cell>
          <table:table-cell table:formula="of:=[$'sapmachine15-few-loaders-5-400-interleave0.01-sanitized'.AB113]" office:value-type="float" office:value="237608" calcext:value-type="float">
            <text:p>237608</text:p>
          </table:table-cell>
          <table:table-cell table:formula="of:=[$'sapmachine16-few-loaders-5-400-interleave0.1-sanitized'.AF113]" office:value-type="float" office:value="38234" calcext:value-type="float">
            <text:p>38234</text:p>
          </table:table-cell>
          <table:table-cell table:formula="of:=[$'sapmachine16-few-loaders-5-400-interleave0.01-sanitized'.AE113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114]" office:value-type="float" office:value="38728" calcext:value-type="float">
            <text:p>38728</text:p>
          </table:table-cell>
          <table:table-cell table:formula="of:=[$'sapmachine15-few-loaders-5-400-interleave0.1-sanitized'.AB114]" office:value-type="float" office:value="159912" calcext:value-type="float">
            <text:p>159912</text:p>
          </table:table-cell>
          <table:table-cell table:formula="of:=[$'sapmachine15-few-loaders-5-400-interleave0.01-sanitized'.AB114]" office:value-type="float" office:value="237608" calcext:value-type="float">
            <text:p>237608</text:p>
          </table:table-cell>
          <table:table-cell table:formula="of:=[$'sapmachine16-few-loaders-5-400-interleave0.1-sanitized'.AF114]" office:value-type="float" office:value="38234" calcext:value-type="float">
            <text:p>38234</text:p>
          </table:table-cell>
          <table:table-cell table:formula="of:=[$'sapmachine16-few-loaders-5-400-interleave0.01-sanitized'.AE114]" office:value-type="float" office:value="63232" calcext:value-type="float">
            <text:p>63232</text:p>
          </table:table-cell>
        </table:table-row>
        <table:table-row table:style-name="ro1">
          <table:table-cell table:formula="of:=[$'sapmachine15-few-loaders-5-400-interleave0.01-sanitized'.AC115]" office:value-type="float" office:value="38728" calcext:value-type="float">
            <text:p>38728</text:p>
          </table:table-cell>
          <table:table-cell table:formula="of:=[$'sapmachine15-few-loaders-5-400-interleave0.1-sanitized'.AB115]" office:value-type="float" office:value="159912" calcext:value-type="float">
            <text:p>159912</text:p>
          </table:table-cell>
          <table:table-cell table:formula="of:=[$'sapmachine15-few-loaders-5-400-interleave0.01-sanitized'.AB115]" office:value-type="float" office:value="237608" calcext:value-type="float">
            <text:p>237608</text:p>
          </table:table-cell>
          <table:table-cell table:formula="of:=[$'sapmachine16-few-loaders-5-400-interleave0.1-sanitized'.AF115]" office:value-type="float" office:value="38234" calcext:value-type="float">
            <text:p>38234</text:p>
          </table:table-cell>
          <table:table-cell table:formula="of:=[$'sapmachine16-few-loaders-5-400-interleave0.01-sanitized'.AE115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116]" office:value-type="float" office:value="17004" calcext:value-type="float">
            <text:p>17004</text:p>
          </table:table-cell>
          <table:table-cell table:formula="of:=[$'sapmachine15-few-loaders-5-400-interleave0.1-sanitized'.AB116]" office:value-type="float" office:value="35276" calcext:value-type="float">
            <text:p>35276</text:p>
          </table:table-cell>
          <table:table-cell table:formula="of:=[$'sapmachine15-few-loaders-5-400-interleave0.01-sanitized'.AB116]" office:value-type="float" office:value="35328" calcext:value-type="float">
            <text:p>35328</text:p>
          </table:table-cell>
          <table:table-cell table:formula="of:=[$'sapmachine16-few-loaders-5-400-interleave0.1-sanitized'.AF116]" office:value-type="float" office:value="16826" calcext:value-type="float">
            <text:p>16826</text:p>
          </table:table-cell>
          <table:table-cell table:formula="of:=[$'sapmachine16-few-loaders-5-400-interleave0.01-sanitized'.AE116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117]" office:value-type="float" office:value="17004" calcext:value-type="float">
            <text:p>17004</text:p>
          </table:table-cell>
          <table:table-cell table:formula="of:=[$'sapmachine15-few-loaders-5-400-interleave0.1-sanitized'.AB117]" office:value-type="float" office:value="35276" calcext:value-type="float">
            <text:p>35276</text:p>
          </table:table-cell>
          <table:table-cell table:formula="of:=[$'sapmachine15-few-loaders-5-400-interleave0.01-sanitized'.AB117]" office:value-type="float" office:value="35328" calcext:value-type="float">
            <text:p>35328</text:p>
          </table:table-cell>
          <table:table-cell table:formula="of:=[$'sapmachine16-few-loaders-5-400-interleave0.1-sanitized'.AF117]" office:value-type="float" office:value="16826" calcext:value-type="float">
            <text:p>16826</text:p>
          </table:table-cell>
          <table:table-cell table:formula="of:=[$'sapmachine16-few-loaders-5-400-interleave0.01-sanitized'.AE117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118]" office:value-type="float" office:value="17004" calcext:value-type="float">
            <text:p>17004</text:p>
          </table:table-cell>
          <table:table-cell table:formula="of:=[$'sapmachine15-few-loaders-5-400-interleave0.1-sanitized'.AB118]" office:value-type="float" office:value="35276" calcext:value-type="float">
            <text:p>35276</text:p>
          </table:table-cell>
          <table:table-cell table:formula="of:=[$'sapmachine15-few-loaders-5-400-interleave0.01-sanitized'.AB118]" office:value-type="float" office:value="35328" calcext:value-type="float">
            <text:p>35328</text:p>
          </table:table-cell>
          <table:table-cell table:formula="of:=[$'sapmachine16-few-loaders-5-400-interleave0.1-sanitized'.AF118]" office:value-type="float" office:value="16826" calcext:value-type="float">
            <text:p>16826</text:p>
          </table:table-cell>
          <table:table-cell table:formula="of:=[$'sapmachine16-few-loaders-5-400-interleave0.01-sanitized'.AE118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119]" office:value-type="float" office:value="17004" calcext:value-type="float">
            <text:p>17004</text:p>
          </table:table-cell>
          <table:table-cell table:formula="of:=[$'sapmachine15-few-loaders-5-400-interleave0.1-sanitized'.AB119]" office:value-type="float" office:value="35276" calcext:value-type="float">
            <text:p>35276</text:p>
          </table:table-cell>
          <table:table-cell table:formula="of:=[$'sapmachine15-few-loaders-5-400-interleave0.01-sanitized'.AB119]" office:value-type="float" office:value="35328" calcext:value-type="float">
            <text:p>35328</text:p>
          </table:table-cell>
          <table:table-cell table:formula="of:=[$'sapmachine16-few-loaders-5-400-interleave0.1-sanitized'.AF119]" office:value-type="float" office:value="16826" calcext:value-type="float">
            <text:p>16826</text:p>
          </table:table-cell>
          <table:table-cell table:formula="of:=[$'sapmachine16-few-loaders-5-400-interleave0.01-sanitized'.AE119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120]" office:value-type="float" office:value="17004" calcext:value-type="float">
            <text:p>17004</text:p>
          </table:table-cell>
          <table:table-cell table:formula="of:=[$'sapmachine15-few-loaders-5-400-interleave0.1-sanitized'.AB120]" office:value-type="float" office:value="35276" calcext:value-type="float">
            <text:p>35276</text:p>
          </table:table-cell>
          <table:table-cell table:formula="of:=[$'sapmachine15-few-loaders-5-400-interleave0.01-sanitized'.AB120]" office:value-type="float" office:value="35328" calcext:value-type="float">
            <text:p>35328</text:p>
          </table:table-cell>
          <table:table-cell table:formula="of:=[$'sapmachine16-few-loaders-5-400-interleave0.1-sanitized'.AF120]" office:value-type="float" office:value="16826" calcext:value-type="float">
            <text:p>16826</text:p>
          </table:table-cell>
          <table:table-cell table:formula="of:=[$'sapmachine16-few-loaders-5-400-interleave0.01-sanitized'.AE120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121]" office:value-type="float" office:value="17004" calcext:value-type="float">
            <text:p>17004</text:p>
          </table:table-cell>
          <table:table-cell table:formula="of:=[$'sapmachine15-few-loaders-5-400-interleave0.1-sanitized'.AB121]" office:value-type="float" office:value="35276" calcext:value-type="float">
            <text:p>35276</text:p>
          </table:table-cell>
          <table:table-cell table:formula="of:=[$'sapmachine15-few-loaders-5-400-interleave0.01-sanitized'.AB121]" office:value-type="float" office:value="35328" calcext:value-type="float">
            <text:p>35328</text:p>
          </table:table-cell>
          <table:table-cell table:formula="of:=[$'sapmachine16-few-loaders-5-400-interleave0.1-sanitized'.AF121]" office:value-type="float" office:value="16826" calcext:value-type="float">
            <text:p>16826</text:p>
          </table:table-cell>
          <table:table-cell table:formula="of:=[$'sapmachine16-few-loaders-5-400-interleave0.01-sanitized'.AE121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122]" office:value-type="float" office:value="17004" calcext:value-type="float">
            <text:p>17004</text:p>
          </table:table-cell>
          <table:table-cell table:formula="of:=[$'sapmachine15-few-loaders-5-400-interleave0.1-sanitized'.AB122]" office:value-type="float" office:value="35276" calcext:value-type="float">
            <text:p>35276</text:p>
          </table:table-cell>
          <table:table-cell table:formula="of:=[$'sapmachine15-few-loaders-5-400-interleave0.01-sanitized'.AB122]" office:value-type="float" office:value="35328" calcext:value-type="float">
            <text:p>35328</text:p>
          </table:table-cell>
          <table:table-cell table:formula="of:=[$'sapmachine16-few-loaders-5-400-interleave0.1-sanitized'.AF122]" office:value-type="float" office:value="16826" calcext:value-type="float">
            <text:p>16826</text:p>
          </table:table-cell>
          <table:table-cell table:formula="of:=[$'sapmachine16-few-loaders-5-400-interleave0.01-sanitized'.AE122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123]" office:value-type="float" office:value="17004" calcext:value-type="float">
            <text:p>17004</text:p>
          </table:table-cell>
          <table:table-cell table:formula="of:=[$'sapmachine15-few-loaders-5-400-interleave0.1-sanitized'.AB123]" office:value-type="float" office:value="35276" calcext:value-type="float">
            <text:p>35276</text:p>
          </table:table-cell>
          <table:table-cell table:formula="of:=[$'sapmachine15-few-loaders-5-400-interleave0.01-sanitized'.AB123]" office:value-type="float" office:value="35328" calcext:value-type="float">
            <text:p>35328</text:p>
          </table:table-cell>
          <table:table-cell table:formula="of:=[$'sapmachine16-few-loaders-5-400-interleave0.1-sanitized'.AF123]" office:value-type="float" office:value="16826" calcext:value-type="float">
            <text:p>16826</text:p>
          </table:table-cell>
          <table:table-cell table:formula="of:=[$'sapmachine16-few-loaders-5-400-interleave0.01-sanitized'.AE123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124]" office:value-type="float" office:value="17004" calcext:value-type="float">
            <text:p>17004</text:p>
          </table:table-cell>
          <table:table-cell table:formula="of:=[$'sapmachine15-few-loaders-5-400-interleave0.1-sanitized'.AB124]" office:value-type="float" office:value="35276" calcext:value-type="float">
            <text:p>35276</text:p>
          </table:table-cell>
          <table:table-cell table:formula="of:=[$'sapmachine15-few-loaders-5-400-interleave0.01-sanitized'.AB124]" office:value-type="float" office:value="35328" calcext:value-type="float">
            <text:p>35328</text:p>
          </table:table-cell>
          <table:table-cell table:formula="of:=[$'sapmachine16-few-loaders-5-400-interleave0.1-sanitized'.AF124]" office:value-type="float" office:value="16826" calcext:value-type="float">
            <text:p>16826</text:p>
          </table:table-cell>
          <table:table-cell table:formula="of:=[$'sapmachine16-few-loaders-5-400-interleave0.01-sanitized'.AE124]" office:value-type="float" office:value="17024" calcext:value-type="float">
            <text:p>17024</text:p>
          </table:table-cell>
        </table:table-row>
        <table:table-row table:style-name="ro1">
          <table:table-cell table:formula="of:=[$'sapmachine15-few-loaders-5-400-interleave0.01-sanitized'.AC125]" office:value-type="float" office:value="17004" calcext:value-type="float">
            <text:p>17004</text:p>
          </table:table-cell>
          <table:table-cell table:formula="of:=[$'sapmachine15-few-loaders-5-400-interleave0.1-sanitized'.AB125]" office:value-type="float" office:value="35276" calcext:value-type="float">
            <text:p>35276</text:p>
          </table:table-cell>
          <table:table-cell table:formula="of:=[$'sapmachine15-few-loaders-5-400-interleave0.01-sanitized'.AB125]" office:value-type="float" office:value="35328" calcext:value-type="float">
            <text:p>35328</text:p>
          </table:table-cell>
          <table:table-cell table:formula="of:=[$'sapmachine16-few-loaders-5-400-interleave0.1-sanitized'.AF125]" office:value-type="float" office:value="16826" calcext:value-type="float">
            <text:p>16826</text:p>
          </table:table-cell>
          <table:table-cell table:formula="of:=[$'sapmachine16-few-loaders-5-400-interleave0.01-sanitized'.AE12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26]" office:value-type="float" office:value="0" calcext:value-type="float">
            <text:p>0</text:p>
          </table:table-cell>
          <table:table-cell table:formula="of:=[$'sapmachine15-few-loaders-5-400-interleave0.1-sanitized'.AB126]" office:value-type="float" office:value="0" calcext:value-type="float">
            <text:p>0</text:p>
          </table:table-cell>
          <table:table-cell table:formula="of:=[$'sapmachine15-few-loaders-5-400-interleave0.01-sanitized'.AB126]" office:value-type="float" office:value="0" calcext:value-type="float">
            <text:p>0</text:p>
          </table:table-cell>
          <table:table-cell table:formula="of:=[$'sapmachine16-few-loaders-5-400-interleave0.1-sanitized'.AF126]" office:value-type="float" office:value="0" calcext:value-type="float">
            <text:p>0</text:p>
          </table:table-cell>
          <table:table-cell table:formula="of:=[$'sapmachine16-few-loaders-5-400-interleave0.01-sanitized'.AE12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27]" office:value-type="float" office:value="0" calcext:value-type="float">
            <text:p>0</text:p>
          </table:table-cell>
          <table:table-cell table:formula="of:=[$'sapmachine15-few-loaders-5-400-interleave0.1-sanitized'.AB127]" office:value-type="float" office:value="0" calcext:value-type="float">
            <text:p>0</text:p>
          </table:table-cell>
          <table:table-cell table:formula="of:=[$'sapmachine15-few-loaders-5-400-interleave0.01-sanitized'.AB127]" office:value-type="float" office:value="0" calcext:value-type="float">
            <text:p>0</text:p>
          </table:table-cell>
          <table:table-cell table:formula="of:=[$'sapmachine16-few-loaders-5-400-interleave0.1-sanitized'.AF127]" office:value-type="float" office:value="0" calcext:value-type="float">
            <text:p>0</text:p>
          </table:table-cell>
          <table:table-cell table:formula="of:=[$'sapmachine16-few-loaders-5-400-interleave0.01-sanitized'.AE12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28]" office:value-type="float" office:value="0" calcext:value-type="float">
            <text:p>0</text:p>
          </table:table-cell>
          <table:table-cell table:formula="of:=[$'sapmachine15-few-loaders-5-400-interleave0.1-sanitized'.AB128]" office:value-type="float" office:value="0" calcext:value-type="float">
            <text:p>0</text:p>
          </table:table-cell>
          <table:table-cell table:formula="of:=[$'sapmachine15-few-loaders-5-400-interleave0.01-sanitized'.AB128]" office:value-type="float" office:value="0" calcext:value-type="float">
            <text:p>0</text:p>
          </table:table-cell>
          <table:table-cell table:formula="of:=[$'sapmachine16-few-loaders-5-400-interleave0.1-sanitized'.AF128]" office:value-type="float" office:value="0" calcext:value-type="float">
            <text:p>0</text:p>
          </table:table-cell>
          <table:table-cell table:formula="of:=[$'sapmachine16-few-loaders-5-400-interleave0.01-sanitized'.AE12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29]" office:value-type="float" office:value="0" calcext:value-type="float">
            <text:p>0</text:p>
          </table:table-cell>
          <table:table-cell table:formula="of:=[$'sapmachine15-few-loaders-5-400-interleave0.1-sanitized'.AB129]" office:value-type="float" office:value="0" calcext:value-type="float">
            <text:p>0</text:p>
          </table:table-cell>
          <table:table-cell table:formula="of:=[$'sapmachine15-few-loaders-5-400-interleave0.01-sanitized'.AB129]" office:value-type="float" office:value="0" calcext:value-type="float">
            <text:p>0</text:p>
          </table:table-cell>
          <table:table-cell table:formula="of:=[$'sapmachine16-few-loaders-5-400-interleave0.1-sanitized'.AF129]" office:value-type="float" office:value="0" calcext:value-type="float">
            <text:p>0</text:p>
          </table:table-cell>
          <table:table-cell table:formula="of:=[$'sapmachine16-few-loaders-5-400-interleave0.01-sanitized'.AE12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0]" office:value-type="float" office:value="0" calcext:value-type="float">
            <text:p>0</text:p>
          </table:table-cell>
          <table:table-cell table:formula="of:=[$'sapmachine15-few-loaders-5-400-interleave0.1-sanitized'.AB130]" office:value-type="float" office:value="0" calcext:value-type="float">
            <text:p>0</text:p>
          </table:table-cell>
          <table:table-cell table:formula="of:=[$'sapmachine15-few-loaders-5-400-interleave0.01-sanitized'.AB130]" office:value-type="float" office:value="0" calcext:value-type="float">
            <text:p>0</text:p>
          </table:table-cell>
          <table:table-cell table:formula="of:=[$'sapmachine16-few-loaders-5-400-interleave0.1-sanitized'.AF130]" office:value-type="float" office:value="0" calcext:value-type="float">
            <text:p>0</text:p>
          </table:table-cell>
          <table:table-cell table:formula="of:=[$'sapmachine16-few-loaders-5-400-interleave0.01-sanitized'.AE13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1]" office:value-type="float" office:value="0" calcext:value-type="float">
            <text:p>0</text:p>
          </table:table-cell>
          <table:table-cell table:formula="of:=[$'sapmachine15-few-loaders-5-400-interleave0.1-sanitized'.AB131]" office:value-type="float" office:value="0" calcext:value-type="float">
            <text:p>0</text:p>
          </table:table-cell>
          <table:table-cell table:formula="of:=[$'sapmachine15-few-loaders-5-400-interleave0.01-sanitized'.AB131]" office:value-type="float" office:value="0" calcext:value-type="float">
            <text:p>0</text:p>
          </table:table-cell>
          <table:table-cell table:formula="of:=[$'sapmachine16-few-loaders-5-400-interleave0.1-sanitized'.AF131]" office:value-type="float" office:value="0" calcext:value-type="float">
            <text:p>0</text:p>
          </table:table-cell>
          <table:table-cell table:formula="of:=[$'sapmachine16-few-loaders-5-400-interleave0.01-sanitized'.AE13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2]" office:value-type="float" office:value="0" calcext:value-type="float">
            <text:p>0</text:p>
          </table:table-cell>
          <table:table-cell table:formula="of:=[$'sapmachine15-few-loaders-5-400-interleave0.1-sanitized'.AB132]" office:value-type="float" office:value="0" calcext:value-type="float">
            <text:p>0</text:p>
          </table:table-cell>
          <table:table-cell table:formula="of:=[$'sapmachine15-few-loaders-5-400-interleave0.01-sanitized'.AB132]" office:value-type="float" office:value="0" calcext:value-type="float">
            <text:p>0</text:p>
          </table:table-cell>
          <table:table-cell table:formula="of:=[$'sapmachine16-few-loaders-5-400-interleave0.1-sanitized'.AF132]" office:value-type="float" office:value="0" calcext:value-type="float">
            <text:p>0</text:p>
          </table:table-cell>
          <table:table-cell table:formula="of:=[$'sapmachine16-few-loaders-5-400-interleave0.01-sanitized'.AE13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3]" office:value-type="float" office:value="0" calcext:value-type="float">
            <text:p>0</text:p>
          </table:table-cell>
          <table:table-cell table:formula="of:=[$'sapmachine15-few-loaders-5-400-interleave0.1-sanitized'.AB133]" office:value-type="float" office:value="0" calcext:value-type="float">
            <text:p>0</text:p>
          </table:table-cell>
          <table:table-cell table:formula="of:=[$'sapmachine15-few-loaders-5-400-interleave0.01-sanitized'.AB133]" office:value-type="float" office:value="0" calcext:value-type="float">
            <text:p>0</text:p>
          </table:table-cell>
          <table:table-cell table:formula="of:=[$'sapmachine16-few-loaders-5-400-interleave0.1-sanitized'.AF133]" office:value-type="float" office:value="0" calcext:value-type="float">
            <text:p>0</text:p>
          </table:table-cell>
          <table:table-cell table:formula="of:=[$'sapmachine16-few-loaders-5-400-interleave0.01-sanitized'.AE13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4]" office:value-type="float" office:value="0" calcext:value-type="float">
            <text:p>0</text:p>
          </table:table-cell>
          <table:table-cell table:formula="of:=[$'sapmachine15-few-loaders-5-400-interleave0.1-sanitized'.AB134]" office:value-type="float" office:value="0" calcext:value-type="float">
            <text:p>0</text:p>
          </table:table-cell>
          <table:table-cell table:formula="of:=[$'sapmachine15-few-loaders-5-400-interleave0.01-sanitized'.AB134]" office:value-type="float" office:value="0" calcext:value-type="float">
            <text:p>0</text:p>
          </table:table-cell>
          <table:table-cell table:formula="of:=[$'sapmachine16-few-loaders-5-400-interleave0.1-sanitized'.AF134]" office:value-type="float" office:value="0" calcext:value-type="float">
            <text:p>0</text:p>
          </table:table-cell>
          <table:table-cell table:formula="of:=[$'sapmachine16-few-loaders-5-400-interleave0.01-sanitized'.AE13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5]" office:value-type="float" office:value="0" calcext:value-type="float">
            <text:p>0</text:p>
          </table:table-cell>
          <table:table-cell table:formula="of:=[$'sapmachine15-few-loaders-5-400-interleave0.1-sanitized'.AB135]" office:value-type="float" office:value="0" calcext:value-type="float">
            <text:p>0</text:p>
          </table:table-cell>
          <table:table-cell table:formula="of:=[$'sapmachine15-few-loaders-5-400-interleave0.01-sanitized'.AB135]" office:value-type="float" office:value="0" calcext:value-type="float">
            <text:p>0</text:p>
          </table:table-cell>
          <table:table-cell table:formula="of:=[$'sapmachine16-few-loaders-5-400-interleave0.1-sanitized'.AF135]" office:value-type="float" office:value="0" calcext:value-type="float">
            <text:p>0</text:p>
          </table:table-cell>
          <table:table-cell table:formula="of:=[$'sapmachine16-few-loaders-5-400-interleave0.01-sanitized'.AE13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6]" office:value-type="float" office:value="0" calcext:value-type="float">
            <text:p>0</text:p>
          </table:table-cell>
          <table:table-cell table:formula="of:=[$'sapmachine15-few-loaders-5-400-interleave0.1-sanitized'.AB136]" office:value-type="float" office:value="0" calcext:value-type="float">
            <text:p>0</text:p>
          </table:table-cell>
          <table:table-cell table:formula="of:=[$'sapmachine15-few-loaders-5-400-interleave0.01-sanitized'.AB136]" office:value-type="float" office:value="0" calcext:value-type="float">
            <text:p>0</text:p>
          </table:table-cell>
          <table:table-cell table:formula="of:=[$'sapmachine16-few-loaders-5-400-interleave0.1-sanitized'.AF136]" office:value-type="float" office:value="0" calcext:value-type="float">
            <text:p>0</text:p>
          </table:table-cell>
          <table:table-cell table:formula="of:=[$'sapmachine16-few-loaders-5-400-interleave0.01-sanitized'.AE13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7]" office:value-type="float" office:value="0" calcext:value-type="float">
            <text:p>0</text:p>
          </table:table-cell>
          <table:table-cell table:formula="of:=[$'sapmachine15-few-loaders-5-400-interleave0.1-sanitized'.AB137]" office:value-type="float" office:value="0" calcext:value-type="float">
            <text:p>0</text:p>
          </table:table-cell>
          <table:table-cell table:formula="of:=[$'sapmachine15-few-loaders-5-400-interleave0.01-sanitized'.AB137]" office:value-type="float" office:value="0" calcext:value-type="float">
            <text:p>0</text:p>
          </table:table-cell>
          <table:table-cell table:formula="of:=[$'sapmachine16-few-loaders-5-400-interleave0.1-sanitized'.AF137]" office:value-type="float" office:value="0" calcext:value-type="float">
            <text:p>0</text:p>
          </table:table-cell>
          <table:table-cell table:formula="of:=[$'sapmachine16-few-loaders-5-400-interleave0.01-sanitized'.AE13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8]" office:value-type="float" office:value="0" calcext:value-type="float">
            <text:p>0</text:p>
          </table:table-cell>
          <table:table-cell table:formula="of:=[$'sapmachine15-few-loaders-5-400-interleave0.1-sanitized'.AB138]" office:value-type="float" office:value="0" calcext:value-type="float">
            <text:p>0</text:p>
          </table:table-cell>
          <table:table-cell table:formula="of:=[$'sapmachine15-few-loaders-5-400-interleave0.01-sanitized'.AB138]" office:value-type="float" office:value="0" calcext:value-type="float">
            <text:p>0</text:p>
          </table:table-cell>
          <table:table-cell table:formula="of:=[$'sapmachine16-few-loaders-5-400-interleave0.1-sanitized'.AF138]" office:value-type="float" office:value="0" calcext:value-type="float">
            <text:p>0</text:p>
          </table:table-cell>
          <table:table-cell table:formula="of:=[$'sapmachine16-few-loaders-5-400-interleave0.01-sanitized'.AE13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39]" office:value-type="float" office:value="0" calcext:value-type="float">
            <text:p>0</text:p>
          </table:table-cell>
          <table:table-cell table:formula="of:=[$'sapmachine15-few-loaders-5-400-interleave0.1-sanitized'.AB139]" office:value-type="float" office:value="0" calcext:value-type="float">
            <text:p>0</text:p>
          </table:table-cell>
          <table:table-cell table:formula="of:=[$'sapmachine15-few-loaders-5-400-interleave0.01-sanitized'.AB139]" office:value-type="float" office:value="0" calcext:value-type="float">
            <text:p>0</text:p>
          </table:table-cell>
          <table:table-cell table:formula="of:=[$'sapmachine16-few-loaders-5-400-interleave0.1-sanitized'.AF139]" office:value-type="float" office:value="0" calcext:value-type="float">
            <text:p>0</text:p>
          </table:table-cell>
          <table:table-cell table:formula="of:=[$'sapmachine16-few-loaders-5-400-interleave0.01-sanitized'.AE13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0]" office:value-type="float" office:value="0" calcext:value-type="float">
            <text:p>0</text:p>
          </table:table-cell>
          <table:table-cell table:formula="of:=[$'sapmachine15-few-loaders-5-400-interleave0.1-sanitized'.AB140]" office:value-type="float" office:value="0" calcext:value-type="float">
            <text:p>0</text:p>
          </table:table-cell>
          <table:table-cell table:formula="of:=[$'sapmachine15-few-loaders-5-400-interleave0.01-sanitized'.AB140]" office:value-type="float" office:value="0" calcext:value-type="float">
            <text:p>0</text:p>
          </table:table-cell>
          <table:table-cell table:formula="of:=[$'sapmachine16-few-loaders-5-400-interleave0.1-sanitized'.AF140]" office:value-type="float" office:value="0" calcext:value-type="float">
            <text:p>0</text:p>
          </table:table-cell>
          <table:table-cell table:formula="of:=[$'sapmachine16-few-loaders-5-400-interleave0.01-sanitized'.AE14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1]" office:value-type="float" office:value="0" calcext:value-type="float">
            <text:p>0</text:p>
          </table:table-cell>
          <table:table-cell table:formula="of:=[$'sapmachine15-few-loaders-5-400-interleave0.1-sanitized'.AB141]" office:value-type="float" office:value="0" calcext:value-type="float">
            <text:p>0</text:p>
          </table:table-cell>
          <table:table-cell table:formula="of:=[$'sapmachine15-few-loaders-5-400-interleave0.01-sanitized'.AB141]" office:value-type="float" office:value="0" calcext:value-type="float">
            <text:p>0</text:p>
          </table:table-cell>
          <table:table-cell table:formula="of:=[$'sapmachine16-few-loaders-5-400-interleave0.1-sanitized'.AF141]" office:value-type="float" office:value="0" calcext:value-type="float">
            <text:p>0</text:p>
          </table:table-cell>
          <table:table-cell table:formula="of:=[$'sapmachine16-few-loaders-5-400-interleave0.01-sanitized'.AE14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2]" office:value-type="float" office:value="0" calcext:value-type="float">
            <text:p>0</text:p>
          </table:table-cell>
          <table:table-cell table:formula="of:=[$'sapmachine15-few-loaders-5-400-interleave0.1-sanitized'.AB142]" office:value-type="float" office:value="0" calcext:value-type="float">
            <text:p>0</text:p>
          </table:table-cell>
          <table:table-cell table:formula="of:=[$'sapmachine15-few-loaders-5-400-interleave0.01-sanitized'.AB142]" office:value-type="float" office:value="0" calcext:value-type="float">
            <text:p>0</text:p>
          </table:table-cell>
          <table:table-cell table:formula="of:=[$'sapmachine16-few-loaders-5-400-interleave0.1-sanitized'.AF142]" office:value-type="float" office:value="0" calcext:value-type="float">
            <text:p>0</text:p>
          </table:table-cell>
          <table:table-cell table:formula="of:=[$'sapmachine16-few-loaders-5-400-interleave0.01-sanitized'.AE14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3]" office:value-type="float" office:value="0" calcext:value-type="float">
            <text:p>0</text:p>
          </table:table-cell>
          <table:table-cell table:formula="of:=[$'sapmachine15-few-loaders-5-400-interleave0.1-sanitized'.AB143]" office:value-type="float" office:value="0" calcext:value-type="float">
            <text:p>0</text:p>
          </table:table-cell>
          <table:table-cell table:formula="of:=[$'sapmachine15-few-loaders-5-400-interleave0.01-sanitized'.AB143]" office:value-type="float" office:value="0" calcext:value-type="float">
            <text:p>0</text:p>
          </table:table-cell>
          <table:table-cell table:formula="of:=[$'sapmachine16-few-loaders-5-400-interleave0.1-sanitized'.AF143]" office:value-type="float" office:value="0" calcext:value-type="float">
            <text:p>0</text:p>
          </table:table-cell>
          <table:table-cell table:formula="of:=[$'sapmachine16-few-loaders-5-400-interleave0.01-sanitized'.AE14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4]" office:value-type="float" office:value="0" calcext:value-type="float">
            <text:p>0</text:p>
          </table:table-cell>
          <table:table-cell table:formula="of:=[$'sapmachine15-few-loaders-5-400-interleave0.1-sanitized'.AB144]" office:value-type="float" office:value="0" calcext:value-type="float">
            <text:p>0</text:p>
          </table:table-cell>
          <table:table-cell table:formula="of:=[$'sapmachine15-few-loaders-5-400-interleave0.01-sanitized'.AB144]" office:value-type="float" office:value="0" calcext:value-type="float">
            <text:p>0</text:p>
          </table:table-cell>
          <table:table-cell table:formula="of:=[$'sapmachine16-few-loaders-5-400-interleave0.1-sanitized'.AF144]" office:value-type="float" office:value="0" calcext:value-type="float">
            <text:p>0</text:p>
          </table:table-cell>
          <table:table-cell table:formula="of:=[$'sapmachine16-few-loaders-5-400-interleave0.01-sanitized'.AE14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5]" office:value-type="float" office:value="0" calcext:value-type="float">
            <text:p>0</text:p>
          </table:table-cell>
          <table:table-cell table:formula="of:=[$'sapmachine15-few-loaders-5-400-interleave0.1-sanitized'.AB145]" office:value-type="float" office:value="0" calcext:value-type="float">
            <text:p>0</text:p>
          </table:table-cell>
          <table:table-cell table:formula="of:=[$'sapmachine15-few-loaders-5-400-interleave0.01-sanitized'.AB145]" office:value-type="float" office:value="0" calcext:value-type="float">
            <text:p>0</text:p>
          </table:table-cell>
          <table:table-cell table:formula="of:=[$'sapmachine16-few-loaders-5-400-interleave0.1-sanitized'.AF145]" office:value-type="float" office:value="0" calcext:value-type="float">
            <text:p>0</text:p>
          </table:table-cell>
          <table:table-cell table:formula="of:=[$'sapmachine16-few-loaders-5-400-interleave0.01-sanitized'.AE14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6]" office:value-type="float" office:value="0" calcext:value-type="float">
            <text:p>0</text:p>
          </table:table-cell>
          <table:table-cell table:formula="of:=[$'sapmachine15-few-loaders-5-400-interleave0.1-sanitized'.AB146]" office:value-type="float" office:value="0" calcext:value-type="float">
            <text:p>0</text:p>
          </table:table-cell>
          <table:table-cell table:formula="of:=[$'sapmachine15-few-loaders-5-400-interleave0.01-sanitized'.AB146]" office:value-type="float" office:value="0" calcext:value-type="float">
            <text:p>0</text:p>
          </table:table-cell>
          <table:table-cell table:formula="of:=[$'sapmachine16-few-loaders-5-400-interleave0.1-sanitized'.AF146]" office:value-type="float" office:value="0" calcext:value-type="float">
            <text:p>0</text:p>
          </table:table-cell>
          <table:table-cell table:formula="of:=[$'sapmachine16-few-loaders-5-400-interleave0.01-sanitized'.AE14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7]" office:value-type="float" office:value="0" calcext:value-type="float">
            <text:p>0</text:p>
          </table:table-cell>
          <table:table-cell table:formula="of:=[$'sapmachine15-few-loaders-5-400-interleave0.1-sanitized'.AB147]" office:value-type="float" office:value="0" calcext:value-type="float">
            <text:p>0</text:p>
          </table:table-cell>
          <table:table-cell table:formula="of:=[$'sapmachine15-few-loaders-5-400-interleave0.01-sanitized'.AB147]" office:value-type="float" office:value="0" calcext:value-type="float">
            <text:p>0</text:p>
          </table:table-cell>
          <table:table-cell table:formula="of:=[$'sapmachine16-few-loaders-5-400-interleave0.1-sanitized'.AF147]" office:value-type="float" office:value="0" calcext:value-type="float">
            <text:p>0</text:p>
          </table:table-cell>
          <table:table-cell table:formula="of:=[$'sapmachine16-few-loaders-5-400-interleave0.01-sanitized'.AE14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8]" office:value-type="float" office:value="0" calcext:value-type="float">
            <text:p>0</text:p>
          </table:table-cell>
          <table:table-cell table:formula="of:=[$'sapmachine15-few-loaders-5-400-interleave0.1-sanitized'.AB148]" office:value-type="float" office:value="0" calcext:value-type="float">
            <text:p>0</text:p>
          </table:table-cell>
          <table:table-cell table:formula="of:=[$'sapmachine15-few-loaders-5-400-interleave0.01-sanitized'.AB148]" office:value-type="float" office:value="0" calcext:value-type="float">
            <text:p>0</text:p>
          </table:table-cell>
          <table:table-cell table:formula="of:=[$'sapmachine16-few-loaders-5-400-interleave0.1-sanitized'.AF148]" office:value-type="float" office:value="0" calcext:value-type="float">
            <text:p>0</text:p>
          </table:table-cell>
          <table:table-cell table:formula="of:=[$'sapmachine16-few-loaders-5-400-interleave0.01-sanitized'.AE14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49]" office:value-type="float" office:value="0" calcext:value-type="float">
            <text:p>0</text:p>
          </table:table-cell>
          <table:table-cell table:formula="of:=[$'sapmachine15-few-loaders-5-400-interleave0.1-sanitized'.AB149]" office:value-type="float" office:value="0" calcext:value-type="float">
            <text:p>0</text:p>
          </table:table-cell>
          <table:table-cell table:formula="of:=[$'sapmachine15-few-loaders-5-400-interleave0.01-sanitized'.AB149]" office:value-type="float" office:value="0" calcext:value-type="float">
            <text:p>0</text:p>
          </table:table-cell>
          <table:table-cell table:formula="of:=[$'sapmachine16-few-loaders-5-400-interleave0.1-sanitized'.AF149]" office:value-type="float" office:value="0" calcext:value-type="float">
            <text:p>0</text:p>
          </table:table-cell>
          <table:table-cell table:formula="of:=[$'sapmachine16-few-loaders-5-400-interleave0.01-sanitized'.AE14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0]" office:value-type="float" office:value="0" calcext:value-type="float">
            <text:p>0</text:p>
          </table:table-cell>
          <table:table-cell table:formula="of:=[$'sapmachine15-few-loaders-5-400-interleave0.1-sanitized'.AB150]" office:value-type="float" office:value="0" calcext:value-type="float">
            <text:p>0</text:p>
          </table:table-cell>
          <table:table-cell table:formula="of:=[$'sapmachine15-few-loaders-5-400-interleave0.01-sanitized'.AB150]" office:value-type="float" office:value="0" calcext:value-type="float">
            <text:p>0</text:p>
          </table:table-cell>
          <table:table-cell table:formula="of:=[$'sapmachine16-few-loaders-5-400-interleave0.1-sanitized'.AF150]" office:value-type="float" office:value="0" calcext:value-type="float">
            <text:p>0</text:p>
          </table:table-cell>
          <table:table-cell table:formula="of:=[$'sapmachine16-few-loaders-5-400-interleave0.01-sanitized'.AE15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1]" office:value-type="float" office:value="0" calcext:value-type="float">
            <text:p>0</text:p>
          </table:table-cell>
          <table:table-cell table:formula="of:=[$'sapmachine15-few-loaders-5-400-interleave0.1-sanitized'.AB151]" office:value-type="float" office:value="0" calcext:value-type="float">
            <text:p>0</text:p>
          </table:table-cell>
          <table:table-cell table:formula="of:=[$'sapmachine15-few-loaders-5-400-interleave0.01-sanitized'.AB151]" office:value-type="float" office:value="0" calcext:value-type="float">
            <text:p>0</text:p>
          </table:table-cell>
          <table:table-cell table:formula="of:=[$'sapmachine16-few-loaders-5-400-interleave0.1-sanitized'.AF151]" office:value-type="float" office:value="0" calcext:value-type="float">
            <text:p>0</text:p>
          </table:table-cell>
          <table:table-cell table:formula="of:=[$'sapmachine16-few-loaders-5-400-interleave0.01-sanitized'.AE15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2]" office:value-type="float" office:value="0" calcext:value-type="float">
            <text:p>0</text:p>
          </table:table-cell>
          <table:table-cell table:formula="of:=[$'sapmachine15-few-loaders-5-400-interleave0.1-sanitized'.AB152]" office:value-type="float" office:value="0" calcext:value-type="float">
            <text:p>0</text:p>
          </table:table-cell>
          <table:table-cell table:formula="of:=[$'sapmachine15-few-loaders-5-400-interleave0.01-sanitized'.AB152]" office:value-type="float" office:value="0" calcext:value-type="float">
            <text:p>0</text:p>
          </table:table-cell>
          <table:table-cell table:formula="of:=[$'sapmachine16-few-loaders-5-400-interleave0.1-sanitized'.AF152]" office:value-type="float" office:value="0" calcext:value-type="float">
            <text:p>0</text:p>
          </table:table-cell>
          <table:table-cell table:formula="of:=[$'sapmachine16-few-loaders-5-400-interleave0.01-sanitized'.AE15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3]" office:value-type="float" office:value="0" calcext:value-type="float">
            <text:p>0</text:p>
          </table:table-cell>
          <table:table-cell table:formula="of:=[$'sapmachine15-few-loaders-5-400-interleave0.1-sanitized'.AB153]" office:value-type="float" office:value="0" calcext:value-type="float">
            <text:p>0</text:p>
          </table:table-cell>
          <table:table-cell table:formula="of:=[$'sapmachine15-few-loaders-5-400-interleave0.01-sanitized'.AB153]" office:value-type="float" office:value="0" calcext:value-type="float">
            <text:p>0</text:p>
          </table:table-cell>
          <table:table-cell table:formula="of:=[$'sapmachine16-few-loaders-5-400-interleave0.1-sanitized'.AF153]" office:value-type="float" office:value="0" calcext:value-type="float">
            <text:p>0</text:p>
          </table:table-cell>
          <table:table-cell table:formula="of:=[$'sapmachine16-few-loaders-5-400-interleave0.01-sanitized'.AE15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4]" office:value-type="float" office:value="0" calcext:value-type="float">
            <text:p>0</text:p>
          </table:table-cell>
          <table:table-cell table:formula="of:=[$'sapmachine15-few-loaders-5-400-interleave0.1-sanitized'.AB154]" office:value-type="float" office:value="0" calcext:value-type="float">
            <text:p>0</text:p>
          </table:table-cell>
          <table:table-cell table:formula="of:=[$'sapmachine15-few-loaders-5-400-interleave0.01-sanitized'.AB154]" office:value-type="float" office:value="0" calcext:value-type="float">
            <text:p>0</text:p>
          </table:table-cell>
          <table:table-cell table:formula="of:=[$'sapmachine16-few-loaders-5-400-interleave0.1-sanitized'.AF154]" office:value-type="float" office:value="0" calcext:value-type="float">
            <text:p>0</text:p>
          </table:table-cell>
          <table:table-cell table:formula="of:=[$'sapmachine16-few-loaders-5-400-interleave0.01-sanitized'.AE15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5]" office:value-type="float" office:value="0" calcext:value-type="float">
            <text:p>0</text:p>
          </table:table-cell>
          <table:table-cell table:formula="of:=[$'sapmachine15-few-loaders-5-400-interleave0.1-sanitized'.AB155]" office:value-type="float" office:value="0" calcext:value-type="float">
            <text:p>0</text:p>
          </table:table-cell>
          <table:table-cell table:formula="of:=[$'sapmachine15-few-loaders-5-400-interleave0.01-sanitized'.AB155]" office:value-type="float" office:value="0" calcext:value-type="float">
            <text:p>0</text:p>
          </table:table-cell>
          <table:table-cell table:formula="of:=[$'sapmachine16-few-loaders-5-400-interleave0.1-sanitized'.AF155]" office:value-type="float" office:value="0" calcext:value-type="float">
            <text:p>0</text:p>
          </table:table-cell>
          <table:table-cell table:formula="of:=[$'sapmachine16-few-loaders-5-400-interleave0.01-sanitized'.AE15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6]" office:value-type="float" office:value="0" calcext:value-type="float">
            <text:p>0</text:p>
          </table:table-cell>
          <table:table-cell table:formula="of:=[$'sapmachine15-few-loaders-5-400-interleave0.1-sanitized'.AB156]" office:value-type="float" office:value="0" calcext:value-type="float">
            <text:p>0</text:p>
          </table:table-cell>
          <table:table-cell table:formula="of:=[$'sapmachine15-few-loaders-5-400-interleave0.01-sanitized'.AB156]" office:value-type="float" office:value="0" calcext:value-type="float">
            <text:p>0</text:p>
          </table:table-cell>
          <table:table-cell table:formula="of:=[$'sapmachine16-few-loaders-5-400-interleave0.1-sanitized'.AF156]" office:value-type="float" office:value="0" calcext:value-type="float">
            <text:p>0</text:p>
          </table:table-cell>
          <table:table-cell table:formula="of:=[$'sapmachine16-few-loaders-5-400-interleave0.01-sanitized'.AE15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7]" office:value-type="float" office:value="0" calcext:value-type="float">
            <text:p>0</text:p>
          </table:table-cell>
          <table:table-cell table:formula="of:=[$'sapmachine15-few-loaders-5-400-interleave0.1-sanitized'.AB157]" office:value-type="float" office:value="0" calcext:value-type="float">
            <text:p>0</text:p>
          </table:table-cell>
          <table:table-cell table:formula="of:=[$'sapmachine15-few-loaders-5-400-interleave0.01-sanitized'.AB157]" office:value-type="float" office:value="0" calcext:value-type="float">
            <text:p>0</text:p>
          </table:table-cell>
          <table:table-cell table:formula="of:=[$'sapmachine16-few-loaders-5-400-interleave0.1-sanitized'.AF157]" office:value-type="float" office:value="0" calcext:value-type="float">
            <text:p>0</text:p>
          </table:table-cell>
          <table:table-cell table:formula="of:=[$'sapmachine16-few-loaders-5-400-interleave0.01-sanitized'.AE15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8]" office:value-type="float" office:value="0" calcext:value-type="float">
            <text:p>0</text:p>
          </table:table-cell>
          <table:table-cell table:formula="of:=[$'sapmachine15-few-loaders-5-400-interleave0.1-sanitized'.AB158]" office:value-type="float" office:value="0" calcext:value-type="float">
            <text:p>0</text:p>
          </table:table-cell>
          <table:table-cell table:formula="of:=[$'sapmachine15-few-loaders-5-400-interleave0.01-sanitized'.AB158]" office:value-type="float" office:value="0" calcext:value-type="float">
            <text:p>0</text:p>
          </table:table-cell>
          <table:table-cell table:formula="of:=[$'sapmachine16-few-loaders-5-400-interleave0.1-sanitized'.AF158]" office:value-type="float" office:value="0" calcext:value-type="float">
            <text:p>0</text:p>
          </table:table-cell>
          <table:table-cell table:formula="of:=[$'sapmachine16-few-loaders-5-400-interleave0.01-sanitized'.AE15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59]" office:value-type="float" office:value="0" calcext:value-type="float">
            <text:p>0</text:p>
          </table:table-cell>
          <table:table-cell table:formula="of:=[$'sapmachine15-few-loaders-5-400-interleave0.1-sanitized'.AB159]" office:value-type="float" office:value="0" calcext:value-type="float">
            <text:p>0</text:p>
          </table:table-cell>
          <table:table-cell table:formula="of:=[$'sapmachine15-few-loaders-5-400-interleave0.01-sanitized'.AB159]" office:value-type="float" office:value="0" calcext:value-type="float">
            <text:p>0</text:p>
          </table:table-cell>
          <table:table-cell table:formula="of:=[$'sapmachine16-few-loaders-5-400-interleave0.1-sanitized'.AF159]" office:value-type="float" office:value="0" calcext:value-type="float">
            <text:p>0</text:p>
          </table:table-cell>
          <table:table-cell table:formula="of:=[$'sapmachine16-few-loaders-5-400-interleave0.01-sanitized'.AE15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0]" office:value-type="float" office:value="0" calcext:value-type="float">
            <text:p>0</text:p>
          </table:table-cell>
          <table:table-cell table:formula="of:=[$'sapmachine15-few-loaders-5-400-interleave0.1-sanitized'.AB160]" office:value-type="float" office:value="0" calcext:value-type="float">
            <text:p>0</text:p>
          </table:table-cell>
          <table:table-cell table:formula="of:=[$'sapmachine15-few-loaders-5-400-interleave0.01-sanitized'.AB160]" office:value-type="float" office:value="0" calcext:value-type="float">
            <text:p>0</text:p>
          </table:table-cell>
          <table:table-cell table:formula="of:=[$'sapmachine16-few-loaders-5-400-interleave0.1-sanitized'.AF160]" office:value-type="float" office:value="0" calcext:value-type="float">
            <text:p>0</text:p>
          </table:table-cell>
          <table:table-cell table:formula="of:=[$'sapmachine16-few-loaders-5-400-interleave0.01-sanitized'.AE16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1]" office:value-type="float" office:value="0" calcext:value-type="float">
            <text:p>0</text:p>
          </table:table-cell>
          <table:table-cell table:formula="of:=[$'sapmachine15-few-loaders-5-400-interleave0.1-sanitized'.AB161]" office:value-type="float" office:value="0" calcext:value-type="float">
            <text:p>0</text:p>
          </table:table-cell>
          <table:table-cell table:formula="of:=[$'sapmachine15-few-loaders-5-400-interleave0.01-sanitized'.AB161]" office:value-type="float" office:value="0" calcext:value-type="float">
            <text:p>0</text:p>
          </table:table-cell>
          <table:table-cell table:formula="of:=[$'sapmachine16-few-loaders-5-400-interleave0.1-sanitized'.AF161]" office:value-type="float" office:value="0" calcext:value-type="float">
            <text:p>0</text:p>
          </table:table-cell>
          <table:table-cell table:formula="of:=[$'sapmachine16-few-loaders-5-400-interleave0.01-sanitized'.AE16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2]" office:value-type="float" office:value="0" calcext:value-type="float">
            <text:p>0</text:p>
          </table:table-cell>
          <table:table-cell table:formula="of:=[$'sapmachine15-few-loaders-5-400-interleave0.1-sanitized'.AB162]" office:value-type="float" office:value="0" calcext:value-type="float">
            <text:p>0</text:p>
          </table:table-cell>
          <table:table-cell table:formula="of:=[$'sapmachine15-few-loaders-5-400-interleave0.01-sanitized'.AB162]" office:value-type="float" office:value="0" calcext:value-type="float">
            <text:p>0</text:p>
          </table:table-cell>
          <table:table-cell table:formula="of:=[$'sapmachine16-few-loaders-5-400-interleave0.1-sanitized'.AF162]" office:value-type="float" office:value="0" calcext:value-type="float">
            <text:p>0</text:p>
          </table:table-cell>
          <table:table-cell table:formula="of:=[$'sapmachine16-few-loaders-5-400-interleave0.01-sanitized'.AE16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3]" office:value-type="float" office:value="0" calcext:value-type="float">
            <text:p>0</text:p>
          </table:table-cell>
          <table:table-cell table:formula="of:=[$'sapmachine15-few-loaders-5-400-interleave0.1-sanitized'.AB163]" office:value-type="float" office:value="0" calcext:value-type="float">
            <text:p>0</text:p>
          </table:table-cell>
          <table:table-cell table:formula="of:=[$'sapmachine15-few-loaders-5-400-interleave0.01-sanitized'.AB163]" office:value-type="float" office:value="0" calcext:value-type="float">
            <text:p>0</text:p>
          </table:table-cell>
          <table:table-cell table:formula="of:=[$'sapmachine16-few-loaders-5-400-interleave0.1-sanitized'.AF163]" office:value-type="float" office:value="0" calcext:value-type="float">
            <text:p>0</text:p>
          </table:table-cell>
          <table:table-cell table:formula="of:=[$'sapmachine16-few-loaders-5-400-interleave0.01-sanitized'.AE16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4]" office:value-type="float" office:value="0" calcext:value-type="float">
            <text:p>0</text:p>
          </table:table-cell>
          <table:table-cell table:formula="of:=[$'sapmachine15-few-loaders-5-400-interleave0.1-sanitized'.AB164]" office:value-type="float" office:value="0" calcext:value-type="float">
            <text:p>0</text:p>
          </table:table-cell>
          <table:table-cell table:formula="of:=[$'sapmachine15-few-loaders-5-400-interleave0.01-sanitized'.AB164]" office:value-type="float" office:value="0" calcext:value-type="float">
            <text:p>0</text:p>
          </table:table-cell>
          <table:table-cell table:formula="of:=[$'sapmachine16-few-loaders-5-400-interleave0.1-sanitized'.AF164]" office:value-type="float" office:value="0" calcext:value-type="float">
            <text:p>0</text:p>
          </table:table-cell>
          <table:table-cell table:formula="of:=[$'sapmachine16-few-loaders-5-400-interleave0.01-sanitized'.AE16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5]" office:value-type="float" office:value="0" calcext:value-type="float">
            <text:p>0</text:p>
          </table:table-cell>
          <table:table-cell table:formula="of:=[$'sapmachine15-few-loaders-5-400-interleave0.1-sanitized'.AB165]" office:value-type="float" office:value="0" calcext:value-type="float">
            <text:p>0</text:p>
          </table:table-cell>
          <table:table-cell table:formula="of:=[$'sapmachine15-few-loaders-5-400-interleave0.01-sanitized'.AB165]" office:value-type="float" office:value="0" calcext:value-type="float">
            <text:p>0</text:p>
          </table:table-cell>
          <table:table-cell table:formula="of:=[$'sapmachine16-few-loaders-5-400-interleave0.1-sanitized'.AF165]" office:value-type="float" office:value="0" calcext:value-type="float">
            <text:p>0</text:p>
          </table:table-cell>
          <table:table-cell table:formula="of:=[$'sapmachine16-few-loaders-5-400-interleave0.01-sanitized'.AE16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6]" office:value-type="float" office:value="0" calcext:value-type="float">
            <text:p>0</text:p>
          </table:table-cell>
          <table:table-cell table:formula="of:=[$'sapmachine15-few-loaders-5-400-interleave0.1-sanitized'.AB166]" office:value-type="float" office:value="0" calcext:value-type="float">
            <text:p>0</text:p>
          </table:table-cell>
          <table:table-cell table:formula="of:=[$'sapmachine15-few-loaders-5-400-interleave0.01-sanitized'.AB166]" office:value-type="float" office:value="0" calcext:value-type="float">
            <text:p>0</text:p>
          </table:table-cell>
          <table:table-cell table:formula="of:=[$'sapmachine16-few-loaders-5-400-interleave0.1-sanitized'.AF166]" office:value-type="float" office:value="0" calcext:value-type="float">
            <text:p>0</text:p>
          </table:table-cell>
          <table:table-cell table:formula="of:=[$'sapmachine16-few-loaders-5-400-interleave0.01-sanitized'.AE16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7]" office:value-type="float" office:value="0" calcext:value-type="float">
            <text:p>0</text:p>
          </table:table-cell>
          <table:table-cell table:formula="of:=[$'sapmachine15-few-loaders-5-400-interleave0.1-sanitized'.AB167]" office:value-type="float" office:value="0" calcext:value-type="float">
            <text:p>0</text:p>
          </table:table-cell>
          <table:table-cell table:formula="of:=[$'sapmachine15-few-loaders-5-400-interleave0.01-sanitized'.AB167]" office:value-type="float" office:value="0" calcext:value-type="float">
            <text:p>0</text:p>
          </table:table-cell>
          <table:table-cell table:formula="of:=[$'sapmachine16-few-loaders-5-400-interleave0.1-sanitized'.AF167]" office:value-type="float" office:value="0" calcext:value-type="float">
            <text:p>0</text:p>
          </table:table-cell>
          <table:table-cell table:formula="of:=[$'sapmachine16-few-loaders-5-400-interleave0.01-sanitized'.AE16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8]" office:value-type="float" office:value="0" calcext:value-type="float">
            <text:p>0</text:p>
          </table:table-cell>
          <table:table-cell table:formula="of:=[$'sapmachine15-few-loaders-5-400-interleave0.1-sanitized'.AB168]" office:value-type="float" office:value="0" calcext:value-type="float">
            <text:p>0</text:p>
          </table:table-cell>
          <table:table-cell table:formula="of:=[$'sapmachine15-few-loaders-5-400-interleave0.01-sanitized'.AB168]" office:value-type="float" office:value="0" calcext:value-type="float">
            <text:p>0</text:p>
          </table:table-cell>
          <table:table-cell table:formula="of:=[$'sapmachine16-few-loaders-5-400-interleave0.1-sanitized'.AF168]" office:value-type="float" office:value="0" calcext:value-type="float">
            <text:p>0</text:p>
          </table:table-cell>
          <table:table-cell table:formula="of:=[$'sapmachine16-few-loaders-5-400-interleave0.01-sanitized'.AE16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69]" office:value-type="float" office:value="0" calcext:value-type="float">
            <text:p>0</text:p>
          </table:table-cell>
          <table:table-cell table:formula="of:=[$'sapmachine15-few-loaders-5-400-interleave0.1-sanitized'.AB169]" office:value-type="float" office:value="0" calcext:value-type="float">
            <text:p>0</text:p>
          </table:table-cell>
          <table:table-cell table:formula="of:=[$'sapmachine15-few-loaders-5-400-interleave0.01-sanitized'.AB169]" office:value-type="float" office:value="0" calcext:value-type="float">
            <text:p>0</text:p>
          </table:table-cell>
          <table:table-cell table:formula="of:=[$'sapmachine16-few-loaders-5-400-interleave0.1-sanitized'.AF169]" office:value-type="float" office:value="0" calcext:value-type="float">
            <text:p>0</text:p>
          </table:table-cell>
          <table:table-cell table:formula="of:=[$'sapmachine16-few-loaders-5-400-interleave0.01-sanitized'.AE16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0]" office:value-type="float" office:value="0" calcext:value-type="float">
            <text:p>0</text:p>
          </table:table-cell>
          <table:table-cell table:formula="of:=[$'sapmachine15-few-loaders-5-400-interleave0.1-sanitized'.AB170]" office:value-type="float" office:value="0" calcext:value-type="float">
            <text:p>0</text:p>
          </table:table-cell>
          <table:table-cell table:formula="of:=[$'sapmachine15-few-loaders-5-400-interleave0.01-sanitized'.AB170]" office:value-type="float" office:value="0" calcext:value-type="float">
            <text:p>0</text:p>
          </table:table-cell>
          <table:table-cell table:formula="of:=[$'sapmachine16-few-loaders-5-400-interleave0.1-sanitized'.AF170]" office:value-type="float" office:value="0" calcext:value-type="float">
            <text:p>0</text:p>
          </table:table-cell>
          <table:table-cell table:formula="of:=[$'sapmachine16-few-loaders-5-400-interleave0.01-sanitized'.AE17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1]" office:value-type="float" office:value="0" calcext:value-type="float">
            <text:p>0</text:p>
          </table:table-cell>
          <table:table-cell table:formula="of:=[$'sapmachine15-few-loaders-5-400-interleave0.1-sanitized'.AB171]" office:value-type="float" office:value="0" calcext:value-type="float">
            <text:p>0</text:p>
          </table:table-cell>
          <table:table-cell table:formula="of:=[$'sapmachine15-few-loaders-5-400-interleave0.01-sanitized'.AB171]" office:value-type="float" office:value="0" calcext:value-type="float">
            <text:p>0</text:p>
          </table:table-cell>
          <table:table-cell table:formula="of:=[$'sapmachine16-few-loaders-5-400-interleave0.1-sanitized'.AF171]" office:value-type="float" office:value="0" calcext:value-type="float">
            <text:p>0</text:p>
          </table:table-cell>
          <table:table-cell table:formula="of:=[$'sapmachine16-few-loaders-5-400-interleave0.01-sanitized'.AE17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2]" office:value-type="float" office:value="0" calcext:value-type="float">
            <text:p>0</text:p>
          </table:table-cell>
          <table:table-cell table:formula="of:=[$'sapmachine15-few-loaders-5-400-interleave0.1-sanitized'.AB172]" office:value-type="float" office:value="0" calcext:value-type="float">
            <text:p>0</text:p>
          </table:table-cell>
          <table:table-cell table:formula="of:=[$'sapmachine15-few-loaders-5-400-interleave0.01-sanitized'.AB172]" office:value-type="float" office:value="0" calcext:value-type="float">
            <text:p>0</text:p>
          </table:table-cell>
          <table:table-cell table:formula="of:=[$'sapmachine16-few-loaders-5-400-interleave0.1-sanitized'.AF172]" office:value-type="float" office:value="0" calcext:value-type="float">
            <text:p>0</text:p>
          </table:table-cell>
          <table:table-cell table:formula="of:=[$'sapmachine16-few-loaders-5-400-interleave0.01-sanitized'.AE17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3]" office:value-type="float" office:value="0" calcext:value-type="float">
            <text:p>0</text:p>
          </table:table-cell>
          <table:table-cell table:formula="of:=[$'sapmachine15-few-loaders-5-400-interleave0.1-sanitized'.AB173]" office:value-type="float" office:value="0" calcext:value-type="float">
            <text:p>0</text:p>
          </table:table-cell>
          <table:table-cell table:formula="of:=[$'sapmachine15-few-loaders-5-400-interleave0.01-sanitized'.AB173]" office:value-type="float" office:value="0" calcext:value-type="float">
            <text:p>0</text:p>
          </table:table-cell>
          <table:table-cell table:formula="of:=[$'sapmachine16-few-loaders-5-400-interleave0.1-sanitized'.AF173]" office:value-type="float" office:value="0" calcext:value-type="float">
            <text:p>0</text:p>
          </table:table-cell>
          <table:table-cell table:formula="of:=[$'sapmachine16-few-loaders-5-400-interleave0.01-sanitized'.AE17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4]" office:value-type="float" office:value="0" calcext:value-type="float">
            <text:p>0</text:p>
          </table:table-cell>
          <table:table-cell table:formula="of:=[$'sapmachine15-few-loaders-5-400-interleave0.1-sanitized'.AB174]" office:value-type="float" office:value="0" calcext:value-type="float">
            <text:p>0</text:p>
          </table:table-cell>
          <table:table-cell table:formula="of:=[$'sapmachine15-few-loaders-5-400-interleave0.01-sanitized'.AB174]" office:value-type="float" office:value="0" calcext:value-type="float">
            <text:p>0</text:p>
          </table:table-cell>
          <table:table-cell table:formula="of:=[$'sapmachine16-few-loaders-5-400-interleave0.1-sanitized'.AF174]" office:value-type="float" office:value="0" calcext:value-type="float">
            <text:p>0</text:p>
          </table:table-cell>
          <table:table-cell table:formula="of:=[$'sapmachine16-few-loaders-5-400-interleave0.01-sanitized'.AE17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5]" office:value-type="float" office:value="0" calcext:value-type="float">
            <text:p>0</text:p>
          </table:table-cell>
          <table:table-cell table:formula="of:=[$'sapmachine15-few-loaders-5-400-interleave0.1-sanitized'.AB175]" office:value-type="float" office:value="0" calcext:value-type="float">
            <text:p>0</text:p>
          </table:table-cell>
          <table:table-cell table:formula="of:=[$'sapmachine15-few-loaders-5-400-interleave0.01-sanitized'.AB175]" office:value-type="float" office:value="0" calcext:value-type="float">
            <text:p>0</text:p>
          </table:table-cell>
          <table:table-cell table:formula="of:=[$'sapmachine16-few-loaders-5-400-interleave0.1-sanitized'.AF175]" office:value-type="float" office:value="0" calcext:value-type="float">
            <text:p>0</text:p>
          </table:table-cell>
          <table:table-cell table:formula="of:=[$'sapmachine16-few-loaders-5-400-interleave0.01-sanitized'.AE17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6]" office:value-type="float" office:value="0" calcext:value-type="float">
            <text:p>0</text:p>
          </table:table-cell>
          <table:table-cell table:formula="of:=[$'sapmachine15-few-loaders-5-400-interleave0.1-sanitized'.AB176]" office:value-type="float" office:value="0" calcext:value-type="float">
            <text:p>0</text:p>
          </table:table-cell>
          <table:table-cell table:formula="of:=[$'sapmachine15-few-loaders-5-400-interleave0.01-sanitized'.AB176]" office:value-type="float" office:value="0" calcext:value-type="float">
            <text:p>0</text:p>
          </table:table-cell>
          <table:table-cell table:formula="of:=[$'sapmachine16-few-loaders-5-400-interleave0.1-sanitized'.AF176]" office:value-type="float" office:value="0" calcext:value-type="float">
            <text:p>0</text:p>
          </table:table-cell>
          <table:table-cell table:formula="of:=[$'sapmachine16-few-loaders-5-400-interleave0.01-sanitized'.AE17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7]" office:value-type="float" office:value="0" calcext:value-type="float">
            <text:p>0</text:p>
          </table:table-cell>
          <table:table-cell table:formula="of:=[$'sapmachine15-few-loaders-5-400-interleave0.1-sanitized'.AB177]" office:value-type="float" office:value="0" calcext:value-type="float">
            <text:p>0</text:p>
          </table:table-cell>
          <table:table-cell table:formula="of:=[$'sapmachine15-few-loaders-5-400-interleave0.01-sanitized'.AB177]" office:value-type="float" office:value="0" calcext:value-type="float">
            <text:p>0</text:p>
          </table:table-cell>
          <table:table-cell table:formula="of:=[$'sapmachine16-few-loaders-5-400-interleave0.1-sanitized'.AF177]" office:value-type="float" office:value="0" calcext:value-type="float">
            <text:p>0</text:p>
          </table:table-cell>
          <table:table-cell table:formula="of:=[$'sapmachine16-few-loaders-5-400-interleave0.01-sanitized'.AE17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8]" office:value-type="float" office:value="0" calcext:value-type="float">
            <text:p>0</text:p>
          </table:table-cell>
          <table:table-cell table:formula="of:=[$'sapmachine15-few-loaders-5-400-interleave0.1-sanitized'.AB178]" office:value-type="float" office:value="0" calcext:value-type="float">
            <text:p>0</text:p>
          </table:table-cell>
          <table:table-cell table:formula="of:=[$'sapmachine15-few-loaders-5-400-interleave0.01-sanitized'.AB178]" office:value-type="float" office:value="0" calcext:value-type="float">
            <text:p>0</text:p>
          </table:table-cell>
          <table:table-cell table:formula="of:=[$'sapmachine16-few-loaders-5-400-interleave0.1-sanitized'.AF178]" office:value-type="float" office:value="0" calcext:value-type="float">
            <text:p>0</text:p>
          </table:table-cell>
          <table:table-cell table:formula="of:=[$'sapmachine16-few-loaders-5-400-interleave0.01-sanitized'.AE17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79]" office:value-type="float" office:value="0" calcext:value-type="float">
            <text:p>0</text:p>
          </table:table-cell>
          <table:table-cell table:formula="of:=[$'sapmachine15-few-loaders-5-400-interleave0.1-sanitized'.AB179]" office:value-type="float" office:value="0" calcext:value-type="float">
            <text:p>0</text:p>
          </table:table-cell>
          <table:table-cell table:formula="of:=[$'sapmachine15-few-loaders-5-400-interleave0.01-sanitized'.AB179]" office:value-type="float" office:value="0" calcext:value-type="float">
            <text:p>0</text:p>
          </table:table-cell>
          <table:table-cell table:formula="of:=[$'sapmachine16-few-loaders-5-400-interleave0.1-sanitized'.AF179]" office:value-type="float" office:value="0" calcext:value-type="float">
            <text:p>0</text:p>
          </table:table-cell>
          <table:table-cell table:formula="of:=[$'sapmachine16-few-loaders-5-400-interleave0.01-sanitized'.AE17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0]" office:value-type="float" office:value="0" calcext:value-type="float">
            <text:p>0</text:p>
          </table:table-cell>
          <table:table-cell table:formula="of:=[$'sapmachine15-few-loaders-5-400-interleave0.1-sanitized'.AB180]" office:value-type="float" office:value="0" calcext:value-type="float">
            <text:p>0</text:p>
          </table:table-cell>
          <table:table-cell table:formula="of:=[$'sapmachine15-few-loaders-5-400-interleave0.01-sanitized'.AB180]" office:value-type="float" office:value="0" calcext:value-type="float">
            <text:p>0</text:p>
          </table:table-cell>
          <table:table-cell table:formula="of:=[$'sapmachine16-few-loaders-5-400-interleave0.1-sanitized'.AF180]" office:value-type="float" office:value="0" calcext:value-type="float">
            <text:p>0</text:p>
          </table:table-cell>
          <table:table-cell table:formula="of:=[$'sapmachine16-few-loaders-5-400-interleave0.01-sanitized'.AE18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1]" office:value-type="float" office:value="0" calcext:value-type="float">
            <text:p>0</text:p>
          </table:table-cell>
          <table:table-cell table:formula="of:=[$'sapmachine15-few-loaders-5-400-interleave0.1-sanitized'.AB181]" office:value-type="float" office:value="0" calcext:value-type="float">
            <text:p>0</text:p>
          </table:table-cell>
          <table:table-cell table:formula="of:=[$'sapmachine15-few-loaders-5-400-interleave0.01-sanitized'.AB181]" office:value-type="float" office:value="0" calcext:value-type="float">
            <text:p>0</text:p>
          </table:table-cell>
          <table:table-cell table:formula="of:=[$'sapmachine16-few-loaders-5-400-interleave0.1-sanitized'.AF181]" office:value-type="float" office:value="0" calcext:value-type="float">
            <text:p>0</text:p>
          </table:table-cell>
          <table:table-cell table:formula="of:=[$'sapmachine16-few-loaders-5-400-interleave0.01-sanitized'.AE18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2]" office:value-type="float" office:value="0" calcext:value-type="float">
            <text:p>0</text:p>
          </table:table-cell>
          <table:table-cell table:formula="of:=[$'sapmachine15-few-loaders-5-400-interleave0.1-sanitized'.AB182]" office:value-type="float" office:value="0" calcext:value-type="float">
            <text:p>0</text:p>
          </table:table-cell>
          <table:table-cell table:formula="of:=[$'sapmachine15-few-loaders-5-400-interleave0.01-sanitized'.AB182]" office:value-type="float" office:value="0" calcext:value-type="float">
            <text:p>0</text:p>
          </table:table-cell>
          <table:table-cell table:formula="of:=[$'sapmachine16-few-loaders-5-400-interleave0.1-sanitized'.AF182]" office:value-type="float" office:value="0" calcext:value-type="float">
            <text:p>0</text:p>
          </table:table-cell>
          <table:table-cell table:formula="of:=[$'sapmachine16-few-loaders-5-400-interleave0.01-sanitized'.AE18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3]" office:value-type="float" office:value="0" calcext:value-type="float">
            <text:p>0</text:p>
          </table:table-cell>
          <table:table-cell table:formula="of:=[$'sapmachine15-few-loaders-5-400-interleave0.1-sanitized'.AB183]" office:value-type="float" office:value="0" calcext:value-type="float">
            <text:p>0</text:p>
          </table:table-cell>
          <table:table-cell table:formula="of:=[$'sapmachine15-few-loaders-5-400-interleave0.01-sanitized'.AB183]" office:value-type="float" office:value="0" calcext:value-type="float">
            <text:p>0</text:p>
          </table:table-cell>
          <table:table-cell table:formula="of:=[$'sapmachine16-few-loaders-5-400-interleave0.1-sanitized'.AF183]" office:value-type="float" office:value="0" calcext:value-type="float">
            <text:p>0</text:p>
          </table:table-cell>
          <table:table-cell table:formula="of:=[$'sapmachine16-few-loaders-5-400-interleave0.01-sanitized'.AE18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4]" office:value-type="float" office:value="0" calcext:value-type="float">
            <text:p>0</text:p>
          </table:table-cell>
          <table:table-cell table:formula="of:=[$'sapmachine15-few-loaders-5-400-interleave0.1-sanitized'.AB184]" office:value-type="float" office:value="0" calcext:value-type="float">
            <text:p>0</text:p>
          </table:table-cell>
          <table:table-cell table:formula="of:=[$'sapmachine15-few-loaders-5-400-interleave0.01-sanitized'.AB184]" office:value-type="float" office:value="0" calcext:value-type="float">
            <text:p>0</text:p>
          </table:table-cell>
          <table:table-cell table:formula="of:=[$'sapmachine16-few-loaders-5-400-interleave0.1-sanitized'.AF184]" office:value-type="float" office:value="0" calcext:value-type="float">
            <text:p>0</text:p>
          </table:table-cell>
          <table:table-cell table:formula="of:=[$'sapmachine16-few-loaders-5-400-interleave0.01-sanitized'.AE18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5]" office:value-type="float" office:value="0" calcext:value-type="float">
            <text:p>0</text:p>
          </table:table-cell>
          <table:table-cell table:formula="of:=[$'sapmachine15-few-loaders-5-400-interleave0.1-sanitized'.AB185]" office:value-type="float" office:value="0" calcext:value-type="float">
            <text:p>0</text:p>
          </table:table-cell>
          <table:table-cell table:formula="of:=[$'sapmachine15-few-loaders-5-400-interleave0.01-sanitized'.AB185]" office:value-type="float" office:value="0" calcext:value-type="float">
            <text:p>0</text:p>
          </table:table-cell>
          <table:table-cell table:formula="of:=[$'sapmachine16-few-loaders-5-400-interleave0.1-sanitized'.AF185]" office:value-type="float" office:value="0" calcext:value-type="float">
            <text:p>0</text:p>
          </table:table-cell>
          <table:table-cell table:formula="of:=[$'sapmachine16-few-loaders-5-400-interleave0.01-sanitized'.AE18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6]" office:value-type="float" office:value="0" calcext:value-type="float">
            <text:p>0</text:p>
          </table:table-cell>
          <table:table-cell table:formula="of:=[$'sapmachine15-few-loaders-5-400-interleave0.1-sanitized'.AB186]" office:value-type="float" office:value="0" calcext:value-type="float">
            <text:p>0</text:p>
          </table:table-cell>
          <table:table-cell table:formula="of:=[$'sapmachine15-few-loaders-5-400-interleave0.01-sanitized'.AB186]" office:value-type="float" office:value="0" calcext:value-type="float">
            <text:p>0</text:p>
          </table:table-cell>
          <table:table-cell table:formula="of:=[$'sapmachine16-few-loaders-5-400-interleave0.1-sanitized'.AF186]" office:value-type="float" office:value="0" calcext:value-type="float">
            <text:p>0</text:p>
          </table:table-cell>
          <table:table-cell table:formula="of:=[$'sapmachine16-few-loaders-5-400-interleave0.01-sanitized'.AE18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7]" office:value-type="float" office:value="0" calcext:value-type="float">
            <text:p>0</text:p>
          </table:table-cell>
          <table:table-cell table:formula="of:=[$'sapmachine15-few-loaders-5-400-interleave0.1-sanitized'.AB187]" office:value-type="float" office:value="0" calcext:value-type="float">
            <text:p>0</text:p>
          </table:table-cell>
          <table:table-cell table:formula="of:=[$'sapmachine15-few-loaders-5-400-interleave0.01-sanitized'.AB187]" office:value-type="float" office:value="0" calcext:value-type="float">
            <text:p>0</text:p>
          </table:table-cell>
          <table:table-cell table:formula="of:=[$'sapmachine16-few-loaders-5-400-interleave0.1-sanitized'.AF187]" office:value-type="float" office:value="0" calcext:value-type="float">
            <text:p>0</text:p>
          </table:table-cell>
          <table:table-cell table:formula="of:=[$'sapmachine16-few-loaders-5-400-interleave0.01-sanitized'.AE18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8]" office:value-type="float" office:value="0" calcext:value-type="float">
            <text:p>0</text:p>
          </table:table-cell>
          <table:table-cell table:formula="of:=[$'sapmachine15-few-loaders-5-400-interleave0.1-sanitized'.AB188]" office:value-type="float" office:value="0" calcext:value-type="float">
            <text:p>0</text:p>
          </table:table-cell>
          <table:table-cell table:formula="of:=[$'sapmachine15-few-loaders-5-400-interleave0.01-sanitized'.AB188]" office:value-type="float" office:value="0" calcext:value-type="float">
            <text:p>0</text:p>
          </table:table-cell>
          <table:table-cell table:formula="of:=[$'sapmachine16-few-loaders-5-400-interleave0.1-sanitized'.AF188]" office:value-type="float" office:value="0" calcext:value-type="float">
            <text:p>0</text:p>
          </table:table-cell>
          <table:table-cell table:formula="of:=[$'sapmachine16-few-loaders-5-400-interleave0.01-sanitized'.AE18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89]" office:value-type="float" office:value="0" calcext:value-type="float">
            <text:p>0</text:p>
          </table:table-cell>
          <table:table-cell table:formula="of:=[$'sapmachine15-few-loaders-5-400-interleave0.1-sanitized'.AB189]" office:value-type="float" office:value="0" calcext:value-type="float">
            <text:p>0</text:p>
          </table:table-cell>
          <table:table-cell table:formula="of:=[$'sapmachine15-few-loaders-5-400-interleave0.01-sanitized'.AB189]" office:value-type="float" office:value="0" calcext:value-type="float">
            <text:p>0</text:p>
          </table:table-cell>
          <table:table-cell table:formula="of:=[$'sapmachine16-few-loaders-5-400-interleave0.1-sanitized'.AF189]" office:value-type="float" office:value="0" calcext:value-type="float">
            <text:p>0</text:p>
          </table:table-cell>
          <table:table-cell table:formula="of:=[$'sapmachine16-few-loaders-5-400-interleave0.01-sanitized'.AE18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0]" office:value-type="float" office:value="0" calcext:value-type="float">
            <text:p>0</text:p>
          </table:table-cell>
          <table:table-cell table:formula="of:=[$'sapmachine15-few-loaders-5-400-interleave0.1-sanitized'.AB190]" office:value-type="float" office:value="0" calcext:value-type="float">
            <text:p>0</text:p>
          </table:table-cell>
          <table:table-cell table:formula="of:=[$'sapmachine15-few-loaders-5-400-interleave0.01-sanitized'.AB190]" office:value-type="float" office:value="0" calcext:value-type="float">
            <text:p>0</text:p>
          </table:table-cell>
          <table:table-cell table:formula="of:=[$'sapmachine16-few-loaders-5-400-interleave0.1-sanitized'.AF190]" office:value-type="float" office:value="0" calcext:value-type="float">
            <text:p>0</text:p>
          </table:table-cell>
          <table:table-cell table:formula="of:=[$'sapmachine16-few-loaders-5-400-interleave0.01-sanitized'.AE19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1]" office:value-type="float" office:value="0" calcext:value-type="float">
            <text:p>0</text:p>
          </table:table-cell>
          <table:table-cell table:formula="of:=[$'sapmachine15-few-loaders-5-400-interleave0.1-sanitized'.AB191]" office:value-type="float" office:value="0" calcext:value-type="float">
            <text:p>0</text:p>
          </table:table-cell>
          <table:table-cell table:formula="of:=[$'sapmachine15-few-loaders-5-400-interleave0.01-sanitized'.AB191]" office:value-type="float" office:value="0" calcext:value-type="float">
            <text:p>0</text:p>
          </table:table-cell>
          <table:table-cell table:formula="of:=[$'sapmachine16-few-loaders-5-400-interleave0.1-sanitized'.AF191]" office:value-type="float" office:value="0" calcext:value-type="float">
            <text:p>0</text:p>
          </table:table-cell>
          <table:table-cell table:formula="of:=[$'sapmachine16-few-loaders-5-400-interleave0.01-sanitized'.AE19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2]" office:value-type="float" office:value="0" calcext:value-type="float">
            <text:p>0</text:p>
          </table:table-cell>
          <table:table-cell table:formula="of:=[$'sapmachine15-few-loaders-5-400-interleave0.1-sanitized'.AB192]" office:value-type="float" office:value="0" calcext:value-type="float">
            <text:p>0</text:p>
          </table:table-cell>
          <table:table-cell table:formula="of:=[$'sapmachine15-few-loaders-5-400-interleave0.01-sanitized'.AB192]" office:value-type="float" office:value="0" calcext:value-type="float">
            <text:p>0</text:p>
          </table:table-cell>
          <table:table-cell table:formula="of:=[$'sapmachine16-few-loaders-5-400-interleave0.1-sanitized'.AF192]" office:value-type="float" office:value="0" calcext:value-type="float">
            <text:p>0</text:p>
          </table:table-cell>
          <table:table-cell table:formula="of:=[$'sapmachine16-few-loaders-5-400-interleave0.01-sanitized'.AE19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3]" office:value-type="float" office:value="0" calcext:value-type="float">
            <text:p>0</text:p>
          </table:table-cell>
          <table:table-cell table:formula="of:=[$'sapmachine15-few-loaders-5-400-interleave0.1-sanitized'.AB193]" office:value-type="float" office:value="0" calcext:value-type="float">
            <text:p>0</text:p>
          </table:table-cell>
          <table:table-cell table:formula="of:=[$'sapmachine15-few-loaders-5-400-interleave0.01-sanitized'.AB193]" office:value-type="float" office:value="0" calcext:value-type="float">
            <text:p>0</text:p>
          </table:table-cell>
          <table:table-cell table:formula="of:=[$'sapmachine16-few-loaders-5-400-interleave0.1-sanitized'.AF193]" office:value-type="float" office:value="0" calcext:value-type="float">
            <text:p>0</text:p>
          </table:table-cell>
          <table:table-cell table:formula="of:=[$'sapmachine16-few-loaders-5-400-interleave0.01-sanitized'.AE19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4]" office:value-type="float" office:value="0" calcext:value-type="float">
            <text:p>0</text:p>
          </table:table-cell>
          <table:table-cell table:formula="of:=[$'sapmachine15-few-loaders-5-400-interleave0.1-sanitized'.AB194]" office:value-type="float" office:value="0" calcext:value-type="float">
            <text:p>0</text:p>
          </table:table-cell>
          <table:table-cell table:formula="of:=[$'sapmachine15-few-loaders-5-400-interleave0.01-sanitized'.AB194]" office:value-type="float" office:value="0" calcext:value-type="float">
            <text:p>0</text:p>
          </table:table-cell>
          <table:table-cell table:formula="of:=[$'sapmachine16-few-loaders-5-400-interleave0.1-sanitized'.AF194]" office:value-type="float" office:value="0" calcext:value-type="float">
            <text:p>0</text:p>
          </table:table-cell>
          <table:table-cell table:formula="of:=[$'sapmachine16-few-loaders-5-400-interleave0.01-sanitized'.AE19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5]" office:value-type="float" office:value="0" calcext:value-type="float">
            <text:p>0</text:p>
          </table:table-cell>
          <table:table-cell table:formula="of:=[$'sapmachine15-few-loaders-5-400-interleave0.1-sanitized'.AB195]" office:value-type="float" office:value="0" calcext:value-type="float">
            <text:p>0</text:p>
          </table:table-cell>
          <table:table-cell table:formula="of:=[$'sapmachine15-few-loaders-5-400-interleave0.01-sanitized'.AB195]" office:value-type="float" office:value="0" calcext:value-type="float">
            <text:p>0</text:p>
          </table:table-cell>
          <table:table-cell table:formula="of:=[$'sapmachine16-few-loaders-5-400-interleave0.1-sanitized'.AF195]" office:value-type="float" office:value="0" calcext:value-type="float">
            <text:p>0</text:p>
          </table:table-cell>
          <table:table-cell table:formula="of:=[$'sapmachine16-few-loaders-5-400-interleave0.01-sanitized'.AE19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6]" office:value-type="float" office:value="0" calcext:value-type="float">
            <text:p>0</text:p>
          </table:table-cell>
          <table:table-cell table:formula="of:=[$'sapmachine15-few-loaders-5-400-interleave0.1-sanitized'.AB196]" office:value-type="float" office:value="0" calcext:value-type="float">
            <text:p>0</text:p>
          </table:table-cell>
          <table:table-cell table:formula="of:=[$'sapmachine15-few-loaders-5-400-interleave0.01-sanitized'.AB196]" office:value-type="float" office:value="0" calcext:value-type="float">
            <text:p>0</text:p>
          </table:table-cell>
          <table:table-cell table:formula="of:=[$'sapmachine16-few-loaders-5-400-interleave0.1-sanitized'.AF196]" office:value-type="float" office:value="0" calcext:value-type="float">
            <text:p>0</text:p>
          </table:table-cell>
          <table:table-cell table:formula="of:=[$'sapmachine16-few-loaders-5-400-interleave0.01-sanitized'.AE19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7]" office:value-type="float" office:value="0" calcext:value-type="float">
            <text:p>0</text:p>
          </table:table-cell>
          <table:table-cell table:formula="of:=[$'sapmachine15-few-loaders-5-400-interleave0.1-sanitized'.AB197]" office:value-type="float" office:value="0" calcext:value-type="float">
            <text:p>0</text:p>
          </table:table-cell>
          <table:table-cell table:formula="of:=[$'sapmachine15-few-loaders-5-400-interleave0.01-sanitized'.AB197]" office:value-type="float" office:value="0" calcext:value-type="float">
            <text:p>0</text:p>
          </table:table-cell>
          <table:table-cell table:formula="of:=[$'sapmachine16-few-loaders-5-400-interleave0.1-sanitized'.AF197]" office:value-type="float" office:value="0" calcext:value-type="float">
            <text:p>0</text:p>
          </table:table-cell>
          <table:table-cell table:formula="of:=[$'sapmachine16-few-loaders-5-400-interleave0.01-sanitized'.AE19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8]" office:value-type="float" office:value="0" calcext:value-type="float">
            <text:p>0</text:p>
          </table:table-cell>
          <table:table-cell table:formula="of:=[$'sapmachine15-few-loaders-5-400-interleave0.1-sanitized'.AB198]" office:value-type="float" office:value="0" calcext:value-type="float">
            <text:p>0</text:p>
          </table:table-cell>
          <table:table-cell table:formula="of:=[$'sapmachine15-few-loaders-5-400-interleave0.01-sanitized'.AB198]" office:value-type="float" office:value="0" calcext:value-type="float">
            <text:p>0</text:p>
          </table:table-cell>
          <table:table-cell table:formula="of:=[$'sapmachine16-few-loaders-5-400-interleave0.1-sanitized'.AF198]" office:value-type="float" office:value="0" calcext:value-type="float">
            <text:p>0</text:p>
          </table:table-cell>
          <table:table-cell table:formula="of:=[$'sapmachine16-few-loaders-5-400-interleave0.01-sanitized'.AE19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199]" office:value-type="float" office:value="0" calcext:value-type="float">
            <text:p>0</text:p>
          </table:table-cell>
          <table:table-cell table:formula="of:=[$'sapmachine15-few-loaders-5-400-interleave0.1-sanitized'.AB199]" office:value-type="float" office:value="0" calcext:value-type="float">
            <text:p>0</text:p>
          </table:table-cell>
          <table:table-cell table:formula="of:=[$'sapmachine15-few-loaders-5-400-interleave0.01-sanitized'.AB199]" office:value-type="float" office:value="0" calcext:value-type="float">
            <text:p>0</text:p>
          </table:table-cell>
          <table:table-cell table:formula="of:=[$'sapmachine16-few-loaders-5-400-interleave0.1-sanitized'.AF199]" office:value-type="float" office:value="0" calcext:value-type="float">
            <text:p>0</text:p>
          </table:table-cell>
          <table:table-cell table:formula="of:=[$'sapmachine16-few-loaders-5-400-interleave0.01-sanitized'.AE19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0]" office:value-type="float" office:value="0" calcext:value-type="float">
            <text:p>0</text:p>
          </table:table-cell>
          <table:table-cell table:formula="of:=[$'sapmachine15-few-loaders-5-400-interleave0.1-sanitized'.AB200]" office:value-type="float" office:value="0" calcext:value-type="float">
            <text:p>0</text:p>
          </table:table-cell>
          <table:table-cell table:formula="of:=[$'sapmachine15-few-loaders-5-400-interleave0.01-sanitized'.AB200]" office:value-type="float" office:value="0" calcext:value-type="float">
            <text:p>0</text:p>
          </table:table-cell>
          <table:table-cell table:formula="of:=[$'sapmachine16-few-loaders-5-400-interleave0.1-sanitized'.AF200]" office:value-type="float" office:value="0" calcext:value-type="float">
            <text:p>0</text:p>
          </table:table-cell>
          <table:table-cell table:formula="of:=[$'sapmachine16-few-loaders-5-400-interleave0.01-sanitized'.AE20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1]" office:value-type="float" office:value="0" calcext:value-type="float">
            <text:p>0</text:p>
          </table:table-cell>
          <table:table-cell table:formula="of:=[$'sapmachine15-few-loaders-5-400-interleave0.1-sanitized'.AB201]" office:value-type="float" office:value="0" calcext:value-type="float">
            <text:p>0</text:p>
          </table:table-cell>
          <table:table-cell table:formula="of:=[$'sapmachine15-few-loaders-5-400-interleave0.01-sanitized'.AB201]" office:value-type="float" office:value="0" calcext:value-type="float">
            <text:p>0</text:p>
          </table:table-cell>
          <table:table-cell table:formula="of:=[$'sapmachine16-few-loaders-5-400-interleave0.1-sanitized'.AF201]" office:value-type="float" office:value="0" calcext:value-type="float">
            <text:p>0</text:p>
          </table:table-cell>
          <table:table-cell table:formula="of:=[$'sapmachine16-few-loaders-5-400-interleave0.01-sanitized'.AE20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2]" office:value-type="float" office:value="0" calcext:value-type="float">
            <text:p>0</text:p>
          </table:table-cell>
          <table:table-cell table:formula="of:=[$'sapmachine15-few-loaders-5-400-interleave0.1-sanitized'.AB202]" office:value-type="float" office:value="0" calcext:value-type="float">
            <text:p>0</text:p>
          </table:table-cell>
          <table:table-cell table:formula="of:=[$'sapmachine15-few-loaders-5-400-interleave0.01-sanitized'.AB202]" office:value-type="float" office:value="0" calcext:value-type="float">
            <text:p>0</text:p>
          </table:table-cell>
          <table:table-cell table:formula="of:=[$'sapmachine16-few-loaders-5-400-interleave0.1-sanitized'.AF202]" office:value-type="float" office:value="0" calcext:value-type="float">
            <text:p>0</text:p>
          </table:table-cell>
          <table:table-cell table:formula="of:=[$'sapmachine16-few-loaders-5-400-interleave0.01-sanitized'.AE20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3]" office:value-type="float" office:value="0" calcext:value-type="float">
            <text:p>0</text:p>
          </table:table-cell>
          <table:table-cell table:formula="of:=[$'sapmachine15-few-loaders-5-400-interleave0.1-sanitized'.AB203]" office:value-type="float" office:value="0" calcext:value-type="float">
            <text:p>0</text:p>
          </table:table-cell>
          <table:table-cell table:formula="of:=[$'sapmachine15-few-loaders-5-400-interleave0.01-sanitized'.AB203]" office:value-type="float" office:value="0" calcext:value-type="float">
            <text:p>0</text:p>
          </table:table-cell>
          <table:table-cell table:formula="of:=[$'sapmachine16-few-loaders-5-400-interleave0.1-sanitized'.AF203]" office:value-type="float" office:value="0" calcext:value-type="float">
            <text:p>0</text:p>
          </table:table-cell>
          <table:table-cell table:formula="of:=[$'sapmachine16-few-loaders-5-400-interleave0.01-sanitized'.AE20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4]" office:value-type="float" office:value="0" calcext:value-type="float">
            <text:p>0</text:p>
          </table:table-cell>
          <table:table-cell table:formula="of:=[$'sapmachine15-few-loaders-5-400-interleave0.1-sanitized'.AB204]" office:value-type="float" office:value="0" calcext:value-type="float">
            <text:p>0</text:p>
          </table:table-cell>
          <table:table-cell table:formula="of:=[$'sapmachine15-few-loaders-5-400-interleave0.01-sanitized'.AB204]" office:value-type="float" office:value="0" calcext:value-type="float">
            <text:p>0</text:p>
          </table:table-cell>
          <table:table-cell table:formula="of:=[$'sapmachine16-few-loaders-5-400-interleave0.1-sanitized'.AF204]" office:value-type="float" office:value="0" calcext:value-type="float">
            <text:p>0</text:p>
          </table:table-cell>
          <table:table-cell table:formula="of:=[$'sapmachine16-few-loaders-5-400-interleave0.01-sanitized'.AE20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5]" office:value-type="float" office:value="0" calcext:value-type="float">
            <text:p>0</text:p>
          </table:table-cell>
          <table:table-cell table:formula="of:=[$'sapmachine15-few-loaders-5-400-interleave0.1-sanitized'.AB205]" office:value-type="float" office:value="0" calcext:value-type="float">
            <text:p>0</text:p>
          </table:table-cell>
          <table:table-cell table:formula="of:=[$'sapmachine15-few-loaders-5-400-interleave0.01-sanitized'.AB205]" office:value-type="float" office:value="0" calcext:value-type="float">
            <text:p>0</text:p>
          </table:table-cell>
          <table:table-cell table:formula="of:=[$'sapmachine16-few-loaders-5-400-interleave0.1-sanitized'.AF205]" office:value-type="float" office:value="0" calcext:value-type="float">
            <text:p>0</text:p>
          </table:table-cell>
          <table:table-cell table:formula="of:=[$'sapmachine16-few-loaders-5-400-interleave0.01-sanitized'.AE20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6]" office:value-type="float" office:value="0" calcext:value-type="float">
            <text:p>0</text:p>
          </table:table-cell>
          <table:table-cell table:formula="of:=[$'sapmachine15-few-loaders-5-400-interleave0.1-sanitized'.AB206]" office:value-type="float" office:value="0" calcext:value-type="float">
            <text:p>0</text:p>
          </table:table-cell>
          <table:table-cell table:formula="of:=[$'sapmachine15-few-loaders-5-400-interleave0.01-sanitized'.AB206]" office:value-type="float" office:value="0" calcext:value-type="float">
            <text:p>0</text:p>
          </table:table-cell>
          <table:table-cell table:formula="of:=[$'sapmachine16-few-loaders-5-400-interleave0.1-sanitized'.AF206]" office:value-type="float" office:value="0" calcext:value-type="float">
            <text:p>0</text:p>
          </table:table-cell>
          <table:table-cell table:formula="of:=[$'sapmachine16-few-loaders-5-400-interleave0.01-sanitized'.AE20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7]" office:value-type="float" office:value="0" calcext:value-type="float">
            <text:p>0</text:p>
          </table:table-cell>
          <table:table-cell table:formula="of:=[$'sapmachine15-few-loaders-5-400-interleave0.1-sanitized'.AB207]" office:value-type="float" office:value="0" calcext:value-type="float">
            <text:p>0</text:p>
          </table:table-cell>
          <table:table-cell table:formula="of:=[$'sapmachine15-few-loaders-5-400-interleave0.01-sanitized'.AB207]" office:value-type="float" office:value="0" calcext:value-type="float">
            <text:p>0</text:p>
          </table:table-cell>
          <table:table-cell table:formula="of:=[$'sapmachine16-few-loaders-5-400-interleave0.1-sanitized'.AF207]" office:value-type="float" office:value="0" calcext:value-type="float">
            <text:p>0</text:p>
          </table:table-cell>
          <table:table-cell table:formula="of:=[$'sapmachine16-few-loaders-5-400-interleave0.01-sanitized'.AE20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8]" office:value-type="float" office:value="0" calcext:value-type="float">
            <text:p>0</text:p>
          </table:table-cell>
          <table:table-cell table:formula="of:=[$'sapmachine15-few-loaders-5-400-interleave0.1-sanitized'.AB208]" office:value-type="float" office:value="0" calcext:value-type="float">
            <text:p>0</text:p>
          </table:table-cell>
          <table:table-cell table:formula="of:=[$'sapmachine15-few-loaders-5-400-interleave0.01-sanitized'.AB208]" office:value-type="float" office:value="0" calcext:value-type="float">
            <text:p>0</text:p>
          </table:table-cell>
          <table:table-cell table:formula="of:=[$'sapmachine16-few-loaders-5-400-interleave0.1-sanitized'.AF208]" office:value-type="float" office:value="0" calcext:value-type="float">
            <text:p>0</text:p>
          </table:table-cell>
          <table:table-cell table:formula="of:=[$'sapmachine16-few-loaders-5-400-interleave0.01-sanitized'.AE20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09]" office:value-type="float" office:value="0" calcext:value-type="float">
            <text:p>0</text:p>
          </table:table-cell>
          <table:table-cell table:formula="of:=[$'sapmachine15-few-loaders-5-400-interleave0.1-sanitized'.AB209]" office:value-type="float" office:value="0" calcext:value-type="float">
            <text:p>0</text:p>
          </table:table-cell>
          <table:table-cell table:formula="of:=[$'sapmachine15-few-loaders-5-400-interleave0.01-sanitized'.AB209]" office:value-type="float" office:value="0" calcext:value-type="float">
            <text:p>0</text:p>
          </table:table-cell>
          <table:table-cell table:formula="of:=[$'sapmachine16-few-loaders-5-400-interleave0.1-sanitized'.AF209]" office:value-type="float" office:value="0" calcext:value-type="float">
            <text:p>0</text:p>
          </table:table-cell>
          <table:table-cell table:formula="of:=[$'sapmachine16-few-loaders-5-400-interleave0.01-sanitized'.AE20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0]" office:value-type="float" office:value="0" calcext:value-type="float">
            <text:p>0</text:p>
          </table:table-cell>
          <table:table-cell table:formula="of:=[$'sapmachine15-few-loaders-5-400-interleave0.1-sanitized'.AB210]" office:value-type="float" office:value="0" calcext:value-type="float">
            <text:p>0</text:p>
          </table:table-cell>
          <table:table-cell table:formula="of:=[$'sapmachine15-few-loaders-5-400-interleave0.01-sanitized'.AB210]" office:value-type="float" office:value="0" calcext:value-type="float">
            <text:p>0</text:p>
          </table:table-cell>
          <table:table-cell table:formula="of:=[$'sapmachine16-few-loaders-5-400-interleave0.1-sanitized'.AF210]" office:value-type="float" office:value="0" calcext:value-type="float">
            <text:p>0</text:p>
          </table:table-cell>
          <table:table-cell table:formula="of:=[$'sapmachine16-few-loaders-5-400-interleave0.01-sanitized'.AE21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1]" office:value-type="float" office:value="0" calcext:value-type="float">
            <text:p>0</text:p>
          </table:table-cell>
          <table:table-cell table:formula="of:=[$'sapmachine15-few-loaders-5-400-interleave0.1-sanitized'.AB211]" office:value-type="float" office:value="0" calcext:value-type="float">
            <text:p>0</text:p>
          </table:table-cell>
          <table:table-cell table:formula="of:=[$'sapmachine15-few-loaders-5-400-interleave0.01-sanitized'.AB211]" office:value-type="float" office:value="0" calcext:value-type="float">
            <text:p>0</text:p>
          </table:table-cell>
          <table:table-cell table:formula="of:=[$'sapmachine16-few-loaders-5-400-interleave0.1-sanitized'.AF211]" office:value-type="float" office:value="0" calcext:value-type="float">
            <text:p>0</text:p>
          </table:table-cell>
          <table:table-cell table:formula="of:=[$'sapmachine16-few-loaders-5-400-interleave0.01-sanitized'.AE21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2]" office:value-type="float" office:value="0" calcext:value-type="float">
            <text:p>0</text:p>
          </table:table-cell>
          <table:table-cell table:formula="of:=[$'sapmachine15-few-loaders-5-400-interleave0.1-sanitized'.AB212]" office:value-type="float" office:value="0" calcext:value-type="float">
            <text:p>0</text:p>
          </table:table-cell>
          <table:table-cell table:formula="of:=[$'sapmachine15-few-loaders-5-400-interleave0.01-sanitized'.AB212]" office:value-type="float" office:value="0" calcext:value-type="float">
            <text:p>0</text:p>
          </table:table-cell>
          <table:table-cell table:formula="of:=[$'sapmachine16-few-loaders-5-400-interleave0.1-sanitized'.AF212]" office:value-type="float" office:value="0" calcext:value-type="float">
            <text:p>0</text:p>
          </table:table-cell>
          <table:table-cell table:formula="of:=[$'sapmachine16-few-loaders-5-400-interleave0.01-sanitized'.AE21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3]" office:value-type="float" office:value="0" calcext:value-type="float">
            <text:p>0</text:p>
          </table:table-cell>
          <table:table-cell table:formula="of:=[$'sapmachine15-few-loaders-5-400-interleave0.1-sanitized'.AB213]" office:value-type="float" office:value="0" calcext:value-type="float">
            <text:p>0</text:p>
          </table:table-cell>
          <table:table-cell table:formula="of:=[$'sapmachine15-few-loaders-5-400-interleave0.01-sanitized'.AB213]" office:value-type="float" office:value="0" calcext:value-type="float">
            <text:p>0</text:p>
          </table:table-cell>
          <table:table-cell table:formula="of:=[$'sapmachine16-few-loaders-5-400-interleave0.1-sanitized'.AF213]" office:value-type="float" office:value="0" calcext:value-type="float">
            <text:p>0</text:p>
          </table:table-cell>
          <table:table-cell table:formula="of:=[$'sapmachine16-few-loaders-5-400-interleave0.01-sanitized'.AE21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4]" office:value-type="float" office:value="0" calcext:value-type="float">
            <text:p>0</text:p>
          </table:table-cell>
          <table:table-cell table:formula="of:=[$'sapmachine15-few-loaders-5-400-interleave0.1-sanitized'.AB214]" office:value-type="float" office:value="0" calcext:value-type="float">
            <text:p>0</text:p>
          </table:table-cell>
          <table:table-cell table:formula="of:=[$'sapmachine15-few-loaders-5-400-interleave0.01-sanitized'.AB214]" office:value-type="float" office:value="0" calcext:value-type="float">
            <text:p>0</text:p>
          </table:table-cell>
          <table:table-cell table:formula="of:=[$'sapmachine16-few-loaders-5-400-interleave0.1-sanitized'.AF214]" office:value-type="float" office:value="0" calcext:value-type="float">
            <text:p>0</text:p>
          </table:table-cell>
          <table:table-cell table:formula="of:=[$'sapmachine16-few-loaders-5-400-interleave0.01-sanitized'.AE21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5]" office:value-type="float" office:value="0" calcext:value-type="float">
            <text:p>0</text:p>
          </table:table-cell>
          <table:table-cell table:formula="of:=[$'sapmachine15-few-loaders-5-400-interleave0.1-sanitized'.AB215]" office:value-type="float" office:value="0" calcext:value-type="float">
            <text:p>0</text:p>
          </table:table-cell>
          <table:table-cell table:formula="of:=[$'sapmachine15-few-loaders-5-400-interleave0.01-sanitized'.AB215]" office:value-type="float" office:value="0" calcext:value-type="float">
            <text:p>0</text:p>
          </table:table-cell>
          <table:table-cell table:formula="of:=[$'sapmachine16-few-loaders-5-400-interleave0.1-sanitized'.AF215]" office:value-type="float" office:value="0" calcext:value-type="float">
            <text:p>0</text:p>
          </table:table-cell>
          <table:table-cell table:formula="of:=[$'sapmachine16-few-loaders-5-400-interleave0.01-sanitized'.AE21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6]" office:value-type="float" office:value="0" calcext:value-type="float">
            <text:p>0</text:p>
          </table:table-cell>
          <table:table-cell table:formula="of:=[$'sapmachine15-few-loaders-5-400-interleave0.1-sanitized'.AB216]" office:value-type="float" office:value="0" calcext:value-type="float">
            <text:p>0</text:p>
          </table:table-cell>
          <table:table-cell table:formula="of:=[$'sapmachine15-few-loaders-5-400-interleave0.01-sanitized'.AB216]" office:value-type="float" office:value="0" calcext:value-type="float">
            <text:p>0</text:p>
          </table:table-cell>
          <table:table-cell table:formula="of:=[$'sapmachine16-few-loaders-5-400-interleave0.1-sanitized'.AF216]" office:value-type="float" office:value="0" calcext:value-type="float">
            <text:p>0</text:p>
          </table:table-cell>
          <table:table-cell table:formula="of:=[$'sapmachine16-few-loaders-5-400-interleave0.01-sanitized'.AE21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7]" office:value-type="float" office:value="0" calcext:value-type="float">
            <text:p>0</text:p>
          </table:table-cell>
          <table:table-cell table:formula="of:=[$'sapmachine15-few-loaders-5-400-interleave0.1-sanitized'.AB217]" office:value-type="float" office:value="0" calcext:value-type="float">
            <text:p>0</text:p>
          </table:table-cell>
          <table:table-cell table:formula="of:=[$'sapmachine15-few-loaders-5-400-interleave0.01-sanitized'.AB217]" office:value-type="float" office:value="0" calcext:value-type="float">
            <text:p>0</text:p>
          </table:table-cell>
          <table:table-cell table:formula="of:=[$'sapmachine16-few-loaders-5-400-interleave0.1-sanitized'.AF217]" office:value-type="float" office:value="0" calcext:value-type="float">
            <text:p>0</text:p>
          </table:table-cell>
          <table:table-cell table:formula="of:=[$'sapmachine16-few-loaders-5-400-interleave0.01-sanitized'.AE21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8]" office:value-type="float" office:value="0" calcext:value-type="float">
            <text:p>0</text:p>
          </table:table-cell>
          <table:table-cell table:formula="of:=[$'sapmachine15-few-loaders-5-400-interleave0.1-sanitized'.AB218]" office:value-type="float" office:value="0" calcext:value-type="float">
            <text:p>0</text:p>
          </table:table-cell>
          <table:table-cell table:formula="of:=[$'sapmachine15-few-loaders-5-400-interleave0.01-sanitized'.AB218]" office:value-type="float" office:value="0" calcext:value-type="float">
            <text:p>0</text:p>
          </table:table-cell>
          <table:table-cell table:formula="of:=[$'sapmachine16-few-loaders-5-400-interleave0.1-sanitized'.AF218]" office:value-type="float" office:value="0" calcext:value-type="float">
            <text:p>0</text:p>
          </table:table-cell>
          <table:table-cell table:formula="of:=[$'sapmachine16-few-loaders-5-400-interleave0.01-sanitized'.AE21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19]" office:value-type="float" office:value="0" calcext:value-type="float">
            <text:p>0</text:p>
          </table:table-cell>
          <table:table-cell table:formula="of:=[$'sapmachine15-few-loaders-5-400-interleave0.1-sanitized'.AB219]" office:value-type="float" office:value="0" calcext:value-type="float">
            <text:p>0</text:p>
          </table:table-cell>
          <table:table-cell table:formula="of:=[$'sapmachine15-few-loaders-5-400-interleave0.01-sanitized'.AB219]" office:value-type="float" office:value="0" calcext:value-type="float">
            <text:p>0</text:p>
          </table:table-cell>
          <table:table-cell table:formula="of:=[$'sapmachine16-few-loaders-5-400-interleave0.1-sanitized'.AF219]" office:value-type="float" office:value="0" calcext:value-type="float">
            <text:p>0</text:p>
          </table:table-cell>
          <table:table-cell table:formula="of:=[$'sapmachine16-few-loaders-5-400-interleave0.01-sanitized'.AE21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0]" office:value-type="float" office:value="0" calcext:value-type="float">
            <text:p>0</text:p>
          </table:table-cell>
          <table:table-cell table:formula="of:=[$'sapmachine15-few-loaders-5-400-interleave0.1-sanitized'.AB220]" office:value-type="float" office:value="0" calcext:value-type="float">
            <text:p>0</text:p>
          </table:table-cell>
          <table:table-cell table:formula="of:=[$'sapmachine15-few-loaders-5-400-interleave0.01-sanitized'.AB220]" office:value-type="float" office:value="0" calcext:value-type="float">
            <text:p>0</text:p>
          </table:table-cell>
          <table:table-cell table:formula="of:=[$'sapmachine16-few-loaders-5-400-interleave0.1-sanitized'.AF220]" office:value-type="float" office:value="0" calcext:value-type="float">
            <text:p>0</text:p>
          </table:table-cell>
          <table:table-cell table:formula="of:=[$'sapmachine16-few-loaders-5-400-interleave0.01-sanitized'.AE22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1]" office:value-type="float" office:value="0" calcext:value-type="float">
            <text:p>0</text:p>
          </table:table-cell>
          <table:table-cell table:formula="of:=[$'sapmachine15-few-loaders-5-400-interleave0.1-sanitized'.AB221]" office:value-type="float" office:value="0" calcext:value-type="float">
            <text:p>0</text:p>
          </table:table-cell>
          <table:table-cell table:formula="of:=[$'sapmachine15-few-loaders-5-400-interleave0.01-sanitized'.AB221]" office:value-type="float" office:value="0" calcext:value-type="float">
            <text:p>0</text:p>
          </table:table-cell>
          <table:table-cell table:formula="of:=[$'sapmachine16-few-loaders-5-400-interleave0.1-sanitized'.AF221]" office:value-type="float" office:value="0" calcext:value-type="float">
            <text:p>0</text:p>
          </table:table-cell>
          <table:table-cell table:formula="of:=[$'sapmachine16-few-loaders-5-400-interleave0.01-sanitized'.AE22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2]" office:value-type="float" office:value="0" calcext:value-type="float">
            <text:p>0</text:p>
          </table:table-cell>
          <table:table-cell table:formula="of:=[$'sapmachine15-few-loaders-5-400-interleave0.1-sanitized'.AB222]" office:value-type="float" office:value="0" calcext:value-type="float">
            <text:p>0</text:p>
          </table:table-cell>
          <table:table-cell table:formula="of:=[$'sapmachine15-few-loaders-5-400-interleave0.01-sanitized'.AB222]" office:value-type="float" office:value="0" calcext:value-type="float">
            <text:p>0</text:p>
          </table:table-cell>
          <table:table-cell table:formula="of:=[$'sapmachine16-few-loaders-5-400-interleave0.1-sanitized'.AF222]" office:value-type="float" office:value="0" calcext:value-type="float">
            <text:p>0</text:p>
          </table:table-cell>
          <table:table-cell table:formula="of:=[$'sapmachine16-few-loaders-5-400-interleave0.01-sanitized'.AE22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3]" office:value-type="float" office:value="0" calcext:value-type="float">
            <text:p>0</text:p>
          </table:table-cell>
          <table:table-cell table:formula="of:=[$'sapmachine15-few-loaders-5-400-interleave0.1-sanitized'.AB223]" office:value-type="float" office:value="0" calcext:value-type="float">
            <text:p>0</text:p>
          </table:table-cell>
          <table:table-cell table:formula="of:=[$'sapmachine15-few-loaders-5-400-interleave0.01-sanitized'.AB223]" office:value-type="float" office:value="0" calcext:value-type="float">
            <text:p>0</text:p>
          </table:table-cell>
          <table:table-cell table:formula="of:=[$'sapmachine16-few-loaders-5-400-interleave0.1-sanitized'.AF223]" office:value-type="float" office:value="0" calcext:value-type="float">
            <text:p>0</text:p>
          </table:table-cell>
          <table:table-cell table:formula="of:=[$'sapmachine16-few-loaders-5-400-interleave0.01-sanitized'.AE22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4]" office:value-type="float" office:value="0" calcext:value-type="float">
            <text:p>0</text:p>
          </table:table-cell>
          <table:table-cell table:formula="of:=[$'sapmachine15-few-loaders-5-400-interleave0.1-sanitized'.AB224]" office:value-type="float" office:value="0" calcext:value-type="float">
            <text:p>0</text:p>
          </table:table-cell>
          <table:table-cell table:formula="of:=[$'sapmachine15-few-loaders-5-400-interleave0.01-sanitized'.AB224]" office:value-type="float" office:value="0" calcext:value-type="float">
            <text:p>0</text:p>
          </table:table-cell>
          <table:table-cell table:formula="of:=[$'sapmachine16-few-loaders-5-400-interleave0.1-sanitized'.AF224]" office:value-type="float" office:value="0" calcext:value-type="float">
            <text:p>0</text:p>
          </table:table-cell>
          <table:table-cell table:formula="of:=[$'sapmachine16-few-loaders-5-400-interleave0.01-sanitized'.AE22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5]" office:value-type="float" office:value="0" calcext:value-type="float">
            <text:p>0</text:p>
          </table:table-cell>
          <table:table-cell table:formula="of:=[$'sapmachine15-few-loaders-5-400-interleave0.1-sanitized'.AB225]" office:value-type="float" office:value="0" calcext:value-type="float">
            <text:p>0</text:p>
          </table:table-cell>
          <table:table-cell table:formula="of:=[$'sapmachine15-few-loaders-5-400-interleave0.01-sanitized'.AB225]" office:value-type="float" office:value="0" calcext:value-type="float">
            <text:p>0</text:p>
          </table:table-cell>
          <table:table-cell table:formula="of:=[$'sapmachine16-few-loaders-5-400-interleave0.1-sanitized'.AF225]" office:value-type="float" office:value="0" calcext:value-type="float">
            <text:p>0</text:p>
          </table:table-cell>
          <table:table-cell table:formula="of:=[$'sapmachine16-few-loaders-5-400-interleave0.01-sanitized'.AE22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6]" office:value-type="float" office:value="0" calcext:value-type="float">
            <text:p>0</text:p>
          </table:table-cell>
          <table:table-cell table:formula="of:=[$'sapmachine15-few-loaders-5-400-interleave0.1-sanitized'.AB226]" office:value-type="float" office:value="0" calcext:value-type="float">
            <text:p>0</text:p>
          </table:table-cell>
          <table:table-cell table:formula="of:=[$'sapmachine15-few-loaders-5-400-interleave0.01-sanitized'.AB226]" office:value-type="float" office:value="0" calcext:value-type="float">
            <text:p>0</text:p>
          </table:table-cell>
          <table:table-cell table:formula="of:=[$'sapmachine16-few-loaders-5-400-interleave0.1-sanitized'.AF226]" office:value-type="float" office:value="0" calcext:value-type="float">
            <text:p>0</text:p>
          </table:table-cell>
          <table:table-cell table:formula="of:=[$'sapmachine16-few-loaders-5-400-interleave0.01-sanitized'.AE22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7]" office:value-type="float" office:value="0" calcext:value-type="float">
            <text:p>0</text:p>
          </table:table-cell>
          <table:table-cell table:formula="of:=[$'sapmachine15-few-loaders-5-400-interleave0.1-sanitized'.AB227]" office:value-type="float" office:value="0" calcext:value-type="float">
            <text:p>0</text:p>
          </table:table-cell>
          <table:table-cell table:formula="of:=[$'sapmachine15-few-loaders-5-400-interleave0.01-sanitized'.AB227]" office:value-type="float" office:value="0" calcext:value-type="float">
            <text:p>0</text:p>
          </table:table-cell>
          <table:table-cell table:formula="of:=[$'sapmachine16-few-loaders-5-400-interleave0.1-sanitized'.AF227]" office:value-type="float" office:value="0" calcext:value-type="float">
            <text:p>0</text:p>
          </table:table-cell>
          <table:table-cell table:formula="of:=[$'sapmachine16-few-loaders-5-400-interleave0.01-sanitized'.AE22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8]" office:value-type="float" office:value="0" calcext:value-type="float">
            <text:p>0</text:p>
          </table:table-cell>
          <table:table-cell table:formula="of:=[$'sapmachine15-few-loaders-5-400-interleave0.1-sanitized'.AB228]" office:value-type="float" office:value="0" calcext:value-type="float">
            <text:p>0</text:p>
          </table:table-cell>
          <table:table-cell table:formula="of:=[$'sapmachine15-few-loaders-5-400-interleave0.01-sanitized'.AB228]" office:value-type="float" office:value="0" calcext:value-type="float">
            <text:p>0</text:p>
          </table:table-cell>
          <table:table-cell table:formula="of:=[$'sapmachine16-few-loaders-5-400-interleave0.1-sanitized'.AF228]" office:value-type="float" office:value="0" calcext:value-type="float">
            <text:p>0</text:p>
          </table:table-cell>
          <table:table-cell table:formula="of:=[$'sapmachine16-few-loaders-5-400-interleave0.01-sanitized'.AE22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29]" office:value-type="float" office:value="0" calcext:value-type="float">
            <text:p>0</text:p>
          </table:table-cell>
          <table:table-cell table:formula="of:=[$'sapmachine15-few-loaders-5-400-interleave0.1-sanitized'.AB229]" office:value-type="float" office:value="0" calcext:value-type="float">
            <text:p>0</text:p>
          </table:table-cell>
          <table:table-cell table:formula="of:=[$'sapmachine15-few-loaders-5-400-interleave0.01-sanitized'.AB229]" office:value-type="float" office:value="0" calcext:value-type="float">
            <text:p>0</text:p>
          </table:table-cell>
          <table:table-cell table:formula="of:=[$'sapmachine16-few-loaders-5-400-interleave0.1-sanitized'.AF229]" office:value-type="float" office:value="0" calcext:value-type="float">
            <text:p>0</text:p>
          </table:table-cell>
          <table:table-cell table:formula="of:=[$'sapmachine16-few-loaders-5-400-interleave0.01-sanitized'.AE22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0]" office:value-type="float" office:value="0" calcext:value-type="float">
            <text:p>0</text:p>
          </table:table-cell>
          <table:table-cell table:formula="of:=[$'sapmachine15-few-loaders-5-400-interleave0.1-sanitized'.AB230]" office:value-type="float" office:value="0" calcext:value-type="float">
            <text:p>0</text:p>
          </table:table-cell>
          <table:table-cell table:formula="of:=[$'sapmachine15-few-loaders-5-400-interleave0.01-sanitized'.AB230]" office:value-type="float" office:value="0" calcext:value-type="float">
            <text:p>0</text:p>
          </table:table-cell>
          <table:table-cell table:formula="of:=[$'sapmachine16-few-loaders-5-400-interleave0.1-sanitized'.AF230]" office:value-type="float" office:value="0" calcext:value-type="float">
            <text:p>0</text:p>
          </table:table-cell>
          <table:table-cell table:formula="of:=[$'sapmachine16-few-loaders-5-400-interleave0.01-sanitized'.AE23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1]" office:value-type="float" office:value="0" calcext:value-type="float">
            <text:p>0</text:p>
          </table:table-cell>
          <table:table-cell table:formula="of:=[$'sapmachine15-few-loaders-5-400-interleave0.1-sanitized'.AB231]" office:value-type="float" office:value="0" calcext:value-type="float">
            <text:p>0</text:p>
          </table:table-cell>
          <table:table-cell table:formula="of:=[$'sapmachine15-few-loaders-5-400-interleave0.01-sanitized'.AB231]" office:value-type="float" office:value="0" calcext:value-type="float">
            <text:p>0</text:p>
          </table:table-cell>
          <table:table-cell table:formula="of:=[$'sapmachine16-few-loaders-5-400-interleave0.1-sanitized'.AF231]" office:value-type="float" office:value="0" calcext:value-type="float">
            <text:p>0</text:p>
          </table:table-cell>
          <table:table-cell table:formula="of:=[$'sapmachine16-few-loaders-5-400-interleave0.01-sanitized'.AE23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2]" office:value-type="float" office:value="0" calcext:value-type="float">
            <text:p>0</text:p>
          </table:table-cell>
          <table:table-cell table:formula="of:=[$'sapmachine15-few-loaders-5-400-interleave0.1-sanitized'.AB232]" office:value-type="float" office:value="0" calcext:value-type="float">
            <text:p>0</text:p>
          </table:table-cell>
          <table:table-cell table:formula="of:=[$'sapmachine15-few-loaders-5-400-interleave0.01-sanitized'.AB232]" office:value-type="float" office:value="0" calcext:value-type="float">
            <text:p>0</text:p>
          </table:table-cell>
          <table:table-cell table:formula="of:=[$'sapmachine16-few-loaders-5-400-interleave0.1-sanitized'.AF232]" office:value-type="float" office:value="0" calcext:value-type="float">
            <text:p>0</text:p>
          </table:table-cell>
          <table:table-cell table:formula="of:=[$'sapmachine16-few-loaders-5-400-interleave0.01-sanitized'.AE23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3]" office:value-type="float" office:value="0" calcext:value-type="float">
            <text:p>0</text:p>
          </table:table-cell>
          <table:table-cell table:formula="of:=[$'sapmachine15-few-loaders-5-400-interleave0.1-sanitized'.AB233]" office:value-type="float" office:value="0" calcext:value-type="float">
            <text:p>0</text:p>
          </table:table-cell>
          <table:table-cell table:formula="of:=[$'sapmachine15-few-loaders-5-400-interleave0.01-sanitized'.AB233]" office:value-type="float" office:value="0" calcext:value-type="float">
            <text:p>0</text:p>
          </table:table-cell>
          <table:table-cell table:formula="of:=[$'sapmachine16-few-loaders-5-400-interleave0.1-sanitized'.AF233]" office:value-type="float" office:value="0" calcext:value-type="float">
            <text:p>0</text:p>
          </table:table-cell>
          <table:table-cell table:formula="of:=[$'sapmachine16-few-loaders-5-400-interleave0.01-sanitized'.AE23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4]" office:value-type="float" office:value="0" calcext:value-type="float">
            <text:p>0</text:p>
          </table:table-cell>
          <table:table-cell table:formula="of:=[$'sapmachine15-few-loaders-5-400-interleave0.1-sanitized'.AB234]" office:value-type="float" office:value="0" calcext:value-type="float">
            <text:p>0</text:p>
          </table:table-cell>
          <table:table-cell table:formula="of:=[$'sapmachine15-few-loaders-5-400-interleave0.01-sanitized'.AB234]" office:value-type="float" office:value="0" calcext:value-type="float">
            <text:p>0</text:p>
          </table:table-cell>
          <table:table-cell table:formula="of:=[$'sapmachine16-few-loaders-5-400-interleave0.1-sanitized'.AF234]" office:value-type="float" office:value="0" calcext:value-type="float">
            <text:p>0</text:p>
          </table:table-cell>
          <table:table-cell table:formula="of:=[$'sapmachine16-few-loaders-5-400-interleave0.01-sanitized'.AE23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5]" office:value-type="float" office:value="0" calcext:value-type="float">
            <text:p>0</text:p>
          </table:table-cell>
          <table:table-cell table:formula="of:=[$'sapmachine15-few-loaders-5-400-interleave0.1-sanitized'.AB235]" office:value-type="float" office:value="0" calcext:value-type="float">
            <text:p>0</text:p>
          </table:table-cell>
          <table:table-cell table:formula="of:=[$'sapmachine15-few-loaders-5-400-interleave0.01-sanitized'.AB235]" office:value-type="float" office:value="0" calcext:value-type="float">
            <text:p>0</text:p>
          </table:table-cell>
          <table:table-cell table:formula="of:=[$'sapmachine16-few-loaders-5-400-interleave0.1-sanitized'.AF235]" office:value-type="float" office:value="0" calcext:value-type="float">
            <text:p>0</text:p>
          </table:table-cell>
          <table:table-cell table:formula="of:=[$'sapmachine16-few-loaders-5-400-interleave0.01-sanitized'.AE23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6]" office:value-type="float" office:value="0" calcext:value-type="float">
            <text:p>0</text:p>
          </table:table-cell>
          <table:table-cell table:formula="of:=[$'sapmachine15-few-loaders-5-400-interleave0.1-sanitized'.AB236]" office:value-type="float" office:value="0" calcext:value-type="float">
            <text:p>0</text:p>
          </table:table-cell>
          <table:table-cell table:formula="of:=[$'sapmachine15-few-loaders-5-400-interleave0.01-sanitized'.AB236]" office:value-type="float" office:value="0" calcext:value-type="float">
            <text:p>0</text:p>
          </table:table-cell>
          <table:table-cell table:formula="of:=[$'sapmachine16-few-loaders-5-400-interleave0.1-sanitized'.AF236]" office:value-type="float" office:value="0" calcext:value-type="float">
            <text:p>0</text:p>
          </table:table-cell>
          <table:table-cell table:formula="of:=[$'sapmachine16-few-loaders-5-400-interleave0.01-sanitized'.AE23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7]" office:value-type="float" office:value="0" calcext:value-type="float">
            <text:p>0</text:p>
          </table:table-cell>
          <table:table-cell table:formula="of:=[$'sapmachine15-few-loaders-5-400-interleave0.1-sanitized'.AB237]" office:value-type="float" office:value="0" calcext:value-type="float">
            <text:p>0</text:p>
          </table:table-cell>
          <table:table-cell table:formula="of:=[$'sapmachine15-few-loaders-5-400-interleave0.01-sanitized'.AB237]" office:value-type="float" office:value="0" calcext:value-type="float">
            <text:p>0</text:p>
          </table:table-cell>
          <table:table-cell table:formula="of:=[$'sapmachine16-few-loaders-5-400-interleave0.1-sanitized'.AF237]" office:value-type="float" office:value="0" calcext:value-type="float">
            <text:p>0</text:p>
          </table:table-cell>
          <table:table-cell table:formula="of:=[$'sapmachine16-few-loaders-5-400-interleave0.01-sanitized'.AE23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8]" office:value-type="float" office:value="0" calcext:value-type="float">
            <text:p>0</text:p>
          </table:table-cell>
          <table:table-cell table:formula="of:=[$'sapmachine15-few-loaders-5-400-interleave0.1-sanitized'.AB238]" office:value-type="float" office:value="0" calcext:value-type="float">
            <text:p>0</text:p>
          </table:table-cell>
          <table:table-cell table:formula="of:=[$'sapmachine15-few-loaders-5-400-interleave0.01-sanitized'.AB238]" office:value-type="float" office:value="0" calcext:value-type="float">
            <text:p>0</text:p>
          </table:table-cell>
          <table:table-cell table:formula="of:=[$'sapmachine16-few-loaders-5-400-interleave0.1-sanitized'.AF238]" office:value-type="float" office:value="0" calcext:value-type="float">
            <text:p>0</text:p>
          </table:table-cell>
          <table:table-cell table:formula="of:=[$'sapmachine16-few-loaders-5-400-interleave0.01-sanitized'.AE23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39]" office:value-type="float" office:value="0" calcext:value-type="float">
            <text:p>0</text:p>
          </table:table-cell>
          <table:table-cell table:formula="of:=[$'sapmachine15-few-loaders-5-400-interleave0.1-sanitized'.AB239]" office:value-type="float" office:value="0" calcext:value-type="float">
            <text:p>0</text:p>
          </table:table-cell>
          <table:table-cell table:formula="of:=[$'sapmachine15-few-loaders-5-400-interleave0.01-sanitized'.AB239]" office:value-type="float" office:value="0" calcext:value-type="float">
            <text:p>0</text:p>
          </table:table-cell>
          <table:table-cell table:formula="of:=[$'sapmachine16-few-loaders-5-400-interleave0.1-sanitized'.AF239]" office:value-type="float" office:value="0" calcext:value-type="float">
            <text:p>0</text:p>
          </table:table-cell>
          <table:table-cell table:formula="of:=[$'sapmachine16-few-loaders-5-400-interleave0.01-sanitized'.AE23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0]" office:value-type="float" office:value="0" calcext:value-type="float">
            <text:p>0</text:p>
          </table:table-cell>
          <table:table-cell table:formula="of:=[$'sapmachine15-few-loaders-5-400-interleave0.1-sanitized'.AB240]" office:value-type="float" office:value="0" calcext:value-type="float">
            <text:p>0</text:p>
          </table:table-cell>
          <table:table-cell table:formula="of:=[$'sapmachine15-few-loaders-5-400-interleave0.01-sanitized'.AB240]" office:value-type="float" office:value="0" calcext:value-type="float">
            <text:p>0</text:p>
          </table:table-cell>
          <table:table-cell table:formula="of:=[$'sapmachine16-few-loaders-5-400-interleave0.1-sanitized'.AF240]" office:value-type="float" office:value="0" calcext:value-type="float">
            <text:p>0</text:p>
          </table:table-cell>
          <table:table-cell table:formula="of:=[$'sapmachine16-few-loaders-5-400-interleave0.01-sanitized'.AE240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1]" office:value-type="float" office:value="0" calcext:value-type="float">
            <text:p>0</text:p>
          </table:table-cell>
          <table:table-cell table:formula="of:=[$'sapmachine15-few-loaders-5-400-interleave0.1-sanitized'.AB241]" office:value-type="float" office:value="0" calcext:value-type="float">
            <text:p>0</text:p>
          </table:table-cell>
          <table:table-cell table:formula="of:=[$'sapmachine15-few-loaders-5-400-interleave0.01-sanitized'.AB241]" office:value-type="float" office:value="0" calcext:value-type="float">
            <text:p>0</text:p>
          </table:table-cell>
          <table:table-cell table:formula="of:=[$'sapmachine16-few-loaders-5-400-interleave0.1-sanitized'.AF241]" office:value-type="float" office:value="0" calcext:value-type="float">
            <text:p>0</text:p>
          </table:table-cell>
          <table:table-cell table:formula="of:=[$'sapmachine16-few-loaders-5-400-interleave0.01-sanitized'.AE241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2]" office:value-type="float" office:value="0" calcext:value-type="float">
            <text:p>0</text:p>
          </table:table-cell>
          <table:table-cell table:formula="of:=[$'sapmachine15-few-loaders-5-400-interleave0.1-sanitized'.AB242]" office:value-type="float" office:value="0" calcext:value-type="float">
            <text:p>0</text:p>
          </table:table-cell>
          <table:table-cell table:formula="of:=[$'sapmachine15-few-loaders-5-400-interleave0.01-sanitized'.AB242]" office:value-type="float" office:value="0" calcext:value-type="float">
            <text:p>0</text:p>
          </table:table-cell>
          <table:table-cell table:formula="of:=[$'sapmachine16-few-loaders-5-400-interleave0.1-sanitized'.AF242]" office:value-type="float" office:value="0" calcext:value-type="float">
            <text:p>0</text:p>
          </table:table-cell>
          <table:table-cell table:formula="of:=[$'sapmachine16-few-loaders-5-400-interleave0.01-sanitized'.AE242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3]" office:value-type="float" office:value="0" calcext:value-type="float">
            <text:p>0</text:p>
          </table:table-cell>
          <table:table-cell table:formula="of:=[$'sapmachine15-few-loaders-5-400-interleave0.1-sanitized'.AB243]" office:value-type="float" office:value="0" calcext:value-type="float">
            <text:p>0</text:p>
          </table:table-cell>
          <table:table-cell table:formula="of:=[$'sapmachine15-few-loaders-5-400-interleave0.01-sanitized'.AB243]" office:value-type="float" office:value="0" calcext:value-type="float">
            <text:p>0</text:p>
          </table:table-cell>
          <table:table-cell table:formula="of:=[$'sapmachine16-few-loaders-5-400-interleave0.1-sanitized'.AF243]" office:value-type="float" office:value="0" calcext:value-type="float">
            <text:p>0</text:p>
          </table:table-cell>
          <table:table-cell table:formula="of:=[$'sapmachine16-few-loaders-5-400-interleave0.01-sanitized'.AE243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4]" office:value-type="float" office:value="0" calcext:value-type="float">
            <text:p>0</text:p>
          </table:table-cell>
          <table:table-cell table:formula="of:=[$'sapmachine15-few-loaders-5-400-interleave0.1-sanitized'.AB244]" office:value-type="float" office:value="0" calcext:value-type="float">
            <text:p>0</text:p>
          </table:table-cell>
          <table:table-cell table:formula="of:=[$'sapmachine15-few-loaders-5-400-interleave0.01-sanitized'.AB244]" office:value-type="float" office:value="0" calcext:value-type="float">
            <text:p>0</text:p>
          </table:table-cell>
          <table:table-cell table:formula="of:=[$'sapmachine16-few-loaders-5-400-interleave0.1-sanitized'.AF244]" office:value-type="float" office:value="0" calcext:value-type="float">
            <text:p>0</text:p>
          </table:table-cell>
          <table:table-cell table:formula="of:=[$'sapmachine16-few-loaders-5-400-interleave0.01-sanitized'.AE244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5]" office:value-type="float" office:value="0" calcext:value-type="float">
            <text:p>0</text:p>
          </table:table-cell>
          <table:table-cell table:formula="of:=[$'sapmachine15-few-loaders-5-400-interleave0.1-sanitized'.AB245]" office:value-type="float" office:value="0" calcext:value-type="float">
            <text:p>0</text:p>
          </table:table-cell>
          <table:table-cell table:formula="of:=[$'sapmachine15-few-loaders-5-400-interleave0.01-sanitized'.AB245]" office:value-type="float" office:value="0" calcext:value-type="float">
            <text:p>0</text:p>
          </table:table-cell>
          <table:table-cell table:formula="of:=[$'sapmachine16-few-loaders-5-400-interleave0.1-sanitized'.AF245]" office:value-type="float" office:value="0" calcext:value-type="float">
            <text:p>0</text:p>
          </table:table-cell>
          <table:table-cell table:formula="of:=[$'sapmachine16-few-loaders-5-400-interleave0.01-sanitized'.AE245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6]" office:value-type="float" office:value="0" calcext:value-type="float">
            <text:p>0</text:p>
          </table:table-cell>
          <table:table-cell table:formula="of:=[$'sapmachine15-few-loaders-5-400-interleave0.1-sanitized'.AB246]" office:value-type="float" office:value="0" calcext:value-type="float">
            <text:p>0</text:p>
          </table:table-cell>
          <table:table-cell table:formula="of:=[$'sapmachine15-few-loaders-5-400-interleave0.01-sanitized'.AB246]" office:value-type="float" office:value="0" calcext:value-type="float">
            <text:p>0</text:p>
          </table:table-cell>
          <table:table-cell table:formula="of:=[$'sapmachine16-few-loaders-5-400-interleave0.1-sanitized'.AF246]" office:value-type="float" office:value="0" calcext:value-type="float">
            <text:p>0</text:p>
          </table:table-cell>
          <table:table-cell table:formula="of:=[$'sapmachine16-few-loaders-5-400-interleave0.01-sanitized'.AE246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7]" office:value-type="float" office:value="0" calcext:value-type="float">
            <text:p>0</text:p>
          </table:table-cell>
          <table:table-cell table:formula="of:=[$'sapmachine15-few-loaders-5-400-interleave0.1-sanitized'.AB247]" office:value-type="float" office:value="0" calcext:value-type="float">
            <text:p>0</text:p>
          </table:table-cell>
          <table:table-cell table:formula="of:=[$'sapmachine15-few-loaders-5-400-interleave0.01-sanitized'.AB247]" office:value-type="float" office:value="0" calcext:value-type="float">
            <text:p>0</text:p>
          </table:table-cell>
          <table:table-cell table:formula="of:=[$'sapmachine16-few-loaders-5-400-interleave0.1-sanitized'.AF247]" office:value-type="float" office:value="0" calcext:value-type="float">
            <text:p>0</text:p>
          </table:table-cell>
          <table:table-cell table:formula="of:=[$'sapmachine16-few-loaders-5-400-interleave0.01-sanitized'.AE247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8]" office:value-type="float" office:value="0" calcext:value-type="float">
            <text:p>0</text:p>
          </table:table-cell>
          <table:table-cell table:formula="of:=[$'sapmachine15-few-loaders-5-400-interleave0.1-sanitized'.AB248]" office:value-type="float" office:value="0" calcext:value-type="float">
            <text:p>0</text:p>
          </table:table-cell>
          <table:table-cell table:formula="of:=[$'sapmachine15-few-loaders-5-400-interleave0.01-sanitized'.AB248]" office:value-type="float" office:value="0" calcext:value-type="float">
            <text:p>0</text:p>
          </table:table-cell>
          <table:table-cell table:formula="of:=[$'sapmachine16-few-loaders-5-400-interleave0.1-sanitized'.AF248]" office:value-type="float" office:value="0" calcext:value-type="float">
            <text:p>0</text:p>
          </table:table-cell>
          <table:table-cell table:formula="of:=[$'sapmachine16-few-loaders-5-400-interleave0.01-sanitized'.AE248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49]" office:value-type="float" office:value="0" calcext:value-type="float">
            <text:p>0</text:p>
          </table:table-cell>
          <table:table-cell table:formula="of:=[$'sapmachine15-few-loaders-5-400-interleave0.1-sanitized'.AB249]" office:value-type="float" office:value="0" calcext:value-type="float">
            <text:p>0</text:p>
          </table:table-cell>
          <table:table-cell table:formula="of:=[$'sapmachine15-few-loaders-5-400-interleave0.01-sanitized'.AB249]" office:value-type="float" office:value="0" calcext:value-type="float">
            <text:p>0</text:p>
          </table:table-cell>
          <table:table-cell table:formula="of:=[$'sapmachine16-few-loaders-5-400-interleave0.1-sanitized'.AF249]" office:value-type="float" office:value="0" calcext:value-type="float">
            <text:p>0</text:p>
          </table:table-cell>
          <table:table-cell table:formula="of:=[$'sapmachine16-few-loaders-5-400-interleave0.01-sanitized'.AE249]" office:value-type="float" office:value="0" calcext:value-type="float">
            <text:p>0</text:p>
          </table:table-cell>
        </table:table-row>
        <table:table-row table:style-name="ro1">
          <table:table-cell table:formula="of:=[$'sapmachine15-few-loaders-5-400-interleave0.01-sanitized'.AC250]" office:value-type="float" office:value="0" calcext:value-type="float">
            <text:p>0</text:p>
          </table:table-cell>
          <table:table-cell table:formula="of:=[$'sapmachine15-few-loaders-5-400-interleave0.1-sanitized'.AB250]" office:value-type="float" office:value="0" calcext:value-type="float">
            <text:p>0</text:p>
          </table:table-cell>
          <table:table-cell table:formula="of:=[$'sapmachine15-few-loaders-5-400-interleave0.01-sanitized'.AB250]" office:value-type="float" office:value="0" calcext:value-type="float">
            <text:p>0</text:p>
          </table:table-cell>
          <table:table-cell table:formula="of:=[$'sapmachine16-few-loaders-5-400-interleave0.1-sanitized'.AF250]" office:value-type="float" office:value="0" calcext:value-type="float">
            <text:p>0</text:p>
          </table:table-cell>
          <table:table-cell table:formula="of:=[$'sapmachine16-few-loaders-5-400-interleave0.01-sanitized'.AE25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6:42:01.608084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5T16:43:18.471123096</dc:date>
    <meta:editing-duration>PT24M25S</meta:editing-duration>
    <meta:editing-cycles>6</meta:editing-cycles>
    <meta:generator>LibreOffice/6.4.6.2$Linux_X86_64 LibreOffice_project/40$Build-2</meta:generator>
    <meta:document-statistic meta:table-count="5" meta:cell-count="233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612cm" svg:height="19.047cm" xlink:href=".." xlink:type="simple" chart:class="chart:line" chart:style-name="ch1">
        <chart:legend chart:legend-position="end" svg:x="31.849cm" svg:y="8.228cm" style:legend-expansion="high" chart:style-name="ch2"/>
        <chart:plot-area chart:style-name="ch3" table:cell-range-address="Sheet4.A1:Sheet4.E250" chart:data-source-has-labels="row" svg:x="1.11cm" svg:y="0.46cm" svg:width="30.344cm" svg:height="18.286cm">
          <chartooo:coordinate-region svg:x="2.472cm" svg:y="0.659cm" svg:width="28.982cm" svg:height="17.1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A2:Sheet4.A250" chart:label-cell-address="Sheet4.A1:Sheet4.A1" chart:class="chart:line">
            <chart:data-point chart:repeated="249"/>
          </chart:series>
          <chart:series chart:style-name="ch7" chart:values-cell-range-address="Sheet4.B2:Sheet4.B250" chart:label-cell-address="Sheet4.B1:Sheet4.B1" chart:class="chart:line">
            <chart:data-point chart:repeated="249"/>
          </chart:series>
          <chart:series chart:style-name="ch8" chart:values-cell-range-address="Sheet4.C2:Sheet4.C250" chart:label-cell-address="Sheet4.C1:Sheet4.C1" chart:class="chart:line">
            <chart:data-point chart:repeated="249"/>
          </chart:series>
          <chart:series chart:style-name="ch9" chart:values-cell-range-address="Sheet4.D2:Sheet4.D250" chart:label-cell-address="Sheet4.D1:Sheet4.D1" chart:class="chart:line">
            <chart:data-point chart:repeated="249"/>
          </chart:series>
          <chart:series chart:style-name="ch10" chart:values-cell-range-address="Sheet4.E2:Sheet4.E250" chart:label-cell-address="Sheet4.E1:Sheet4.E1" chart:class="chart:line">
            <chart:data-point chart:repeated="2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Sheet4.A1:Sheet4.A1</svg:desc>
                </draw:g>
              </table:table-cell>
              <table:table-cell office:value-type="string">
                <text:p>JDK-15 committed, med frag</text:p>
                <draw:g>
                  <svg:desc>Sheet4.B1:Sheet4.B1</svg:desc>
                </draw:g>
              </table:table-cell>
              <table:table-cell office:value-type="string">
                <text:p>JDK-15 committed, high frag</text:p>
                <draw:g>
                  <svg:desc>Sheet4.C1:Sheet4.C1</svg:desc>
                </draw:g>
              </table:table-cell>
              <table:table-cell office:value-type="string">
                <text:p>JDK-16 committed, med frag</text:p>
                <draw:g>
                  <svg:desc>Sheet4.D1:Sheet4.D1</svg:desc>
                </draw:g>
              </table:table-cell>
              <table:table-cell office:value-type="string">
                <text:p>JDK-16 committed, high frag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0">
                <text:p>3850</text:p>
                <draw:g>
                  <svg:desc>Sheet4.A2:Sheet4.A250</svg:desc>
                </draw:g>
              </table:table-cell>
              <table:table-cell office:value-type="float" office:value="4864">
                <text:p>4864</text:p>
                <draw:g>
                  <svg:desc>Sheet4.B2:Sheet4.B250</svg:desc>
                </draw:g>
              </table:table-cell>
              <table:table-cell office:value-type="float" office:value="4864">
                <text:p>4864</text:p>
                <draw:g>
                  <svg:desc>Sheet4.C2:Sheet4.C250</svg:desc>
                </draw:g>
              </table:table-cell>
              <table:table-cell office:value-type="float" office:value="3759">
                <text:p>3759</text:p>
                <draw:g>
                  <svg:desc>Sheet4.D2:Sheet4.D250</svg:desc>
                </draw:g>
              </table:table-cell>
              <table:table-cell office:value-type="float" office:value="3968">
                <text:p>3968</text:p>
                <draw:g>
                  <svg:desc>Sheet4.E2:Sheet4.E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80">
                <text:p>15080</text:p>
              </table:table-cell>
              <table:table-cell office:value-type="float" office:value="15744">
                <text:p>15744</text:p>
              </table:table-cell>
              <table:table-cell office:value-type="float" office:value="15488">
                <text:p>15488</text:p>
              </table:table-cell>
              <table:table-cell office:value-type="float" office:value="14874">
                <text:p>14874</text:p>
              </table:table-cell>
              <table:table-cell office:value-type="float" office:value="15296">
                <text:p>15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98">
                <text:p>15898</text:p>
              </table:table-cell>
              <table:table-cell office:value-type="float" office:value="16512">
                <text:p>16512</text:p>
              </table:table-cell>
              <table:table-cell office:value-type="float" office:value="16256">
                <text:p>16256</text:p>
              </table:table-cell>
              <table:table-cell office:value-type="float" office:value="15700">
                <text:p>1570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94">
                <text:p>16394</text:p>
              </table:table-cell>
              <table:table-cell office:value-type="float" office:value="17024">
                <text:p>17024</text:p>
              </table:table-cell>
              <table:table-cell office:value-type="float" office:value="16768">
                <text:p>16768</text:p>
              </table:table-cell>
              <table:table-cell office:value-type="float" office:value="16196">
                <text:p>16196</text:p>
              </table:table-cell>
              <table:table-cell office:value-type="float" office:value="16512">
                <text:p>16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833">
                <text:p>16833</text:p>
              </table:table-cell>
              <table:table-cell office:value-type="float" office:value="17536">
                <text:p>17536</text:p>
              </table:table-cell>
              <table:table-cell office:value-type="float" office:value="17280">
                <text:p>17280</text:p>
              </table:table-cell>
              <table:table-cell office:value-type="float" office:value="16664">
                <text:p>16664</text:p>
              </table:table-cell>
              <table:table-cell office:value-type="float" office:value="16896">
                <text:p>16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994">
                <text:p>16994</text:p>
              </table:table-cell>
              <table:table-cell office:value-type="float" office:value="17792">
                <text:p>17792</text:p>
              </table:table-cell>
              <table:table-cell office:value-type="float" office:value="17536">
                <text:p>17536</text:p>
              </table:table-cell>
              <table:table-cell office:value-type="float" office:value="16809">
                <text:p>16809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94">
                <text:p>16994</text:p>
              </table:table-cell>
              <table:table-cell office:value-type="float" office:value="17792">
                <text:p>17792</text:p>
              </table:table-cell>
              <table:table-cell office:value-type="float" office:value="17536">
                <text:p>17536</text:p>
              </table:table-cell>
              <table:table-cell office:value-type="float" office:value="16809">
                <text:p>16809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94">
                <text:p>16994</text:p>
              </table:table-cell>
              <table:table-cell office:value-type="float" office:value="17792">
                <text:p>17792</text:p>
              </table:table-cell>
              <table:table-cell office:value-type="float" office:value="17536">
                <text:p>17536</text:p>
              </table:table-cell>
              <table:table-cell office:value-type="float" office:value="16809">
                <text:p>16809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994">
                <text:p>16994</text:p>
              </table:table-cell>
              <table:table-cell office:value-type="float" office:value="17792">
                <text:p>17792</text:p>
              </table:table-cell>
              <table:table-cell office:value-type="float" office:value="17536">
                <text:p>17536</text:p>
              </table:table-cell>
              <table:table-cell office:value-type="float" office:value="16809">
                <text:p>16809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94">
                <text:p>16994</text:p>
              </table:table-cell>
              <table:table-cell office:value-type="float" office:value="17792">
                <text:p>17792</text:p>
              </table:table-cell>
              <table:table-cell office:value-type="float" office:value="17536">
                <text:p>17536</text:p>
              </table:table-cell>
              <table:table-cell office:value-type="float" office:value="16809">
                <text:p>16809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94">
                <text:p>16994</text:p>
              </table:table-cell>
              <table:table-cell office:value-type="float" office:value="17792">
                <text:p>17792</text:p>
              </table:table-cell>
              <table:table-cell office:value-type="float" office:value="17536">
                <text:p>17536</text:p>
              </table:table-cell>
              <table:table-cell office:value-type="float" office:value="16809">
                <text:p>16809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94">
                <text:p>16994</text:p>
              </table:table-cell>
              <table:table-cell office:value-type="float" office:value="17792">
                <text:p>17792</text:p>
              </table:table-cell>
              <table:table-cell office:value-type="float" office:value="17536">
                <text:p>17536</text:p>
              </table:table-cell>
              <table:table-cell office:value-type="float" office:value="16809">
                <text:p>16809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94">
                <text:p>16994</text:p>
              </table:table-cell>
              <table:table-cell office:value-type="float" office:value="17792">
                <text:p>17792</text:p>
              </table:table-cell>
              <table:table-cell office:value-type="float" office:value="17536">
                <text:p>17536</text:p>
              </table:table-cell>
              <table:table-cell office:value-type="float" office:value="16809">
                <text:p>16809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994">
                <text:p>16994</text:p>
              </table:table-cell>
              <table:table-cell office:value-type="float" office:value="17792">
                <text:p>17792</text:p>
              </table:table-cell>
              <table:table-cell office:value-type="float" office:value="17536">
                <text:p>17536</text:p>
              </table:table-cell>
              <table:table-cell office:value-type="float" office:value="16809">
                <text:p>16809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94">
                <text:p>16994</text:p>
              </table:table-cell>
              <table:table-cell office:value-type="float" office:value="17792">
                <text:p>17792</text:p>
              </table:table-cell>
              <table:table-cell office:value-type="float" office:value="17536">
                <text:p>17536</text:p>
              </table:table-cell>
              <table:table-cell office:value-type="float" office:value="16809">
                <text:p>16809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476">
                <text:p>68476</text:p>
              </table:table-cell>
              <table:table-cell office:value-type="float" office:value="68148">
                <text:p>68148</text:p>
              </table:table-cell>
              <table:table-cell office:value-type="float" office:value="72116">
                <text:p>72116</text:p>
              </table:table-cell>
              <table:table-cell office:value-type="float" office:value="72267">
                <text:p>72267</text:p>
              </table:table-cell>
              <table:table-cell office:value-type="float" office:value="105920">
                <text:p>1059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5833">
                <text:p>205833</text:p>
              </table:table-cell>
              <table:table-cell office:value-type="float" office:value="196560">
                <text:p>196560</text:p>
              </table:table-cell>
              <table:table-cell office:value-type="float" office:value="210088">
                <text:p>210088</text:p>
              </table:table-cell>
              <table:table-cell office:value-type="float" office:value="194680">
                <text:p>194680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4237">
                <text:p>234237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230918">
                <text:p>230918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4237">
                <text:p>234237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230918">
                <text:p>230918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4237">
                <text:p>234237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230918">
                <text:p>230918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4237">
                <text:p>234237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230918">
                <text:p>230918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4237">
                <text:p>234237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230918">
                <text:p>230918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4237">
                <text:p>234237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230918">
                <text:p>230918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4237">
                <text:p>234237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230918">
                <text:p>230918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4237">
                <text:p>234237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230918">
                <text:p>230918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4237">
                <text:p>234237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230918">
                <text:p>230918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4237">
                <text:p>234237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230918">
                <text:p>230918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2514">
                <text:p>212514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209507">
                <text:p>209507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2514">
                <text:p>212514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209507">
                <text:p>209507</text:p>
              </table:table-cell>
              <table:table-cell office:value-type="float" office:value="229248">
                <text:p>2292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2514">
                <text:p>212514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209507">
                <text:p>209507</text:p>
              </table:table-cell>
              <table:table-cell office:value-type="float" office:value="207168">
                <text:p>207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790">
                <text:p>190790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188099">
                <text:p>188099</text:p>
              </table:table-cell>
              <table:table-cell office:value-type="float" office:value="207168">
                <text:p>2071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0790">
                <text:p>190790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188099">
                <text:p>188099</text:p>
              </table:table-cell>
              <table:table-cell office:value-type="float" office:value="207168">
                <text:p>2071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0790">
                <text:p>190790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188099">
                <text:p>188099</text:p>
              </table:table-cell>
              <table:table-cell office:value-type="float" office:value="190016">
                <text:p>190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9067">
                <text:p>169067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166687">
                <text:p>166687</text:p>
              </table:table-cell>
              <table:table-cell office:value-type="float" office:value="190016">
                <text:p>1900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9067">
                <text:p>169067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166687">
                <text:p>166687</text:p>
              </table:table-cell>
              <table:table-cell office:value-type="float" office:value="190016">
                <text:p>190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9067">
                <text:p>169067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166687">
                <text:p>166687</text:p>
              </table:table-cell>
              <table:table-cell office:value-type="float" office:value="164800">
                <text:p>1648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343">
                <text:p>147343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145279">
                <text:p>145279</text:p>
              </table:table-cell>
              <table:table-cell office:value-type="float" office:value="164800">
                <text:p>1648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7343">
                <text:p>147343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145279">
                <text:p>145279</text:p>
              </table:table-cell>
              <table:table-cell office:value-type="float" office:value="164800">
                <text:p>1648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343">
                <text:p>147343</text:p>
              </table:table-cell>
              <table:table-cell office:value-type="float" office:value="239680">
                <text:p>239680</text:p>
              </table:table-cell>
              <table:table-cell office:value-type="float" office:value="237608">
                <text:p>237608</text:p>
              </table:table-cell>
              <table:table-cell office:value-type="float" office:value="145279">
                <text:p>145279</text:p>
              </table:table-cell>
              <table:table-cell office:value-type="float" office:value="147904">
                <text:p>147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620">
                <text:p>125620</text:p>
              </table:table-cell>
              <table:table-cell office:value-type="float" office:value="237632">
                <text:p>237632</text:p>
              </table:table-cell>
              <table:table-cell office:value-type="float" office:value="237608">
                <text:p>237608</text:p>
              </table:table-cell>
              <table:table-cell office:value-type="float" office:value="123868">
                <text:p>123868</text:p>
              </table:table-cell>
              <table:table-cell office:value-type="float" office:value="147904">
                <text:p>1479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620">
                <text:p>125620</text:p>
              </table:table-cell>
              <table:table-cell office:value-type="float" office:value="237632">
                <text:p>237632</text:p>
              </table:table-cell>
              <table:table-cell office:value-type="float" office:value="237608">
                <text:p>237608</text:p>
              </table:table-cell>
              <table:table-cell office:value-type="float" office:value="123868">
                <text:p>123868</text:p>
              </table:table-cell>
              <table:table-cell office:value-type="float" office:value="147904">
                <text:p>1479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620">
                <text:p>125620</text:p>
              </table:table-cell>
              <table:table-cell office:value-type="float" office:value="237632">
                <text:p>237632</text:p>
              </table:table-cell>
              <table:table-cell office:value-type="float" office:value="237608">
                <text:p>237608</text:p>
              </table:table-cell>
              <table:table-cell office:value-type="float" office:value="123868">
                <text:p>123868</text:p>
              </table:table-cell>
              <table:table-cell office:value-type="float" office:value="122688">
                <text:p>1226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896">
                <text:p>103896</text:p>
              </table:table-cell>
              <table:table-cell office:value-type="float" office:value="217152">
                <text:p>217152</text:p>
              </table:table-cell>
              <table:table-cell office:value-type="float" office:value="237608">
                <text:p>237608</text:p>
              </table:table-cell>
              <table:table-cell office:value-type="float" office:value="102460">
                <text:p>102460</text:p>
              </table:table-cell>
              <table:table-cell office:value-type="float" office:value="122688">
                <text:p>1226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896">
                <text:p>103896</text:p>
              </table:table-cell>
              <table:table-cell office:value-type="float" office:value="217152">
                <text:p>217152</text:p>
              </table:table-cell>
              <table:table-cell office:value-type="float" office:value="237608">
                <text:p>237608</text:p>
              </table:table-cell>
              <table:table-cell office:value-type="float" office:value="102460">
                <text:p>102460</text:p>
              </table:table-cell>
              <table:table-cell office:value-type="float" office:value="122688">
                <text:p>1226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896">
                <text:p>103896</text:p>
              </table:table-cell>
              <table:table-cell office:value-type="float" office:value="217152">
                <text:p>217152</text:p>
              </table:table-cell>
              <table:table-cell office:value-type="float" office:value="237608">
                <text:p>237608</text:p>
              </table:table-cell>
              <table:table-cell office:value-type="float" office:value="102460">
                <text:p>102460</text:p>
              </table:table-cell>
              <table:table-cell office:value-type="float" office:value="105408">
                <text:p>1054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2173">
                <text:p>82173</text:p>
              </table:table-cell>
              <table:table-cell office:value-type="float" office:value="196672">
                <text:p>196672</text:p>
              </table:table-cell>
              <table:table-cell office:value-type="float" office:value="237608">
                <text:p>237608</text:p>
              </table:table-cell>
              <table:table-cell office:value-type="float" office:value="81048">
                <text:p>81048</text:p>
              </table:table-cell>
              <table:table-cell office:value-type="float" office:value="105408">
                <text:p>105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173">
                <text:p>82173</text:p>
              </table:table-cell>
              <table:table-cell office:value-type="float" office:value="196672">
                <text:p>196672</text:p>
              </table:table-cell>
              <table:table-cell office:value-type="float" office:value="237608">
                <text:p>237608</text:p>
              </table:table-cell>
              <table:table-cell office:value-type="float" office:value="81048">
                <text:p>81048</text:p>
              </table:table-cell>
              <table:table-cell office:value-type="float" office:value="105408">
                <text:p>1054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2173">
                <text:p>82173</text:p>
              </table:table-cell>
              <table:table-cell office:value-type="float" office:value="196672">
                <text:p>196672</text:p>
              </table:table-cell>
              <table:table-cell office:value-type="float" office:value="237608">
                <text:p>237608</text:p>
              </table:table-cell>
              <table:table-cell office:value-type="float" office:value="81048">
                <text:p>81048</text:p>
              </table:table-cell>
              <table:table-cell office:value-type="float" office:value="80448">
                <text:p>804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449">
                <text:p>60449</text:p>
              </table:table-cell>
              <table:table-cell office:value-type="float" office:value="182336">
                <text:p>182336</text:p>
              </table:table-cell>
              <table:table-cell office:value-type="float" office:value="237608">
                <text:p>237608</text:p>
              </table:table-cell>
              <table:table-cell office:value-type="float" office:value="59640">
                <text:p>59640</text:p>
              </table:table-cell>
              <table:table-cell office:value-type="float" office:value="80448">
                <text:p>804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449">
                <text:p>60449</text:p>
              </table:table-cell>
              <table:table-cell office:value-type="float" office:value="182336">
                <text:p>182336</text:p>
              </table:table-cell>
              <table:table-cell office:value-type="float" office:value="237608">
                <text:p>237608</text:p>
              </table:table-cell>
              <table:table-cell office:value-type="float" office:value="59640">
                <text:p>59640</text:p>
              </table:table-cell>
              <table:table-cell office:value-type="float" office:value="80448">
                <text:p>804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449">
                <text:p>60449</text:p>
              </table:table-cell>
              <table:table-cell office:value-type="float" office:value="182336">
                <text:p>182336</text:p>
              </table:table-cell>
              <table:table-cell office:value-type="float" office:value="237608">
                <text:p>237608</text:p>
              </table:table-cell>
              <table:table-cell office:value-type="float" office:value="59640">
                <text:p>59640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28">
                <text:p>38228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34">
                <text:p>38234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34">
                <text:p>38234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34">
                <text:p>38234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34">
                <text:p>38234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34">
                <text:p>38234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34">
                <text:p>38234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34">
                <text:p>38234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34">
                <text:p>38234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34">
                <text:p>38234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34">
                <text:p>38234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34">
                <text:p>38234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34">
                <text:p>38234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34">
                <text:p>38234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34">
                <text:p>38234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34">
                <text:p>38234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34">
                <text:p>38234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34">
                <text:p>38234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34">
                <text:p>38234</text:p>
              </table:table-cell>
              <table:table-cell office:value-type="float" office:value="63232">
                <text:p>63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728">
                <text:p>38728</text:p>
              </table:table-cell>
              <table:table-cell office:value-type="float" office:value="159912">
                <text:p>159912</text:p>
              </table:table-cell>
              <table:table-cell office:value-type="float" office:value="237608">
                <text:p>237608</text:p>
              </table:table-cell>
              <table:table-cell office:value-type="float" office:value="38234">
                <text:p>38234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004">
                <text:p>17004</text:p>
              </table:table-cell>
              <table:table-cell office:value-type="float" office:value="35276">
                <text:p>35276</text:p>
              </table:table-cell>
              <table:table-cell office:value-type="float" office:value="35328">
                <text:p>35328</text:p>
              </table:table-cell>
              <table:table-cell office:value-type="float" office:value="16826">
                <text:p>16826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004">
                <text:p>17004</text:p>
              </table:table-cell>
              <table:table-cell office:value-type="float" office:value="35276">
                <text:p>35276</text:p>
              </table:table-cell>
              <table:table-cell office:value-type="float" office:value="35328">
                <text:p>35328</text:p>
              </table:table-cell>
              <table:table-cell office:value-type="float" office:value="16826">
                <text:p>16826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004">
                <text:p>17004</text:p>
              </table:table-cell>
              <table:table-cell office:value-type="float" office:value="35276">
                <text:p>35276</text:p>
              </table:table-cell>
              <table:table-cell office:value-type="float" office:value="35328">
                <text:p>35328</text:p>
              </table:table-cell>
              <table:table-cell office:value-type="float" office:value="16826">
                <text:p>16826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004">
                <text:p>17004</text:p>
              </table:table-cell>
              <table:table-cell office:value-type="float" office:value="35276">
                <text:p>35276</text:p>
              </table:table-cell>
              <table:table-cell office:value-type="float" office:value="35328">
                <text:p>35328</text:p>
              </table:table-cell>
              <table:table-cell office:value-type="float" office:value="16826">
                <text:p>16826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04">
                <text:p>17004</text:p>
              </table:table-cell>
              <table:table-cell office:value-type="float" office:value="35276">
                <text:p>35276</text:p>
              </table:table-cell>
              <table:table-cell office:value-type="float" office:value="35328">
                <text:p>35328</text:p>
              </table:table-cell>
              <table:table-cell office:value-type="float" office:value="16826">
                <text:p>16826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004">
                <text:p>17004</text:p>
              </table:table-cell>
              <table:table-cell office:value-type="float" office:value="35276">
                <text:p>35276</text:p>
              </table:table-cell>
              <table:table-cell office:value-type="float" office:value="35328">
                <text:p>35328</text:p>
              </table:table-cell>
              <table:table-cell office:value-type="float" office:value="16826">
                <text:p>16826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004">
                <text:p>17004</text:p>
              </table:table-cell>
              <table:table-cell office:value-type="float" office:value="35276">
                <text:p>35276</text:p>
              </table:table-cell>
              <table:table-cell office:value-type="float" office:value="35328">
                <text:p>35328</text:p>
              </table:table-cell>
              <table:table-cell office:value-type="float" office:value="16826">
                <text:p>16826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004">
                <text:p>17004</text:p>
              </table:table-cell>
              <table:table-cell office:value-type="float" office:value="35276">
                <text:p>35276</text:p>
              </table:table-cell>
              <table:table-cell office:value-type="float" office:value="35328">
                <text:p>35328</text:p>
              </table:table-cell>
              <table:table-cell office:value-type="float" office:value="16826">
                <text:p>16826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004">
                <text:p>17004</text:p>
              </table:table-cell>
              <table:table-cell office:value-type="float" office:value="35276">
                <text:p>35276</text:p>
              </table:table-cell>
              <table:table-cell office:value-type="float" office:value="35328">
                <text:p>35328</text:p>
              </table:table-cell>
              <table:table-cell office:value-type="float" office:value="16826">
                <text:p>16826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004">
                <text:p>17004</text:p>
              </table:table-cell>
              <table:table-cell office:value-type="float" office:value="35276">
                <text:p>35276</text:p>
              </table:table-cell>
              <table:table-cell office:value-type="float" office:value="35328">
                <text:p>35328</text:p>
              </table:table-cell>
              <table:table-cell office:value-type="float" office:value="16826">
                <text:p>16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